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Google Sans" svg:font-family="'Google Sans'"/>
    <style:font-face style:name="Montserrat" svg:font-family="Montserrat"/>
    <style:font-face style:name="Open Sans" svg:font-family="'Open Sans'"/>
    <style:font-face style:name="Verdana1" svg:font-family="Verdana"/>
    <style:font-face style:name="Calibri1" svg:font-family="Calibri" style:font-family-generic="swiss"/>
    <style:font-face style:name="Montserrat1" svg:font-family="Montserrat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95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5.768cm"/>
    </style:style>
    <style:style style:name="co4" style:family="table-column">
      <style:table-column-properties fo:break-before="auto" style:column-width="5.927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5.45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7.62cm"/>
    </style:style>
    <style:style style:name="co13" style:family="table-column">
      <style:table-column-properties fo:break-before="auto" style:column-width="7.011cm"/>
    </style:style>
    <style:style style:name="co14" style:family="table-column">
      <style:table-column-properties fo:break-before="auto" style:column-width="7.752cm"/>
    </style:style>
    <style:style style:name="co15" style:family="table-column">
      <style:table-column-properties fo:break-before="auto" style:column-width="5.768cm"/>
    </style:style>
    <style:style style:name="co16" style:family="table-column">
      <style:table-column-properties fo:break-before="auto" style:column-width="3.916cm"/>
    </style:style>
    <style:style style:name="co17" style:family="table-column">
      <style:table-column-properties fo:break-before="auto" style:column-width="3.36cm"/>
    </style:style>
    <style:style style:name="co18" style:family="table-column">
      <style:table-column-properties fo:break-before="auto" style:column-width="3.598cm"/>
    </style:style>
    <style:style style:name="co19" style:family="table-column">
      <style:table-column-properties fo:break-before="auto" style:column-width="3.175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2.434cm"/>
    </style:style>
    <style:style style:name="co25" style:family="table-column">
      <style:table-column-properties fo:break-before="auto" style:column-width="3.149cm"/>
    </style:style>
    <style:style style:name="co26" style:family="table-column">
      <style:table-column-properties fo:break-before="auto" style:column-width="1.614cm"/>
    </style:style>
    <style:style style:name="co37" style:family="table-column">
      <style:table-column-properties fo:break-before="auto" style:column-width="2.011cm"/>
    </style:style>
    <style:style style:name="co38" style:family="table-column">
      <style:table-column-properties fo:break-before="auto" style:column-width="2.064cm"/>
    </style:style>
    <style:style style:name="co29" style:family="table-column">
      <style:table-column-properties fo:break-before="auto" style:column-width="2.117cm"/>
    </style:style>
    <style:style style:name="co39" style:family="table-column">
      <style:table-column-properties fo:break-before="auto" style:column-width="5.874cm"/>
    </style:style>
    <style:style style:name="co40" style:family="table-column">
      <style:table-column-properties fo:break-before="auto" style:column-width="2.937cm"/>
    </style:style>
    <style:style style:name="co41" style:family="table-column">
      <style:table-column-properties fo:break-before="auto" style:column-width="2.17cm"/>
    </style:style>
    <style:style style:name="co42" style:family="table-column">
      <style:table-column-properties fo:break-before="auto" style:column-width="5.265cm"/>
    </style:style>
    <style:style style:name="co43" style:family="table-column">
      <style:table-column-properties fo:break-before="auto" style:column-width="3.016cm"/>
    </style:style>
    <style:style style:name="co35" style:family="table-column">
      <style:table-column-properties fo:break-before="auto" style:column-width="5.424cm"/>
    </style:style>
    <style:style style:name="co36" style:family="table-column">
      <style:table-column-properties fo:break-before="auto" style:column-width="3.201cm"/>
    </style:style>
    <style:style style:name="co44" style:family="table-column">
      <style:table-column-properties fo:break-before="auto" style:column-width="7.038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3.651cm"/>
    </style:style>
    <style:style style:name="co47" style:family="table-column">
      <style:table-column-properties fo:break-before="auto" style:column-width="7.938cm"/>
    </style:style>
    <style:style style:name="co48" style:family="table-column">
      <style:table-column-properties fo:break-before="auto" style:column-width="1.111cm"/>
    </style:style>
    <style:style style:name="co49" style:family="table-column">
      <style:table-column-properties fo:break-before="auto" style:column-width="8.678cm"/>
    </style:style>
    <style:style style:name="co50" style:family="table-column">
      <style:table-column-properties fo:break-before="auto" style:column-width="12.197cm"/>
    </style:style>
    <style:style style:name="co51" style:family="table-column">
      <style:table-column-properties fo:break-before="auto" style:column-width="8.123cm"/>
    </style:style>
    <style:style style:name="co52" style:family="table-column">
      <style:table-column-properties fo:break-before="auto" style:column-width="2.725cm"/>
    </style:style>
    <style:style style:name="co53" style:family="table-column">
      <style:table-column-properties fo:break-before="auto" style:column-width="5.239cm"/>
    </style:style>
    <style:style style:name="co54" style:family="table-column">
      <style:table-column-properties fo:break-before="auto" style:column-width="2.91cm"/>
    </style:style>
    <style:style style:name="co55" style:family="table-column">
      <style:table-column-properties fo:break-before="auto" style:column-width="1.296cm"/>
    </style:style>
    <style:style style:name="co56" style:family="table-column">
      <style:table-column-properties fo:break-before="auto" style:column-width="3.334cm"/>
    </style:style>
    <style:style style:name="co57" style:family="table-column">
      <style:table-column-properties fo:break-before="auto" style:column-width="1.693cm"/>
    </style:style>
    <style:style style:name="co58" style:family="table-column">
      <style:table-column-properties fo:break-before="auto" style:column-width="5.609cm"/>
    </style:style>
    <style:style style:name="co59" style:family="table-column">
      <style:table-column-properties fo:break-before="auto" style:column-width="1.667cm"/>
    </style:style>
    <style:style style:name="co60" style:family="table-column">
      <style:table-column-properties fo:break-before="auto" style:column-width="3.228cm"/>
    </style:style>
    <style:style style:name="co61" style:family="table-column">
      <style:table-column-properties fo:break-before="auto" style:column-width="2.249cm"/>
    </style:style>
    <style:style style:name="co62" style:family="table-column">
      <style:table-column-properties fo:break-before="auto" style:column-width="3.784cm"/>
    </style:style>
    <style:style style:name="co63" style:family="table-column">
      <style:table-column-properties fo:break-before="auto" style:column-width="4.286cm"/>
    </style:style>
    <style:style style:name="co64" style:family="table-column">
      <style:table-column-properties fo:break-before="auto" style:column-width="0.979cm"/>
    </style:style>
    <style:style style:name="co65" style:family="table-column">
      <style:table-column-properties fo:break-before="auto" style:column-width="10.266cm"/>
    </style:style>
    <style:style style:name="co66" style:family="table-column">
      <style:table-column-properties fo:break-before="auto" style:column-width="3.096cm"/>
    </style:style>
    <style:style style:name="co67" style:family="table-column">
      <style:table-column-properties fo:break-before="auto" style:column-width="7.064cm"/>
    </style:style>
    <style:style style:name="co68" style:family="table-column">
      <style:table-column-properties fo:break-before="auto" style:column-width="7.594cm"/>
    </style:style>
    <style:style style:name="co69" style:family="table-column">
      <style:table-column-properties fo:break-before="auto" style:column-width="6.694cm"/>
    </style:style>
    <style:style style:name="co70" style:family="table-column">
      <style:table-column-properties fo:break-before="auto" style:column-width="7.355cm"/>
    </style:style>
    <style:style style:name="co71" style:family="table-column">
      <style:table-column-properties fo:break-before="auto" style:column-width="7.646cm"/>
    </style:style>
    <style:style style:name="co72" style:family="table-column">
      <style:table-column-properties fo:break-before="auto" style:column-width="4.26cm"/>
    </style:style>
    <style:style style:name="co73" style:family="table-column">
      <style:table-column-properties fo:break-before="auto" style:column-width="4.604cm"/>
    </style:style>
    <style:style style:name="co74" style:family="table-column">
      <style:table-column-properties fo:break-before="auto" style:column-width="3.572cm"/>
    </style:style>
    <style:style style:name="co75" style:family="table-column">
      <style:table-column-properties fo:break-before="auto" style:column-width="9.79cm"/>
    </style:style>
    <style:style style:name="co76" style:family="table-column">
      <style:table-column-properties fo:break-before="auto" style:column-width="4.075cm"/>
    </style:style>
    <style:style style:name="co77" style:family="table-column">
      <style:table-column-properties fo:break-before="auto" style:column-width="4.471cm"/>
    </style:style>
    <style:style style:name="co78" style:family="table-column">
      <style:table-column-properties fo:break-before="auto" style:column-width="4.048cm"/>
    </style:style>
    <style:style style:name="co79" style:family="table-column">
      <style:table-column-properties fo:break-before="auto" style:column-width="5.715cm"/>
    </style:style>
    <style:style style:name="co80" style:family="table-column">
      <style:table-column-properties fo:break-before="auto" style:column-width="2.752cm"/>
    </style:style>
    <style:style style:name="co81" style:family="table-column">
      <style:table-column-properties fo:break-before="auto" style:column-width="3.519cm"/>
    </style:style>
    <style:style style:name="co82" style:family="table-column">
      <style:table-column-properties fo:break-before="auto" style:column-width="2.963cm"/>
    </style:style>
    <style:style style:name="co83" style:family="table-column">
      <style:table-column-properties fo:break-before="auto" style:column-width="4.498cm"/>
    </style:style>
    <style:style style:name="co84" style:family="table-column">
      <style:table-column-properties fo:break-before="auto" style:column-width="6.429cm"/>
    </style:style>
    <style:style style:name="co85" style:family="table-column">
      <style:table-column-properties fo:break-before="auto" style:column-width="0.953cm"/>
    </style:style>
    <style:style style:name="co86" style:family="table-column">
      <style:table-column-properties fo:break-before="auto" style:column-width="2.461cm"/>
    </style:style>
    <style:style style:name="co87" style:family="table-column">
      <style:table-column-properties fo:break-before="auto" style:column-width="5.53cm"/>
    </style:style>
    <style:style style:name="co88" style:family="table-column">
      <style:table-column-properties fo:break-before="auto" style:column-width="2.805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8.387cm"/>
    </style:style>
    <style:style style:name="co91" style:family="table-column">
      <style:table-column-properties fo:break-before="auto" style:column-width="1.005cm"/>
    </style:style>
    <style:style style:name="co92" style:family="table-column">
      <style:table-column-properties fo:break-before="auto" style:column-width="3.704cm"/>
    </style:style>
    <style:style style:name="co93" style:family="table-column">
      <style:table-column-properties fo:break-before="auto" style:column-width="1.746cm"/>
    </style:style>
    <style:style style:name="co94" style:family="table-column">
      <style:table-column-properties fo:break-before="auto" style:column-width="5.371cm"/>
    </style:style>
    <style:style style:name="co95" style:family="table-column">
      <style:table-column-properties fo:break-before="auto" style:column-width="2.778cm"/>
    </style:style>
    <style:style style:name="co96" style:family="table-column">
      <style:table-column-properties fo:break-before="auto" style:column-width="4.233cm"/>
    </style:style>
    <style:style style:name="co97" style:family="table-column">
      <style:table-column-properties fo:break-before="auto" style:column-width="3.307cm"/>
    </style:style>
    <style:style style:name="co98" style:family="table-column">
      <style:table-column-properties fo:break-before="auto" style:column-width="6.35cm"/>
    </style:style>
    <style:style style:name="co99" style:family="table-column">
      <style:table-column-properties fo:break-before="auto" style:column-width="1.349cm"/>
    </style:style>
    <style:style style:name="co100" style:family="table-column">
      <style:table-column-properties fo:break-before="auto" style:column-width="5.345cm"/>
    </style:style>
    <style:style style:name="co101" style:family="table-column">
      <style:table-column-properties fo:break-before="auto" style:column-width="5.503cm"/>
    </style:style>
    <style:style style:name="co102" style:family="table-column">
      <style:table-column-properties fo:break-before="auto" style:column-width="7.461cm"/>
    </style:style>
    <style:style style:name="co103" style:family="table-column">
      <style:table-column-properties fo:break-before="auto" style:column-width="4.207cm"/>
    </style:style>
    <style:style style:name="co104" style:family="table-column">
      <style:table-column-properties fo:break-before="auto" style:column-width="1.085cm"/>
    </style:style>
    <style:style style:name="co105" style:family="table-column">
      <style:table-column-properties fo:break-before="auto" style:column-width="4.524cm"/>
    </style:style>
    <style:style style:name="co106" style:family="table-column">
      <style:table-column-properties fo:break-before="auto" style:column-width="4.101cm"/>
    </style:style>
    <style:style style:name="co107" style:family="table-column">
      <style:table-column-properties fo:break-before="auto" style:column-width="1.058cm"/>
    </style:style>
    <style:style style:name="co108" style:family="table-column">
      <style:table-column-properties fo:break-before="auto" style:column-width="6.376cm"/>
    </style:style>
    <style:style style:name="co109" style:family="table-column">
      <style:table-column-properties fo:break-before="auto" style:column-width="5.794cm"/>
    </style:style>
    <style:style style:name="ro1" style:family="table-row">
      <style:table-row-properties style:row-height="1.10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 table:tab-color="#f79646"/>
    </style:style>
    <style:style style:name="ta3" style:family="table" style:master-page-name="mp2">
      <style:table-properties table:display="false" style:writing-mode="lr-tb" table:tab-color="#808080"/>
    </style:style>
    <style:style style:name="ta4" style:family="table" style:master-page-name="mp2">
      <style:table-properties table:display="true" style:writing-mode="lr-tb" table:tab-color="#f79646"/>
    </style:style>
    <style:style style:name="ta5" style:family="table" style:master-page-name="mp2">
      <style:table-properties table:display="true" style:writing-mode="lr-tb" table:tab-color="#4bacc6"/>
    </style:style>
    <style:style style:name="ta6" style:family="table" style:master-page-name="mp2">
      <style:table-properties table:display="true" style:writing-mode="lr-tb" table:tab-color="#808080"/>
    </style:style>
    <number:number-style style:name="N3">
      <number:number number:decimal-places="0" number:min-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 style:vertical-align="automatic"/>
    </style:style>
    <style:style style:name="ce12" style:family="table-cell" style:parent-style-name="Default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30">
      <style:table-cell-properties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15" style:family="table-cell" style:parent-style-name="Default" style:data-style-name="N0">
      <style:table-cell-properties fo:background-color="#4bacc6" style:vertical-align="automatic"/>
      <style:text-properties fo:color="#000000"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d9e1f2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30">
      <style:table-cell-properties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20" style:family="table-cell" style:parent-style-name="Default" style:data-style-name="N0">
      <style:table-cell-properties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3" style:family="table-cell" style:parent-style-name="Default" style:data-style-name="N0"/>
    <style:style style:name="ce33" style:family="table-cell" style:parent-style-name="Default" style:data-style-name="N0">
      <style:table-cell-properties fo:background-color="#00b0f0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4" style:family="table-cell" style:parent-style-name="Default" style:data-style-name="N0">
      <style:table-cell-properties style:vertical-align="automatic"/>
    </style:style>
    <style:style style:name="ce48" style:family="table-cell" style:parent-style-name="Default" style:data-style-name="N0">
      <style:table-cell-properties fo:border-bottom="none" fo:background-color="#c0504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49" style:family="table-cell" style:parent-style-name="Default" style:data-style-name="N0">
      <style:table-cell-properties fo:background-color="#8064a2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0" style:family="table-cell" style:parent-style-name="Default" style:data-style-name="N0">
      <style:table-cell-properties fo:border-bottom="none" fo:background-color="#8064a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1" style:family="table-cell" style:parent-style-name="Default" style:data-style-name="N0">
      <style:text-properties style:font-name="Calibri1" fo:font-size="12pt" style:font-name-asian="Calibri" style:font-size-asian="12pt" style:font-name-complex="Calibri" style:font-size-complex="12pt"/>
    </style:style>
    <style:style style:name="ce52" style:family="table-cell" style:parent-style-name="Default" style:data-style-name="N0">
      <style:table-cell-properties fo:background-color="#d9e1f2"/>
      <style:text-properties style:font-name="Calibri1" fo:font-size="12pt" style:font-name-asian="Calibri" style:font-size-asian="12pt" style:font-name-complex="Calibri" style:font-size-complex="12pt"/>
    </style:style>
    <style:style style:name="ce53" style:family="table-cell" style:parent-style-name="Default" style:data-style-name="N3">
      <style:table-cell-properties fo:background-color="#d9e1f2"/>
      <style:text-properties fo:color="#202124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Default" style:data-style-name="N0">
      <style:table-cell-properties style:vertical-align="middle"/>
    </style:style>
    <style:style style:name="ce6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7" style:family="table-cell" style:parent-style-name="Default" style:data-style-name="N0">
      <style:table-cell-properties fo:background-color="#f79646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82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000000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83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84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85" style:family="table-cell" style:parent-style-name="Default" style:data-style-name="N0">
      <style:table-cell-properties fo:border-bottom="0.06pt solid #000000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0.06pt solid #000000" fo:background-color="#9bbb5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87" style:family="table-cell" style:parent-style-name="Default" style:data-style-name="N0">
      <style:table-cell-properties fo:border-bottom="0.06pt solid #000000" fo:background-color="#9bbb5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88" style:family="table-cell" style:parent-style-name="Default" style:data-style-name="N0">
      <style:table-cell-properties fo:background-color="#9bbb59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89" style:family="table-cell" style:parent-style-name="Default" style:data-style-name="N0">
      <style:table-cell-properties fo:background-color="#9bbb59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Default" style:data-style-name="N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ce90" style:family="table-cell" style:parent-style-name="Default" style:data-style-name="N0">
      <style:table-cell-properties fo:border-bottom="none" fo:background-color="#9bbb5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1" style:family="table-cell" style:parent-style-name="Default" style:data-style-name="N0">
      <style:table-cell-properties fo:background-color="#9bbb59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2" style:family="table-cell" style:parent-style-name="Default" style:data-style-name="N0">
      <style:table-cell-properties fo:border-bottom="0.06pt solid #cccccc" fo:border-left="0.06pt solid #000000" fo:border-right="0.06pt solid #000000" fo:border-top="0.06pt solid #cccccc" style:vertical-align="automatic"/>
    </style:style>
    <style:style style:name="ce93" style:family="table-cell" style:parent-style-name="Default" style:data-style-name="N0">
      <style:table-cell-properties fo:background-color="#dbe5f1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94" style:family="table-cell" style:parent-style-name="Lien_20_hypertexte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5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/>
    </style:style>
    <style:style style:name="ce96" style:family="table-cell" style:parent-style-name="Lien_20_hypertexte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6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7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 style:data-style-name="N0">
      <style:table-cell-properties fo:background-color="#ed7d31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1" style:family="table-cell" style:parent-style-name="Default" style:data-style-name="N0">
      <style:table-cell-properties fo:background-color="#ffffff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Default" style:data-style-name="N0">
      <style:table-cell-properties fo:wrap-option="wrap" style:vertical-align="automatic"/>
      <style:text-properties fo:color="#202124" fo:font-size="11pt" style:font-size-asian="11pt" style:font-size-complex="11pt"/>
    </style:style>
    <style:style style:name="ce23" style:family="table-cell" style:parent-style-name="Default" style:data-style-name="N0">
      <style:table-cell-properties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24" style:family="table-cell" style:parent-style-name="Default" style:data-style-name="N0">
      <style:table-cell-properties fo:background-color="#d9e1f2" fo:wrap-option="wrap" style:vertical-align="automatic"/>
      <style:text-properties fo:color="#70757a" fo:font-size="11pt" style:font-size-asian="11pt" style:font-size-complex="11pt"/>
    </style:style>
    <style:style style:name="ce25" style:family="table-cell" style:parent-style-name="Default" style:data-style-name="N0">
      <style:table-cell-properties fo:wrap-option="wrap" style:vertical-align="automatic"/>
      <style:text-properties fo:color="#4d5156" fo:font-size="11pt" style:font-size-asian="11pt" style:font-size-complex="11pt"/>
    </style:style>
    <style:style style:name="ce26" style:family="table-cell" style:parent-style-name="Default" style:data-style-name="N0">
      <style:table-cell-properties fo:wrap-option="wrap" style:vertical-align="automatic"/>
      <style:text-properties fo:color="#202122" style:font-name="-Apple-System" fo:font-size="12pt" style:font-name-asian="-Apple-System" style:font-size-asian="12pt" style:font-name-complex="-Apple-System" style:font-size-complex="12pt"/>
    </style:style>
    <style:style style:name="ce27" style:family="table-cell" style:parent-style-name="Default" style:data-style-name="N0">
      <style:table-cell-properties fo:background-color="#d9e1f2"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28" style:family="table-cell" style:parent-style-name="Default" style:data-style-name="N0">
      <style:table-cell-properties fo:background-color="#d9e1f2" fo:wrap-option="wrap" style:vertical-align="automatic"/>
      <style:text-properties fo:color="#202124" fo:font-size="11pt" style:font-size-asian="11pt" style:font-size-complex="11pt"/>
    </style:style>
    <style:style style:name="ce29" style:family="table-cell" style:parent-style-name="Default" style:data-style-name="N0">
      <style:table-cell-properties fo:wrap-option="wrap" style:vertical-align="automatic"/>
      <style:text-properties fo:color="#525457" style:font-name="Open Sans" fo:font-size="11pt" style:font-name-asian="Open Sans" style:font-size-asian="11pt" style:font-name-complex="Open Sans" style:font-size-complex="11pt"/>
    </style:style>
    <style:style style:name="ce30" style:family="table-cell" style:parent-style-name="Default" style:data-style-name="N0">
      <style:table-cell-properties fo:wrap-option="wrap" style:vertical-align="automatic"/>
      <style:text-properties fo:color="#0563c1"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ce31" style:family="table-cell" style:parent-style-name="Default" style:data-style-name="N0">
      <style:table-cell-properties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32" style:family="table-cell" style:parent-style-name="Default" style:data-style-name="N0">
      <style:table-cell-properties fo:background-color="#d9e1f2"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34" style:family="table-cell" style:parent-style-name="Default" style:data-style-name="N0">
      <style:table-cell-properties fo:background-color="#00b0f0" style:vertical-align="top"/>
      <style:text-properties style:font-name="Calibri1" fo:font-size="12pt" style:font-name-asian="Calibri" style:font-size-asian="12pt" style:font-name-complex="Calibri" style:font-size-complex="12pt"/>
    </style:style>
    <style:style style:name="ce35" style:family="table-cell" style:parent-style-name="Default" style:data-style-name="N0">
      <style:table-cell-properties fo:border-bottom="0.06pt solid #8ea9db" fo:background-color="#d9e1f2" fo:wrap-option="wrap" fo:border-left="none" fo:border-right="none" fo:border-top="0.06pt solid #8ea9db" style:vertical-align="automatic"/>
      <style:text-properties fo:color="#303030" style:font-name="Montserrat1" fo:font-size="12pt" style:font-name-asian="Montserrat" style:font-size-asian="12pt" style:font-name-complex="Montserrat" style:font-size-complex="12pt"/>
    </style:style>
    <style:style style:name="ce36" style:family="table-cell" style:parent-style-name="Default" style:data-style-name="N0">
      <style:table-cell-properties fo:background-color="#ff0000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37" style:family="table-cell" style:parent-style-name="Default" style:data-style-name="N0">
      <style:table-cell-properties fo:background-color="#d9e1f2" fo:wrap-option="wrap" style:vertical-align="automatic"/>
      <style:text-properties fo:color="#202124"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d9e1f2" fo:wrap-option="wrap" style:vertical-align="automatic"/>
      <style:text-properties fo:color="#4d5156" fo:font-size="11pt" style:font-size-asian="11pt" style:font-size-complex="11pt"/>
    </style:style>
    <style:style style:name="ce39" style:family="table-cell" style:parent-style-name="Default" style:data-style-name="N0">
      <style:table-cell-properties fo:wrap-option="wrap" style:vertical-align="automatic"/>
      <style:text-properties fo:color="#4d5156" fo:font-size="11pt" style:font-size-asian="11pt" style:font-size-complex="11pt"/>
    </style:style>
    <style:style style:name="ce40" style:family="table-cell" style:parent-style-name="Default" style:data-style-name="N0">
      <style:table-cell-properties fo:background-color="#d9e1f2" fo:wrap-option="wrap" style:vertical-align="automatic"/>
      <style:text-properties fo:color="#5f6368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fo:wrap-option="wrap" style:vertical-align="automatic"/>
      <style:text-properties fo:color="#202124" fo:font-size="12pt" style:font-size-asian="12pt" style:font-size-complex="12pt"/>
    </style:style>
    <style:style style:name="ce42" style:family="table-cell" style:parent-style-name="Default" style:data-style-name="N0">
      <style:table-cell-properties fo:wrap-option="wrap" style:vertical-align="automatic"/>
      <style:text-properties fo:color="#70757a" fo:font-size="11pt" style:font-size-asian="11pt" style:font-size-complex="11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5" style:family="table-cell" style:parent-style-name="Default" style:data-style-name="N0">
      <style:table-cell-properties fo:background-color="#d9e1f2" fo:wrap-option="wrap" style:vertical-align="automatic"/>
      <style:text-properties fo:color="#4d5156" fo:font-size="11pt" style:font-size-asian="11pt" style:font-size-complex="11pt"/>
    </style:style>
    <style:style style:name="ce46" style:family="table-cell" style:parent-style-name="Default" style:data-style-name="N0">
      <style:table-cell-properties fo:background-color="#d9e1f2"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47" style:family="table-cell" style:parent-style-name="Default" style:data-style-name="N0">
      <style:table-cell-properties fo:background-color="#d9e1f2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54" style:family="table-cell" style:parent-style-name="Default" style:data-style-name="N0">
      <style:table-cell-properties fo:background-color="#ffc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ackground-color="#ff0000"/>
      <style:text-properties style:font-name="Calibri1" fo:font-size="12pt" style:font-name-asian="Calibri" style:font-size-asian="12pt" style:font-name-complex="Calibri" style:font-size-complex="12pt"/>
    </style:style>
    <style:style style:name="ce57" style:family="table-cell" style:parent-style-name="Default" style:data-style-name="N0">
      <style:table-cell-properties fo:background-color="#00b0f0"/>
      <style:text-properties style:font-name="Calibri1" fo:font-size="12pt" style:font-name-asian="Calibri" style:font-size-asian="12pt" style:font-name-complex="Calibri" style:font-size-complex="12pt"/>
    </style:style>
    <style:style style:name="ce58" style:family="table-cell" style:parent-style-name="Default" style:data-style-name="N3">
      <style:text-properties style:font-name="Calibri1" fo:font-size="12pt" style:font-name-asian="Calibri" style:font-size-asian="12pt" style:font-name-complex="Calibri" style:font-size-complex="12pt"/>
    </style:style>
    <style:style style:name="ce59" style:family="table-cell" style:parent-style-name="Default" style:data-style-name="N0">
      <style:text-properties fo:color="#70757a" fo:font-size="14pt" style:font-size-asian="14pt" style:font-size-complex="14pt"/>
    </style:style>
    <style:style style:name="ce60" style:family="table-cell" style:parent-style-name="Default" style:data-style-name="N0"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1" style:family="table-cell" style:parent-style-name="Default" style:data-style-name="N0">
      <style:text-properties fo:color="#202124" style:font-name="Calibri1" fo:font-size="12pt" style:font-name-asian="Calibri" style:font-size-asian="12pt" style:font-name-complex="Calibri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Calibri1" fo:font-size="12pt" style:font-name-asian="Calibri" style:font-size-asian="12pt" style:font-name-complex="Calibri" style:font-size-complex="12pt"/>
    </style:style>
    <style:style style:name="ce63" style:family="table-cell" style:parent-style-name="Default" style:data-style-name="N0">
      <style:table-cell-properties fo:background-color="#d9e1f2"/>
      <style:text-properties style:font-name="Verdana" fo:font-size="9pt" style:font-name-asian="Verdana1" style:font-size-asian="9pt" style:font-name-complex="Verdana1" style:font-size-complex="9pt"/>
    </style:style>
    <style:style style:name="ce64" style:family="table-cell" style:parent-style-name="Default" style:data-style-name="N0">
      <style:table-cell-properties fo:border-bottom="0.06pt solid #8ea9db" fo:background-color="#d9e1f2" fo:border-left="none" fo:border-right="none" fo:border-top="none"/>
      <style:text-properties style:font-name="Calibri" fo:font-size="12pt" style:font-name-asian="Calibri" style:font-size-asian="12pt" style:font-name-complex="Calibri" style:font-size-complex="12pt"/>
    </style:style>
    <style:style style:name="ce1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67" style:family="table-cell" style:parent-style-name="Default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68" style:family="table-cell" style:parent-style-name="Default" style:data-style-name="N0">
      <style:table-cell-properties fo:background-color="#4bacc6" style:vertical-align="automatic"/>
      <style:text-properties fo:color="#000000" style:font-name="Calibri" style:font-name-asian="Calibri" style:font-name-complex="Calibri"/>
    </style:style>
    <style:style style:name="ce169" style:family="table-cell" style:parent-style-name="Default" style:data-style-name="N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ce170" style:family="table-cell" style:parent-style-name="Default" style:data-style-name="N0">
      <style:table-cell-properties fo:background-color="#f79646" style:vertical-align="automatic"/>
      <style:text-properties fo:color="#000000" style:font-name="Calibri" style:font-name-asian="Calibri" style:font-name-complex="Calibri"/>
    </style:style>
    <style:style style:name="ce171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/>
    </style:style>
    <style:style style:name="ce172" style:family="table-cell" style:parent-style-name="Default" style:data-style-name="N0">
      <style:table-cell-properties style:vertical-align="automatic"/>
    </style:style>
    <style:style style:name="ce173" style:family="table-cell" style:parent-style-name="Default" style:data-style-name="N0">
      <style:table-cell-properties fo:background-color="#8064a2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74" style:family="table-cell" style:parent-style-name="Default" style:data-style-name="N0">
      <style:table-cell-properties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5" style:family="table-cell" style:parent-style-name="Default" style:data-style-name="N0">
      <style:text-properties style:font-name="Calibri1" fo:font-size="12pt" style:font-name-asian="Calibri" style:font-size-asian="12pt" style:font-name-complex="Calibri" style:font-size-complex="12pt"/>
    </style:style>
    <style:style style:name="ce176" style:family="table-cell" style:parent-style-name="Default" style:data-style-name="N0">
      <style:table-cell-properties fo:background-color="#d9e1f2"/>
      <style:text-properties style:font-name="Calibri1" fo:font-size="12pt" style:font-name-asian="Calibri" style:font-size-asian="12pt" style:font-name-complex="Calibri" style:font-size-complex="12pt"/>
    </style:style>
    <style:style style:name="ce177" style:family="table-cell" style:parent-style-name="Default" style:data-style-name="N0">
      <style:table-cell-properties fo:background-color="#00b0f0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8" style:family="table-cell" style:parent-style-name="Default" style:data-style-name="N0">
      <style:table-cell-properties fo:background-color="#d9e1f2" style:vertical-align="automatic"/>
      <style:text-properties style:font-name="Calibri1" fo:font-size="12pt" style:font-name-asian="Calibri" style:font-size-asian="12pt" style:font-name-complex="Calibri" style:font-size-complex="12pt"/>
    </style:style>
    <style:style style:name="ce179" style:family="table-cell" style:parent-style-name="Default" style:data-style-name="N3">
      <style:table-cell-properties fo:background-color="#d9e1f2"/>
      <style:text-properties fo:color="#202124" style:font-name="Calibri" fo:font-size="12pt" style:font-name-asian="Calibri" style:font-size-asian="12pt" style:font-name-complex="Calibri" style:font-size-complex="12pt"/>
    </style:style>
    <style:style style:name="ce180" style:family="table-cell" style:parent-style-name="Default" style:data-style-name="N0">
      <style:table-cell-properties fo:background-color="transparent" style:vertical-align="automatic"/>
    </style:style>
    <style:style style:name="ce1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2" style:family="table-cell" style:parent-style-name="Lien_20_hypertexte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83" style:family="table-cell" style:parent-style-name="Lien_20_hypertexte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184" style:family="table-cell" style:parent-style-name="Default" style:data-style-name="N0">
      <style:table-cell-properties fo:border-bottom="none" fo:background-color="#8064a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5" style:family="table-cell" style:parent-style-name="Default" style:data-style-name="N0">
      <style:table-cell-properties fo:border-bottom="0.06pt solid #000000" fo:background-color="#9bbb5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6" style:family="table-cell" style:parent-style-name="Default" style:data-style-name="N30">
      <style:table-cell-properties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187" style:family="table-cell" style:parent-style-name="Default" style:data-style-name="N30">
      <style:table-cell-properties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188" style:family="table-cell" style:parent-style-name="Default" style:data-style-name="N0">
      <style:table-cell-properties fo:border-bottom="0.06pt solid #000000" fo:background-color="#9bbb5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89" style:family="table-cell" style:parent-style-name="Default" style:data-style-name="N0">
      <style:table-cell-properties fo:background-color="#9bbb59" style:text-align-source="fix" style:repeat-content="fals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0" style:family="table-cell" style:parent-style-name="Default" style:data-style-name="N0">
      <style:table-cell-properties fo:background-color="#9bbb59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1" style:family="table-cell" style:parent-style-name="Default" style:data-style-name="N0"/>
    <style:style style:name="ce192" style:family="table-cell" style:parent-style-name="Default" style:data-style-name="N0">
      <style:table-cell-properties fo:background-color="#9bbb59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3" style:family="table-cell" style:parent-style-name="Default" style:data-style-name="N0">
      <style:table-cell-properties fo:border-bottom="none" fo:background-color="#9bbb59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94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000000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195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ce196" style:family="table-cell" style:parent-style-name="Default" style:data-style-name="N0">
      <style:table-cell-properties fo:border-bottom="0.06pt solid #cccccc" fo:border-left="0.06pt solid #000000" fo:border-right="0.06pt solid #000000" fo:border-top="0.06pt solid #cccccc" style:vertical-align="automatic"/>
    </style:style>
    <style:style style:name="ce197" style:family="table-cell" style:parent-style-name="Default" style:data-style-name="N0">
      <style:table-cell-properties fo:border-bottom="0.06pt solid #cccccc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198" style:family="table-cell" style:parent-style-name="Default" style:data-style-name="N0">
      <style:table-cell-properties fo:border-bottom="0.06pt solid #000000" fo:background-color="#dbe5f1" fo:border-left="0.06pt solid #000000" fo:border-right="0.06pt solid #000000" fo:border-top="0.06pt solid #cccccc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199" style:family="table-cell" style:parent-style-name="Default" style:data-style-name="N0">
      <style:table-cell-properties fo:background-color="#dbe5f1" style:vertical-align="automatic"/>
      <style:paragraph-properties fo:margin-left="0cm" style:writing-mode="lr-tb"/>
      <style:text-properties style:font-name="Calibri" style:font-name-asian="Calibri" style:font-name-complex="Calibri"/>
    </style:style>
    <style:style style:name="ce200" style:family="table-cell" style:parent-style-name="Default" style:data-style-name="N0">
      <style:table-cell-properties fo:border-bottom="none" fo:background-color="#c0504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1" style:family="table-cell" style:parent-style-name="Default" style:data-style-name="N0">
      <style:table-cell-properties style:vertical-align="middle"/>
    </style:style>
    <style:style style:name="ce20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03" style:family="table-cell" style:parent-style-name="Default" style:data-style-name="N110">
      <style:table-cell-properties fo:background-color="#f79646" style:vertical-align="automatic"/>
      <style:text-properties fo:color="#ffffff" fo:font-size="11pt" style:font-size-asian="11pt" style:font-size-complex="11pt"/>
    </style:style>
    <style:style style:name="ce204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05" style:family="table-cell" style:parent-style-name="Default" style:data-style-name="N0">
      <style:table-cell-properties fo:wrap-option="wrap" style:vertical-align="automatic"/>
      <style:text-properties fo:color="#202124" fo:font-size="11pt" style:font-size-asian="11pt" style:font-size-complex="11pt"/>
    </style:style>
    <style:style style:name="ce206" style:family="table-cell" style:parent-style-name="Default" style:data-style-name="N0">
      <style:table-cell-properties fo:background-color="#d9e1f2" fo:wrap-option="wrap" style:vertical-align="automatic"/>
      <style:text-properties fo:color="#70757a" fo:font-size="11pt" style:font-size-asian="11pt" style:font-size-complex="11pt"/>
    </style:style>
    <style:style style:name="ce207" style:family="table-cell" style:parent-style-name="Default" style:data-style-name="N0">
      <style:table-cell-properties fo:wrap-option="wrap" style:vertical-align="automatic"/>
      <style:text-properties fo:color="#202122" style:font-name="-Apple-System" fo:font-size="12pt" style:font-name-asian="-Apple-System" style:font-size-asian="12pt" style:font-name-complex="-Apple-System" style:font-size-complex="12pt"/>
    </style:style>
    <style:style style:name="ce208" style:family="table-cell" style:parent-style-name="Default" style:data-style-name="N0">
      <style:table-cell-properties fo:background-color="#d9e1f2"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209" style:family="table-cell" style:parent-style-name="Default" style:data-style-name="N0">
      <style:table-cell-properties fo:wrap-option="wrap" style:vertical-align="automatic"/>
      <style:text-properties fo:color="#4d5156" fo:font-size="11pt" style:font-size-asian="11pt" style:font-size-complex="11pt"/>
    </style:style>
    <style:style style:name="ce210" style:family="table-cell" style:parent-style-name="Default" style:data-style-name="N0">
      <style:table-cell-properties fo:background-color="#d9e1f2" fo:wrap-option="wrap" style:vertical-align="automatic"/>
      <style:text-properties fo:color="#202124" fo:font-size="11pt" style:font-size-asian="11pt" style:font-size-complex="11pt"/>
    </style:style>
    <style:style style:name="ce211" style:family="table-cell" style:parent-style-name="Default" style:data-style-name="N0">
      <style:table-cell-properties fo:wrap-option="wrap" style:vertical-align="automatic"/>
      <style:text-properties fo:color="#303030" style:font-name="Montserrat" fo:font-size="12pt" style:font-name-asian="Montserrat" style:font-size-asian="12pt" style:font-name-complex="Montserrat" style:font-size-complex="12pt"/>
    </style:style>
    <style:style style:name="ce212" style:family="table-cell" style:parent-style-name="Default" style:data-style-name="N0">
      <style:table-cell-properties fo:background-color="#00b0f0"/>
      <style:text-properties style:font-name="Calibri1" fo:font-size="12pt" style:font-name-asian="Calibri" style:font-size-asian="12pt" style:font-name-complex="Calibri" style:font-size-complex="12pt"/>
    </style:style>
    <style:style style:name="ce213" style:family="table-cell" style:parent-style-name="Default" style:data-style-name="N0">
      <style:table-cell-properties fo:border-bottom="0.06pt solid #8ea9db" fo:background-color="#d9e1f2" fo:wrap-option="wrap" fo:border-left="none" fo:border-right="none" fo:border-top="0.06pt solid #8ea9db" style:vertical-align="automatic"/>
      <style:text-properties fo:color="#303030" style:font-name="Montserrat1" fo:font-size="12pt" style:font-name-asian="Montserrat" style:font-size-asian="12pt" style:font-name-complex="Montserrat" style:font-size-complex="12pt"/>
    </style:style>
    <style:style style:name="ce214" style:family="table-cell" style:parent-style-name="Default" style:data-style-name="N0">
      <style:table-cell-properties fo:background-color="#d9e1f2" fo:wrap-option="wrap" style:vertical-align="automatic"/>
      <style:text-properties fo:color="#5f6368" fo:font-size="11pt" fo:font-weight="bold" style:font-size-asian="11pt" style:font-weight-asian="bold" style:font-size-complex="11pt" style:font-weight-complex="bold"/>
    </style:style>
    <style:style style:name="ce215" style:family="table-cell" style:parent-style-name="Default" style:data-style-name="N0">
      <style:table-cell-properties fo:background-color="#d9e1f2" fo:wrap-option="wrap" style:vertical-align="automatic"/>
      <style:text-properties fo:color="#4d5156" fo:font-size="11pt" style:font-size-asian="11pt" style:font-size-complex="11pt"/>
    </style:style>
    <style:style style:name="ce216" style:family="table-cell" style:parent-style-name="Default" style:data-style-name="N0">
      <style:table-cell-properties fo:wrap-option="wrap" style:vertical-align="automatic"/>
      <style:text-properties fo:color="#70757a" fo:font-size="11pt" style:font-size-asian="11pt" style:font-size-complex="11pt"/>
    </style:style>
    <style:style style:name="ce217" style:family="table-cell" style:parent-style-name="Default" style:data-style-name="N0">
      <style:table-cell-properties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18" style:family="table-cell" style:parent-style-name="Default" style:data-style-name="N0">
      <style:table-cell-properties fo:wrap-option="wrap" style:vertical-align="automatic"/>
      <style:text-properties fo:color="#0563c1" style:font-name="Calibri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ce219" style:family="table-cell" style:parent-style-name="Default" style:data-style-name="N3">
      <style:text-properties style:font-name="Calibri1" fo:font-size="12pt" style:font-name-asian="Calibri" style:font-size-asian="12pt" style:font-name-complex="Calibri" style:font-size-complex="12pt"/>
    </style:style>
    <style:style style:name="ce220" style:family="table-cell" style:parent-style-name="Default" style:data-style-name="N0">
      <style:text-properties fo:color="#202124" style:font-name="Calibri1" fo:font-size="12pt" style:font-name-asian="Calibri" style:font-size-asian="12pt" style:font-name-complex="Calibri" style:font-size-complex="12pt"/>
    </style:style>
    <style:style style:name="ce221" style:family="table-cell" style:parent-style-name="Default" style:data-style-name="N0">
      <style:table-cell-properties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222" style:family="table-cell" style:parent-style-name="Default" style:data-style-name="N0">
      <style:table-cell-properties fo:wrap-option="wrap" style:vertical-align="automatic"/>
      <style:text-properties fo:color="#525457" style:font-name="Open Sans" fo:font-size="11pt" style:font-name-asian="Open Sans" style:font-size-asian="11pt" style:font-name-complex="Open Sans" style:font-size-complex="11pt"/>
    </style:style>
    <style:style style:name="ce223" style:family="table-cell" style:parent-style-name="Default" style:data-style-name="N0">
      <style:table-cell-properties fo:background-color="#d9e1f2" fo:wrap-option="wrap" style:vertical-align="automatic"/>
      <style:text-properties fo:color="#202124" style:font-name="Google Sans" fo:font-size="12pt" style:font-name-asian="Google Sans" style:font-size-asian="12pt" style:font-name-complex="Google Sans" style:font-size-complex="12pt"/>
    </style:style>
    <style:style style:name="ce224" style:family="table-cell" style:parent-style-name="Default" style:data-style-name="N0">
      <style:table-cell-properties fo:background-color="#d9e1f2" fo:wrap-option="wrap" style:vertical-align="automatic"/>
      <style:text-properties fo:color="#202124" fo:font-size="12pt" style:font-size-asian="12pt" style:font-size-complex="12pt"/>
    </style:style>
    <style:style style:name="ce225" style:family="table-cell" style:parent-style-name="Default" style:data-style-name="N0">
      <style:table-cell-properties fo:wrap-option="wrap" style:vertical-align="automatic"/>
      <style:text-properties fo:color="#202124" fo:font-size="12pt" style:font-size-asian="12pt" style:font-size-complex="12pt"/>
    </style:style>
    <style:style style:name="ce226" style:family="table-cell" style:parent-style-name="Default" style:data-style-name="N0">
      <style:table-cell-properties fo:background-color="#d9e1f2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27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28" style:family="table-cell" style:parent-style-name="Default" style:data-style-name="N0">
      <style:table-cell-properties fo:background-color="#ffffff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29" style:family="table-cell" style:parent-style-name="Default" style:data-style-name="N0">
      <style:table-cell-properties fo:background-color="#ff0000"/>
      <style:text-properties style:font-name="Calibri1" fo:font-size="12pt" style:font-name-asian="Calibri" style:font-size-asian="12pt" style:font-name-complex="Calibri" style:font-size-complex="12pt"/>
    </style:style>
    <style:style style:name="ce230" style:family="table-cell" style:parent-style-name="Default" style:data-style-name="N0">
      <style:table-cell-properties fo:background-color="#00b0f0" style:vertical-align="top"/>
      <style:text-properties style:font-name="Calibri1" fo:font-size="12pt" style:font-name-asian="Calibri" style:font-size-asian="12pt" style:font-name-complex="Calibri" style:font-size-complex="12pt"/>
    </style:style>
    <style:style style:name="ce231" style:family="table-cell" style:parent-style-name="Default" style:data-style-name="N0">
      <style:table-cell-properties fo:background-color="#ff0000" fo:wrap-option="wrap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32" style:family="table-cell" style:parent-style-name="Default" style:data-style-name="N0">
      <style:table-cell-properties fo:background-color="#ffffff"/>
      <style:text-properties style:font-name="Calibri1" fo:font-size="12pt" style:font-name-asian="Calibri" style:font-size-asian="12pt" style:font-name-complex="Calibri" style:font-size-complex="12pt"/>
    </style:style>
    <style:style style:name="ce233" style:family="table-cell" style:parent-style-name="Default" style:data-style-name="N0">
      <style:table-cell-properties fo:border-bottom="0.06pt solid #8ea9db" fo:background-color="#d9e1f2" fo:border-left="none" fo:border-right="none" fo:border-top="none"/>
      <style:text-properties style:font-name="Calibri" fo:font-size="12pt" style:font-name-asian="Calibri" style:font-size-asian="12pt" style:font-name-complex="Calibri" style:font-size-complex="12pt"/>
    </style:style>
    <style:style style:name="ce234" style:family="table-cell" style:parent-style-name="Default" style:data-style-name="N0">
      <style:table-cell-properties fo:background-color="#ffc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5" style:family="table-cell" style:parent-style-name="Default" style:data-style-name="N0">
      <style:table-cell-properties fo:background-color="#ed7d31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6" style:family="table-cell" style:parent-style-name="Default" style:data-style-name="N0"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37" style:family="table-cell" style:parent-style-name="Default" style:data-style-name="N0">
      <style:text-properties fo:color="#70757a" fo:font-size="14pt" style:font-size-asian="14pt" style:font-size-complex="14pt"/>
    </style:style>
    <style:style style:name="ce2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39" style:family="table-cell" style:parent-style-name="Default" style:data-style-name="N0">
      <style:table-cell-properties fo:background-color="#d9e1f2" style:text-align-source="fix" style:repeat-content="false" fo:wrap-option="wrap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40" style:family="table-cell" style:parent-style-name="Default" style:data-style-name="N0">
      <style:table-cell-properties fo:background-color="#d9e1f2"/>
      <style:text-properties style:font-name="Verdana" fo:font-size="9pt" style:font-name-asian="Verdana1" style:font-size-asian="9pt" style:font-name-complex="Verdana1" style:font-size-complex="9pt"/>
    </style:style>
    <style:style style:name="ce69" style:family="table-cell" style:parent-style-name="Default" style:data-style-name="N0">
      <style:table-cell-properties fo:border-bottom="none" fo:border-left="2.01pt solid #000000" fo:border-right="none" fo:border-top="2.01pt solid #000000" style:vertical-align="automatic"/>
    </style:style>
    <style:style style:name="ce71" style:family="table-cell" style:parent-style-name="Default" style:data-style-name="N0">
      <style:table-cell-properties fo:border-bottom="none" fo:border-left="2.01pt solid #000000" fo:border-right="none" fo:border-top="none" style:vertical-align="automatic"/>
    </style:style>
    <style:style style:name="ce73" style:family="table-cell" style:parent-style-name="Default" style:data-style-name="N0">
      <style:table-cell-properties fo:border-bottom="2.01pt solid #000000" fo:border-left="2.01pt solid #000000" fo:border-right="none" fo:border-top="none" style:vertical-align="automatic"/>
    </style:style>
    <style:style style:name="ce244" style:family="table-cell" style:parent-style-name="Default" style:data-style-name="N111">
      <style:table-cell-properties style:vertical-align="automatic"/>
    </style:style>
    <style:style style:name="ce79" style:family="table-cell" style:parent-style-name="Default" style:data-style-name="N111">
      <style:table-cell-properties fo:border-bottom="none" fo:border-left="none" fo:border-right="2.01pt solid #000000" fo:border-top="2.01pt solid #000000" style:vertical-align="automatic"/>
    </style:style>
    <style:style style:name="ce72" style:family="table-cell" style:parent-style-name="Default" style:data-style-name="N0">
      <style:table-cell-properties fo:border-bottom="none" fo:border-left="none" fo:border-right="2.01pt solid #000000" fo:border-top="none" style:vertical-align="automatic"/>
    </style:style>
    <style:style style:name="ce74" style:family="table-cell" style:parent-style-name="Default" style:data-style-name="N0">
      <style:table-cell-properties fo:border-bottom="2.01pt solid #000000" fo:border-left="none" fo:border-right="2.01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</style:style>
    <style:style style:name="ce249" style:family="table-cell" style:parent-style-name="Default" style:data-style-name="N112">
      <style:table-cell-properties style:vertical-align="automatic"/>
    </style:style>
    <style:style style:name="ce70" style:family="table-cell" style:parent-style-name="Default" style:data-style-name="N0">
      <style:table-cell-properties fo:border-bottom="none" fo:border-left="none" fo:border-right="2.01pt solid #000000" fo:border-top="2.01pt solid #000000" style:vertical-align="automatic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çaroule" table:style-name="ta1">
        <table:table-column table:style-name="co1" table:default-cell-style-name="ce172"/>
        <table:table-column table:style-name="co2" table:default-cell-style-name="ce180"/>
        <table:table-column table:style-name="co3" table:default-cell-style-name="ce172"/>
        <table:table-column table:style-name="co4" table:default-cell-style-name="ce180"/>
        <table:table-column table:style-name="co5" table:default-cell-style-name="ce172"/>
        <table:table-column table:style-name="co6" table:default-cell-style-name="ce180"/>
        <table:table-column table:style-name="co7" table:default-cell-style-name="ce172"/>
        <table:table-column table:style-name="co8" table:number-columns-repeated="2" table:default-cell-style-name="ce172"/>
        <table:table-column table:style-name="co10" table:default-cell-style-name="ce172"/>
        <table:table-column table:style-name="co6" table:default-cell-style-name="ce172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3" table:default-cell-style-name="ce172"/>
        <table:table-column table:style-name="co16" table:default-cell-style-name="ce172"/>
        <table:table-column table:style-name="co17" table:default-cell-style-name="ce172"/>
        <table:table-column table:style-name="co18" table:default-cell-style-name="ce172"/>
        <table:table-column table:style-name="co17" table:default-cell-style-name="ce172"/>
        <table:table-column table:style-name="co19" table:default-cell-style-name="ce172"/>
        <table:table-column table:style-name="co20" table:default-cell-style-name="ce172"/>
        <table:table-column table:style-name="co21" table:default-cell-style-name="ce172"/>
        <table:table-column table:style-name="co22" table:number-columns-repeated="3" table:default-cell-style-name="ce172"/>
        <table:table-column table:style-name="co23" table:default-cell-style-name="ce172"/>
        <table:table-column table:style-name="co24" table:default-cell-style-name="ce172"/>
        <table:table-column table:style-name="co25" table:default-cell-style-name="ce172"/>
        <table:table-column table:style-name="co5" table:default-cell-style-name="ce172"/>
        <table:table-column table:style-name="co26" table:number-columns-repeated="6" table:default-cell-style-name="ce172"/>
        <table:table-column table:style-name="co5" table:number-columns-repeated="989" table:default-cell-style-name="ce172"/>
        <table:table-row table:style-name="ro1">
          <table:table-cell table:style-name="ce166" office:value-type="string" calcext:value-type="string">
            <text:p>area</text:p>
          </table:table-cell>
          <table:table-cell table:style-name="ce173" office:value-type="string" calcext:value-type="string">
            <text:p>ID (SIREN OU INSEE)</text:p>
          </table:table-cell>
          <table:table-cell table:style-name="ce181" office:value-type="string" calcext:value-type="string">
            <text:p>REGION</text:p>
          </table:table-cell>
          <table:table-cell table:style-name="ce173" office:value-type="string" calcext:value-type="string">
            <text:p>Validé par le Club ?</text:p>
          </table:table-cell>
          <table:table-cell table:style-name="ce173" office:value-type="string" calcext:value-type="string">
            <text:p>Ville-centre EPCI </text:p>
          </table:table-cell>
          <table:table-cell table:style-name="ce173" office:value-type="string" calcext:value-type="string">
            <text:p>Image</text:p>
          </table:table-cell>
          <table:table-cell table:style-name="ce184" office:value-type="string" calcext:value-type="string">
            <text:p>type de structure</text:p>
          </table:table-cell>
          <table:table-cell table:style-name="ce185" office:value-type="string" calcext:value-type="string">
            <text:p>Date de début</text:p>
          </table:table-cell>
          <table:table-cell table:style-name="ce188" office:value-type="string" calcext:value-type="string">
            <text:p>Date de fin</text:p>
          </table:table-cell>
          <table:table-cell table:style-name="ce189" office:value-type="string" calcext:value-type="string">
            <text:p>Géolocalisation ?</text:p>
          </table:table-cell>
          <table:table-cell table:style-name="ce190" office:value-type="string" calcext:value-type="string">
            <text:p>classement_1</text:p>
          </table:table-cell>
          <table:table-cell table:style-name="ce190" office:value-type="string" calcext:value-type="string">
            <text:p>classement_2</text:p>
          </table:table-cell>
          <table:table-cell table:style-name="ce190" office:value-type="string" calcext:value-type="string">
            <text:p>classement_3</text:p>
          </table:table-cell>
          <table:table-cell table:style-name="ce190" office:value-type="string" calcext:value-type="string">
            <text:p>classement_4</text:p>
          </table:table-cell>
          <table:table-cell table:style-name="ce190" office:value-type="string" calcext:value-type="string">
            <text:p>classement_5</text:p>
          </table:table-cell>
          <table:table-cell table:style-name="ce192" office:value-type="string" calcext:value-type="string">
            <text:p>Durée d'arrêt moyenne par km [s]</text:p>
          </table:table-cell>
          <table:table-cell table:style-name="ce192" office:value-type="string" calcext:value-type="string">
            <text:p>Durée moyen </text:p>
            <text:p>du trajet [min]</text:p>
          </table:table-cell>
          <table:table-cell table:style-name="ce192" office:value-type="string" calcext:value-type="string">
            <text:p>Vitesse moyenne</text:p>
            <text:p> [km/h]</text:p>
          </table:table-cell>
          <table:table-cell table:style-name="ce192" office:value-type="string" calcext:value-type="string">
            <text:p>Distance moyenne</text:p>
            <text:p> en semaine [km]</text:p>
          </table:table-cell>
          <table:table-cell table:style-name="ce192" office:value-type="string" calcext:value-type="string">
            <text:p>Distance moyenne</text:p>
            <text:p> en week-end [km]</text:p>
          </table:table-cell>
          <table:table-cell table:style-name="ce192" office:value-type="string" calcext:value-type="string">
            <text:p>Distance moyenne [km]</text:p>
          </table:table-cell>
          <table:table-cell table:style-name="ce192" office:value-type="string" calcext:value-type="string">
            <text:p>Emissions de </text:p>
            <text:p>CO2 économisés [kg]</text:p>
          </table:table-cell>
          <table:table-cell table:style-name="ce193" office:value-type="string" calcext:value-type="string">
            <text:p>Taux de confiance </text:p>
          </table:table-cell>
          <table:table-cell table:style-name="ce200" office:value-type="string" calcext:value-type="string">
            <text:p>Population </text:p>
          </table:table-cell>
          <table:table-cell table:style-name="ce200" office:value-type="string" calcext:value-type="string">
            <text:p>Classe</text:p>
          </table:table-cell>
          <table:table-cell table:style-name="ce200" office:value-type="string" calcext:value-type="string">
            <text:p>DOUBLE-COMPTE POP</text:p>
          </table:table-cell>
          <table:table-cell table:style-name="ce200" office:value-type="string" calcext:value-type="string">
            <text:p>superficie</text:p>
          </table:table-cell>
          <table:table-cell table:style-name="ce200" office:value-type="string" calcext:value-type="string">
            <text:p>Km d'aménagement </text:p>
          </table:table-cell>
          <table:table-cell table:style-name="ce201" table:number-columns-repeated="996"/>
        </table:table-row>
        <table:table-row table:style-name="ro2">
          <table:table-cell table:style-name="ce167" office:value-type="string" calcext:value-type="string">
            <text:p>Agglopolys - communauté d'agglomération de Blois</text:p>
          </table:table-cell>
          <table:table-cell table:style-name="ce174" office:value-type="float" office:value="200030385" calcext:value-type="float">
            <text:p>200030385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loi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Jacques Gabriel</text:p>
          </table:table-cell>
          <table:table-cell table:style-name="ce191" office:value-type="string" calcext:value-type="string">
            <text:p>Promenade de Trouillat</text:p>
          </table:table-cell>
          <table:table-cell table:style-name="ce191" office:value-type="string" calcext:value-type="string">
            <text:p>Rue de Saint-Gildas</text:p>
          </table:table-cell>
          <table:table-cell table:style-name="ce191" office:value-type="string" calcext:value-type="string">
            <text:p>Chemin des Grands Réages</text:p>
          </table:table-cell>
          <table:table-cell table:style-name="ce191" office:value-type="string" calcext:value-type="string">
            <text:p>Rue Denis Papin</text:p>
          </table:table-cell>
          <table:table-cell table:style-name="ce191" office:value-type="float" office:value="53.4" calcext:value-type="float">
            <text:p>53,4</text:p>
          </table:table-cell>
          <table:table-cell table:style-name="ce191" office:value-type="float" office:value="64.12" calcext:value-type="float">
            <text:p>64,12</text:p>
          </table:table-cell>
          <table:table-cell table:style-name="ce191" office:value-type="float" office:value="13.68" calcext:value-type="float">
            <text:p>13,68</text:p>
          </table:table-cell>
          <table:table-cell table:style-name="ce191" office:value-type="float" office:value="13.93" calcext:value-type="float">
            <text:p>13,93</text:p>
          </table:table-cell>
          <table:table-cell table:style-name="ce191" office:value-type="float" office:value="16.4" calcext:value-type="float">
            <text:p>16,4</text:p>
          </table:table-cell>
          <table:table-cell table:style-name="ce191" office:value-type="float" office:value="14.83" calcext:value-type="float">
            <text:p>14,83</text:p>
          </table:table-cell>
          <table:table-cell table:style-name="ce191" office:value-type="float" office:value="4484.1" calcext:value-type="float">
            <text:p>4484,1</text:p>
          </table:table-cell>
          <table:table-cell table:style-name="ce194" office:value-type="string" calcext:value-type="string">
            <text:p>C</text:p>
          </table:table-cell>
          <table:table-cell office:value-type="float" office:value="105286" calcext:value-type="float">
            <text:p>105286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7" office:value-type="string" calcext:value-type="string">
            <text:p>Aix-en-Provence</text:p>
          </table:table-cell>
          <table:table-cell table:style-name="ce175" office:value-type="float" office:value="13001" calcext:value-type="float">
            <text:p>13001</text:p>
          </table:table-cell>
          <table:table-cell table:style-name="ce167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Val-Saint-André</text:p>
          </table:table-cell>
          <table:table-cell table:style-name="ce191" office:value-type="string" calcext:value-type="string">
            <text:p>Avenue René Cassin</text:p>
          </table:table-cell>
          <table:table-cell table:style-name="ce191" office:value-type="string" calcext:value-type="string">
            <text:p>Place du Général de Gaulle</text:p>
          </table:table-cell>
          <table:table-cell table:style-name="ce191" office:value-type="string" calcext:value-type="string">
            <text:p>Avenue Victor Hugo</text:p>
          </table:table-cell>
          <table:table-cell table:style-name="ce191" office:value-type="string" calcext:value-type="string">
            <text:p>Chemin du Belvédère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34.82" calcext:value-type="float">
            <text:p>34,82</text:p>
          </table:table-cell>
          <table:table-cell table:style-name="ce191" office:value-type="float" office:value="15.5" calcext:value-type="float">
            <text:p>15,5</text:p>
          </table:table-cell>
          <table:table-cell table:style-name="ce191" office:value-type="float" office:value="9.08" calcext:value-type="float">
            <text:p>9,08</text:p>
          </table:table-cell>
          <table:table-cell table:style-name="ce191" office:value-type="float" office:value="15.85" calcext:value-type="float">
            <text:p>15,85</text:p>
          </table:table-cell>
          <table:table-cell table:style-name="ce191" office:value-type="float" office:value="10.44" calcext:value-type="float">
            <text:p>10,44</text:p>
          </table:table-cell>
          <table:table-cell table:style-name="ce191" office:value-type="float" office:value="1602.5" calcext:value-type="float">
            <text:p>1602,5</text:p>
          </table:table-cell>
          <table:table-cell table:style-name="ce195" office:value-type="string" calcext:value-type="string">
            <text:p>C</text:p>
          </table:table-cell>
          <table:table-cell office:value-type="float" office:value="143097" calcext:value-type="float">
            <text:p>143097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Aix-Marseille Provence Métropole</text:p>
          </table:table-cell>
          <table:table-cell table:style-name="ce174" office:value-type="float" office:value="200054807" calcext:value-type="float">
            <text:p>200054807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Marseille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Castellane</text:p>
          </table:table-cell>
          <table:table-cell table:style-name="ce191" office:value-type="string" calcext:value-type="string">
            <text:p>Rue Rouvière</text:p>
          </table:table-cell>
          <table:table-cell table:style-name="ce191" office:value-type="string" calcext:value-type="string">
            <text:p>Boulevard Baille</text:p>
          </table:table-cell>
          <table:table-cell table:style-name="ce191" office:value-type="string" calcext:value-type="string">
            <text:p>Rue de Rome</text:p>
          </table:table-cell>
          <table:table-cell table:style-name="ce191" office:value-type="string" calcext:value-type="string">
            <text:p>Place de l'Hôtel des Postes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35.04" calcext:value-type="float">
            <text:p>35,04</text:p>
          </table:table-cell>
          <table:table-cell table:style-name="ce191" office:value-type="float" office:value="13.91" calcext:value-type="float">
            <text:p>13,91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15.84" calcext:value-type="float">
            <text:p>15,84</text:p>
          </table:table-cell>
          <table:table-cell table:style-name="ce191" office:value-type="float" office:value="9.36" calcext:value-type="float">
            <text:p>9,36</text:p>
          </table:table-cell>
          <table:table-cell table:style-name="ce191" office:value-type="float" office:value="10756.47" calcext:value-type="float">
            <text:p>10756,47</text:p>
          </table:table-cell>
          <table:table-cell table:style-name="ce195" office:value-type="string" calcext:value-type="string">
            <text:p>C</text:p>
          </table:table-cell>
          <table:table-cell office:value-type="float" office:value="1889666" calcext:value-type="float">
            <text:p>1889666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7" office:value-type="string" calcext:value-type="string">
            <text:p>Amiens Métropole</text:p>
          </table:table-cell>
          <table:table-cell table:style-name="ce174" office:value-type="float" office:value="248000531" calcext:value-type="float">
            <text:p>248000531</text:p>
          </table:table-cell>
          <table:table-cell table:style-name="ce174" office:value-type="string" calcext:value-type="string">
            <text:p>32 - Hauts-de-Franc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Amien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u Maréchal Joffre</text:p>
          </table:table-cell>
          <table:table-cell table:style-name="ce191" office:value-type="string" calcext:value-type="string">
            <text:p>Rue Delambre</text:p>
          </table:table-cell>
          <table:table-cell table:style-name="ce191" office:value-type="string" calcext:value-type="string">
            <text:p>Place de l'Hôtel de Ville</text:p>
          </table:table-cell>
          <table:table-cell table:style-name="ce191" office:value-type="string" calcext:value-type="string">
            <text:p>Rue Gresset</text:p>
          </table:table-cell>
          <table:table-cell table:style-name="ce191" office:value-type="string" calcext:value-type="string">
            <text:p>Place René Goblet</text:p>
          </table:table-cell>
          <table:table-cell table:style-name="ce191" office:value-type="float" office:value="53.4" calcext:value-type="float">
            <text:p>53,4</text:p>
          </table:table-cell>
          <table:table-cell table:style-name="ce191" office:value-type="float" office:value="24.91" calcext:value-type="float">
            <text:p>24,91</text:p>
          </table:table-cell>
          <table:table-cell table:style-name="ce191" office:value-type="float" office:value="14.65" calcext:value-type="float">
            <text:p>14,65</text:p>
          </table:table-cell>
          <table:table-cell table:style-name="ce191" office:value-type="float" office:value="5.24" calcext:value-type="float">
            <text:p>5,24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6.91" calcext:value-type="float">
            <text:p>6,91</text:p>
          </table:table-cell>
          <table:table-cell table:style-name="ce191" office:value-type="float" office:value="2828.43" calcext:value-type="float">
            <text:p>2828,43</text:p>
          </table:table-cell>
          <table:table-cell table:style-name="ce195" office:value-type="string" calcext:value-type="string">
            <text:p>C</text:p>
          </table:table-cell>
          <table:table-cell office:value-type="float" office:value="180905" calcext:value-type="float">
            <text:p>18090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7" office:value-type="string" calcext:value-type="string">
            <text:p>Angers</text:p>
          </table:table-cell>
          <table:table-cell table:style-name="ce175" office:value-type="float" office:value="49007" calcext:value-type="float">
            <text:p>49007</text:p>
          </table:table-cell>
          <table:table-cell table:style-name="ce167" office:value-type="string" calcext:value-type="string">
            <text:p>52 - Pays de la Loir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Visitation</text:p>
          </table:table-cell>
          <table:table-cell table:style-name="ce191" office:value-type="string" calcext:value-type="string">
            <text:p>Boulevard du Général de Gaulle</text:p>
          </table:table-cell>
          <table:table-cell table:style-name="ce191" office:value-type="string" calcext:value-type="string">
            <text:p>Avenue Turpin de Crissé</text:p>
          </table:table-cell>
          <table:table-cell table:style-name="ce191" office:value-type="string" calcext:value-type="string">
            <text:p>Rue Paul Bert</text:p>
          </table:table-cell>
          <table:table-cell table:style-name="ce191" office:value-type="string" calcext:value-type="string">
            <text:p>Rue Talo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9.42" calcext:value-type="float">
            <text:p>29,42</text:p>
          </table:table-cell>
          <table:table-cell table:style-name="ce191" office:value-type="float" office:value="14.94" calcext:value-type="float">
            <text:p>14,94</text:p>
          </table:table-cell>
          <table:table-cell table:style-name="ce191" office:value-type="float" office:value="7.01" calcext:value-type="float">
            <text:p>7,01</text:p>
          </table:table-cell>
          <table:table-cell table:style-name="ce191" office:value-type="float" office:value="9.95" calcext:value-type="float">
            <text:p>9,95</text:p>
          </table:table-cell>
          <table:table-cell table:style-name="ce191" office:value-type="float" office:value="7.6" calcext:value-type="float">
            <text:p>7,6</text:p>
          </table:table-cell>
          <table:table-cell table:style-name="ce191" office:value-type="float" office:value="5034.5" calcext:value-type="float">
            <text:p>5034,5</text:p>
          </table:table-cell>
          <table:table-cell table:style-name="ce195" office:value-type="string" calcext:value-type="string">
            <text:p>B</text:p>
          </table:table-cell>
          <table:table-cell office:value-type="float" office:value="154508" calcext:value-type="float">
            <text:p>154508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8" office:value-type="string" calcext:value-type="string">
            <text:p>Ardennes métropole </text:p>
          </table:table-cell>
          <table:table-cell table:style-name="ce176" office:value-type="float" office:value="200041630" calcext:value-type="float">
            <text:p>200041630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21469" calcext:value-type="float">
            <text:p>12146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7" office:value-type="string" calcext:value-type="string">
            <text:p>Besançon</text:p>
          </table:table-cell>
          <table:table-cell table:style-name="ce176" office:value-type="float" office:value="25056" calcext:value-type="float">
            <text:p>25056</text:p>
          </table:table-cell>
          <table:table-cell table:style-name="ce167" office:value-type="string" calcext:value-type="string">
            <text:p>27 - Bourgogne-Franche-Comté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Jouffroy d'Abbans</text:p>
          </table:table-cell>
          <table:table-cell table:style-name="ce191" office:value-type="string" calcext:value-type="string">
            <text:p>Rue du Petit Charmont</text:p>
          </table:table-cell>
          <table:table-cell table:style-name="ce191" office:value-type="string" calcext:value-type="string">
            <text:p>Rue de la Madeleine</text:p>
          </table:table-cell>
          <table:table-cell table:style-name="ce191" office:value-type="string" calcext:value-type="string">
            <text:p>Rue Pierre Vernier</text:p>
          </table:table-cell>
          <table:table-cell table:style-name="ce191" office:value-type="string" calcext:value-type="string">
            <text:p>Rue du Bougney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9.81" calcext:value-type="float">
            <text:p>39,81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8.44" calcext:value-type="float">
            <text:p>8,44</text:p>
          </table:table-cell>
          <table:table-cell table:style-name="ce191" office:value-type="float" office:value="17.24" calcext:value-type="float">
            <text:p>17,24</text:p>
          </table:table-cell>
          <table:table-cell table:style-name="ce191" office:value-type="float" office:value="10.3" calcext:value-type="float">
            <text:p>10,3</text:p>
          </table:table-cell>
          <table:table-cell table:style-name="ce191" office:value-type="float" office:value="733.48" calcext:value-type="float">
            <text:p>733,48</text:p>
          </table:table-cell>
          <table:table-cell table:style-name="ce195" office:value-type="string" calcext:value-type="string">
            <text:p>C</text:p>
          </table:table-cell>
          <table:table-cell office:value-type="float" office:value="116775" calcext:value-type="float">
            <text:p>116775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Béziers Méditerranée agglomération</text:p>
          </table:table-cell>
          <table:table-cell table:style-name="ce167" office:value-type="float" office:value="243400769" calcext:value-type="float">
            <text:p>243400769</text:p>
          </table:table-cell>
          <table:table-cell table:style-name="ce174" office:value-type="string" calcext:value-type="string">
            <text:p>76 - Occitani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ézier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Boulevard Pasteur</text:p>
          </table:table-cell>
          <table:table-cell table:style-name="ce191" office:value-type="string" calcext:value-type="string">
            <text:p>Avenue Fernand Sastre</text:p>
          </table:table-cell>
          <table:table-cell table:style-name="ce191" office:value-type="string" calcext:value-type="string">
            <text:p>Avenue Joseph Lazare</text:p>
          </table:table-cell>
          <table:table-cell table:style-name="ce191" office:value-type="string" calcext:value-type="string">
            <text:p>Avenue Colonel d'Ornano</text:p>
          </table:table-cell>
          <table:table-cell table:style-name="ce191" office:value-type="string" calcext:value-type="string">
            <text:p>Chemin de Halage du Port Neuf</text:p>
          </table:table-cell>
          <table:table-cell table:style-name="ce191" office:value-type="float" office:value="48.6" calcext:value-type="float">
            <text:p>48,6</text:p>
          </table:table-cell>
          <table:table-cell table:style-name="ce191" office:value-type="float" office:value="67.16" calcext:value-type="float">
            <text:p>67,16</text:p>
          </table:table-cell>
          <table:table-cell table:style-name="ce191" office:value-type="float" office:value="14.5" calcext:value-type="float">
            <text:p>14,5</text:p>
          </table:table-cell>
          <table:table-cell table:style-name="ce191" office:value-type="float" office:value="15.65" calcext:value-type="float">
            <text:p>15,65</text:p>
          </table:table-cell>
          <table:table-cell table:style-name="ce191" office:value-type="float" office:value="17.82" calcext:value-type="float">
            <text:p>17,82</text:p>
          </table:table-cell>
          <table:table-cell table:style-name="ce191" office:value-type="float" office:value="16.33" calcext:value-type="float">
            <text:p>16,33</text:p>
          </table:table-cell>
          <table:table-cell table:style-name="ce191" office:value-type="float" office:value="2219.08" calcext:value-type="float">
            <text:p>2219,08</text:p>
          </table:table-cell>
          <table:table-cell table:style-name="ce195" office:value-type="string" calcext:value-type="string">
            <text:p>E</text:p>
          </table:table-cell>
          <table:table-cell office:value-type="float" office:value="125648" calcext:value-type="float">
            <text:p>125648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Bordeaux</text:p>
          </table:table-cell>
          <table:table-cell table:style-name="ce167"/>
          <table:table-cell table:style-name="ce174" office:value-type="string" calcext:value-type="string">
            <text:p>75 - Nouvelle-Aquitain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Pierre</text:p>
          </table:table-cell>
          <table:table-cell table:style-name="ce191" office:value-type="string" calcext:value-type="string">
            <text:p>Place de Stalingrad</text:p>
          </table:table-cell>
          <table:table-cell table:style-name="ce191" office:value-type="string" calcext:value-type="string">
            <text:p>Cours du Maréchal Juin</text:p>
          </table:table-cell>
          <table:table-cell table:style-name="ce191" office:value-type="string" calcext:value-type="string">
            <text:p>Place Bir-Hakeim</text:p>
          </table:table-cell>
          <table:table-cell table:style-name="ce191" office:value-type="string" calcext:value-type="string">
            <text:p>Cours Victor Hugo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27.53" calcext:value-type="float">
            <text:p>27,53</text:p>
          </table:table-cell>
          <table:table-cell table:style-name="ce191" office:value-type="float" office:value="14.83" calcext:value-type="float">
            <text:p>14,83</text:p>
          </table:table-cell>
          <table:table-cell table:style-name="ce191" office:value-type="float" office:value="7.08" calcext:value-type="float">
            <text:p>7,08</text:p>
          </table:table-cell>
          <table:table-cell table:style-name="ce191" office:value-type="float" office:value="9.43" calcext:value-type="float">
            <text:p>9,43</text:p>
          </table:table-cell>
          <table:table-cell table:style-name="ce191" office:value-type="float" office:value="7.53" calcext:value-type="float">
            <text:p>7,53</text:p>
          </table:table-cell>
          <table:table-cell table:style-name="ce191" office:value-type="float" office:value="13179.78" calcext:value-type="float">
            <text:p>13179,78</text:p>
          </table:table-cell>
          <table:table-cell table:style-name="ce195" office:value-type="string" calcext:value-type="string">
            <text:p>A</text:p>
          </table:table-cell>
          <table:table-cell office:value-type="float" office:value="257068" calcext:value-type="float">
            <text:p>257068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7" office:value-type="string" calcext:value-type="string">
            <text:p>Bordeaux Métropole</text:p>
          </table:table-cell>
          <table:table-cell table:style-name="ce174" office:value-type="float" office:value="243300316" calcext:value-type="float">
            <text:p>243300316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ordeaux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Pierre</text:p>
          </table:table-cell>
          <table:table-cell table:style-name="ce191" office:value-type="string" calcext:value-type="string">
            <text:p>Place de Stalingrad</text:p>
          </table:table-cell>
          <table:table-cell table:style-name="ce191" office:value-type="string" calcext:value-type="string">
            <text:p>Cours du Maréchal Juin</text:p>
          </table:table-cell>
          <table:table-cell table:style-name="ce191" office:value-type="string" calcext:value-type="string">
            <text:p>Place Bir-Hakeim</text:p>
          </table:table-cell>
          <table:table-cell table:style-name="ce191" office:value-type="string" calcext:value-type="string">
            <text:p>Cours Victor Hugo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6.94" calcext:value-type="float">
            <text:p>26,94</text:p>
          </table:table-cell>
          <table:table-cell table:style-name="ce191" office:value-type="float" office:value="15.24" calcext:value-type="float">
            <text:p>15,24</text:p>
          </table:table-cell>
          <table:table-cell table:style-name="ce191" office:value-type="float" office:value="7.01" calcext:value-type="float">
            <text:p>7,01</text:p>
          </table:table-cell>
          <table:table-cell table:style-name="ce191" office:value-type="float" office:value="9.5" calcext:value-type="float">
            <text:p>9,5</text:p>
          </table:table-cell>
          <table:table-cell table:style-name="ce191" office:value-type="float" office:value="7.52" calcext:value-type="float">
            <text:p>7,52</text:p>
          </table:table-cell>
          <table:table-cell table:style-name="ce191" office:value-type="float" office:value="20395.43" calcext:value-type="float">
            <text:p>20395,43</text:p>
          </table:table-cell>
          <table:table-cell table:style-name="ce195" office:value-type="string" calcext:value-type="string">
            <text:p>A</text:p>
          </table:table-cell>
          <table:table-cell office:value-type="float" office:value="801041" calcext:value-type="float">
            <text:p>801041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Bourges Plus</text:p>
          </table:table-cell>
          <table:table-cell table:style-name="ce174" office:value-type="float" office:value="241800507" calcext:value-type="float">
            <text:p>241800507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ourg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u Docteur Prunet</text:p>
          </table:table-cell>
          <table:table-cell table:style-name="ce191" office:value-type="string" calcext:value-type="string">
            <text:p>Avenue Marcel HaÃ«gelen</text:p>
          </table:table-cell>
          <table:table-cell table:style-name="ce191" office:value-type="string" calcext:value-type="string">
            <text:p>Boulevard de l'Industrie</text:p>
          </table:table-cell>
          <table:table-cell table:style-name="ce191" office:value-type="string" calcext:value-type="string">
            <text:p>Avenue des Frères Voisin</text:p>
          </table:table-cell>
          <table:table-cell table:style-name="ce191" office:value-type="string" calcext:value-type="string">
            <text:p>Boulevard Alberto Santos-Dumont</text:p>
          </table:table-cell>
          <table:table-cell table:style-name="ce191" office:value-type="float" office:value="80.4" calcext:value-type="float">
            <text:p>80,4</text:p>
          </table:table-cell>
          <table:table-cell table:style-name="ce191" office:value-type="float" office:value="32.65" calcext:value-type="float">
            <text:p>32,65</text:p>
          </table:table-cell>
          <table:table-cell table:style-name="ce191" office:value-type="float" office:value="13.69" calcext:value-type="float">
            <text:p>13,69</text:p>
          </table:table-cell>
          <table:table-cell table:style-name="ce191" office:value-type="float" office:value="5.81" calcext:value-type="float">
            <text:p>5,81</text:p>
          </table:table-cell>
          <table:table-cell table:style-name="ce191" office:value-type="float" office:value="16.21" calcext:value-type="float">
            <text:p>16,21</text:p>
          </table:table-cell>
          <table:table-cell table:style-name="ce191" office:value-type="float" office:value="7.64" calcext:value-type="float">
            <text:p>7,64</text:p>
          </table:table-cell>
          <table:table-cell table:style-name="ce191" office:value-type="float" office:value="284.58" calcext:value-type="float">
            <text:p>284,58</text:p>
          </table:table-cell>
          <table:table-cell table:style-name="ce195" office:value-type="string" calcext:value-type="string">
            <text:p>C</text:p>
          </table:table-cell>
          <table:table-cell office:value-type="float" office:value="102679" calcext:value-type="float">
            <text:p>10267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Brest Métropole Océane</text:p>
          </table:table-cell>
          <table:table-cell table:style-name="ce174" office:value-type="float" office:value="242900314" calcext:value-type="float">
            <text:p>242900314</text:p>
          </table:table-cell>
          <table:table-cell table:style-name="ce174" office:value-type="string" calcext:value-type="string">
            <text:p>53 - Bretagn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Brest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la Porte</text:p>
          </table:table-cell>
          <table:table-cell table:style-name="ce191" office:value-type="string" calcext:value-type="string">
            <text:p>Rue de Siam</text:p>
          </table:table-cell>
          <table:table-cell table:style-name="ce191" office:value-type="string" calcext:value-type="string">
            <text:p>Place Albert 1er</text:p>
          </table:table-cell>
          <table:table-cell table:style-name="ce191" office:value-type="string" calcext:value-type="string">
            <text:p>Boulevard Jean Moulin</text:p>
          </table:table-cell>
          <table:table-cell table:style-name="ce191" office:value-type="string" calcext:value-type="string">
            <text:p>Boulevard des Français Libres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33.12" calcext:value-type="float">
            <text:p>33,12</text:p>
          </table:table-cell>
          <table:table-cell table:style-name="ce191" office:value-type="float" office:value="14.27" calcext:value-type="float">
            <text:p>14,27</text:p>
          </table:table-cell>
          <table:table-cell table:style-name="ce191" office:value-type="float" office:value="8.08" calcext:value-type="float">
            <text:p>8,08</text:p>
          </table:table-cell>
          <table:table-cell table:style-name="ce191" office:value-type="float" office:value="9.77" calcext:value-type="float">
            <text:p>9,77</text:p>
          </table:table-cell>
          <table:table-cell table:style-name="ce191" office:value-type="float" office:value="8.49" calcext:value-type="float">
            <text:p>8,49</text:p>
          </table:table-cell>
          <table:table-cell table:style-name="ce191" office:value-type="float" office:value="1253.59" calcext:value-type="float">
            <text:p>1253,59</text:p>
          </table:table-cell>
          <table:table-cell table:style-name="ce195" office:value-type="string" calcext:value-type="string">
            <text:p>C</text:p>
          </table:table-cell>
          <table:table-cell office:value-type="float" office:value="210047" calcext:value-type="float">
            <text:p>21004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A du Bassin de Bourg-en-Bresse</text:p>
          </table:table-cell>
          <table:table-cell table:style-name="ce175" office:value-type="float" office:value="200071751" calcext:value-type="float">
            <text:p>200071751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32682" calcext:value-type="float">
            <text:p>13268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A Porte de l'Isère (C.A.P.I)</text:p>
          </table:table-cell>
          <table:table-cell table:style-name="ce175" office:value-type="float" office:value="243800604" calcext:value-type="float">
            <text:p>243800604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07395" calcext:value-type="float">
            <text:p>10739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Caen</text:p>
          </table:table-cell>
          <table:table-cell table:style-name="ce175" office:value-type="float" office:value="14118" calcext:value-type="float">
            <text:p>14118</text:p>
          </table:table-cell>
          <table:table-cell table:style-name="ce167" office:value-type="string" calcext:value-type="string">
            <text:p>28 - Normandie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Voie verte Caen-Ouistreham</text:p>
          </table:table-cell>
          <table:table-cell table:style-name="ce191" office:value-type="string" calcext:value-type="string">
            <text:p>Pont de la Fonderie</text:p>
          </table:table-cell>
          <table:table-cell table:style-name="ce191" office:value-type="string" calcext:value-type="string">
            <text:p>Quai François Mitterrand</text:p>
          </table:table-cell>
          <table:table-cell table:style-name="ce191" office:value-type="string" calcext:value-type="string">
            <text:p>Cours Koenig</text:p>
          </table:table-cell>
          <table:table-cell table:style-name="ce191" office:value-type="string" calcext:value-type="string">
            <text:p>Avenue Albert Sorel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32.95" calcext:value-type="float">
            <text:p>32,95</text:p>
          </table:table-cell>
          <table:table-cell table:style-name="ce191" office:value-type="float" office:value="15.6" calcext:value-type="float">
            <text:p>15,6</text:p>
          </table:table-cell>
          <table:table-cell table:style-name="ce191" office:value-type="float" office:value="8.69" calcext:value-type="float">
            <text:p>8,69</text:p>
          </table:table-cell>
          <table:table-cell table:style-name="ce191" office:value-type="float" office:value="11.9" calcext:value-type="float">
            <text:p>11,9</text:p>
          </table:table-cell>
          <table:table-cell table:style-name="ce191" office:value-type="float" office:value="9.38" calcext:value-type="float">
            <text:p>9,38</text:p>
          </table:table-cell>
          <table:table-cell table:style-name="ce191" office:value-type="float" office:value="4568.87" calcext:value-type="float">
            <text:p>4568,87</text:p>
          </table:table-cell>
          <table:table-cell table:style-name="ce195" office:value-type="string" calcext:value-type="string">
            <text:p>B</text:p>
          </table:table-cell>
          <table:table-cell office:value-type="float" office:value="105512" calcext:value-type="float">
            <text:p>10551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arene - communauté d'agglomération Nazairienne et de l'Estuaire</text:p>
          </table:table-cell>
          <table:table-cell table:style-name="ce177" office:value-type="float" office:value="244400644" calcext:value-type="float">
            <text:p>244400644</text:p>
          </table:table-cell>
          <table:table-cell table:style-name="ce167" office:value-type="string" calcext:value-type="string">
            <text:p>52 - Pays de la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Saint-Nazair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es Océanides</text:p>
          </table:table-cell>
          <table:table-cell table:style-name="ce191" office:value-type="string" calcext:value-type="string">
            <text:p>Boulevard de l'Océan</text:p>
          </table:table-cell>
          <table:table-cell table:style-name="ce191" office:value-type="string" calcext:value-type="string">
            <text:p>Rond-Point de l'Europe</text:p>
          </table:table-cell>
          <table:table-cell table:style-name="ce191" office:value-type="string" calcext:value-type="string">
            <text:p>Boulevard de la République</text:p>
          </table:table-cell>
          <table:table-cell table:style-name="ce191" office:value-type="string" calcext:value-type="string">
            <text:p>Rond-Point du Chemin-Ver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45.23" calcext:value-type="float">
            <text:p>45,23</text:p>
          </table:table-cell>
          <table:table-cell table:style-name="ce191" office:value-type="float" office:value="14.95" calcext:value-type="float">
            <text:p>14,95</text:p>
          </table:table-cell>
          <table:table-cell table:style-name="ce191" office:value-type="float" office:value="10.87" calcext:value-type="float">
            <text:p>10,87</text:p>
          </table:table-cell>
          <table:table-cell table:style-name="ce191" office:value-type="float" office:value="13.76" calcext:value-type="float">
            <text:p>13,76</text:p>
          </table:table-cell>
          <table:table-cell table:style-name="ce191" office:value-type="float" office:value="11.71" calcext:value-type="float">
            <text:p>11,71</text:p>
          </table:table-cell>
          <table:table-cell table:style-name="ce191" office:value-type="float" office:value="2524.05" calcext:value-type="float">
            <text:p>2524,05</text:p>
          </table:table-cell>
          <table:table-cell table:style-name="ce195" office:value-type="string" calcext:value-type="string">
            <text:p>B</text:p>
          </table:table-cell>
          <table:table-cell office:value-type="float" office:value="125883" calcext:value-type="float">
            <text:p>125883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hartres Métropole</text:p>
          </table:table-cell>
          <table:table-cell table:style-name="ce178" office:value-type="float" office:value="200033181" calcext:value-type="float">
            <text:p>200033181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Chartr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s épars</text:p>
          </table:table-cell>
          <table:table-cell table:style-name="ce191" office:value-type="string" calcext:value-type="string">
            <text:p>Rue du Grand Faubourg</text:p>
          </table:table-cell>
          <table:table-cell table:style-name="ce191" office:value-type="string" calcext:value-type="string">
            <text:p>Place Saint-Pierre</text:p>
          </table:table-cell>
          <table:table-cell table:style-name="ce191" office:value-type="string" calcext:value-type="string">
            <text:p>Rue Saint-Pierre</text:p>
          </table:table-cell>
          <table:table-cell table:style-name="ce191" office:value-type="string" calcext:value-type="string">
            <text:p>Rue de la Porte Cendreuse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0.88" calcext:value-type="float">
            <text:p>40,88</text:p>
          </table:table-cell>
          <table:table-cell table:style-name="ce191" office:value-type="float" office:value="14.61" calcext:value-type="float">
            <text:p>14,61</text:p>
          </table:table-cell>
          <table:table-cell table:style-name="ce191" office:value-type="float" office:value="9.65" calcext:value-type="float">
            <text:p>9,65</text:p>
          </table:table-cell>
          <table:table-cell table:style-name="ce191" office:value-type="float" office:value="14.24" calcext:value-type="float">
            <text:p>14,24</text:p>
          </table:table-cell>
          <table:table-cell table:style-name="ce191" office:value-type="float" office:value="11.18" calcext:value-type="float">
            <text:p>11,18</text:p>
          </table:table-cell>
          <table:table-cell table:style-name="ce191" office:value-type="float" office:value="2372.59" calcext:value-type="float">
            <text:p>2372,59</text:p>
          </table:table-cell>
          <table:table-cell table:style-name="ce195" office:value-type="string" calcext:value-type="string">
            <text:p>B</text:p>
          </table:table-cell>
          <table:table-cell office:value-type="float" office:value="136243" calcext:value-type="float">
            <text:p>13624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Clermont-Ferrand</text:p>
          </table:table-cell>
          <table:table-cell table:style-name="ce176" office:value-type="float" office:value="63113" calcext:value-type="float">
            <text:p>63113</text:p>
          </table:table-cell>
          <table:table-cell table:style-name="ce167" office:value-type="string" calcext:value-type="string">
            <text:p>84 - Auvergne-Rhône-Alpes</text:p>
          </table:table-cell>
          <table:table-cell table:style-name="ce167" office:value-type="string" calcext:value-type="string">
            <text:p>oui </text:p>
          </table:table-cell>
          <table:table-cell table:style-name="ce167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Lafayette</text:p>
          </table:table-cell>
          <table:table-cell table:style-name="ce191" office:value-type="string" calcext:value-type="string">
            <text:p>Rue de la Pradelle</text:p>
          </table:table-cell>
          <table:table-cell table:style-name="ce191" office:value-type="string" calcext:value-type="string">
            <text:p>Boulevard Côte-Blatin</text:p>
          </table:table-cell>
          <table:table-cell table:style-name="ce191" office:value-type="string" calcext:value-type="string">
            <text:p>Boulevard Jean Jaurès</text:p>
          </table:table-cell>
          <table:table-cell table:style-name="ce191" office:value-type="string" calcext:value-type="string">
            <text:p>Rue de l'Oradou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0.57" calcext:value-type="float">
            <text:p>30,57</text:p>
          </table:table-cell>
          <table:table-cell table:style-name="ce191" office:value-type="float" office:value="16.42" calcext:value-type="float">
            <text:p>16,42</text:p>
          </table:table-cell>
          <table:table-cell table:style-name="ce191" office:value-type="float" office:value="8.57" calcext:value-type="float">
            <text:p>8,57</text:p>
          </table:table-cell>
          <table:table-cell table:style-name="ce191" office:value-type="float" office:value="16.05" calcext:value-type="float">
            <text:p>16,05</text:p>
          </table:table-cell>
          <table:table-cell table:style-name="ce191" office:value-type="float" office:value="10.04" calcext:value-type="float">
            <text:p>10,04</text:p>
          </table:table-cell>
          <table:table-cell table:style-name="ce191" office:value-type="float" office:value="1648.98" calcext:value-type="float">
            <text:p>1648,98</text:p>
          </table:table-cell>
          <table:table-cell table:style-name="ce195" office:value-type="string" calcext:value-type="string">
            <text:p>B</text:p>
          </table:table-cell>
          <table:table-cell office:value-type="float" office:value="146734" calcext:value-type="float">
            <text:p>14673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de Cergy-Pontoise</text:p>
          </table:table-cell>
          <table:table-cell table:style-name="ce178" office:value-type="float" office:value="249500109" calcext:value-type="float">
            <text:p>249500109</text:p>
          </table:table-cell>
          <table:table-cell table:style-name="ce174" office:value-type="string" calcext:value-type="string">
            <text:p>11 - Île-de-Franc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Cergy-Pontois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Charles de Gaulle</text:p>
          </table:table-cell>
          <table:table-cell table:style-name="ce191" office:value-type="string" calcext:value-type="string">
            <text:p>Boulevard de l'Oise</text:p>
          </table:table-cell>
          <table:table-cell table:style-name="ce191" office:value-type="string" calcext:value-type="string">
            <text:p>Quai du Pothuis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Quai de l'écluse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55.27" calcext:value-type="float">
            <text:p>55,27</text:p>
          </table:table-cell>
          <table:table-cell table:style-name="ce191" office:value-type="float" office:value="15.12" calcext:value-type="float">
            <text:p>15,12</text:p>
          </table:table-cell>
          <table:table-cell table:style-name="ce191" office:value-type="float" office:value="12.08" calcext:value-type="float">
            <text:p>12,08</text:p>
          </table:table-cell>
          <table:table-cell table:style-name="ce191" office:value-type="float" office:value="21.52" calcext:value-type="float">
            <text:p>21,52</text:p>
          </table:table-cell>
          <table:table-cell table:style-name="ce191" office:value-type="float" office:value="15.24" calcext:value-type="float">
            <text:p>15,24</text:p>
          </table:table-cell>
          <table:table-cell table:style-name="ce191" office:value-type="float" office:value="4437.68" calcext:value-type="float">
            <text:p>4437,68</text:p>
          </table:table-cell>
          <table:table-cell table:style-name="ce195" office:value-type="string" calcext:value-type="string">
            <text:p>B</text:p>
          </table:table-cell>
          <table:table-cell office:value-type="float" office:value="210633" calcext:value-type="float">
            <text:p>21063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de La Rochelle</text:p>
          </table:table-cell>
          <table:table-cell table:style-name="ce178" office:value-type="float" office:value="241700434" calcext:value-type="float">
            <text:p>241700434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La Rochell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perré</text:p>
          </table:table-cell>
          <table:table-cell table:style-name="ce191" office:value-type="string" calcext:value-type="string">
            <text:p>Rue de la Fabrique</text:p>
          </table:table-cell>
          <table:table-cell table:style-name="ce191" office:value-type="string" calcext:value-type="string">
            <text:p>Rue Léonce Vieljeux</text:p>
          </table:table-cell>
          <table:table-cell table:style-name="ce191" office:value-type="string" calcext:value-type="string">
            <text:p>Quai Valin</text:p>
          </table:table-cell>
          <table:table-cell table:style-name="ce191" office:value-type="string" calcext:value-type="string">
            <text:p>Quai du Carénage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2.93" calcext:value-type="float">
            <text:p>32,93</text:p>
          </table:table-cell>
          <table:table-cell table:style-name="ce191" office:value-type="float" office:value="14.06" calcext:value-type="float">
            <text:p>14,06</text:p>
          </table:table-cell>
          <table:table-cell table:style-name="ce191" office:value-type="float" office:value="7.64" calcext:value-type="float">
            <text:p>7,64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8.18" calcext:value-type="float">
            <text:p>8,18</text:p>
          </table:table-cell>
          <table:table-cell table:style-name="ce191" office:value-type="float" office:value="8110.17" calcext:value-type="float">
            <text:p>8110,17</text:p>
          </table:table-cell>
          <table:table-cell table:style-name="ce195" office:value-type="string" calcext:value-type="string">
            <text:p>A</text:p>
          </table:table-cell>
          <table:table-cell office:value-type="float" office:value="171811" calcext:value-type="float">
            <text:p>17181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'agglomération du Grand Avignon</text:p>
          </table:table-cell>
          <table:table-cell table:style-name="ce175" office:value-type="float" office:value="248400251" calcext:value-type="float">
            <text:p>248400251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 office:value-type="string" calcext:value-type="string">
            <text:p>Avignon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édouard Daladier</text:p>
          </table:table-cell>
          <table:table-cell table:style-name="ce191" office:value-type="string" calcext:value-type="string">
            <text:p>Chemin des Canaux</text:p>
          </table:table-cell>
          <table:table-cell table:style-name="ce191" office:value-type="string" calcext:value-type="string">
            <text:p>Avenue de Saint-Jean</text:p>
          </table:table-cell>
          <table:table-cell table:style-name="ce191" office:value-type="string" calcext:value-type="string">
            <text:p>Rue Jean-Claude Cundier</text:p>
          </table:table-cell>
          <table:table-cell table:style-name="ce191" office:value-type="string" calcext:value-type="string">
            <text:p>Avenue du Général Leclerc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45.67" calcext:value-type="float">
            <text:p>45,67</text:p>
          </table:table-cell>
          <table:table-cell table:style-name="ce191" office:value-type="float" office:value="14.71" calcext:value-type="float">
            <text:p>14,71</text:p>
          </table:table-cell>
          <table:table-cell table:style-name="ce191" office:value-type="float" office:value="11.37" calcext:value-type="float">
            <text:p>11,37</text:p>
          </table:table-cell>
          <table:table-cell table:style-name="ce191" office:value-type="float" office:value="17.89" calcext:value-type="float">
            <text:p>17,89</text:p>
          </table:table-cell>
          <table:table-cell table:style-name="ce191" office:value-type="float" office:value="12.73" calcext:value-type="float">
            <text:p>12,73</text:p>
          </table:table-cell>
          <table:table-cell table:style-name="ce191" office:value-type="float" office:value="5181.08" calcext:value-type="float">
            <text:p>5181,08</text:p>
          </table:table-cell>
          <table:table-cell table:style-name="ce195" office:value-type="string" calcext:value-type="string">
            <text:p>B</text:p>
          </table:table-cell>
          <table:table-cell office:value-type="float" office:value="192785" calcext:value-type="float">
            <text:p>192785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'agglomération Paris-Saclay</text:p>
          </table:table-cell>
          <table:table-cell table:style-name="ce175" office:value-type="float" office:value="200056232" calcext:value-type="float">
            <text:p>200056232</text:p>
          </table:table-cell>
          <table:table-cell table:style-name="ce174" office:value-type="string" calcext:value-type="string">
            <text:p>11 - Île-de-France</text:p>
          </table:table-cell>
          <table:table-cell table:style-name="ce167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aris-Saclay#/media/Fichier:Campus_Ecole_polytechnique_de_palaiseau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La Coulée Verte</text:p>
          </table:table-cell>
          <table:table-cell table:style-name="ce191" office:value-type="string" calcext:value-type="string">
            <text:p>Route de Vauhallan</text:p>
          </table:table-cell>
          <table:table-cell table:style-name="ce191" office:value-type="string" calcext:value-type="string">
            <text:p>Avenue du Président Kennedy</text:p>
          </table:table-cell>
          <table:table-cell table:style-name="ce191" office:value-type="string" calcext:value-type="string">
            <text:p>Rond-Point Salvador Allende</text:p>
          </table:table-cell>
          <table:table-cell table:style-name="ce191" office:value-type="string" calcext:value-type="string">
            <text:p>Rond-Point Nelson Mandela</text:p>
          </table:table-cell>
          <table:table-cell table:style-name="ce191" office:value-type="float" office:value="35.4" calcext:value-type="float">
            <text:p>35,4</text:p>
          </table:table-cell>
          <table:table-cell table:style-name="ce191" office:value-type="float" office:value="48.18" calcext:value-type="float">
            <text:p>48,18</text:p>
          </table:table-cell>
          <table:table-cell table:style-name="ce191" office:value-type="float" office:value="16.15" calcext:value-type="float">
            <text:p>16,15</text:p>
          </table:table-cell>
          <table:table-cell table:style-name="ce191" office:value-type="float" office:value="12.56" calcext:value-type="float">
            <text:p>12,56</text:p>
          </table:table-cell>
          <table:table-cell table:style-name="ce191" office:value-type="float" office:value="17.3" calcext:value-type="float">
            <text:p>17,3</text:p>
          </table:table-cell>
          <table:table-cell table:style-name="ce191" office:value-type="float" office:value="13.8" calcext:value-type="float">
            <text:p>13,8</text:p>
          </table:table-cell>
          <table:table-cell table:style-name="ce191" office:value-type="float" office:value="22690.73" calcext:value-type="float">
            <text:p>22690,73</text:p>
          </table:table-cell>
          <table:table-cell table:style-name="ce195" office:value-type="string" calcext:value-type="string">
            <text:p>B</text:p>
          </table:table-cell>
          <table:table-cell office:value-type="float" office:value="314169" calcext:value-type="float">
            <text:p>31416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Communauté d'agglomération Sophia Antipolis</text:p>
          </table:table-cell>
          <table:table-cell table:style-name="ce176" office:value-type="float" office:value="240600585" calcext:value-type="float">
            <text:p>240600585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7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Sophia_Antipolis#/media/Fichier:Paysage_de_Saint_Philippe,_Sophia_Antipolis,_Biot,_France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ute du Bord de Mer</text:p>
          </table:table-cell>
          <table:table-cell table:style-name="ce191" office:value-type="string" calcext:value-type="string">
            <text:p>Voie Julia</text:p>
          </table:table-cell>
          <table:table-cell table:style-name="ce191" office:value-type="string" calcext:value-type="string">
            <text:p>Route des Lucioles</text:p>
          </table:table-cell>
          <table:table-cell table:style-name="ce191" office:value-type="string" calcext:value-type="string">
            <text:p>Avenue du 11 Novembre</text:p>
          </table:table-cell>
          <table:table-cell table:style-name="ce191" office:value-type="string" calcext:value-type="string">
            <text:p>Rond-Point de Super Antibes</text:p>
          </table:table-cell>
          <table:table-cell table:style-name="ce191" office:value-type="float" office:value="29.4" calcext:value-type="float">
            <text:p>29,4</text:p>
          </table:table-cell>
          <table:table-cell table:style-name="ce191" office:value-type="float" office:value="41.5" calcext:value-type="float">
            <text:p>41,5</text:p>
          </table:table-cell>
          <table:table-cell table:style-name="ce191" office:value-type="float" office:value="18.32" calcext:value-type="float">
            <text:p>18,32</text:p>
          </table:table-cell>
          <table:table-cell table:style-name="ce191" office:value-type="float" office:value="11.61" calcext:value-type="float">
            <text:p>11,61</text:p>
          </table:table-cell>
          <table:table-cell table:style-name="ce191" office:value-type="float" office:value="22.67" calcext:value-type="float">
            <text:p>22,67</text:p>
          </table:table-cell>
          <table:table-cell table:style-name="ce191" office:value-type="float" office:value="13.84" calcext:value-type="float">
            <text:p>13,84</text:p>
          </table:table-cell>
          <table:table-cell table:style-name="ce191" office:value-type="float" office:value="4664.47" calcext:value-type="float">
            <text:p>4664,47</text:p>
          </table:table-cell>
          <table:table-cell table:style-name="ce195" office:value-type="string" calcext:value-type="string">
            <text:p>C</text:p>
          </table:table-cell>
          <table:table-cell office:value-type="float" office:value="177077" calcext:value-type="float">
            <text:p>17707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de communes de Flandre intérieure</text:p>
          </table:table-cell>
          <table:table-cell table:style-name="ce176" office:value-type="float" office:value="200040947" calcext:value-type="float">
            <text:p>200040947</text:p>
          </table:table-cell>
          <table:table-cell table:style-name="ce174" office:value-type="string" calcext:value-type="string">
            <text:p>32 - Hauts-de-France</text:p>
          </table:table-cell>
          <table:table-cell table:style-name="ce167" office:value-type="string" calcext:value-type="string">
            <text:p>oui </text:p>
          </table:table-cell>
          <table:table-cell table:style-name="ce174" table:number-columns-repeated="2"/>
          <table:table-cell office:value-type="string" calcext:value-type="string">
            <text:p>CC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Route de Lille</text:p>
          </table:table-cell>
          <table:table-cell table:style-name="ce191" office:value-type="string" calcext:value-type="string">
            <text:p>Rue Notre-Dame</text:p>
          </table:table-cell>
          <table:table-cell table:style-name="ce191" office:value-type="string" calcext:value-type="string">
            <text:p>Rue Carnot</text:p>
          </table:table-cell>
          <table:table-cell table:style-name="ce191" office:value-type="string" calcext:value-type="string">
            <text:p>Rue de Cassel</text:p>
          </table:table-cell>
          <table:table-cell table:style-name="ce191" office:value-type="string" calcext:value-type="string">
            <text:p>Rue d'Armentières</text:p>
          </table:table-cell>
          <table:table-cell table:style-name="ce191" office:value-type="float" office:value="25.2" calcext:value-type="float">
            <text:p>25,2</text:p>
          </table:table-cell>
          <table:table-cell table:style-name="ce191" office:value-type="float" office:value="76.32" calcext:value-type="float">
            <text:p>76,32</text:p>
          </table:table-cell>
          <table:table-cell table:style-name="ce191" office:value-type="float" office:value="19.05" calcext:value-type="float">
            <text:p>19,05</text:p>
          </table:table-cell>
          <table:table-cell table:style-name="ce191" office:value-type="float" office:value="22.27" calcext:value-type="float">
            <text:p>22,27</text:p>
          </table:table-cell>
          <table:table-cell table:style-name="ce191" office:value-type="float" office:value="31.82" calcext:value-type="float">
            <text:p>31,82</text:p>
          </table:table-cell>
          <table:table-cell table:style-name="ce191" office:value-type="float" office:value="26.13" calcext:value-type="float">
            <text:p>26,13</text:p>
          </table:table-cell>
          <table:table-cell table:style-name="ce191" office:value-type="float" office:value="3515.51" calcext:value-type="float">
            <text:p>3515,51</text:p>
          </table:table-cell>
          <table:table-cell table:style-name="ce195" office:value-type="string" calcext:value-type="string">
            <text:p>E</text:p>
          </table:table-cell>
          <table:table-cell office:value-type="float" office:value="102391" calcext:value-type="float">
            <text:p>102391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70" office:value-type="string" calcext:value-type="string">
            <text:p>Communauté Pays Basque</text:p>
          </table:table-cell>
          <table:table-cell table:style-name="ce176" office:value-type="float" office:value="256401605" calcext:value-type="float">
            <text:p>256401605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Pour Syndicat des mobilités Pays-Basque Adour (mais ok) </text:p>
          </table:table-cell>
          <table:table-cell table:style-name="ce174" office:value-type="string" calcext:value-type="string">
            <text:p>Bayonne</text:p>
          </table:table-cell>
          <table:table-cell table:style-name="ce174"/>
          <table:table-cell office:value-type="string" calcext:value-type="string">
            <text:p>SMF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Henri Grenet</text:p>
          </table:table-cell>
          <table:table-cell table:style-name="ce191" office:value-type="string" calcext:value-type="string">
            <text:p>Rond-Point des Allées Marines</text:p>
          </table:table-cell>
          <table:table-cell table:style-name="ce191" office:value-type="string" calcext:value-type="string">
            <text:p>Rond-Point de la Pièce-Noyée</text:p>
          </table:table-cell>
          <table:table-cell table:style-name="ce191" office:value-type="string" calcext:value-type="string">
            <text:p>Rue Raoul Bramarie</text:p>
          </table:table-cell>
          <table:table-cell table:style-name="ce191" office:value-type="string" calcext:value-type="string">
            <text:p>Allée de la Pièce Noyée</text:p>
          </table:table-cell>
          <table:table-cell table:style-name="ce191" office:value-type="float" office:value="52.2" calcext:value-type="float">
            <text:p>52,2</text:p>
          </table:table-cell>
          <table:table-cell table:style-name="ce191" office:value-type="float" office:value="39.45" calcext:value-type="float">
            <text:p>39,45</text:p>
          </table:table-cell>
          <table:table-cell table:style-name="ce191" office:value-type="float" office:value="14.13" calcext:value-type="float">
            <text:p>14,13</text:p>
          </table:table-cell>
          <table:table-cell table:style-name="ce191" office:value-type="float" office:value="9.67" calcext:value-type="float">
            <text:p>9,67</text:p>
          </table:table-cell>
          <table:table-cell table:style-name="ce191" office:value-type="float" office:value="10.34" calcext:value-type="float">
            <text:p>10,34</text:p>
          </table:table-cell>
          <table:table-cell table:style-name="ce191" office:value-type="float" office:value="9.86" calcext:value-type="float">
            <text:p>9,86</text:p>
          </table:table-cell>
          <table:table-cell table:style-name="ce191" office:value-type="float" office:value="4727.18" calcext:value-type="float">
            <text:p>4727,18</text:p>
          </table:table-cell>
          <table:table-cell table:style-name="ce197" office:value-type="string" calcext:value-type="string">
            <text:p>C</text:p>
          </table:table-cell>
          <table:table-cell office:value-type="float" office:value="330282" calcext:value-type="float">
            <text:p>33028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Communauté urbaine d'Arras</text:p>
          </table:table-cell>
          <table:table-cell table:style-name="ce176" office:value-type="float" office:value="200033579" calcext:value-type="float">
            <text:p>200033579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rra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Saint-Sauveur</text:p>
          </table:table-cell>
          <table:table-cell table:style-name="ce191" office:value-type="string" calcext:value-type="string">
            <text:p>Rue Saint-Michel</text:p>
          </table:table-cell>
          <table:table-cell table:style-name="ce191" office:value-type="string" calcext:value-type="string">
            <text:p>Rue Robespierre</text:p>
          </table:table-cell>
          <table:table-cell table:style-name="ce191" office:value-type="string" calcext:value-type="string">
            <text:p>Rue Pierre Curie</text:p>
          </table:table-cell>
          <table:table-cell table:style-name="ce191" office:value-type="string" calcext:value-type="string">
            <text:p>Avenue du Mémorial des Fusillés</text:p>
          </table:table-cell>
          <table:table-cell table:style-name="ce191" office:value-type="float" office:value="37.2" calcext:value-type="float">
            <text:p>37,2</text:p>
          </table:table-cell>
          <table:table-cell table:style-name="ce191" office:value-type="float" office:value="53.13" calcext:value-type="float">
            <text:p>53,13</text:p>
          </table:table-cell>
          <table:table-cell table:style-name="ce191" office:value-type="float" office:value="15.27" calcext:value-type="float">
            <text:p>15,27</text:p>
          </table:table-cell>
          <table:table-cell table:style-name="ce191" office:value-type="float" office:value="11.58" calcext:value-type="float">
            <text:p>11,58</text:p>
          </table:table-cell>
          <table:table-cell table:style-name="ce191" office:value-type="float" office:value="25.63" calcext:value-type="float">
            <text:p>25,63</text:p>
          </table:table-cell>
          <table:table-cell table:style-name="ce191" office:value-type="float" office:value="16.02" calcext:value-type="float">
            <text:p>16,02</text:p>
          </table:table-cell>
          <table:table-cell table:style-name="ce191" office:value-type="float" office:value="1947.74" calcext:value-type="float">
            <text:p>1947,74</text:p>
          </table:table-cell>
          <table:table-cell table:style-name="ce197" office:value-type="string" calcext:value-type="string">
            <text:p>D</text:p>
          </table:table-cell>
          <table:table-cell office:value-type="float" office:value="108347" calcext:value-type="float">
            <text:p>10834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CU Le Mans Métropole</text:p>
          </table:table-cell>
          <table:table-cell table:style-name="ce176" office:value-type="float" office:value="247200132" calcext:value-type="float">
            <text:p>247200132</text:p>
          </table:table-cell>
          <table:table-cell table:style-name="ce174" office:value-type="string" calcext:value-type="string">
            <text:p>52 - Pays de la Loir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U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205811" calcext:value-type="float">
            <text:p>20581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Dijon Métropole - communauté d'agglomération du Grand Dijon</text:p>
          </table:table-cell>
          <table:table-cell table:style-name="ce176" office:value-type="float" office:value="242100410" calcext:value-type="float">
            <text:p>242100410</text:p>
          </table:table-cell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Dijo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Bossuet</text:p>
          </table:table-cell>
          <table:table-cell table:style-name="ce191" office:value-type="string" calcext:value-type="string">
            <text:p>Place du 30 Octobre et de la Légion d'Honneur</text:p>
          </table:table-cell>
          <table:table-cell table:style-name="ce191" office:value-type="string" calcext:value-type="string">
            <text:p>Rue Bossuet</text:p>
          </table:table-cell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Place du Premier Mai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25.32" calcext:value-type="float">
            <text:p>25,32</text:p>
          </table:table-cell>
          <table:table-cell table:style-name="ce191" office:value-type="float" office:value="14.29" calcext:value-type="float">
            <text:p>14,29</text:p>
          </table:table-cell>
          <table:table-cell table:style-name="ce191" office:value-type="float" office:value="5.78" calcext:value-type="float">
            <text:p>5,78</text:p>
          </table:table-cell>
          <table:table-cell table:style-name="ce191" office:value-type="float" office:value="9.3" calcext:value-type="float">
            <text:p>9,3</text:p>
          </table:table-cell>
          <table:table-cell table:style-name="ce191" office:value-type="float" office:value="6.53" calcext:value-type="float">
            <text:p>6,53</text:p>
          </table:table-cell>
          <table:table-cell table:style-name="ce191" office:value-type="float" office:value="3179.34" calcext:value-type="float">
            <text:p>3179,34</text:p>
          </table:table-cell>
          <table:table-cell table:style-name="ce197" office:value-type="string" calcext:value-type="string">
            <text:p>B</text:p>
          </table:table-cell>
          <table:table-cell office:value-type="float" office:value="253859" calcext:value-type="float">
            <text:p>25385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Dunkerque Grand Littoral</text:p>
          </table:table-cell>
          <table:table-cell table:style-name="ce175" office:value-type="float" office:value="245900428" calcext:value-type="float">
            <text:p>245900428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Dunkerque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Voie Interne Arcelor Mittal</text:p>
          </table:table-cell>
          <table:table-cell table:style-name="ce191" office:value-type="string" calcext:value-type="string">
            <text:p>Rue Georges Pompidou</text:p>
          </table:table-cell>
          <table:table-cell table:style-name="ce191" office:value-type="string" calcext:value-type="string">
            <text:p>Rue du Kruysbellaert</text:p>
          </table:table-cell>
          <table:table-cell table:style-name="ce191" office:value-type="string" calcext:value-type="string">
            <text:p>Rue des Forts</text:p>
          </table:table-cell>
          <table:table-cell table:style-name="ce191" office:value-type="string" calcext:value-type="string">
            <text:p>Rue des éparges</text:p>
          </table:table-cell>
          <table:table-cell table:style-name="ce191" office:value-type="float" office:value="46.2" calcext:value-type="float">
            <text:p>46,2</text:p>
          </table:table-cell>
          <table:table-cell table:style-name="ce191" office:value-type="float" office:value="40.77" calcext:value-type="float">
            <text:p>40,77</text:p>
          </table:table-cell>
          <table:table-cell table:style-name="ce191" office:value-type="float" office:value="14.67" calcext:value-type="float">
            <text:p>14,67</text:p>
          </table:table-cell>
          <table:table-cell table:style-name="ce191" office:value-type="float" office:value="9.83" calcext:value-type="float">
            <text:p>9,83</text:p>
          </table:table-cell>
          <table:table-cell table:style-name="ce191" office:value-type="float" office:value="13.48" calcext:value-type="float">
            <text:p>13,48</text:p>
          </table:table-cell>
          <table:table-cell table:style-name="ce191" office:value-type="float" office:value="10.73" calcext:value-type="float">
            <text:p>10,73</text:p>
          </table:table-cell>
          <table:table-cell table:style-name="ce191" office:value-type="float" office:value="2238.88" calcext:value-type="float">
            <text:p>2238,88</text:p>
          </table:table-cell>
          <table:table-cell table:style-name="ce197" office:value-type="string" calcext:value-type="string">
            <text:p>D</text:p>
          </table:table-cell>
          <table:table-cell office:value-type="float" office:value="195917" calcext:value-type="float">
            <text:p>19591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Est Ensemble - Grand Paris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omainville</text:p>
          </table:table-cell>
          <table:table-cell table:style-name="ce174"/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e l'Ourcq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Passerelle de l'Hôtel de Ville</text:p>
          </table:table-cell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Chemin Latéral au Chemin de Fer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2.73" calcext:value-type="float">
            <text:p>32,73</text:p>
          </table:table-cell>
          <table:table-cell table:style-name="ce191" office:value-type="float" office:value="14.46" calcext:value-type="float">
            <text:p>14,46</text:p>
          </table:table-cell>
          <table:table-cell table:style-name="ce191" office:value-type="float" office:value="8.26" calcext:value-type="float">
            <text:p>8,26</text:p>
          </table:table-cell>
          <table:table-cell table:style-name="ce191" office:value-type="float" office:value="8.97" calcext:value-type="float">
            <text:p>8,97</text:p>
          </table:table-cell>
          <table:table-cell table:style-name="ce191" office:value-type="float" office:value="8.41" calcext:value-type="float">
            <text:p>8,41</text:p>
          </table:table-cell>
          <table:table-cell table:style-name="ce191" office:value-type="float" office:value="40000.16" calcext:value-type="float">
            <text:p>40000,16</text:p>
          </table:table-cell>
          <table:table-cell table:style-name="ce197" office:value-type="string" calcext:value-type="string">
            <text:p>A</text:p>
          </table:table-cell>
          <table:table-cell office:value-type="float" office:value="407717" calcext:value-type="float">
            <text:p>40771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Angoulême</text:p>
          </table:table-cell>
          <table:table-cell table:style-name="ce175" office:value-type="float" office:value="200071827" calcext:value-type="float">
            <text:p>200071827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ngouleme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'Auvergne</text:p>
          </table:table-cell>
          <table:table-cell table:style-name="ce191" office:value-type="string" calcext:value-type="string">
            <text:p>Route de Bordeaux</text:p>
          </table:table-cell>
          <table:table-cell table:style-name="ce191" office:value-type="string" calcext:value-type="string">
            <text:p>Quai de la Charente</text:p>
          </table:table-cell>
          <table:table-cell table:style-name="ce191" office:value-type="string" calcext:value-type="string">
            <text:p>Boulevard du 8 Mai 1945</text:p>
          </table:table-cell>
          <table:table-cell table:style-name="ce191" office:value-type="string" calcext:value-type="string">
            <text:p>Rond-Point de Girac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50.84" calcext:value-type="float">
            <text:p>50,84</text:p>
          </table:table-cell>
          <table:table-cell table:style-name="ce191" office:value-type="float" office:value="15.7" calcext:value-type="float">
            <text:p>15,7</text:p>
          </table:table-cell>
          <table:table-cell table:style-name="ce191" office:value-type="float" office:value="12.8" calcext:value-type="float">
            <text:p>12,8</text:p>
          </table:table-cell>
          <table:table-cell table:style-name="ce191" office:value-type="float" office:value="18.3" calcext:value-type="float">
            <text:p>18,3</text:p>
          </table:table-cell>
          <table:table-cell table:style-name="ce191" office:value-type="float" office:value="14.11" calcext:value-type="float">
            <text:p>14,11</text:p>
          </table:table-cell>
          <table:table-cell table:style-name="ce191" office:value-type="float" office:value="1391.67" calcext:value-type="float">
            <text:p>1391,67</text:p>
          </table:table-cell>
          <table:table-cell table:style-name="ce197" office:value-type="string" calcext:value-type="string">
            <text:p>C</text:p>
          </table:table-cell>
          <table:table-cell office:value-type="float" office:value="141776" calcext:value-type="float">
            <text:p>141776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Annecy agglomération</text:p>
          </table:table-cell>
          <table:table-cell table:style-name="ce176" office:value-type="float" office:value="200066793" calcext:value-type="float">
            <text:p>200066793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Annecy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Carnot</text:p>
          </table:table-cell>
          <table:table-cell table:style-name="ce191" office:value-type="string" calcext:value-type="string">
            <text:p>Rue de Frontenex</text:p>
          </table:table-cell>
          <table:table-cell table:style-name="ce191" office:value-type="string" calcext:value-type="string">
            <text:p>Rue du Bel Air</text:p>
          </table:table-cell>
          <table:table-cell table:style-name="ce191" office:value-type="string" calcext:value-type="string">
            <text:p>Rue Marc Leroux</text:p>
          </table:table-cell>
          <table:table-cell table:style-name="ce191" office:value-type="string" calcext:value-type="string">
            <text:p>Voie Verte</text:p>
          </table:table-cell>
          <table:table-cell table:style-name="ce191" office:value-type="float" office:value="49.2" calcext:value-type="float">
            <text:p>49,2</text:p>
          </table:table-cell>
          <table:table-cell table:style-name="ce191" office:value-type="float" office:value="35.16" calcext:value-type="float">
            <text:p>35,16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15.67" calcext:value-type="float">
            <text:p>15,67</text:p>
          </table:table-cell>
          <table:table-cell table:style-name="ce191" office:value-type="float" office:value="9.93" calcext:value-type="float">
            <text:p>9,93</text:p>
          </table:table-cell>
          <table:table-cell table:style-name="ce191" office:value-type="float" office:value="3245.55" calcext:value-type="float">
            <text:p>3245,55</text:p>
          </table:table-cell>
          <table:table-cell table:style-name="ce197" office:value-type="string" calcext:value-type="string">
            <text:p>C</text:p>
          </table:table-cell>
          <table:table-cell office:value-type="float" office:value="203784" calcext:value-type="float">
            <text:p>2037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Chambéry</text:p>
          </table:table-cell>
          <table:table-cell table:style-name="ce176" office:value-type="float" office:value="200069110" calcext:value-type="float">
            <text:p>200069110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Chambéry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s Ducs de Savoie</text:p>
          </table:table-cell>
          <table:table-cell table:style-name="ce191" office:value-type="string" calcext:value-type="string">
            <text:p>Voie verte de la Leysse</text:p>
          </table:table-cell>
          <table:table-cell table:style-name="ce191" office:value-type="string" calcext:value-type="string">
            <text:p>Place du Stade</text:p>
          </table:table-cell>
          <table:table-cell table:style-name="ce191" office:value-type="string" calcext:value-type="string">
            <text:p>Quai Charles Ravet</text:p>
          </table:table-cell>
          <table:table-cell table:style-name="ce191" office:value-type="string" calcext:value-type="string">
            <text:p>Quai de la Rize</text:p>
          </table:table-cell>
          <table:table-cell table:style-name="ce191" office:value-type="float" office:value="45.6" calcext:value-type="float">
            <text:p>45,6</text:p>
          </table:table-cell>
          <table:table-cell table:style-name="ce191" office:value-type="float" office:value="31.71" calcext:value-type="float">
            <text:p>31,71</text:p>
          </table:table-cell>
          <table:table-cell table:style-name="ce191" office:value-type="float" office:value="15.36" calcext:value-type="float">
            <text:p>15,36</text:p>
          </table:table-cell>
          <table:table-cell table:style-name="ce191" office:value-type="float" office:value="8.15" calcext:value-type="float">
            <text:p>8,15</text:p>
          </table:table-cell>
          <table:table-cell table:style-name="ce191" office:value-type="float" office:value="14.09" calcext:value-type="float">
            <text:p>14,09</text:p>
          </table:table-cell>
          <table:table-cell table:style-name="ce191" office:value-type="float" office:value="9.43" calcext:value-type="float">
            <text:p>9,43</text:p>
          </table:table-cell>
          <table:table-cell table:style-name="ce191" office:value-type="float" office:value="6200.05" calcext:value-type="float">
            <text:p>6200,05</text:p>
          </table:table-cell>
          <table:table-cell table:style-name="ce197" office:value-type="string" calcext:value-type="string">
            <text:p>B</text:p>
          </table:table-cell>
          <table:table-cell office:value-type="float" office:value="135290" calcext:value-type="float">
            <text:p>13529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Montauban</text:p>
          </table:table-cell>
          <table:table-cell table:style-name="ce176" office:value-type="float" office:value="248200099" calcext:value-type="float">
            <text:p>248200099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Montauban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Alexandre 1er</text:p>
          </table:table-cell>
          <table:table-cell table:style-name="ce191" office:value-type="string" calcext:value-type="string">
            <text:p>Faubourg Lacapelle</text:p>
          </table:table-cell>
          <table:table-cell table:style-name="ce191" office:value-type="string" calcext:value-type="string">
            <text:p>Allée du Consul Dupuy</text:p>
          </table:table-cell>
          <table:table-cell table:style-name="ce191" office:value-type="string" calcext:value-type="string">
            <text:p>Place du Maréchal Foch</text:p>
          </table:table-cell>
          <table:table-cell table:style-name="ce191" office:value-type="string" calcext:value-type="string">
            <text:p>Rue Marie Lafon</text:p>
          </table:table-cell>
          <table:table-cell table:style-name="ce191" office:value-type="float" office:value="58.8" calcext:value-type="float">
            <text:p>58,8</text:p>
          </table:table-cell>
          <table:table-cell table:style-name="ce191" office:value-type="float" office:value="31.35" calcext:value-type="float">
            <text:p>31,35</text:p>
          </table:table-cell>
          <table:table-cell table:style-name="ce191" office:value-type="float" office:value="13.54" calcext:value-type="float">
            <text:p>13,54</text:p>
          </table:table-cell>
          <table:table-cell table:style-name="ce191" office:value-type="float" office:value="6.86" calcext:value-type="float">
            <text:p>6,86</text:p>
          </table:table-cell>
          <table:table-cell table:style-name="ce191" office:value-type="float" office:value="12.69" calcext:value-type="float">
            <text:p>12,69</text:p>
          </table:table-cell>
          <table:table-cell table:style-name="ce191" office:value-type="float" office:value="7.94" calcext:value-type="float">
            <text:p>7,94</text:p>
          </table:table-cell>
          <table:table-cell table:style-name="ce191" office:value-type="float" office:value="3164.31" calcext:value-type="float">
            <text:p>3164,31</text:p>
          </table:table-cell>
          <table:table-cell table:style-name="ce197" office:value-type="string" calcext:value-type="string">
            <text:p>B</text:p>
          </table:table-cell>
          <table:table-cell office:value-type="float" office:value="78048" calcext:value-type="float">
            <text:p>78048</text:p>
          </table:table-cell>
          <table:table-cell office:value-type="string" calcext:value-type="string">
            <text:p>Moins de 1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Paris Seine Ouest</text:p>
          </table:table-cell>
          <table:table-cell table:style-name="ce179" office:value-type="float" office:value="200057974" calcext:value-type="float">
            <text:p>200 057 974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Hauts-de-Seine#/media/Fichier:Peniches_sur_la_Seine_a_Boulogne_P1000112.JP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La Coulée Verte</text:p>
          </table:table-cell>
          <table:table-cell table:style-name="ce191" office:value-type="string" calcext:value-type="string">
            <text:p>Carrefour de l'Insurrection</text:p>
          </table:table-cell>
          <table:table-cell table:style-name="ce191" office:value-type="string" calcext:value-type="string">
            <text:p>Rue Rouget de Lisle</text:p>
          </table:table-cell>
          <table:table-cell table:style-name="ce191" office:value-type="string" calcext:value-type="string">
            <text:p>Rond-Point Victor Hugo</text:p>
          </table:table-cell>
          <table:table-cell table:style-name="ce191" office:value-type="string" calcext:value-type="string">
            <text:p>Rue Jeanne d'Arc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37.56" calcext:value-type="float">
            <text:p>37,56</text:p>
          </table:table-cell>
          <table:table-cell table:style-name="ce191" office:value-type="float" office:value="14.82" calcext:value-type="float">
            <text:p>14,82</text:p>
          </table:table-cell>
          <table:table-cell table:style-name="ce191" office:value-type="float" office:value="9.35" calcext:value-type="float">
            <text:p>9,35</text:p>
          </table:table-cell>
          <table:table-cell table:style-name="ce191" office:value-type="float" office:value="11.13" calcext:value-type="float">
            <text:p>11,13</text:p>
          </table:table-cell>
          <table:table-cell table:style-name="ce191" office:value-type="float" office:value="9.74" calcext:value-type="float">
            <text:p>9,74</text:p>
          </table:table-cell>
          <table:table-cell table:style-name="ce191" office:value-type="float" office:value="44741.47" calcext:value-type="float">
            <text:p>44741,47</text:p>
          </table:table-cell>
          <table:table-cell table:style-name="ce197" office:value-type="string" calcext:value-type="string">
            <text:p>B</text:p>
          </table:table-cell>
          <table:table-cell office:value-type="float" office:value="319603" calcext:value-type="float">
            <text:p>31960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Grand Poitiers</text:p>
          </table:table-cell>
          <table:table-cell table:style-name="ce176" office:value-type="float" office:value="200069854" calcext:value-type="float">
            <text:p>200069854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Poitier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Solférino</text:p>
          </table:table-cell>
          <table:table-cell table:style-name="ce191" office:value-type="string" calcext:value-type="string">
            <text:p>Viaduc Léon-Blum</text:p>
          </table:table-cell>
          <table:table-cell table:style-name="ce191" office:value-type="string" calcext:value-type="string">
            <text:p>Rue Henri Oudin</text:p>
          </table:table-cell>
          <table:table-cell table:style-name="ce191" office:value-type="string" calcext:value-type="string">
            <text:p>Rue Sadi Carnot</text:p>
          </table:table-cell>
          <table:table-cell table:style-name="ce191" office:value-type="string" calcext:value-type="string">
            <text:p>Rue du Puygarreau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33.52" calcext:value-type="float">
            <text:p>33,52</text:p>
          </table:table-cell>
          <table:table-cell table:style-name="ce191" office:value-type="float" office:value="15.04" calcext:value-type="float">
            <text:p>15,04</text:p>
          </table:table-cell>
          <table:table-cell table:style-name="ce191" office:value-type="float" office:value="8.3" calcext:value-type="float">
            <text:p>8,3</text:p>
          </table:table-cell>
          <table:table-cell table:style-name="ce191" office:value-type="float" office:value="15.07" calcext:value-type="float">
            <text:p>15,07</text:p>
          </table:table-cell>
          <table:table-cell table:style-name="ce191" office:value-type="float" office:value="9.58" calcext:value-type="float">
            <text:p>9,58</text:p>
          </table:table-cell>
          <table:table-cell table:style-name="ce191" office:value-type="float" office:value="7641.14" calcext:value-type="float">
            <text:p>7641,14</text:p>
          </table:table-cell>
          <table:table-cell table:style-name="ce197" office:value-type="string" calcext:value-type="string">
            <text:p>B</text:p>
          </table:table-cell>
          <table:table-cell office:value-type="float" office:value="194068" calcext:value-type="float">
            <text:p>194068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Grand Troyes</text:p>
          </table:table-cell>
          <table:table-cell table:style-name="ce176" office:value-type="float" office:value="200069250" calcext:value-type="float">
            <text:p>200069250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Troyes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Général Patton</text:p>
          </table:table-cell>
          <table:table-cell table:style-name="ce191" office:value-type="string" calcext:value-type="string">
            <text:p>Rue Georges Clemenceau</text:p>
          </table:table-cell>
          <table:table-cell table:style-name="ce191" office:value-type="string" calcext:value-type="string">
            <text:p>Rue de la Cité</text:p>
          </table:table-cell>
          <table:table-cell table:style-name="ce191" office:value-type="string" calcext:value-type="string">
            <text:p>Quai des Comtes de Champagne</text:p>
          </table:table-cell>
          <table:table-cell table:style-name="ce191" office:value-type="string" calcext:value-type="string">
            <text:p>Rue émile Zola</text:p>
          </table:table-cell>
          <table:table-cell table:style-name="ce191" office:value-type="float" office:value="69.6" calcext:value-type="float">
            <text:p>69,6</text:p>
          </table:table-cell>
          <table:table-cell table:style-name="ce191" office:value-type="float" office:value="48.65" calcext:value-type="float">
            <text:p>48,65</text:p>
          </table:table-cell>
          <table:table-cell table:style-name="ce191" office:value-type="float" office:value="13.22" calcext:value-type="float">
            <text:p>13,22</text:p>
          </table:table-cell>
          <table:table-cell table:style-name="ce191" office:value-type="float" office:value="9.96" calcext:value-type="float">
            <text:p>9,96</text:p>
          </table:table-cell>
          <table:table-cell table:style-name="ce191" office:value-type="float" office:value="15.6" calcext:value-type="float">
            <text:p>15,6</text:p>
          </table:table-cell>
          <table:table-cell table:style-name="ce191" office:value-type="float" office:value="11.9" calcext:value-type="float">
            <text:p>11,9</text:p>
          </table:table-cell>
          <table:table-cell table:style-name="ce191" office:value-type="float" office:value="601.51" calcext:value-type="float">
            <text:p>601,51</text:p>
          </table:table-cell>
          <table:table-cell table:style-name="ce197" office:value-type="string" calcext:value-type="string">
            <text:p>D</text:p>
          </table:table-cell>
          <table:table-cell office:value-type="float" office:value="172329" calcext:value-type="float">
            <text:p>172329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70" office:value-type="string" calcext:value-type="string">
            <text:p>Grenoble Alpes Métropole - La Métro</text:p>
          </table:table-cell>
          <table:table-cell table:style-name="ce175" office:value-type="float" office:value="253800825" calcext:value-type="float">
            <text:p>253800825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Pour Syndicat des mobilités de l'aire urbaine de Grenobel (SMAAG)</text:p>
          </table:table-cell>
          <table:table-cell table:style-name="ce174"/>
          <table:table-cell table:style-name="ce174" office:value-type="string" calcext:value-type="string">
            <text:p>https://fr.wikipedia.org/wiki/Grenoble-Alpes_M%C3%A9tropole#/media/Fichier:Panorama_pinelli.jpg</text:p>
          </table:table-cell>
          <table:table-cell office:value-type="string" calcext:value-type="string">
            <text:p>SM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Jean Pain</text:p>
          </table:table-cell>
          <table:table-cell table:style-name="ce191" office:value-type="string" calcext:value-type="string">
            <text:p>Place Paul Mistral</text:p>
          </table:table-cell>
          <table:table-cell table:style-name="ce191" office:value-type="string" calcext:value-type="string">
            <text:p>Chemin de la Digue</text:p>
          </table:table-cell>
          <table:table-cell table:style-name="ce191" office:value-type="string" calcext:value-type="string">
            <text:p>Rue Berthe de Boissieux</text:p>
          </table:table-cell>
          <table:table-cell table:style-name="ce191" office:value-type="string" calcext:value-type="string">
            <text:p>Place Eugène Chavant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1.47" calcext:value-type="float">
            <text:p>31,47</text:p>
          </table:table-cell>
          <table:table-cell table:style-name="ce191" office:value-type="float" office:value="14.66" calcext:value-type="float">
            <text:p>14,66</text:p>
          </table:table-cell>
          <table:table-cell table:style-name="ce191" office:value-type="float" office:value="7.03" calcext:value-type="float">
            <text:p>7,03</text:p>
          </table:table-cell>
          <table:table-cell table:style-name="ce191" office:value-type="float" office:value="12.68" calcext:value-type="float">
            <text:p>12,68</text:p>
          </table:table-cell>
          <table:table-cell table:style-name="ce191" office:value-type="float" office:value="8.27" calcext:value-type="float">
            <text:p>8,27</text:p>
          </table:table-cell>
          <table:table-cell table:style-name="ce191" office:value-type="float" office:value="3659.79" calcext:value-type="float">
            <text:p>3659,79</text:p>
          </table:table-cell>
          <table:table-cell table:style-name="ce197" office:value-type="string" calcext:value-type="string">
            <text:p>B</text:p>
          </table:table-cell>
          <table:table-cell office:value-type="float" office:value="650820" calcext:value-type="float">
            <text:p>65082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e Grand Chalon</text:p>
          </table:table-cell>
          <table:table-cell table:style-name="ce176" office:value-type="float" office:value="247100589" calcext:value-type="float">
            <text:p>247100589</text:p>
          </table:table-cell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Chalon-sur-Saone</text:p>
          </table:table-cell>
          <table:table-cell table:style-name="ce174" office:value-type="string" calcext:value-type="string">
            <text:p>https://fr.wikipedia.org/wiki/Chalon-sur-Sa%C3%B4ne#/media/Fichier:Chalon-hiver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Rue Pierre Mendes France</text:p>
          </table:table-cell>
          <table:table-cell table:style-name="ce191" office:value-type="string" calcext:value-type="string">
            <text:p>Rue des Hortensias</text:p>
          </table:table-cell>
          <table:table-cell table:style-name="ce191" office:value-type="string" calcext:value-type="string">
            <text:p>Rue du Capitaine Drillien</text:p>
          </table:table-cell>
          <table:table-cell table:style-name="ce191" office:value-type="string" calcext:value-type="string">
            <text:p>Place de Beaune</text:p>
          </table:table-cell>
          <table:table-cell table:style-name="ce191" office:value-type="float" office:value="56.4" calcext:value-type="float">
            <text:p>56,4</text:p>
          </table:table-cell>
          <table:table-cell table:style-name="ce191" office:value-type="float" office:value="42.59" calcext:value-type="float">
            <text:p>42,59</text:p>
          </table:table-cell>
          <table:table-cell table:style-name="ce191" office:value-type="float" office:value="14.25" calcext:value-type="float">
            <text:p>14,25</text:p>
          </table:table-cell>
          <table:table-cell table:style-name="ce191" office:value-type="float" office:value="9.52" calcext:value-type="float">
            <text:p>9,52</text:p>
          </table:table-cell>
          <table:table-cell table:style-name="ce191" office:value-type="float" office:value="14.67" calcext:value-type="float">
            <text:p>14,67</text:p>
          </table:table-cell>
          <table:table-cell table:style-name="ce191" office:value-type="float" office:value="10.95" calcext:value-type="float">
            <text:p>10,95</text:p>
          </table:table-cell>
          <table:table-cell table:style-name="ce191" office:value-type="float" office:value="1985.28" calcext:value-type="float">
            <text:p>1985,28</text:p>
          </table:table-cell>
          <table:table-cell table:style-name="ce197" office:value-type="string" calcext:value-type="string">
            <text:p>E</text:p>
          </table:table-cell>
          <table:table-cell office:value-type="float" office:value="113869" calcext:value-type="float">
            <text:p>11386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Le Grand Nancy</text:p>
          </table:table-cell>
          <table:table-cell table:style-name="ce176" office:value-type="float" office:value="245400676" calcext:value-type="float">
            <text:p>245400676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ancy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Georges Clemenceau</text:p>
          </table:table-cell>
          <table:table-cell table:style-name="ce191" office:value-type="string" calcext:value-type="string">
            <text:p>Place Gérard d'Alsace</text:p>
          </table:table-cell>
          <table:table-cell table:style-name="ce191" office:value-type="string" calcext:value-type="string">
            <text:p>Boulevard Louis Barthou</text:p>
          </table:table-cell>
          <table:table-cell table:style-name="ce191" office:value-type="string" calcext:value-type="string">
            <text:p>Place de la Division de Fer</text:p>
          </table:table-cell>
          <table:table-cell table:style-name="ce191" office:value-type="string" calcext:value-type="string">
            <text:p>Avenue Foch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27.46" calcext:value-type="float">
            <text:p>27,46</text:p>
          </table:table-cell>
          <table:table-cell table:style-name="ce191" office:value-type="float" office:value="14.93" calcext:value-type="float">
            <text:p>14,93</text:p>
          </table:table-cell>
          <table:table-cell table:style-name="ce191" office:value-type="float" office:value="6.93" calcext:value-type="float">
            <text:p>6,93</text:p>
          </table:table-cell>
          <table:table-cell table:style-name="ce191" office:value-type="float" office:value="9.47" calcext:value-type="float">
            <text:p>9,47</text:p>
          </table:table-cell>
          <table:table-cell table:style-name="ce191" office:value-type="float" office:value="7.55" calcext:value-type="float">
            <text:p>7,55</text:p>
          </table:table-cell>
          <table:table-cell table:style-name="ce191" office:value-type="float" office:value="1769.77" calcext:value-type="float">
            <text:p>1769,77</text:p>
          </table:table-cell>
          <table:table-cell table:style-name="ce197" office:value-type="string" calcext:value-type="string">
            <text:p>C</text:p>
          </table:table-cell>
          <table:table-cell office:value-type="float" office:value="257431" calcext:value-type="float">
            <text:p>25743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Le Grand Périgeux </text:p>
          </table:table-cell>
          <table:table-cell table:style-name="ce175" office:value-type="float" office:value="200040392" calcext:value-type="float">
            <text:p>200040392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CA</text:p>
          </table:table-cell>
          <table:table-cell table:style-name="ce187" table:number-columns-repeated="3"/>
          <table:table-cell table:number-columns-repeated="12"/>
          <table:table-cell table:style-name="ce196"/>
          <table:table-cell office:value-type="float" office:value="103757" calcext:value-type="float">
            <text:p>10375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imoges Métropole</text:p>
          </table:table-cell>
          <table:table-cell table:style-name="ce175" office:value-type="float" office:value="248719312" calcext:value-type="float">
            <text:p>248719312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imoges</text:p>
          </table:table-cell>
          <table:table-cell table:style-name="ce174"/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Joseph Cazautets</text:p>
          </table:table-cell>
          <table:table-cell table:style-name="ce191" office:value-type="string" calcext:value-type="string">
            <text:p>Carrefour Beaupeyrat</text:p>
          </table:table-cell>
          <table:table-cell table:style-name="ce191" office:value-type="string" calcext:value-type="string">
            <text:p>Rue d'Auzette</text:p>
          </table:table-cell>
          <table:table-cell table:style-name="ce191" office:value-type="string" calcext:value-type="string">
            <text:p>Boulevard Bel Air</text:p>
          </table:table-cell>
          <table:table-cell table:style-name="ce191" office:value-type="string" calcext:value-type="string">
            <text:p>Rue des Carriers</text:p>
          </table:table-cell>
          <table:table-cell table:style-name="ce191" office:value-type="float" office:value="72" calcext:value-type="float">
            <text:p>72</text:p>
          </table:table-cell>
          <table:table-cell table:style-name="ce191" office:value-type="float" office:value="36.93" calcext:value-type="float">
            <text:p>36,93</text:p>
          </table:table-cell>
          <table:table-cell table:style-name="ce191" office:value-type="float" office:value="13.86" calcext:value-type="float">
            <text:p>13,86</text:p>
          </table:table-cell>
          <table:table-cell table:style-name="ce191" office:value-type="float" office:value="7.07" calcext:value-type="float">
            <text:p>7,07</text:p>
          </table:table-cell>
          <table:table-cell table:style-name="ce191" office:value-type="float" office:value="17.66" calcext:value-type="float">
            <text:p>17,66</text:p>
          </table:table-cell>
          <table:table-cell table:style-name="ce191" office:value-type="float" office:value="9.87" calcext:value-type="float">
            <text:p>9,87</text:p>
          </table:table-cell>
          <table:table-cell table:style-name="ce191" office:value-type="float" office:value="1182.61" calcext:value-type="float">
            <text:p>1182,61</text:p>
          </table:table-cell>
          <table:table-cell table:style-name="ce197" office:value-type="string" calcext:value-type="string">
            <text:p>C</text:p>
          </table:table-cell>
          <table:table-cell office:value-type="float" office:value="207385" calcext:value-type="float">
            <text:p>2073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Lorient agglomération</text:p>
          </table:table-cell>
          <table:table-cell table:style-name="ce176" office:value-type="float" office:value="200042174" calcext:value-type="float">
            <text:p>200042174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orient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Stang Er Réo</text:p>
          </table:table-cell>
          <table:table-cell table:style-name="ce191" office:value-type="string" calcext:value-type="string">
            <text:p>Rue des Pins</text:p>
          </table:table-cell>
          <table:table-cell table:style-name="ce191" office:value-type="string" calcext:value-type="string">
            <text:p>Rue du Scorff</text:p>
          </table:table-cell>
          <table:table-cell table:style-name="ce191" office:value-type="string" calcext:value-type="string">
            <text:p>Rue Amiral Favereau</text:p>
          </table:table-cell>
          <table:table-cell table:style-name="ce191" office:value-type="string" calcext:value-type="string">
            <text:p>Rue Le Métayer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4.38" calcext:value-type="float">
            <text:p>34,38</text:p>
          </table:table-cell>
          <table:table-cell table:style-name="ce191" office:value-type="float" office:value="15.44" calcext:value-type="float">
            <text:p>15,44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8.71" calcext:value-type="float">
            <text:p>8,71</text:p>
          </table:table-cell>
          <table:table-cell table:style-name="ce191" office:value-type="float" office:value="9.51" calcext:value-type="float">
            <text:p>9,51</text:p>
          </table:table-cell>
          <table:table-cell table:style-name="ce191" office:value-type="float" office:value="2950.34" calcext:value-type="float">
            <text:p>2950,34</text:p>
          </table:table-cell>
          <table:table-cell table:style-name="ce197" office:value-type="string" calcext:value-type="string">
            <text:p>E</text:p>
          </table:table-cell>
          <table:table-cell office:value-type="float" office:value="204107" calcext:value-type="float">
            <text:p>204107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de Lyon</text:p>
          </table:table-cell>
          <table:table-cell table:style-name="ce169"/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M%C3%A9tropole_de_Lyon#/media/Fichier:Vue_de_Lyon_depuis_la_passerelle_Raymond_Barr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Cours Gambetta</text:p>
          </table:table-cell>
          <table:table-cell table:style-name="ce191" office:value-type="string" calcext:value-type="string">
            <text:p>Voie Verte des Berges du Rhône</text:p>
          </table:table-cell>
          <table:table-cell table:style-name="ce191" office:value-type="string" calcext:value-type="string">
            <text:p>Piste Cyclable du Pont de Lattre de Tassigny</text:p>
          </table:table-cell>
          <table:table-cell table:style-name="ce191" office:value-type="string" calcext:value-type="string">
            <text:p>Square Julien Gras</text:p>
          </table:table-cell>
          <table:table-cell table:style-name="ce191" office:value-type="string" calcext:value-type="string">
            <text:p>Place Albert Thomas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25.23" calcext:value-type="float">
            <text:p>25,23</text:p>
          </table:table-cell>
          <table:table-cell table:style-name="ce191" office:value-type="float" office:value="14.04" calcext:value-type="float">
            <text:p>14,04</text:p>
          </table:table-cell>
          <table:table-cell table:style-name="ce191" office:value-type="float" office:value="6.05" calcext:value-type="float">
            <text:p>6,05</text:p>
          </table:table-cell>
          <table:table-cell table:style-name="ce191" office:value-type="float" office:value="8.47" calcext:value-type="float">
            <text:p>8,47</text:p>
          </table:table-cell>
          <table:table-cell table:style-name="ce191" office:value-type="float" office:value="6.49" calcext:value-type="float">
            <text:p>6,49</text:p>
          </table:table-cell>
          <table:table-cell table:style-name="ce191" office:value-type="float" office:value="37337.08" calcext:value-type="float">
            <text:p>37337,08</text:p>
          </table:table-cell>
          <table:table-cell table:style-name="ce197" office:value-type="string" calcext:value-type="string">
            <text:p>A</text:p>
          </table:table-cell>
          <table:table-cell office:value-type="float" office:value="1398892" calcext:value-type="float">
            <text:p>1398892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du Grand Paris</text:p>
          </table:table-cell>
          <table:table-cell table:style-name="ce175" office:value-type="float" office:value="200054781" calcext:value-type="float">
            <text:p>200054781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aris#/media/Fichier:Paris_Night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8.2" calcext:value-type="float">
            <text:p>58,2</text:p>
          </table:table-cell>
          <table:table-cell table:style-name="ce191" office:value-type="float" office:value="27.42" calcext:value-type="float">
            <text:p>27,42</text:p>
          </table:table-cell>
          <table:table-cell table:style-name="ce191" office:value-type="float" office:value="13.68" calcext:value-type="float">
            <text:p>13,68</text:p>
          </table:table-cell>
          <table:table-cell table:style-name="ce191" office:value-type="float" office:value="6.57" calcext:value-type="float">
            <text:p>6,57</text:p>
          </table:table-cell>
          <table:table-cell table:style-name="ce191" office:value-type="float" office:value="7.17" calcext:value-type="float">
            <text:p>7,17</text:p>
          </table:table-cell>
          <table:table-cell table:style-name="ce191" office:value-type="float" office:value="6.7" calcext:value-type="float">
            <text:p>6,7</text:p>
          </table:table-cell>
          <table:table-cell table:style-name="ce191" office:value-type="float" office:value="281027.9" calcext:value-type="float">
            <text:p>281027,9</text:p>
          </table:table-cell>
          <table:table-cell table:style-name="ce197" office:value-type="string" calcext:value-type="string">
            <text:p>A</text:p>
          </table:table-cell>
          <table:table-cell office:value-type="float" office:value="7075028" calcext:value-type="float">
            <text:p>7075028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Métropole européenne de Lille (MEL)</text:p>
          </table:table-cell>
          <table:table-cell table:style-name="ce176" office:value-type="float" office:value="200093201" calcext:value-type="float">
            <text:p>200093201</text:p>
          </table:table-cell>
          <table:table-cell table:style-name="ce174" office:value-type="string" calcext:value-type="string">
            <text:p>32 - Hauts-de-Franc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Lille</text:p>
          </table:table-cell>
          <table:table-cell table:style-name="ce174" office:value-type="string" calcext:value-type="string">
            <text:p>https://fr.wikipedia.org/wiki/M%C3%A9tropole_europ%C3%A9enne_de_Lille#/media/Fichier:Lille_gd_plac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ont de la Citadelle</text:p>
          </table:table-cell>
          <table:table-cell table:style-name="ce191" office:value-type="string" calcext:value-type="string">
            <text:p>Avenue Le Corbusier</text:p>
          </table:table-cell>
          <table:table-cell table:style-name="ce191" office:value-type="string" calcext:value-type="string">
            <text:p>Boulevard de la Liberté</text:p>
          </table:table-cell>
          <table:table-cell table:style-name="ce191" office:value-type="string" calcext:value-type="string">
            <text:p>Place de la Gare</text:p>
          </table:table-cell>
          <table:table-cell table:style-name="ce191" office:value-type="string" calcext:value-type="string">
            <text:p>Avenue Mathias Delobel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0.43" calcext:value-type="float">
            <text:p>30,43</text:p>
          </table:table-cell>
          <table:table-cell table:style-name="ce191" office:value-type="float" office:value="15.25" calcext:value-type="float">
            <text:p>15,25</text:p>
          </table:table-cell>
          <table:table-cell table:style-name="ce191" office:value-type="float" office:value="7.44" calcext:value-type="float">
            <text:p>7,44</text:p>
          </table:table-cell>
          <table:table-cell table:style-name="ce191" office:value-type="float" office:value="11.68" calcext:value-type="float">
            <text:p>11,68</text:p>
          </table:table-cell>
          <table:table-cell table:style-name="ce191" office:value-type="float" office:value="8.49" calcext:value-type="float">
            <text:p>8,49</text:p>
          </table:table-cell>
          <table:table-cell table:style-name="ce191" office:value-type="float" office:value="21839.29" calcext:value-type="float">
            <text:p>21839,29</text:p>
          </table:table-cell>
          <table:table-cell table:style-name="ce197" office:value-type="string" calcext:value-type="string">
            <text:p>B</text:p>
          </table:table-cell>
          <table:table-cell office:value-type="float" office:value="1174273" calcext:value-type="float">
            <text:p>1174273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Rouen Normandie</text:p>
          </table:table-cell>
          <table:table-cell table:style-name="ce175" office:value-type="float" office:value="200023414" calcext:value-type="float">
            <text:p>200023414</text:p>
          </table:table-cell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oue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Square des Chanes</text:p>
          </table:table-cell>
          <table:table-cell table:style-name="ce191" office:value-type="string" calcext:value-type="string">
            <text:p>Place Saint-Marc</text:p>
          </table:table-cell>
          <table:table-cell table:style-name="ce191" office:value-type="string" calcext:value-type="string">
            <text:p>Rue Robert Schuman</text:p>
          </table:table-cell>
          <table:table-cell table:style-name="ce191" office:value-type="string" calcext:value-type="string">
            <text:p>Rue Lafayette</text:p>
          </table:table-cell>
          <table:table-cell table:style-name="ce191" office:value-type="string" calcext:value-type="string">
            <text:p>Rue du Bois Bagnères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40.25" calcext:value-type="float">
            <text:p>40,25</text:p>
          </table:table-cell>
          <table:table-cell table:style-name="ce191" office:value-type="float" office:value="15.26" calcext:value-type="float">
            <text:p>15,26</text:p>
          </table:table-cell>
          <table:table-cell table:style-name="ce191" office:value-type="float" office:value="10.09" calcext:value-type="float">
            <text:p>10,09</text:p>
          </table:table-cell>
          <table:table-cell table:style-name="ce191" office:value-type="float" office:value="15.13" calcext:value-type="float">
            <text:p>15,13</text:p>
          </table:table-cell>
          <table:table-cell table:style-name="ce191" office:value-type="float" office:value="11.34" calcext:value-type="float">
            <text:p>11,34</text:p>
          </table:table-cell>
          <table:table-cell table:style-name="ce191" office:value-type="float" office:value="6216.98" calcext:value-type="float">
            <text:p>6216,98</text:p>
          </table:table-cell>
          <table:table-cell table:style-name="ce197" office:value-type="string" calcext:value-type="string">
            <text:p>B</text:p>
          </table:table-cell>
          <table:table-cell office:value-type="float" office:value="492681" calcext:value-type="float">
            <text:p>492681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Métropole Toulon Provence Méditerranée</text:p>
          </table:table-cell>
          <table:table-cell table:style-name="ce176" office:value-type="float" office:value="248300543" calcext:value-type="float">
            <text:p>248300543</text:p>
          </table:table-cell>
          <table:table-cell table:style-name="ce174" office:value-type="string" calcext:value-type="string">
            <text:p>93 - Provence-Alpes-Côte d'Azur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Toulon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u Docteur Louis Puy</text:p>
          </table:table-cell>
          <table:table-cell table:style-name="ce191" office:value-type="string" calcext:value-type="string">
            <text:p>Rue Ernest Reyer</text:p>
          </table:table-cell>
          <table:table-cell table:style-name="ce191" office:value-type="string" calcext:value-type="string">
            <text:p>Avenue Roger Decouvoux</text:p>
          </table:table-cell>
          <table:table-cell table:style-name="ce191" office:value-type="string" calcext:value-type="string">
            <text:p>Boulevard étienne Peyre</text:p>
          </table:table-cell>
          <table:table-cell table:style-name="ce191" office:value-type="string" calcext:value-type="string">
            <text:p>Avenue du Docteur Mazen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34.57" calcext:value-type="float">
            <text:p>34,57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9.05" calcext:value-type="float">
            <text:p>9,05</text:p>
          </table:table-cell>
          <table:table-cell table:style-name="ce191" office:value-type="float" office:value="12.79" calcext:value-type="float">
            <text:p>12,79</text:p>
          </table:table-cell>
          <table:table-cell table:style-name="ce191" office:value-type="float" office:value="10.1" calcext:value-type="float">
            <text:p>10,1</text:p>
          </table:table-cell>
          <table:table-cell table:style-name="ce191" office:value-type="float" office:value="3437.68" calcext:value-type="float">
            <text:p>3437,68</text:p>
          </table:table-cell>
          <table:table-cell table:style-name="ce197" office:value-type="string" calcext:value-type="string">
            <text:p>B</text:p>
          </table:table-cell>
          <table:table-cell office:value-type="float" office:value="438985" calcext:value-type="float">
            <text:p>438985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Metz</text:p>
          </table:table-cell>
          <table:table-cell table:style-name="ce175" office:value-type="float" office:value="57463" calcext:value-type="float">
            <text:p>57463</text:p>
          </table:table-cell>
          <table:table-cell table:style-name="ce167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attre de Tassigny</text:p>
          </table:table-cell>
          <table:table-cell table:style-name="ce191" office:value-type="string" calcext:value-type="string">
            <text:p>Rue de Bouteiller</text:p>
          </table:table-cell>
          <table:table-cell table:style-name="ce191" office:value-type="string" calcext:value-type="string">
            <text:p>Rue Mangin</text:p>
          </table:table-cell>
          <table:table-cell table:style-name="ce191" office:value-type="string" calcext:value-type="string">
            <text:p>Rue de la Marne</text:p>
          </table:table-cell>
          <table:table-cell table:style-name="ce191" office:value-type="string" calcext:value-type="string">
            <text:p>Pont des Mort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31.16" calcext:value-type="float">
            <text:p>31,16</text:p>
          </table:table-cell>
          <table:table-cell table:style-name="ce191" office:value-type="float" office:value="14.38" calcext:value-type="float">
            <text:p>14,38</text:p>
          </table:table-cell>
          <table:table-cell table:style-name="ce191" office:value-type="float" office:value="6.87" calcext:value-type="float">
            <text:p>6,87</text:p>
          </table:table-cell>
          <table:table-cell table:style-name="ce191" office:value-type="float" office:value="14.72" calcext:value-type="float">
            <text:p>14,72</text:p>
          </table:table-cell>
          <table:table-cell table:style-name="ce191" office:value-type="float" office:value="9.09" calcext:value-type="float">
            <text:p>9,09</text:p>
          </table:table-cell>
          <table:table-cell table:style-name="ce191" office:value-type="float" office:value="1017.2" calcext:value-type="float">
            <text:p>1017,2</text:p>
          </table:table-cell>
          <table:table-cell table:style-name="ce197" office:value-type="string" calcext:value-type="string">
            <text:p>C</text:p>
          </table:table-cell>
          <table:table-cell office:value-type="float" office:value="116581" calcext:value-type="float">
            <text:p>116581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Metz Métropole</text:p>
          </table:table-cell>
          <table:table-cell table:style-name="ce176" office:value-type="float" office:value="200039865" calcext:value-type="float">
            <text:p>200039865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Metz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attre de Tassigny</text:p>
          </table:table-cell>
          <table:table-cell table:style-name="ce191" office:value-type="string" calcext:value-type="string">
            <text:p>Rue de Bouteiller</text:p>
          </table:table-cell>
          <table:table-cell table:style-name="ce191" office:value-type="string" calcext:value-type="string">
            <text:p>Rue Mangin</text:p>
          </table:table-cell>
          <table:table-cell table:style-name="ce191" office:value-type="string" calcext:value-type="string">
            <text:p>Rue de la Marne</text:p>
          </table:table-cell>
          <table:table-cell table:style-name="ce191" office:value-type="string" calcext:value-type="string">
            <text:p>Pont des Morts</text:p>
          </table:table-cell>
          <table:table-cell table:style-name="ce191" office:value-type="float" office:value="44.4" calcext:value-type="float">
            <text:p>44,4</text:p>
          </table:table-cell>
          <table:table-cell table:style-name="ce191" office:value-type="float" office:value="31.48" calcext:value-type="float">
            <text:p>31,48</text:p>
          </table:table-cell>
          <table:table-cell table:style-name="ce191" office:value-type="float" office:value="14.63" calcext:value-type="float">
            <text:p>14,63</text:p>
          </table:table-cell>
          <table:table-cell table:style-name="ce191" office:value-type="float" office:value="7.07" calcext:value-type="float">
            <text:p>7,07</text:p>
          </table:table-cell>
          <table:table-cell table:style-name="ce191" office:value-type="float" office:value="13.72" calcext:value-type="float">
            <text:p>13,72</text:p>
          </table:table-cell>
          <table:table-cell table:style-name="ce191" office:value-type="float" office:value="9.12" calcext:value-type="float">
            <text:p>9,12</text:p>
          </table:table-cell>
          <table:table-cell table:style-name="ce191" office:value-type="float" office:value="1212.33" calcext:value-type="float">
            <text:p>1212,33</text:p>
          </table:table-cell>
          <table:table-cell table:style-name="ce197" office:value-type="string" calcext:value-type="string">
            <text:p>C</text:p>
          </table:table-cell>
          <table:table-cell office:value-type="float" office:value="221484" calcext:value-type="float">
            <text:p>221484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Montpellier Méditerranée Métropole</text:p>
          </table:table-cell>
          <table:table-cell table:style-name="ce169" office:value-type="float" office:value="243400017" calcext:value-type="float">
            <text:p>243400017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Charles Flahault</text:p>
          </table:table-cell>
          <table:table-cell table:style-name="ce191" office:value-type="string" calcext:value-type="string">
            <text:p>Place émile Martin</text:p>
          </table:table-cell>
          <table:table-cell table:style-name="ce191" office:value-type="string" calcext:value-type="string">
            <text:p>Route de Ganges</text:p>
          </table:table-cell>
          <table:table-cell table:style-name="ce191" office:value-type="string" calcext:value-type="string">
            <text:p>Avenue Pierre d'Adhémar</text:p>
          </table:table-cell>
          <table:table-cell table:style-name="ce191" office:value-type="string" calcext:value-type="string">
            <text:p>Place Marcel Godechot</text:p>
          </table:table-cell>
          <table:table-cell table:style-name="ce191" office:value-type="float" office:value="41.4" calcext:value-type="float">
            <text:p>41,4</text:p>
          </table:table-cell>
          <table:table-cell table:style-name="ce191" office:value-type="float" office:value="26.42" calcext:value-type="float">
            <text:p>26,42</text:p>
          </table:table-cell>
          <table:table-cell table:style-name="ce191" office:value-type="float" office:value="14.88" calcext:value-type="float">
            <text:p>14,88</text:p>
          </table:table-cell>
          <table:table-cell table:style-name="ce191" office:value-type="float" office:value="6.54" calcext:value-type="float">
            <text:p>6,54</text:p>
          </table:table-cell>
          <table:table-cell table:style-name="ce191" office:value-type="float" office:value="10.45" calcext:value-type="float">
            <text:p>10,45</text:p>
          </table:table-cell>
          <table:table-cell table:style-name="ce191" office:value-type="float" office:value="7.18" calcext:value-type="float">
            <text:p>7,18</text:p>
          </table:table-cell>
          <table:table-cell table:style-name="ce191" office:value-type="float" office:value="15307.1" calcext:value-type="float">
            <text:p>15307,1</text:p>
          </table:table-cell>
          <table:table-cell table:style-name="ce197" office:value-type="string" calcext:value-type="string">
            <text:p>B</text:p>
          </table:table-cell>
          <table:table-cell office:value-type="float" office:value="481279" calcext:value-type="float">
            <text:p>48127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Montreuil</text:p>
          </table:table-cell>
          <table:table-cell table:style-name="ce176" office:value-type="float" office:value="93048" calcext:value-type="float">
            <text:p>93048</text:p>
          </table:table-cell>
          <table:table-cell table:style-name="ce167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Boulevard Chanzy</text:p>
          </table:table-cell>
          <table:table-cell table:style-name="ce191" office:value-type="string" calcext:value-type="string">
            <text:p>Rue de Lagny</text:p>
          </table:table-cell>
          <table:table-cell table:style-name="ce191" office:value-type="string" calcext:value-type="string">
            <text:p>Boulevard Rouget de Lisle</text:p>
          </table:table-cell>
          <table:table-cell table:style-name="ce191" office:value-type="string" calcext:value-type="string">
            <text:p>Place de la Porte de Montreuil</text:p>
          </table:table-cell>
          <table:table-cell table:style-name="ce191" office:value-type="float" office:value="50.4" calcext:value-type="float">
            <text:p>50,4</text:p>
          </table:table-cell>
          <table:table-cell table:style-name="ce191" office:value-type="float" office:value="31.02" calcext:value-type="float">
            <text:p>31,02</text:p>
          </table:table-cell>
          <table:table-cell table:style-name="ce191" office:value-type="float" office:value="14.12" calcext:value-type="float">
            <text:p>14,12</text:p>
          </table:table-cell>
          <table:table-cell table:style-name="ce191" office:value-type="float" office:value="7.78" calcext:value-type="float">
            <text:p>7,78</text:p>
          </table:table-cell>
          <table:table-cell table:style-name="ce191" office:value-type="float" office:value="7.66" calcext:value-type="float">
            <text:p>7,66</text:p>
          </table:table-cell>
          <table:table-cell table:style-name="ce191" office:value-type="float" office:value="7.76" calcext:value-type="float">
            <text:p>7,76</text:p>
          </table:table-cell>
          <table:table-cell table:style-name="ce191" office:value-type="float" office:value="17402.97" calcext:value-type="float">
            <text:p>17402,97</text:p>
          </table:table-cell>
          <table:table-cell table:style-name="ce197" office:value-type="string" calcext:value-type="string">
            <text:p>A</text:p>
          </table:table-cell>
          <table:table-cell office:value-type="float" office:value="109914" calcext:value-type="float">
            <text:p>10991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Mulhouse</text:p>
          </table:table-cell>
          <table:table-cell table:style-name="ce176" office:value-type="float" office:value="68224" calcext:value-type="float">
            <text:p>68224</text:p>
          </table:table-cell>
          <table:table-cell table:style-name="ce167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Colmar</text:p>
          </table:table-cell>
          <table:table-cell table:style-name="ce191" office:value-type="string" calcext:value-type="string">
            <text:p>Boulevard du Président Roosevelt</text:p>
          </table:table-cell>
          <table:table-cell table:style-name="ce191" office:value-type="string" calcext:value-type="string">
            <text:p>Rue de l'Arsenal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string" calcext:value-type="string">
            <text:p>Rue de Kingersheim</text:p>
          </table:table-cell>
          <table:table-cell table:style-name="ce191" office:value-type="float" office:value="42" calcext:value-type="float">
            <text:p>42</text:p>
          </table:table-cell>
          <table:table-cell table:style-name="ce191" office:value-type="float" office:value="37.66" calcext:value-type="float">
            <text:p>37,66</text:p>
          </table:table-cell>
          <table:table-cell table:style-name="ce191" office:value-type="float" office:value="14.05" calcext:value-type="float">
            <text:p>14,05</text:p>
          </table:table-cell>
          <table:table-cell table:style-name="ce191" office:value-type="float" office:value="8.78" calcext:value-type="float">
            <text:p>8,78</text:p>
          </table:table-cell>
          <table:table-cell table:style-name="ce191" office:value-type="float" office:value="13.34" calcext:value-type="float">
            <text:p>13,34</text:p>
          </table:table-cell>
          <table:table-cell table:style-name="ce191" office:value-type="float" office:value="10.03" calcext:value-type="float">
            <text:p>10,03</text:p>
          </table:table-cell>
          <table:table-cell table:style-name="ce191" office:value-type="float" office:value="1559.81" calcext:value-type="float">
            <text:p>1559,81</text:p>
          </table:table-cell>
          <table:table-cell table:style-name="ce197" office:value-type="string" calcext:value-type="string">
            <text:p>B</text:p>
          </table:table-cell>
          <table:table-cell office:value-type="float" office:value="108942" calcext:value-type="float">
            <text:p>108942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Nantes Métropole</text:p>
          </table:table-cell>
          <table:table-cell table:style-name="ce175" office:value-type="float" office:value="244400404" calcext:value-type="float">
            <text:p>244400404</text:p>
          </table:table-cell>
          <table:table-cell table:style-name="ce174" office:value-type="string" calcext:value-type="string">
            <text:p>52 - Pays de la Loir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antes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'écluse</text:p>
          </table:table-cell>
          <table:table-cell table:style-name="ce191" office:value-type="string" calcext:value-type="string">
            <text:p>Rond-Point du Pont Morand</text:p>
          </table:table-cell>
          <table:table-cell table:style-name="ce191" office:value-type="string" calcext:value-type="string">
            <text:p>Pont Général Audibert</text:p>
          </table:table-cell>
          <table:table-cell table:style-name="ce191" office:value-type="string" calcext:value-type="string">
            <text:p>Boulevard des Martyrs Nantais de la Résistance</text:p>
          </table:table-cell>
          <table:table-cell table:style-name="ce191" office:value-type="string" calcext:value-type="string">
            <text:p>Boulevard Jean Monnet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6.95" calcext:value-type="float">
            <text:p>26,95</text:p>
          </table:table-cell>
          <table:table-cell table:style-name="ce191" office:value-type="float" office:value="15.21" calcext:value-type="float">
            <text:p>15,21</text:p>
          </table:table-cell>
          <table:table-cell table:style-name="ce191" office:value-type="float" office:value="6.7" calcext:value-type="float">
            <text:p>6,7</text:p>
          </table:table-cell>
          <table:table-cell table:style-name="ce191" office:value-type="float" office:value="10.62" calcext:value-type="float">
            <text:p>10,62</text:p>
          </table:table-cell>
          <table:table-cell table:style-name="ce191" office:value-type="float" office:value="7.46" calcext:value-type="float">
            <text:p>7,46</text:p>
          </table:table-cell>
          <table:table-cell table:style-name="ce191" office:value-type="float" office:value="35426.65" calcext:value-type="float">
            <text:p>35426,65</text:p>
          </table:table-cell>
          <table:table-cell table:style-name="ce197" office:value-type="string" calcext:value-type="string">
            <text:p>A</text:p>
          </table:table-cell>
          <table:table-cell office:value-type="float" office:value="656275" calcext:value-type="float">
            <text:p>656275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Nîmes</text:p>
          </table:table-cell>
          <table:table-cell table:style-name="ce176" office:value-type="float" office:value="30189" calcext:value-type="float">
            <text:p>30189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s Arènes</text:p>
          </table:table-cell>
          <table:table-cell table:style-name="ce191" office:value-type="string" calcext:value-type="string">
            <text:p>Rue de la Cité Foulc</text:p>
          </table:table-cell>
          <table:table-cell table:style-name="ce191" office:value-type="string" calcext:value-type="string">
            <text:p>Avenue du Général Leclerc</text:p>
          </table:table-cell>
          <table:table-cell table:style-name="ce191" office:value-type="string" calcext:value-type="string">
            <text:p>Rue de la République</text:p>
          </table:table-cell>
          <table:table-cell table:style-name="ce191" office:value-type="string" calcext:value-type="string">
            <text:p>Boulevard Victor Hugo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47.52" calcext:value-type="float">
            <text:p>47,52</text:p>
          </table:table-cell>
          <table:table-cell table:style-name="ce191" office:value-type="float" office:value="15.5" calcext:value-type="float">
            <text:p>15,5</text:p>
          </table:table-cell>
          <table:table-cell table:style-name="ce191" office:value-type="float" office:value="12.31" calcext:value-type="float">
            <text:p>12,31</text:p>
          </table:table-cell>
          <table:table-cell table:style-name="ce191" office:value-type="float" office:value="25.05" calcext:value-type="float">
            <text:p>25,05</text:p>
          </table:table-cell>
          <table:table-cell table:style-name="ce191" office:value-type="float" office:value="14.69" calcext:value-type="float">
            <text:p>14,69</text:p>
          </table:table-cell>
          <table:table-cell table:style-name="ce191" office:value-type="float" office:value="1122.59" calcext:value-type="float">
            <text:p>1122,59</text:p>
          </table:table-cell>
          <table:table-cell table:style-name="ce197" office:value-type="string" calcext:value-type="string">
            <text:p>D</text:p>
          </table:table-cell>
          <table:table-cell office:value-type="float" office:value="149633" calcext:value-type="float">
            <text:p>14963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Nîmes Métropole</text:p>
          </table:table-cell>
          <table:table-cell table:style-name="ce175" office:value-type="float" office:value="243000643" calcext:value-type="float">
            <text:p>243000643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N%C3%AEmes#/media/Fichier:N%C3%AEmes-Avenue_Jean_Jaur%C3%A8s-20140903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 office:value-type="string" calcext:value-type="string">
            <text:p>Rues introuvables</text:p>
          </table:table-cell>
          <table:table-cell table:style-name="ce191" office:value-type="string" calcext:value-type="string">
            <text:p>Route d'Arles, Nîmes</text:p>
          </table:table-cell>
          <table:table-cell table:style-name="ce191" office:value-type="string" calcext:value-type="string">
            <text:p>Grand'Rue, Nîmes</text:p>
          </table:table-cell>
          <table:table-cell table:style-name="ce191" office:value-type="string" calcext:value-type="string">
            <text:p>Boulevard Chanzy, Saint-Gilles</text:p>
          </table:table-cell>
          <table:table-cell table:style-name="ce191" office:value-type="string" calcext:value-type="string">
            <text:p>Via Rhôna</text:p>
          </table:table-cell>
          <table:table-cell table:style-name="ce191" office:value-type="string" calcext:value-type="string">
            <text:p>Rue du Moulin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67" calcext:value-type="float">
            <text:p>67</text:p>
          </table:table-cell>
          <table:table-cell table:style-name="ce191" office:value-type="float" office:value="16.68" calcext:value-type="float">
            <text:p>16,68</text:p>
          </table:table-cell>
          <table:table-cell table:style-name="ce191" office:value-type="float" office:value="17.68" calcext:value-type="float">
            <text:p>17,68</text:p>
          </table:table-cell>
          <table:table-cell table:style-name="ce191" office:value-type="float" office:value="28.16" calcext:value-type="float">
            <text:p>28,16</text:p>
          </table:table-cell>
          <table:table-cell table:style-name="ce191" office:value-type="float" office:value="19.88" calcext:value-type="float">
            <text:p>19,88</text:p>
          </table:table-cell>
          <table:table-cell table:style-name="ce191" office:value-type="float" office:value="3837.53" calcext:value-type="float">
            <text:p>3837,53</text:p>
          </table:table-cell>
          <table:table-cell table:style-name="ce197" office:value-type="string" calcext:value-type="string">
            <text:p>E</text:p>
          </table:table-cell>
          <table:table-cell office:value-type="float" office:value="257987" calcext:value-type="float">
            <text:p>25798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Le Mans Métropole</text:p>
          </table:table-cell>
          <table:table-cell table:style-name="ce169"/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doublon ? </text:p>
          </table:table-cell>
          <table:table-cell table:style-name="ce174" table:formula="of:=#N/A" office:value-type="string" office:string-value="" calcext:value-type="error">
            <text:p>#N/D</text:p>
          </table:table-cell>
          <table:table-cell table:style-name="ce174"/>
          <table:table-cell table:formula="of:=#N/A" office:value-type="string" office:string-value="" calcext:value-type="error">
            <text:p>#N/D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Malpalu</text:p>
          </table:table-cell>
          <table:table-cell table:style-name="ce191" office:value-type="string" calcext:value-type="string">
            <text:p>Avenue de Paderborn</text:p>
          </table:table-cell>
          <table:table-cell table:style-name="ce191" office:value-type="string" calcext:value-type="string">
            <text:p>Quai Louis Blanc</text:p>
          </table:table-cell>
          <table:table-cell table:style-name="ce191" office:value-type="string" calcext:value-type="string">
            <text:p>Rue de Buenos-Aires</text:p>
          </table:table-cell>
          <table:table-cell table:style-name="ce191" office:value-type="string" calcext:value-type="string">
            <text:p>Rue de l'Arche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28.45" calcext:value-type="float">
            <text:p>28,45</text:p>
          </table:table-cell>
          <table:table-cell table:style-name="ce191" office:value-type="float" office:value="15.13" calcext:value-type="float">
            <text:p>15,13</text:p>
          </table:table-cell>
          <table:table-cell table:style-name="ce191" office:value-type="float" office:value="6.85" calcext:value-type="float">
            <text:p>6,85</text:p>
          </table:table-cell>
          <table:table-cell table:style-name="ce191" office:value-type="float" office:value="10.27" calcext:value-type="float">
            <text:p>10,27</text:p>
          </table:table-cell>
          <table:table-cell table:style-name="ce191" office:value-type="float" office:value="7.73" calcext:value-type="float">
            <text:p>7,73</text:p>
          </table:table-cell>
          <table:table-cell table:style-name="ce191" office:value-type="float" office:value="2608.82" calcext:value-type="float">
            <text:p>2608,82</text:p>
          </table:table-cell>
          <table:table-cell table:style-name="ce197" office:value-type="string" calcext:value-type="string">
            <text:p>C</text:p>
          </table:table-cell>
          <table:table-cell table:formula="of:=#N/A" office:value-type="string" office:string-value="" calcext:value-type="error">
            <text:p>#N/D</text:p>
          </table:table-cell>
          <table:table-cell table:number-columns-repeated="1000"/>
        </table:table-row>
        <table:table-row table:style-name="ro2">
          <table:table-cell table:style-name="ce169" office:value-type="string" calcext:value-type="string">
            <text:p>Niort agglo - communauté d'agglomération du Niortais</text:p>
          </table:table-cell>
          <table:table-cell table:style-name="ce175" office:value-type="float" office:value="200041317" calcext:value-type="float">
            <text:p>200041317</text:p>
          </table:table-cell>
          <table:table-cell table:style-name="ce174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Niort</text:p>
          </table:table-cell>
          <table:table-cell table:style-name="ce174" office:value-type="string" calcext:value-type="string">
            <text:p>https://fr.wikipedia.org/wiki/Niort#/media/Fichier:Panorama_Niort.jpg</text:p>
          </table:table-cell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Limoges</text:p>
          </table:table-cell>
          <table:table-cell table:style-name="ce191" office:value-type="string" calcext:value-type="string">
            <text:p>Rue de la Fée-Mélusine</text:p>
          </table:table-cell>
          <table:table-cell table:style-name="ce191" office:value-type="string" calcext:value-type="string">
            <text:p>Place du Roulage</text:p>
          </table:table-cell>
          <table:table-cell table:style-name="ce191" office:value-type="string" calcext:value-type="string">
            <text:p>Place Saint-Jean</text:p>
          </table:table-cell>
          <table:table-cell table:style-name="ce191" office:value-type="string" calcext:value-type="string">
            <text:p>Rue Pierre Chantelauze</text:p>
          </table:table-cell>
          <table:table-cell table:style-name="ce191" office:value-type="float" office:value="46.8" calcext:value-type="float">
            <text:p>46,8</text:p>
          </table:table-cell>
          <table:table-cell table:style-name="ce191" office:value-type="float" office:value="51.6" calcext:value-type="float">
            <text:p>51,6</text:p>
          </table:table-cell>
          <table:table-cell table:style-name="ce191" office:value-type="float" office:value="14.02" calcext:value-type="float">
            <text:p>14,02</text:p>
          </table:table-cell>
          <table:table-cell table:style-name="ce191" office:value-type="float" office:value="12.02" calcext:value-type="float">
            <text:p>12,02</text:p>
          </table:table-cell>
          <table:table-cell table:style-name="ce191" office:value-type="float" office:value="13.65" calcext:value-type="float">
            <text:p>13,65</text:p>
          </table:table-cell>
          <table:table-cell table:style-name="ce191" office:value-type="float" office:value="12.48" calcext:value-type="float">
            <text:p>12,48</text:p>
          </table:table-cell>
          <table:table-cell table:style-name="ce191" office:value-type="float" office:value="2026.16" calcext:value-type="float">
            <text:p>2026,16</text:p>
          </table:table-cell>
          <table:table-cell table:style-name="ce197" office:value-type="string" calcext:value-type="string">
            <text:p>E</text:p>
          </table:table-cell>
          <table:table-cell office:value-type="float" office:value="121220" calcext:value-type="float">
            <text:p>121220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Orléans Métropole</text:p>
          </table:table-cell>
          <table:table-cell table:style-name="ce176" office:value-type="float" office:value="244500468" calcext:value-type="float">
            <text:p>244500468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Orléans</text:p>
          </table:table-cell>
          <table:table-cell table:style-name="ce169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Jeanne d'Arc</text:p>
          </table:table-cell>
          <table:table-cell table:style-name="ce191" office:value-type="string" calcext:value-type="string">
            <text:p>Quai Saint-Laurent</text:p>
          </table:table-cell>
          <table:table-cell table:style-name="ce191" office:value-type="string" calcext:value-type="string">
            <text:p>Quai Barentin</text:p>
          </table:table-cell>
          <table:table-cell table:style-name="ce191" office:value-type="string" calcext:value-type="string">
            <text:p>Pont George V</text:p>
          </table:table-cell>
          <table:table-cell table:style-name="ce191" office:value-type="string" calcext:value-type="string">
            <text:p>Quai Cypierre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4.61" calcext:value-type="float">
            <text:p>34,61</text:p>
          </table:table-cell>
          <table:table-cell table:style-name="ce191" office:value-type="float" office:value="14.71" calcext:value-type="float">
            <text:p>14,71</text:p>
          </table:table-cell>
          <table:table-cell table:style-name="ce191" office:value-type="float" office:value="8.25" calcext:value-type="float">
            <text:p>8,25</text:p>
          </table:table-cell>
          <table:table-cell table:style-name="ce191" office:value-type="float" office:value="12.41" calcext:value-type="float">
            <text:p>12,41</text:p>
          </table:table-cell>
          <table:table-cell table:style-name="ce191" office:value-type="float" office:value="9.35" calcext:value-type="float">
            <text:p>9,35</text:p>
          </table:table-cell>
          <table:table-cell table:style-name="ce191" office:value-type="float" office:value="8636.26" calcext:value-type="float">
            <text:p>8636,26</text:p>
          </table:table-cell>
          <table:table-cell table:style-name="ce197" office:value-type="string" calcext:value-type="string">
            <text:p>B</text:p>
          </table:table-cell>
          <table:table-cell office:value-type="float" office:value="287019" calcext:value-type="float">
            <text:p>287019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Paris</text:p>
          </table:table-cell>
          <table:table-cell table:style-name="ce176" office:value-type="float" office:value="75056" calcext:value-type="float">
            <text:p>75056</text:p>
          </table:table-cell>
          <table:table-cell table:style-name="ce167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8.8" calcext:value-type="float">
            <text:p>58,8</text:p>
          </table:table-cell>
          <table:table-cell table:style-name="ce191" office:value-type="float" office:value="27.93" calcext:value-type="float">
            <text:p>27,93</text:p>
          </table:table-cell>
          <table:table-cell table:style-name="ce191" office:value-type="float" office:value="13.58" calcext:value-type="float">
            <text:p>13,58</text:p>
          </table:table-cell>
          <table:table-cell table:style-name="ce191" office:value-type="float" office:value="6.67" calcext:value-type="float">
            <text:p>6,67</text:p>
          </table:table-cell>
          <table:table-cell table:style-name="ce191" office:value-type="float" office:value="7.04" calcext:value-type="float">
            <text:p>7,04</text:p>
          </table:table-cell>
          <table:table-cell table:style-name="ce191" office:value-type="float" office:value="6.75" calcext:value-type="float">
            <text:p>6,75</text:p>
          </table:table-cell>
          <table:table-cell table:style-name="ce191" office:value-type="float" office:value="217455.24" calcext:value-type="float">
            <text:p>217455,24</text:p>
          </table:table-cell>
          <table:table-cell table:style-name="ce197" office:value-type="string" calcext:value-type="string">
            <text:p>A</text:p>
          </table:table-cell>
          <table:table-cell office:value-type="float" office:value="2175601" calcext:value-type="float">
            <text:p>2175601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aris Ouest La Défense</text:p>
          </table:table-cell>
          <table:table-cell table:style-name="ce175" office:value-type="float" office:value="200057982" calcext:value-type="float">
            <text:p>200057982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La_D%C3%A9fense#/media/Fichier:La_D%C3%A9fense_vue_depuis_la_Tour_Eiffel.pn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Charles de Gaulle</text:p>
          </table:table-cell>
          <table:table-cell table:style-name="ce191" office:value-type="string" calcext:value-type="string">
            <text:p>Rue d'Orléans</text:p>
          </table:table-cell>
          <table:table-cell table:style-name="ce191" office:value-type="string" calcext:value-type="string">
            <text:p>Rue Victor Hugo</text:p>
          </table:table-cell>
          <table:table-cell table:style-name="ce191" office:value-type="string" calcext:value-type="string">
            <text:p>Avenue de Neuilly</text:p>
          </table:table-cell>
          <table:table-cell table:style-name="ce191" office:value-type="string" calcext:value-type="string">
            <text:p>Avenue de la Porte d'Asnières</text:p>
          </table:table-cell>
          <table:table-cell table:style-name="ce191" office:value-type="float" office:value="49.8" calcext:value-type="float">
            <text:p>49,8</text:p>
          </table:table-cell>
          <table:table-cell table:style-name="ce191" office:value-type="float" office:value="36.37" calcext:value-type="float">
            <text:p>36,37</text:p>
          </table:table-cell>
          <table:table-cell table:style-name="ce191" office:value-type="float" office:value="14.55" calcext:value-type="float">
            <text:p>14,55</text:p>
          </table:table-cell>
          <table:table-cell table:style-name="ce191" office:value-type="float" office:value="8.94" calcext:value-type="float">
            <text:p>8,94</text:p>
          </table:table-cell>
          <table:table-cell table:style-name="ce191" office:value-type="float" office:value="11.21" calcext:value-type="float">
            <text:p>11,21</text:p>
          </table:table-cell>
          <table:table-cell table:style-name="ce191" office:value-type="float" office:value="9.38" calcext:value-type="float">
            <text:p>9,38</text:p>
          </table:table-cell>
          <table:table-cell table:style-name="ce191" office:value-type="float" office:value="53080.12" calcext:value-type="float">
            <text:p>53080,12</text:p>
          </table:table-cell>
          <table:table-cell table:style-name="ce197" office:value-type="string" calcext:value-type="string">
            <text:p>A</text:p>
          </table:table-cell>
          <table:table-cell office:value-type="float" office:value="562238" calcext:value-type="float">
            <text:p>562238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Pau</text:p>
          </table:table-cell>
          <table:table-cell table:style-name="ce176" office:value-type="float" office:value="64445" calcext:value-type="float">
            <text:p>64445</text:p>
          </table:table-cell>
          <table:table-cell table:style-name="ce167" office:value-type="string" calcext:value-type="string">
            <text:p>75 - Nouvelle-Aquitain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du Souvenir Français</text:p>
          </table:table-cell>
          <table:table-cell table:style-name="ce191" office:value-type="string" calcext:value-type="string">
            <text:p>Route de Bayonne</text:p>
          </table:table-cell>
          <table:table-cell table:style-name="ce191" office:value-type="string" calcext:value-type="string">
            <text:p>Rond-Point des Combattants d'Indochine</text:p>
          </table:table-cell>
          <table:table-cell table:style-name="ce191" office:value-type="string" calcext:value-type="string">
            <text:p>Rue Marca</text:p>
          </table:table-cell>
          <table:table-cell table:style-name="ce191" office:value-type="string" calcext:value-type="string">
            <text:p>Rue Bayard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3.69" calcext:value-type="float">
            <text:p>33,69</text:p>
          </table:table-cell>
          <table:table-cell table:style-name="ce191" office:value-type="float" office:value="14.79" calcext:value-type="float">
            <text:p>14,79</text:p>
          </table:table-cell>
          <table:table-cell table:style-name="ce191" office:value-type="float" office:value="7.3" calcext:value-type="float">
            <text:p>7,3</text:p>
          </table:table-cell>
          <table:table-cell table:style-name="ce191" office:value-type="float" office:value="20" calcext:value-type="float">
            <text:p>20</text:p>
          </table:table-cell>
          <table:table-cell table:style-name="ce191" office:value-type="float" office:value="9.84" calcext:value-type="float">
            <text:p>9,84</text:p>
          </table:table-cell>
          <table:table-cell table:style-name="ce191" office:value-type="float" office:value="2368.93" calcext:value-type="float">
            <text:p>2368,93</text:p>
          </table:table-cell>
          <table:table-cell table:style-name="ce197" office:value-type="string" calcext:value-type="string">
            <text:p>B</text:p>
          </table:table-cell>
          <table:table-cell office:value-type="float" office:value="76275" calcext:value-type="float">
            <text:p>76275</text:p>
          </table:table-cell>
          <table:table-cell office:value-type="string" calcext:value-type="string">
            <text:p>Moins de 1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Perpignan</text:p>
          </table:table-cell>
          <table:table-cell table:style-name="ce175" office:value-type="float" office:value="66136" calcext:value-type="float">
            <text:p>66136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Maréchal Leclerc</text:p>
          </table:table-cell>
          <table:table-cell table:style-name="ce191" office:value-type="string" calcext:value-type="string">
            <text:p>Quai de Barcelone</text:p>
          </table:table-cell>
          <table:table-cell table:style-name="ce191" office:value-type="string" calcext:value-type="string">
            <text:p>Rue Pierre Cartelet</text:p>
          </table:table-cell>
          <table:table-cell table:style-name="ce191" office:value-type="string" calcext:value-type="string">
            <text:p>Rue des Mimosas</text:p>
          </table:table-cell>
          <table:table-cell table:style-name="ce191" office:value-type="string" calcext:value-type="string">
            <text:p>Pont de Guerre</text:p>
          </table:table-cell>
          <table:table-cell table:style-name="ce191" office:value-type="float" office:value="39" calcext:value-type="float">
            <text:p>39</text:p>
          </table:table-cell>
          <table:table-cell table:style-name="ce191" office:value-type="float" office:value="33.23" calcext:value-type="float">
            <text:p>33,23</text:p>
          </table:table-cell>
          <table:table-cell table:style-name="ce191" office:value-type="float" office:value="14.53" calcext:value-type="float">
            <text:p>14,53</text:p>
          </table:table-cell>
          <table:table-cell table:style-name="ce191" office:value-type="float" office:value="8.24" calcext:value-type="float">
            <text:p>8,24</text:p>
          </table:table-cell>
          <table:table-cell table:style-name="ce191" office:value-type="float" office:value="10.27" calcext:value-type="float">
            <text:p>10,27</text:p>
          </table:table-cell>
          <table:table-cell table:style-name="ce191" office:value-type="float" office:value="8.65" calcext:value-type="float">
            <text:p>8,65</text:p>
          </table:table-cell>
          <table:table-cell table:style-name="ce191" office:value-type="float" office:value="1223.65" calcext:value-type="float">
            <text:p>1223,65</text:p>
          </table:table-cell>
          <table:table-cell table:style-name="ce197" office:value-type="string" calcext:value-type="string">
            <text:p>C</text:p>
          </table:table-cell>
          <table:table-cell office:value-type="string" calcext:value-type="string">
            <text:p>121 934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erpignan Méditerranée Métropole</text:p>
          </table:table-cell>
          <table:table-cell table:style-name="ce169" office:value-type="float" office:value="200027183" calcext:value-type="float">
            <text:p>200027183</text:p>
          </table:table-cell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Perpignan#/media/Fichier:Perpignan_panorama_le_quai_Sadi_Carnot_et_le_quai_Vauban_le_long_de_la_rivi%C3%A8re_la_Basse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u Maréchal Leclerc</text:p>
          </table:table-cell>
          <table:table-cell table:style-name="ce191" office:value-type="string" calcext:value-type="string">
            <text:p>Rond-Point de l'Appel du 18 Juin 40</text:p>
          </table:table-cell>
          <table:table-cell table:style-name="ce191" office:value-type="string" calcext:value-type="string">
            <text:p>Avenue Annibal</text:p>
          </table:table-cell>
          <table:table-cell table:style-name="ce191" office:value-type="string" calcext:value-type="string">
            <text:p>Boulevard du Port</text:p>
          </table:table-cell>
          <table:table-cell table:style-name="ce191" office:value-type="string" calcext:value-type="string">
            <text:p>Quai de Barcelone</text:p>
          </table:table-cell>
          <table:table-cell table:style-name="ce191" office:value-type="float" office:value="38.4" calcext:value-type="float">
            <text:p>38,4</text:p>
          </table:table-cell>
          <table:table-cell table:style-name="ce191" office:value-type="float" office:value="38.43" calcext:value-type="float">
            <text:p>38,43</text:p>
          </table:table-cell>
          <table:table-cell table:style-name="ce191" office:value-type="float" office:value="14.34" calcext:value-type="float">
            <text:p>14,34</text:p>
          </table:table-cell>
          <table:table-cell table:style-name="ce191" office:value-type="float" office:value="9.69" calcext:value-type="float">
            <text:p>9,69</text:p>
          </table:table-cell>
          <table:table-cell table:style-name="ce191" office:value-type="float" office:value="10.64" calcext:value-type="float">
            <text:p>10,64</text:p>
          </table:table-cell>
          <table:table-cell table:style-name="ce191" office:value-type="float" office:value="9.96" calcext:value-type="float">
            <text:p>9,96</text:p>
          </table:table-cell>
          <table:table-cell table:style-name="ce191" office:value-type="float" office:value="2945.51" calcext:value-type="float">
            <text:p>2945,51</text:p>
          </table:table-cell>
          <table:table-cell table:style-name="ce197" office:value-type="string" calcext:value-type="string">
            <text:p>C</text:p>
          </table:table-cell>
          <table:table-cell office:value-type="float" office:value="268445" calcext:value-type="float">
            <text:p>268445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Plaine Commune</text:p>
          </table:table-cell>
          <table:table-cell table:style-name="ce176" office:value-type="float" office:value="200057867" calcext:value-type="float">
            <text:p>200057867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%C3%89tablissement_public_territorial_Plaine_Commune#/media/Fichier:La_Plaine_Saint-Denis.jpg</text:p>
          </table:table-cell>
          <table:table-cell office:value-type="string" calcext:value-type="string">
            <text:p>EP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François Mitterrand</text:p>
          </table:table-cell>
          <table:table-cell table:style-name="ce191" office:value-type="string" calcext:value-type="string">
            <text:p>Quai Gambetta</text:p>
          </table:table-cell>
          <table:table-cell table:style-name="ce191" office:value-type="string" calcext:value-type="string">
            <text:p>Quai de l'Allier</text:p>
          </table:table-cell>
          <table:table-cell table:style-name="ce191" office:value-type="string" calcext:value-type="string">
            <text:p>Quai Jean-Marie Tjibaou</text:p>
          </table:table-cell>
          <table:table-cell table:style-name="ce191" office:value-type="string" calcext:value-type="string">
            <text:p>Quai du Canal Saint-Deni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36.19" calcext:value-type="float">
            <text:p>36,19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8.95" calcext:value-type="float">
            <text:p>8,95</text:p>
          </table:table-cell>
          <table:table-cell table:style-name="ce191" office:value-type="float" office:value="10.61" calcext:value-type="float">
            <text:p>10,61</text:p>
          </table:table-cell>
          <table:table-cell table:style-name="ce191" office:value-type="float" office:value="9.28" calcext:value-type="float">
            <text:p>9,28</text:p>
          </table:table-cell>
          <table:table-cell table:style-name="ce191" office:value-type="float" office:value="21834.5" calcext:value-type="float">
            <text:p>21834,5</text:p>
          </table:table-cell>
          <table:table-cell table:style-name="ce197" office:value-type="string" calcext:value-type="string">
            <text:p>A</text:p>
          </table:table-cell>
          <table:table-cell office:value-type="float" office:value="440113" calcext:value-type="float">
            <text:p>440113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71" office:value-type="string" calcext:value-type="string">
            <text:p>Havre Seine Métropole </text:p>
          </table:table-cell>
          <table:table-cell table:style-name="ce175" office:value-type="float" office:value="200084952" calcext:value-type="float">
            <text:p>200084952</text:p>
          </table:table-cell>
          <table:table-cell table:style-name="ce174" office:value-type="string" calcext:value-type="string">
            <text:p>28 - Normand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Le_Havre#/media/Fichier:LeHavre.jpg</text:p>
          </table:table-cell>
          <table:table-cell office:value-type="string" calcext:value-type="string">
            <text:p>CU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Boulevard de Strasbourg</text:p>
          </table:table-cell>
          <table:table-cell table:style-name="ce191" office:value-type="string" calcext:value-type="string">
            <text:p>Quai Frissard</text:p>
          </table:table-cell>
          <table:table-cell table:style-name="ce191" office:value-type="string" calcext:value-type="string">
            <text:p>Place de l'Hôtel de Ville</text:p>
          </table:table-cell>
          <table:table-cell table:style-name="ce191" office:value-type="string" calcext:value-type="string">
            <text:p>Pont de l'Eure</text:p>
          </table:table-cell>
          <table:table-cell table:style-name="ce191" office:value-type="string" calcext:value-type="string">
            <text:p>Pont des Docks</text:p>
          </table:table-cell>
          <table:table-cell table:style-name="ce191" office:value-type="float" office:value="55.2" calcext:value-type="float">
            <text:p>55,2</text:p>
          </table:table-cell>
          <table:table-cell table:style-name="ce191" office:value-type="float" office:value="29.18" calcext:value-type="float">
            <text:p>29,18</text:p>
          </table:table-cell>
          <table:table-cell table:style-name="ce191" office:value-type="float" office:value="13.52" calcext:value-type="float">
            <text:p>13,52</text:p>
          </table:table-cell>
          <table:table-cell table:style-name="ce191" office:value-type="float" office:value="6.32" calcext:value-type="float">
            <text:p>6,32</text:p>
          </table:table-cell>
          <table:table-cell table:style-name="ce191" office:value-type="float" office:value="9.75" calcext:value-type="float">
            <text:p>9,75</text:p>
          </table:table-cell>
          <table:table-cell table:style-name="ce191" office:value-type="float" office:value="7.2" calcext:value-type="float">
            <text:p>7,2</text:p>
          </table:table-cell>
          <table:table-cell table:style-name="ce191" office:value-type="float" office:value="2932.77" calcext:value-type="float">
            <text:p>2932,77</text:p>
          </table:table-cell>
          <table:table-cell table:style-name="ce197" office:value-type="string" calcext:value-type="string">
            <text:p>C</text:p>
          </table:table-cell>
          <table:table-cell office:value-type="float" office:value="268912" calcext:value-type="float">
            <text:p>26891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Bourgogne-Franche-Comté</text:p>
          </table:table-cell>
          <table:table-cell table:style-name="ce169"/>
          <table:table-cell table:style-name="ce174" office:value-type="string" calcext:value-type="string">
            <text:p>27 - Bourgogne-Franche-Comté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fr.wikipedia.org/wiki/Bourgogne-Franche-Comt%C3%A9#/media/Fichier:Dijon_banner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Bossuet</text:p>
          </table:table-cell>
          <table:table-cell table:style-name="ce191" office:value-type="string" calcext:value-type="string">
            <text:p>Place du 30 Octobre et de la Légion d'Honneur</text:p>
          </table:table-cell>
          <table:table-cell table:style-name="ce191" office:value-type="string" calcext:value-type="string">
            <text:p>Avenue Jean Jaurès</text:p>
          </table:table-cell>
          <table:table-cell table:style-name="ce191" office:value-type="string" calcext:value-type="string">
            <text:p>Rue Bossuet</text:p>
          </table:table-cell>
          <table:table-cell table:style-name="ce191" office:value-type="string" calcext:value-type="string">
            <text:p>Place du Premier Mai</text:p>
          </table:table-cell>
          <table:table-cell table:style-name="ce191" office:value-type="float" office:value="49.2" calcext:value-type="float">
            <text:p>49,2</text:p>
          </table:table-cell>
          <table:table-cell table:style-name="ce191" office:value-type="float" office:value="47.43" calcext:value-type="float">
            <text:p>47,43</text:p>
          </table:table-cell>
          <table:table-cell table:style-name="ce191" office:value-type="float" office:value="14.9" calcext:value-type="float">
            <text:p>14,9</text:p>
          </table:table-cell>
          <table:table-cell table:style-name="ce191" office:value-type="float" office:value="11.01" calcext:value-type="float">
            <text:p>11,01</text:p>
          </table:table-cell>
          <table:table-cell table:style-name="ce191" office:value-type="float" office:value="15.58" calcext:value-type="float">
            <text:p>15,58</text:p>
          </table:table-cell>
          <table:table-cell table:style-name="ce191" office:value-type="float" office:value="12.37" calcext:value-type="float">
            <text:p>12,37</text:p>
          </table:table-cell>
          <table:table-cell table:style-name="ce191" office:value-type="float" office:value="23721.42" calcext:value-type="float">
            <text:p>23721,42</text:p>
          </table:table-cell>
          <table:table-cell table:style-name="ce197" office:value-type="string" calcext:value-type="string">
            <text:p>C</text:p>
          </table:table-cell>
          <table:table-cell table:style-name="ce176" office:value-type="float" office:value="2807807" calcext:value-type="float">
            <text:p>2807807</text:p>
          </table:table-cell>
          <table:table-cell office:value-type="string" calcext:value-type="string">
            <text:p>Plus de 500 000 hab</text:p>
          </table:table-cell>
          <table:table-cell table:style-name="ce176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Centre-Val de Loire</text:p>
          </table:table-cell>
          <table:table-cell table:style-name="ce169"/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74" office:value-type="string" calcext:value-type="string">
            <text:p>https://fr.wikipedia.org/wiki/Centre-Val_de_Loire#/media/Fichier:La_Loire_%C3%A0_Orl%C3%A9ans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Rue Jeanne d'Arc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float" office:value="47.4" calcext:value-type="float">
            <text:p>47,4</text:p>
          </table:table-cell>
          <table:table-cell table:style-name="ce191" office:value-type="float" office:value="43.58" calcext:value-type="float">
            <text:p>43,58</text:p>
          </table:table-cell>
          <table:table-cell table:style-name="ce191" office:value-type="float" office:value="14.49" calcext:value-type="float">
            <text:p>14,49</text:p>
          </table:table-cell>
          <table:table-cell table:style-name="ce191" office:value-type="float" office:value="10.01" calcext:value-type="float">
            <text:p>10,01</text:p>
          </table:table-cell>
          <table:table-cell table:style-name="ce191" office:value-type="float" office:value="13.79" calcext:value-type="float">
            <text:p>13,79</text:p>
          </table:table-cell>
          <table:table-cell table:style-name="ce191" office:value-type="float" office:value="11.14" calcext:value-type="float">
            <text:p>11,14</text:p>
          </table:table-cell>
          <table:table-cell table:style-name="ce191" office:value-type="float" office:value="44994.4" calcext:value-type="float">
            <text:p>44994,4</text:p>
          </table:table-cell>
          <table:table-cell table:style-name="ce197" office:value-type="string" calcext:value-type="string">
            <text:p>C</text:p>
          </table:table-cell>
          <table:table-cell table:style-name="ce176" office:value-type="float" office:value="2572853" calcext:value-type="float">
            <text:p>2572853</text:p>
          </table:table-cell>
          <table:table-cell office:value-type="string" calcext:value-type="string">
            <text:p>Plus de 500 000 hab</text:p>
          </table:table-cell>
          <table:table-cell table:style-name="ce176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Île-de-France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fr.wikipedia.org/wiki/%C3%8Ele-de-France#/media/Fichier:Peniches_sur_la_Seine_a_Boulogne_P1000112.JPG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de Rivoli</text:p>
          </table:table-cell>
          <table:table-cell table:style-name="ce191" office:value-type="string" calcext:value-type="string">
            <text:p>Place de la Bastille</text:p>
          </table:table-cell>
          <table:table-cell table:style-name="ce191" office:value-type="string" calcext:value-type="string">
            <text:p>Boulevard de Sébastopol</text:p>
          </table:table-cell>
          <table:table-cell table:style-name="ce191" office:value-type="string" calcext:value-type="string">
            <text:p>Place de la Concorde</text:p>
          </table:table-cell>
          <table:table-cell table:style-name="ce191" office:value-type="string" calcext:value-type="string">
            <text:p>Pont au Change</text:p>
          </table:table-cell>
          <table:table-cell table:style-name="ce191" office:value-type="float" office:value="57" calcext:value-type="float">
            <text:p>57</text:p>
          </table:table-cell>
          <table:table-cell table:style-name="ce191" office:value-type="float" office:value="28.66" calcext:value-type="float">
            <text:p>28,66</text:p>
          </table:table-cell>
          <table:table-cell table:style-name="ce191" office:value-type="float" office:value="13.79" calcext:value-type="float">
            <text:p>13,79</text:p>
          </table:table-cell>
          <table:table-cell table:style-name="ce191" office:value-type="float" office:value="6.8" calcext:value-type="float">
            <text:p>6,8</text:p>
          </table:table-cell>
          <table:table-cell table:style-name="ce191" office:value-type="float" office:value="8.05" calcext:value-type="float">
            <text:p>8,05</text:p>
          </table:table-cell>
          <table:table-cell table:style-name="ce191" office:value-type="float" office:value="7.09" calcext:value-type="float">
            <text:p>7,09</text:p>
          </table:table-cell>
          <table:table-cell table:style-name="ce191" office:value-type="float" office:value="331010.23" calcext:value-type="float">
            <text:p>331010,23</text:p>
          </table:table-cell>
          <table:table-cell table:style-name="ce197" office:value-type="string" calcext:value-type="string">
            <text:p>B</text:p>
          </table:table-cell>
          <table:table-cell table:style-name="ce175" office:value-type="float" office:value="12213447" calcext:value-type="float">
            <text:p>12213447</text:p>
          </table:table-cell>
          <table:table-cell office:value-type="string" calcext:value-type="string">
            <text:p>Plus de 500 000 hab</text:p>
          </table:table-cell>
          <table:table-cell table:style-name="ce175"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Région Occitanie Pyrénées-Méditerranée</text:p>
          </table:table-cell>
          <table:table-cell table:style-name="ce169"/>
          <table:table-cell table:style-name="ce167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82" office:value-type="string" calcext:value-type="string">
            <text:p><text:a xlink:href="https://fr.wikipedia.org/wiki/Occitanie_(région_administrative)#/media/Fichier:Barrou_Neighbourhood,_Étang_de_Thau,_Sète_01.jpg" xlink:type="simple">https://fr.wikipedia.org/wiki/Occitanie_(r%C3%A9gion_administrative)#/media/Fichier:Barrou_Neighbourhood,_%C3%89tang_de_Thau,_S%C3%A8te_01.jpg</text:a></text:p>
          </table:table-cell>
          <table:table-cell office:value-type="string" calcext:value-type="string">
            <text:p>REGION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Jane Atché</text:p>
          </table:table-cell>
          <table:table-cell table:style-name="ce191" office:value-type="string" calcext:value-type="string">
            <text:p>Avenue Charles Flahault</text:p>
          </table:table-cell>
          <table:table-cell table:style-name="ce191" office:value-type="string" calcext:value-type="string">
            <text:p>Place émile Martin</text:p>
          </table:table-cell>
          <table:table-cell table:style-name="ce191" office:value-type="string" calcext:value-type="string">
            <text:p>Route de Ganges</text:p>
          </table:table-cell>
          <table:table-cell table:style-name="ce191" office:value-type="string" calcext:value-type="string">
            <text:p>Avenue Pierre d'Adhémar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35.75" calcext:value-type="float">
            <text:p>35,75</text:p>
          </table:table-cell>
          <table:table-cell table:style-name="ce191" office:value-type="float" office:value="14.79" calcext:value-type="float">
            <text:p>14,79</text:p>
          </table:table-cell>
          <table:table-cell table:style-name="ce191" office:value-type="float" office:value="8.58" calcext:value-type="float">
            <text:p>8,58</text:p>
          </table:table-cell>
          <table:table-cell table:style-name="ce191" office:value-type="float" office:value="11.77" calcext:value-type="float">
            <text:p>11,77</text:p>
          </table:table-cell>
          <table:table-cell table:style-name="ce191" office:value-type="float" office:value="9.31" calcext:value-type="float">
            <text:p>9,31</text:p>
          </table:table-cell>
          <table:table-cell table:style-name="ce191" office:value-type="float" office:value="83884.83" calcext:value-type="float">
            <text:p>83884,83</text:p>
          </table:table-cell>
          <table:table-cell table:style-name="ce197" office:value-type="string" calcext:value-type="string">
            <text:p>B</text:p>
          </table:table-cell>
          <table:table-cell table:style-name="ce175" office:value-type="float" office:value="5885496" calcext:value-type="float">
            <text:p>5885496</text:p>
          </table:table-cell>
          <table:table-cell office:value-type="string" calcext:value-type="string">
            <text:p>Plus de 500 000 hab</text:p>
          </table:table-cell>
          <table:table-cell table:style-name="ce175"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9" office:value-type="string" calcext:value-type="string">
            <text:p>Rennes</text:p>
          </table:table-cell>
          <table:table-cell table:style-name="ce176" office:value-type="float" office:value="35238" calcext:value-type="float">
            <text:p>35238</text:p>
          </table:table-cell>
          <table:table-cell table:style-name="ce167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guay Trouin</text:p>
          </table:table-cell>
          <table:table-cell table:style-name="ce191" office:value-type="string" calcext:value-type="string">
            <text:p>Quai Lamartine</text:p>
          </table:table-cell>
          <table:table-cell table:style-name="ce191" office:value-type="string" calcext:value-type="string">
            <text:p>Avenue du Sergent Maginot</text:p>
          </table:table-cell>
          <table:table-cell table:style-name="ce191" office:value-type="string" calcext:value-type="string">
            <text:p>Quai Chateaubriand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25.69" calcext:value-type="float">
            <text:p>25,69</text:p>
          </table:table-cell>
          <table:table-cell table:style-name="ce191" office:value-type="float" office:value="14.62" calcext:value-type="float">
            <text:p>14,62</text:p>
          </table:table-cell>
          <table:table-cell table:style-name="ce191" office:value-type="float" office:value="6.22" calcext:value-type="float">
            <text:p>6,22</text:p>
          </table:table-cell>
          <table:table-cell table:style-name="ce191" office:value-type="float" office:value="10.44" calcext:value-type="float">
            <text:p>10,44</text:p>
          </table:table-cell>
          <table:table-cell table:style-name="ce191" office:value-type="float" office:value="6.99" calcext:value-type="float">
            <text:p>6,99</text:p>
          </table:table-cell>
          <table:table-cell table:style-name="ce191" office:value-type="float" office:value="10552.35" calcext:value-type="float">
            <text:p>10552,35</text:p>
          </table:table-cell>
          <table:table-cell table:style-name="ce197" office:value-type="string" calcext:value-type="string">
            <text:p>A</text:p>
          </table:table-cell>
          <table:table-cell office:value-type="float" office:value="217728" calcext:value-type="float">
            <text:p>217728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Rennes Métropole</text:p>
          </table:table-cell>
          <table:table-cell table:style-name="ce175" office:value-type="float" office:value="243500139" calcext:value-type="float">
            <text:p>243500139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Rennes</text:p>
          </table:table-cell>
          <table:table-cell table:style-name="ce174"/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uguay Trouin</text:p>
          </table:table-cell>
          <table:table-cell table:style-name="ce191" office:value-type="string" calcext:value-type="string">
            <text:p>Quai Lamartine</text:p>
          </table:table-cell>
          <table:table-cell table:style-name="ce191" office:value-type="string" calcext:value-type="string">
            <text:p>Avenue du Sergent Maginot</text:p>
          </table:table-cell>
          <table:table-cell table:style-name="ce191" office:value-type="string" calcext:value-type="string">
            <text:p>Quai Chateaubriand</text:p>
          </table:table-cell>
          <table:table-cell table:style-name="ce191" office:value-type="string" calcext:value-type="string">
            <text:p>Avenue Aristide Briand</text:p>
          </table:table-cell>
          <table:table-cell table:style-name="ce191" office:value-type="float" office:value="45" calcext:value-type="float">
            <text:p>45</text:p>
          </table:table-cell>
          <table:table-cell table:style-name="ce191" office:value-type="float" office:value="28.09" calcext:value-type="float">
            <text:p>28,09</text:p>
          </table:table-cell>
          <table:table-cell table:style-name="ce191" office:value-type="float" office:value="14.72" calcext:value-type="float">
            <text:p>14,72</text:p>
          </table:table-cell>
          <table:table-cell table:style-name="ce191" office:value-type="float" office:value="6.63" calcext:value-type="float">
            <text:p>6,63</text:p>
          </table:table-cell>
          <table:table-cell table:style-name="ce191" office:value-type="float" office:value="11.64" calcext:value-type="float">
            <text:p>11,64</text:p>
          </table:table-cell>
          <table:table-cell table:style-name="ce191" office:value-type="float" office:value="7.7" calcext:value-type="float">
            <text:p>7,7</text:p>
          </table:table-cell>
          <table:table-cell table:style-name="ce191" office:value-type="float" office:value="13859.23" calcext:value-type="float">
            <text:p>13859,23</text:p>
          </table:table-cell>
          <table:table-cell table:style-name="ce197" office:value-type="string" calcext:value-type="string">
            <text:p>A</text:p>
          </table:table-cell>
          <table:table-cell office:value-type="float" office:value="451762" calcext:value-type="float">
            <text:p>451762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aint-Brieuc Armor agglomération</text:p>
          </table:table-cell>
          <table:table-cell table:style-name="ce176" office:value-type="float" office:value="200069409" calcext:value-type="float">
            <text:p>200069409</text:p>
          </table:table-cell>
          <table:table-cell table:style-name="ce174" office:value-type="string" calcext:value-type="string">
            <text:p>53 - Bretagne</text:p>
          </table:table-cell>
          <table:table-cell table:style-name="ce169" office:value-type="string" calcext:value-type="string">
            <text:p>oui </text:p>
          </table:table-cell>
          <table:table-cell table:style-name="ce174" office:value-type="string" calcext:value-type="string">
            <text:p>Saint-Brieuc</text:p>
          </table:table-cell>
          <table:table-cell table:style-name="ce174"/>
          <table:table-cell office:value-type="string" calcext:value-type="string">
            <text:p>CA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ue Balzac</text:p>
          </table:table-cell>
          <table:table-cell table:style-name="ce191" office:value-type="string" calcext:value-type="string">
            <text:p>Place du 8 Mai 1945</text:p>
          </table:table-cell>
          <table:table-cell table:style-name="ce191" office:value-type="string" calcext:value-type="string">
            <text:p>Avenue d'Armor</text:p>
          </table:table-cell>
          <table:table-cell table:style-name="ce191" office:value-type="string" calcext:value-type="string">
            <text:p>Rond-Point Clemenceau-Charner</text:p>
          </table:table-cell>
          <table:table-cell table:style-name="ce191" office:value-type="string" calcext:value-type="string">
            <text:p>Boulevard Waldeck-Rousseau</text:p>
          </table:table-cell>
          <table:table-cell table:style-name="ce191" office:value-type="float" office:value="43.2" calcext:value-type="float">
            <text:p>43,2</text:p>
          </table:table-cell>
          <table:table-cell table:style-name="ce191" office:value-type="float" office:value="36.88" calcext:value-type="float">
            <text:p>36,88</text:p>
          </table:table-cell>
          <table:table-cell table:style-name="ce191" office:value-type="float" office:value="14.58" calcext:value-type="float">
            <text:p>14,58</text:p>
          </table:table-cell>
          <table:table-cell table:style-name="ce191" office:value-type="float" office:value="8.58" calcext:value-type="float">
            <text:p>8,58</text:p>
          </table:table-cell>
          <table:table-cell table:style-name="ce191" office:value-type="float" office:value="9.79" calcext:value-type="float">
            <text:p>9,79</text:p>
          </table:table-cell>
          <table:table-cell table:style-name="ce191" office:value-type="float" office:value="8.93" calcext:value-type="float">
            <text:p>8,93</text:p>
          </table:table-cell>
          <table:table-cell table:style-name="ce191" office:value-type="float" office:value="1888.22" calcext:value-type="float">
            <text:p>1888,22</text:p>
          </table:table-cell>
          <table:table-cell table:style-name="ce197" office:value-type="string" calcext:value-type="string">
            <text:p>D</text:p>
          </table:table-cell>
          <table:table-cell office:value-type="float" office:value="151937" calcext:value-type="float">
            <text:p>151937</text:p>
          </table:table-cell>
          <table:table-cell office:value-type="string" calcext:value-type="string">
            <text:p>entre 100 000 hab et 2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eine-Saint-Denis - Le département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/>
          <table:table-cell table:style-name="ce169" office:value-type="string" calcext:value-type="string">
            <text:p>https://upload.wikimedia.org/wikipedia/commons/9/96/Saint_Denis_Canal_Saint_Denis.jpg</text:p>
          </table:table-cell>
          <table:table-cell office:value-type="string" calcext:value-type="string">
            <text:p>DEPARTEMEN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Quai de l'Ourcq</text:p>
          </table:table-cell>
          <table:table-cell table:style-name="ce191" office:value-type="string" calcext:value-type="string">
            <text:p>Chemin de Halage</text:p>
          </table:table-cell>
          <table:table-cell table:style-name="ce191" office:value-type="string" calcext:value-type="string">
            <text:p>Passerelle de l'Hôtel de Ville</text:p>
          </table:table-cell>
          <table:table-cell table:style-name="ce191" office:value-type="string" calcext:value-type="string">
            <text:p>Avenue Gabriel Péri</text:p>
          </table:table-cell>
          <table:table-cell table:style-name="ce191" office:value-type="string" calcext:value-type="string">
            <text:p>Chemin Latéral au Chemin de Fer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33.79" calcext:value-type="float">
            <text:p>33,79</text:p>
          </table:table-cell>
          <table:table-cell table:style-name="ce191" office:value-type="float" office:value="14.46" calcext:value-type="float">
            <text:p>14,46</text:p>
          </table:table-cell>
          <table:table-cell table:style-name="ce191" office:value-type="float" office:value="8.43" calcext:value-type="float">
            <text:p>8,43</text:p>
          </table:table-cell>
          <table:table-cell table:style-name="ce191" office:value-type="float" office:value="9.65" calcext:value-type="float">
            <text:p>9,65</text:p>
          </table:table-cell>
          <table:table-cell table:style-name="ce191" office:value-type="float" office:value="8.7" calcext:value-type="float">
            <text:p>8,7</text:p>
          </table:table-cell>
          <table:table-cell table:style-name="ce191" office:value-type="float" office:value="63348.48" calcext:value-type="float">
            <text:p>63348,48</text:p>
          </table:table-cell>
          <table:table-cell table:style-name="ce198" office:value-type="string" calcext:value-type="string">
            <text:p>A</text:p>
          </table:table-cell>
          <table:table-cell table:style-name="ce175" office:value-type="float" office:value="1632677" calcext:value-type="float">
            <text:p>1632677</text:p>
          </table:table-cell>
          <table:table-cell office:value-type="string" calcext:value-type="string">
            <text:p>Plus de 500 000 hab</text:p>
          </table:table-cell>
          <table:table-cell table:style-name="ce175"/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SMTC DE L'AGGLOMERATION CLERMONTOISE</text:p>
          </table:table-cell>
          <table:table-cell table:style-name="ce176" office:value-type="float" office:value="256300120" calcext:value-type="float">
            <text:p>256300120</text:p>
          </table:table-cell>
          <table:table-cell table:style-name="ce174" office:value-type="string" calcext:value-type="string">
            <text:p>84 - Auvergne-Rhône-Alpes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SMF</text:p>
          </table:table-cell>
          <table:table-cell table:style-name="ce187" table:number-columns-repeated="3"/>
          <table:table-cell table:number-columns-repeated="13"/>
          <table:table-cell office:value-type="float" office:value="300923" calcext:value-type="float">
            <text:p>300923</text:p>
          </table:table-cell>
          <table:table-cell office:value-type="string" calcext:value-type="string">
            <text:p>Entre 200 000 hab et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>
          <table:table-cell table:style-name="ce169" office:value-type="string" calcext:value-type="string">
            <text:p>Strasbourg Eurométropole</text:p>
          </table:table-cell>
          <table:table-cell table:style-name="ce175" office:value-type="float" office:value="246700488" calcext:value-type="float">
            <text:p>246700488</text:p>
          </table:table-cell>
          <table:table-cell table:style-name="ce174" office:value-type="string" calcext:value-type="string">
            <text:p>44 - Grand Est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74" office:value-type="string" calcext:value-type="string">
            <text:p>https://fr.wikipedia.org/wiki/Strasbourg#/media/Fichier:Strasbourg_vue_a%C3%A9rienne_vers_la_cath%C3%A9drale_septembre_2015.jpg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iste Maurice Garin</text:p>
          </table:table-cell>
          <table:table-cell table:style-name="ce191" office:value-type="string" calcext:value-type="string">
            <text:p>Rue de la Brigade Alsace-Lorraine</text:p>
          </table:table-cell>
          <table:table-cell table:style-name="ce191" office:value-type="string" calcext:value-type="string">
            <text:p>Pont d'Austerlitz</text:p>
          </table:table-cell>
          <table:table-cell table:style-name="ce191" office:value-type="string" calcext:value-type="string">
            <text:p>Route de Vienne</text:p>
          </table:table-cell>
          <table:table-cell table:style-name="ce191" office:value-type="string" calcext:value-type="string">
            <text:p>Passerelle de la Flassmatt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26.46" calcext:value-type="float">
            <text:p>26,46</text:p>
          </table:table-cell>
          <table:table-cell table:style-name="ce191" office:value-type="float" office:value="14.59" calcext:value-type="float">
            <text:p>14,59</text:p>
          </table:table-cell>
          <table:table-cell table:style-name="ce191" office:value-type="float" office:value="6.6" calcext:value-type="float">
            <text:p>6,6</text:p>
          </table:table-cell>
          <table:table-cell table:style-name="ce191" office:value-type="float" office:value="9.63" calcext:value-type="float">
            <text:p>9,63</text:p>
          </table:table-cell>
          <table:table-cell table:style-name="ce191" office:value-type="float" office:value="7.29" calcext:value-type="float">
            <text:p>7,29</text:p>
          </table:table-cell>
          <table:table-cell table:style-name="ce191" office:value-type="float" office:value="8737.58" calcext:value-type="float">
            <text:p>8737,58</text:p>
          </table:table-cell>
          <table:table-cell table:style-name="ce199" office:value-type="string" calcext:value-type="string">
            <text:p>C</text:p>
          </table:table-cell>
          <table:table-cell office:value-type="float" office:value="500510" calcext:value-type="float">
            <text:p>500510</text:p>
          </table:table-cell>
          <table:table-cell office:value-type="string" calcext:value-type="string">
            <text:p>Plus de 500 000 hab</text:p>
          </table:table-cell>
          <table:table-cell office:value-type="string" calcext:value-type="string">
            <text:p>AC</text:p>
          </table:table-cell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SYNDICAT DE TRANSPORTS DES SECTEURS III ET IV DE MARNE LA VALLEE</text:p>
          </table:table-cell>
          <table:table-cell table:style-name="ce169" office:value-type="float" office:value="257705103" calcext:value-type="float">
            <text:p>257705103</text:p>
          </table:table-cell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74" table:number-columns-repeated="2"/>
          <table:table-cell office:value-type="string" calcext:value-type="string">
            <text:p>SMF</text:p>
          </table:table-cell>
          <table:table-cell table:style-name="ce187" table:number-columns-repeated="3"/>
          <table:table-cell table:number-columns-repeated="13"/>
          <table:table-cell office:value-type="float" office:value="142289" calcext:value-type="float">
            <text:p>142289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Toulouse Métropole</text:p>
          </table:table-cell>
          <table:table-cell table:style-name="ce176" office:value-type="float" office:value="243100518" calcext:value-type="float">
            <text:p>243100518</text:p>
          </table:table-cell>
          <table:table-cell table:style-name="ce174" office:value-type="string" calcext:value-type="string">
            <text:p>76 - Occitanie</text:p>
          </table:table-cell>
          <table:table-cell table:style-name="ce169" office:value-type="string" calcext:value-type="string">
            <text:p>oui </text:p>
          </table:table-cell>
          <table:table-cell table:style-name="ce174"/>
          <table:table-cell table:style-name="ce183" office:value-type="string" calcext:value-type="string">
            <text:p><text:a xlink:href="https://fr.wikipedia.org/wiki/Toulouse#/media/Fichier:Toulouse-Place_du_Capitole.jpg" xlink:type="simple">https://fr.wikipedia.org/wiki/Toulouse#/media/Fichier:Toulouse-Place_du_Capitole.jpg</text:a></text:p>
          </table:table-cell>
          <table:table-cell office:value-type="string" calcext:value-type="string">
            <text:p>METRO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Rond-Point Jane Atché</text:p>
          </table:table-cell>
          <table:table-cell table:style-name="ce191" office:value-type="string" calcext:value-type="string">
            <text:p>Promenade du Docteur Albert Sallet</text:p>
          </table:table-cell>
          <table:table-cell table:style-name="ce191" office:value-type="string" calcext:value-type="string">
            <text:p>Place de la Patte d'Oie</text:p>
          </table:table-cell>
          <table:table-cell table:style-name="ce191" office:value-type="string" calcext:value-type="string">
            <text:p>Place du Pont Neuf</text:p>
          </table:table-cell>
          <table:table-cell table:style-name="ce191" office:value-type="string" calcext:value-type="string">
            <text:p>Barrière de Bayonne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28.33" calcext:value-type="float">
            <text:p>28,33</text:p>
          </table:table-cell>
          <table:table-cell table:style-name="ce191" office:value-type="float" office:value="15.34" calcext:value-type="float">
            <text:p>15,34</text:p>
          </table:table-cell>
          <table:table-cell table:style-name="ce191" office:value-type="float" office:value="7.33" calcext:value-type="float">
            <text:p>7,33</text:p>
          </table:table-cell>
          <table:table-cell table:style-name="ce191" office:value-type="float" office:value="9.49" calcext:value-type="float">
            <text:p>9,49</text:p>
          </table:table-cell>
          <table:table-cell table:style-name="ce191" office:value-type="float" office:value="7.76" calcext:value-type="float">
            <text:p>7,76</text:p>
          </table:table-cell>
          <table:table-cell table:style-name="ce191" office:value-type="float" office:value="23375" calcext:value-type="float">
            <text:p>23375</text:p>
          </table:table-cell>
          <table:table-cell table:style-name="ce199" office:value-type="string" calcext:value-type="string">
            <text:p>A</text:p>
          </table:table-cell>
          <table:table-cell office:value-type="float" office:value="783353" calcext:value-type="float">
            <text:p>783353</text:p>
          </table:table-cell>
          <table:table-cell office:value-type="string" calcext:value-type="string">
            <text:p>Plus de 500 000 hab</text:p>
          </table:table-cell>
          <table:table-cell table:number-columns-repeated="999"/>
        </table:table-row>
        <table:table-row table:style-name="ro2" table:visibility="filter">
          <table:table-cell table:style-name="ce169" office:value-type="string" calcext:value-type="string">
            <text:p>Tours</text:p>
          </table:table-cell>
          <table:table-cell table:style-name="ce175" office:value-type="float" office:value="37261" calcext:value-type="float">
            <text:p>37261</text:p>
          </table:table-cell>
          <table:table-cell table:style-name="ce167" office:value-type="string" calcext:value-type="string">
            <text:p>24 - Centre-Val de Loire</text:p>
          </table:table-cell>
          <table:table-cell table:style-name="ce169" office:value-type="string" calcext:value-type="string">
            <text:p>oui 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string" calcext:value-type="string">
            <text:p>Pont Wilson</text:p>
          </table:table-cell>
          <table:table-cell table:style-name="ce191" office:value-type="float" office:value="40.8" calcext:value-type="float">
            <text:p>40,8</text:p>
          </table:table-cell>
          <table:table-cell table:style-name="ce191" office:value-type="float" office:value="33.28" calcext:value-type="float">
            <text:p>33,28</text:p>
          </table:table-cell>
          <table:table-cell table:style-name="ce191" office:value-type="float" office:value="14.54" calcext:value-type="float">
            <text:p>14,54</text:p>
          </table:table-cell>
          <table:table-cell table:style-name="ce191" office:value-type="float" office:value="7.7" calcext:value-type="float">
            <text:p>7,7</text:p>
          </table:table-cell>
          <table:table-cell table:style-name="ce191" office:value-type="float" office:value="12.22" calcext:value-type="float">
            <text:p>12,22</text:p>
          </table:table-cell>
          <table:table-cell table:style-name="ce191" office:value-type="float" office:value="8.7" calcext:value-type="float">
            <text:p>8,7</text:p>
          </table:table-cell>
          <table:table-cell table:style-name="ce191" office:value-type="float" office:value="7466.95" calcext:value-type="float">
            <text:p>7466,95</text:p>
          </table:table-cell>
          <table:table-cell table:style-name="ce199" office:value-type="string" calcext:value-type="string">
            <text:p>A</text:p>
          </table:table-cell>
          <table:table-cell office:value-type="float" office:value="136463" calcext:value-type="float">
            <text:p>136463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>
          <table:table-cell table:style-name="ce170" office:value-type="string" calcext:value-type="string">
            <text:p>Tours métropole Val de Loire</text:p>
          </table:table-cell>
          <table:table-cell table:style-name="ce175" office:value-type="float" office:value="200085108" calcext:value-type="float">
            <text:p>200085108</text:p>
          </table:table-cell>
          <table:table-cell table:style-name="ce174" office:value-type="string" calcext:value-type="string">
            <text:p>24 - Centre-Val de Loire</text:p>
          </table:table-cell>
          <table:table-cell table:style-name="ce169" office:value-type="string" calcext:value-type="string">
            <text:p>Pour syndicat des mobilités de Tours mais ok </text:p>
          </table:table-cell>
          <table:table-cell table:style-name="ce174" office:value-type="string" calcext:value-type="string">
            <text:p>Tours</text:p>
          </table:table-cell>
          <table:table-cell table:style-name="ce174"/>
          <table:table-cell office:value-type="string" calcext:value-type="string">
            <text:p>SMF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Place de la Liberté</text:p>
          </table:table-cell>
          <table:table-cell table:style-name="ce191" office:value-type="string" calcext:value-type="string">
            <text:p>Avenue de Grammont</text:p>
          </table:table-cell>
          <table:table-cell table:style-name="ce191" office:value-type="string" calcext:value-type="string">
            <text:p>Carrefour de Verdun</text:p>
          </table:table-cell>
          <table:table-cell table:style-name="ce191" office:value-type="string" calcext:value-type="string">
            <text:p>Place Jean Jaurès</text:p>
          </table:table-cell>
          <table:table-cell table:style-name="ce191" office:value-type="string" calcext:value-type="string">
            <text:p>Pont Wilson</text:p>
          </table:table-cell>
          <table:table-cell table:style-name="ce191" office:value-type="float" office:value="42.6" calcext:value-type="float">
            <text:p>42,6</text:p>
          </table:table-cell>
          <table:table-cell table:style-name="ce191" office:value-type="float" office:value="33.26" calcext:value-type="float">
            <text:p>33,26</text:p>
          </table:table-cell>
          <table:table-cell table:style-name="ce191" office:value-type="float" office:value="14.66" calcext:value-type="float">
            <text:p>14,66</text:p>
          </table:table-cell>
          <table:table-cell table:style-name="ce191" office:value-type="float" office:value="7.72" calcext:value-type="float">
            <text:p>7,72</text:p>
          </table:table-cell>
          <table:table-cell table:style-name="ce191" office:value-type="float" office:value="11.7" calcext:value-type="float">
            <text:p>11,7</text:p>
          </table:table-cell>
          <table:table-cell table:style-name="ce191" office:value-type="float" office:value="8.69" calcext:value-type="float">
            <text:p>8,69</text:p>
          </table:table-cell>
          <table:table-cell table:style-name="ce191" office:value-type="float" office:value="9951.33" calcext:value-type="float">
            <text:p>9951,33</text:p>
          </table:table-cell>
          <table:table-cell table:style-name="ce199" office:value-type="string" calcext:value-type="string">
            <text:p>A</text:p>
          </table:table-cell>
          <table:table-cell office:value-type="float" office:value="310527" calcext:value-type="float">
            <text:p>310527</text:p>
          </table:table-cell>
          <table:table-cell office:value-type="string" calcext:value-type="string">
            <text:p>Entre 200 000 hab et 500 000 hab</text:p>
          </table:table-cell>
          <table:table-cell table:number-columns-repeated="999"/>
        </table:table-row>
        <table:table-row table:style-name="ro2">
          <table:table-cell table:style-name="ce169" office:value-type="string" calcext:value-type="string">
            <text:p>Val de Marne département</text:p>
          </table:table-cell>
          <table:table-cell table:style-name="ce169"/>
          <table:table-cell table:style-name="ce174" office:value-type="string" calcext:value-type="string">
            <text:p>11 - Île-de-France</text:p>
          </table:table-cell>
          <table:table-cell table:style-name="ce169" office:value-type="string" calcext:value-type="string">
            <text:p>oui </text:p>
          </table:table-cell>
          <table:table-cell table:style-name="ce169" office:value-type="string" calcext:value-type="string">
            <text:p>Créteil </text:p>
          </table:table-cell>
          <table:table-cell table:style-name="ce182" office:value-type="string" calcext:value-type="string">
            <text:p><text:a xlink:href="https://fr.wikipedia.org/wiki/Créteil#/media/Fichier:Vue_aérienne_du_lac_de_Créteil.jpg" xlink:type="simple">https://fr.wikipedia.org/wiki/Cr%C3%A9teil#/media/Fichier:Vue_a%C3%A9rienne_du_lac_de_Cr%C3%A9teil.jpg</text:a></text:p>
          </table:table-cell>
          <table:table-cell office:value-type="string" calcext:value-type="string">
            <text:p>DEPARTEMENT</text:p>
          </table:table-cell>
          <table:table-cell table:style-name="ce186" office:value-type="date" office:date-value="2021-05-01" calcext:value-type="date">
            <text:p>01/05/2021</text:p>
          </table:table-cell>
          <table:table-cell table:style-name="ce186" office:value-type="date" office:date-value="2021-07-31" calcext:value-type="date">
            <text:p>31/07/2021</text:p>
          </table:table-cell>
          <table:table-cell table:style-name="ce186"/>
          <table:table-cell table:style-name="ce191" office:value-type="string" calcext:value-type="string">
            <text:p>Avenue de Paris</text:p>
          </table:table-cell>
          <table:table-cell table:style-name="ce191" office:value-type="string" calcext:value-type="string">
            <text:p>Chemin de l'Ancienne écluse</text:p>
          </table:table-cell>
          <table:table-cell table:style-name="ce191" office:value-type="string" calcext:value-type="string">
            <text:p>Quai de Bercy</text:p>
          </table:table-cell>
          <table:table-cell table:style-name="ce191" office:value-type="string" calcext:value-type="string">
            <text:p>Avenue de Liège</text:p>
          </table:table-cell>
          <table:table-cell table:style-name="ce191" office:value-type="string" calcext:value-type="string">
            <text:p>Avenue Lucien Descaves</text:p>
          </table:table-cell>
          <table:table-cell table:style-name="ce191" office:value-type="float" office:value="46.2" calcext:value-type="float">
            <text:p>46,2</text:p>
          </table:table-cell>
          <table:table-cell table:style-name="ce191" office:value-type="float" office:value="35.84" calcext:value-type="float">
            <text:p>35,84</text:p>
          </table:table-cell>
          <table:table-cell table:style-name="ce191" office:value-type="float" office:value="14.89" calcext:value-type="float">
            <text:p>14,89</text:p>
          </table:table-cell>
          <table:table-cell table:style-name="ce191" office:value-type="float" office:value="9.27" calcext:value-type="float">
            <text:p>9,27</text:p>
          </table:table-cell>
          <table:table-cell table:style-name="ce191" office:value-type="float" office:value="9.92" calcext:value-type="float">
            <text:p>9,92</text:p>
          </table:table-cell>
          <table:table-cell table:style-name="ce191" office:value-type="float" office:value="9.42" calcext:value-type="float">
            <text:p>9,42</text:p>
          </table:table-cell>
          <table:table-cell table:style-name="ce191" office:value-type="float" office:value="72880.64" calcext:value-type="float">
            <text:p>72880,64</text:p>
          </table:table-cell>
          <table:table-cell table:style-name="ce199" office:value-type="string" calcext:value-type="string">
            <text:p>B</text:p>
          </table:table-cell>
          <table:table-cell table:style-name="ce175" office:value-type="float" office:value="1396913" calcext:value-type="float">
            <text:p>1396913</text:p>
          </table:table-cell>
          <table:table-cell office:value-type="string" calcext:value-type="string">
            <text:p>Plus de 500 000 hab</text:p>
          </table:table-cell>
          <table:table-cell table:style-name="ce175"/>
          <table:table-cell table:number-columns-repeated="998"/>
        </table:table-row>
        <table:table-row table:style-name="ro2" table:visibility="filter">
          <table:table-cell table:style-name="ce168" office:value-type="string" calcext:value-type="string">
            <text:p>Ville de Saint-Denis de la Réunion </text:p>
          </table:table-cell>
          <table:table-cell table:style-name="ce169" office:value-type="float" office:value="97411" calcext:value-type="float">
            <text:p>97411</text:p>
          </table:table-cell>
          <table:table-cell table:style-name="ce167" office:value-type="string" calcext:value-type="string">
            <text:p>04 - La Réunion</text:p>
          </table:table-cell>
          <table:table-cell table:style-name="ce169" office:value-type="string" calcext:value-type="string">
            <text:p>A rajouter - Manquant mais plus de 100 000 hab</text:p>
          </table:table-cell>
          <table:table-cell table:style-name="ce169" table:number-columns-repeated="2"/>
          <table:table-cell office:value-type="string" calcext:value-type="string">
            <text:p>VILLE</text:p>
          </table:table-cell>
          <table:table-cell table:style-name="ce187" table:number-columns-repeated="3"/>
          <table:table-cell table:number-columns-repeated="13"/>
          <table:table-cell office:value-type="float" office:value="150535" calcext:value-type="float">
            <text:p>150535</text:p>
          </table:table-cell>
          <table:table-cell office:value-type="string" calcext:value-type="string">
            <text:p>entre 100 000 hab et 200 000 hab</text:p>
          </table:table-cell>
          <table:table-cell table:number-columns-repeated="999"/>
        </table:table-row>
        <table:table-row table:style-name="ro2" table:number-rows-repeated="91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dentification" table:style-name="ta4">
        <table:table-column table:style-name="co35" table:default-cell-style-name="ce172"/>
        <table:table-column table:style-name="co36" table:default-cell-style-name="ce172"/>
        <table:table-column table:style-name="co29" table:number-columns-repeated="2" table:default-cell-style-name="ce172"/>
        <table:table-column table:style-name="co44" table:default-cell-style-name="ce172"/>
        <table:table-column table:style-name="co45" table:default-cell-style-name="ce172"/>
        <table:table-column table:style-name="co46" table:default-cell-style-name="ce172"/>
        <table:table-column table:style-name="co47" table:default-cell-style-name="ce172"/>
        <table:table-column table:style-name="co48" table:default-cell-style-name="ce172"/>
        <table:table-column table:style-name="co29" table:default-cell-style-name="ce172"/>
        <table:table-column table:style-name="co49" table:default-cell-style-name="ce172"/>
        <table:table-column table:style-name="co43" table:default-cell-style-name="ce172"/>
        <table:table-column table:style-name="co29" table:number-columns-repeated="1012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Nombre de REGION</text:p>
          </table:table-cell>
          <table:table-cell table:number-columns-repeated="2"/>
          <table:table-cell office:value-type="string" calcext:value-type="string">
            <text:p>Répartition des collectivités inscrites par </text:p>
          </table:table-cell>
          <table:table-cell office:value-type="string" calcext:value-type="string">
            <text:p>Nombre de type de structure</text:p>
          </table:table-cell>
          <table:table-cell/>
          <table:table-cell office:value-type="string" calcext:value-type="string">
            <text:p>Population des collectivités couvertes (hors double compte)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Répartition des collectivités par classe de population</text:p>
          </table:table-cell>
          <table:table-cell office:value-type="string" calcext:value-type="string">
            <text:p>Nombre de Classe</text:p>
          </table:table-cell>
          <table:table-cell table:number-columns-repeated="1012"/>
        </table:table-row>
        <table:table-row table:style-name="ro4">
          <table:table-cell table:style-name="ce202" office:value-type="string" calcext:value-type="string">
            <text:p>04 - La Réun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" office:value-type="string" calcext:value-type="string">
            <text:p>CA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202" office:value-type="string" calcext:value-type="string">
            <text:p>entre 100 000 hab et 200 000 hab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4">
          <table:table-cell table:style-name="ce202" office:value-type="string" calcext:value-type="string">
            <text:p>11 - Île-de-Franc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02"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mme de Population </text:p>
          </table:table-cell>
          <table:table-cell table:number-columns-repeated="2"/>
          <table:table-cell table:style-name="ce202" office:value-type="string" calcext:value-type="string">
            <text:p>Entre 200 000 hab et 500 000 hab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2">
          <table:table-cell table:style-name="ce202" office:value-type="string" calcext:value-type="string">
            <text:p>24 - Centre-Val de Loir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2" office:value-type="string" calcext:value-type="string">
            <text:p>CU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3" office:value-type="float" office:value="37272442" calcext:value-type="float">
            <text:p><text:s/>37 272 442,00 <text:s/></text:p>
          </table:table-cell>
          <table:table-cell table:number-columns-repeated="2"/>
          <table:table-cell table:style-name="ce202" office:value-type="string" calcext:value-type="string">
            <text:p>Moins de 100 000 hab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202" office:value-type="string" calcext:value-type="string">
            <text:p>27 - Bourgogne-Franche-Comté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2" office:value-type="string" calcext:value-type="string">
            <text:p>DEPARTEMEN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202" office:value-type="string" calcext:value-type="string">
            <text:p>Plus de 500 000 hab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 table:style-name="ce202" office:value-type="string" calcext:value-type="string">
            <text:p>28 - Normandi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2" office:value-type="string" calcext:value-type="string">
            <text:p>EP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2" office:value-type="string" calcext:value-type="string">
            <text:p>(vide)</text:p>
          </table:table-cell>
          <table:table-cell table:number-columns-repeated="1013"/>
        </table:table-row>
        <table:table-row table:style-name="ro4">
          <table:table-cell table:style-name="ce202" office:value-type="string" calcext:value-type="string">
            <text:p>32 - Hauts-de-Franc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2" office:value-type="string" calcext:value-type="string">
            <text:p>METRO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style-name="ce202" office:value-type="string" calcext:value-type="string">
            <text:p>Total général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4">
          <table:table-cell table:style-name="ce202" office:value-type="string" calcext:value-type="string">
            <text:p>44 - Grand Es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2" office:value-type="string" calcext:value-type="string">
            <text:p>REGION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52 - Pays de la Loir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2" office:value-type="string" calcext:value-type="string">
            <text:p>SMF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53 - Bretagn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2" office:value-type="string" calcext:value-type="string">
            <text:p>SM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75 - Nouvelle-Aquitain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2" office:value-type="string" calcext:value-type="string">
            <text:p>VILLE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76 - Occitani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2" office:value-type="string" calcext:value-type="string">
            <text:p>#N/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84 - Auvergne-Rhône-Alp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2" office:value-type="string" calcext:value-type="string">
            <text:p>Total général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4">
          <table:table-cell table:style-name="ce202" office:value-type="string" calcext:value-type="string">
            <text:p>93 - Provence-Alpes-Côte d'Azu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>
            <draw:frame draw:z-index="0" draw:name="Graphique 1" draw:style-name="gr1" svg:width="24.051cm" svg:height="13.732cm" svg:x="3.422cm" svg:y="0.389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draw:z-index="1" draw:name="Graphique 2" draw:style-name="gr1" svg:width="23.036cm" svg:height="13.838cm" svg:x="2.399cm" svg:y="0.389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>
            <draw:frame draw:z-index="2" draw:name="Graphique 3" draw:style-name="gr1" svg:width="23.001cm" svg:height="13.291cm" svg:x="0.848cm" svg:y="0.072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h" table:style-name="ta3">
        <table:table-column table:style-name="co37" table:default-cell-style-name="ce191"/>
        <table:table-column table:style-name="co38" table:default-cell-style-name="ce191"/>
        <table:table-column table:style-name="co29" table:number-columns-repeated="3" table:default-cell-style-name="ce172"/>
        <table:table-column table:style-name="co8" table:default-cell-style-name="ce191"/>
        <table:table-column table:style-name="co29" table:default-cell-style-name="ce172"/>
        <table:table-column table:style-name="co37" table:default-cell-style-name="ce191"/>
        <table:table-column table:style-name="co39" table:default-cell-style-name="ce191"/>
        <table:table-column table:style-name="co37" table:default-cell-style-name="ce191"/>
        <table:table-column table:style-name="co5" table:default-cell-style-name="ce191"/>
        <table:table-column table:style-name="co40" table:default-cell-style-name="ce191"/>
        <table:table-column table:style-name="co41" table:default-cell-style-name="ce191"/>
        <table:table-column table:style-name="co42" table:default-cell-style-name="ce191"/>
        <table:table-column table:style-name="co10" table:default-cell-style-name="ce191"/>
        <table:table-column table:style-name="co43" table:default-cell-style-name="ce191"/>
        <table:table-column table:style-name="co19" table:default-cell-style-name="ce191"/>
        <table:table-column table:style-name="co37" table:number-columns-repeated="1007" table:default-cell-style-name="ce191"/>
        <table:table-row table:style-name="ro6">
          <table:table-cell table:style-name="ce204" office:value-type="string" calcext:value-type="string">
            <text:p><text:s/>INSEE</text:p>
          </table:table-cell>
          <table:table-cell table:style-name="ce204" office:value-type="string" calcext:value-type="string">
            <text:p>SIREN</text:p>
          </table:table-cell>
          <table:table-cell table:style-name="ce204" office:value-type="string" calcext:value-type="string">
            <text:p>Code Postal</text:p>
          </table:table-cell>
          <table:table-cell table:style-name="ce227" office:value-type="string" calcext:value-type="string">
            <text:p>TYPE </text:p>
          </table:table-cell>
          <table:table-cell table:style-name="ce227" office:value-type="string" calcext:value-type="string">
            <text:p>NOM</text:p>
          </table:table-cell>
          <table:table-cell table:style-name="ce227" office:value-type="string" calcext:value-type="string">
            <text:p>Région</text:p>
          </table:table-cell>
          <table:table-cell table:style-name="ce227" office:value-type="string" calcext:value-type="string">
            <text:p>Département</text:p>
          </table:table-cell>
          <table:table-cell table:style-name="ce234" office:value-type="string" calcext:value-type="string">
            <text:p>NATURE (EPCI)</text:p>
          </table:table-cell>
          <table:table-cell table:style-name="ce235" office:value-type="string" calcext:value-type="string">
            <text:p>HAB 2018</text:p>
          </table:table-cell>
          <table:table-cell table:style-name="ce235" office:value-type="string" calcext:value-type="string">
            <text:p>TYPE de territoire INSEE (com)</text:p>
          </table:table-cell>
          <table:table-cell table:style-name="ce227" office:value-type="string" calcext:value-type="string">
            <text:p>ADHESION CROISÉE AVEC </text:p>
          </table:table-cell>
          <table:table-cell table:style-name="ce227" office:value-type="string" calcext:value-type="string">
            <text:p>La part modale </text:p>
          </table:table-cell>
          <table:table-cell table:style-name="ce227" office:value-type="string" calcext:value-type="string">
            <text:p>Nombre de QPV </text:p>
          </table:table-cell>
          <table:table-cell table:number-columns-repeated="1011"/>
        </table:table-row>
        <table:table-row table:style-name="ro6">
          <table:table-cell table:style-name="ce176" office:value-type="float" office:value="47001" calcext:value-type="float">
            <text:p>47001</text:p>
          </table:table-cell>
          <table:table-cell table:style-name="ce176"/>
          <table:table-cell table:style-name="ce176" office:value-type="float" office:value="47000" calcext:value-type="float">
            <text:p>47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GE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47 - Lot-et-Garonne</text:p>
          </table:table-cell>
          <table:table-cell table:style-name="ce176"/>
          <table:table-cell table:style-name="ce176" office:value-type="float" office:value="33012" calcext:value-type="float">
            <text:p>33012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3001" calcext:value-type="float">
            <text:p>13001</text:p>
          </table:table-cell>
          <table:table-cell table:style-name="ce175"/>
          <table:table-cell table:style-name="ce176" office:value-type="string" calcext:value-type="string">
            <text:p>13080/13090/13100/13290/135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IX-EN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143097" calcext:value-type="float">
            <text:p>143097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3008" calcext:value-type="float">
            <text:p>73008</text:p>
          </table:table-cell>
          <table:table-cell table:style-name="ce176"/>
          <table:table-cell table:style-name="ce176" office:value-type="float" office:value="73100" calcext:value-type="float">
            <text:p>73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IX-LES-BAIN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3 - Savoie</text:p>
          </table:table-cell>
          <table:table-cell table:style-name="ce176"/>
          <table:table-cell table:style-name="ce176" office:value-type="float" office:value="29993" calcext:value-type="float">
            <text:p>29993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85003" calcext:value-type="float">
            <text:p>85003</text:p>
          </table:table-cell>
          <table:table-cell table:style-name="ce175"/>
          <table:table-cell table:style-name="ce176" office:value-type="float" office:value="85190" calcext:value-type="float">
            <text:p>851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IZENAY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85 - Vendée</text:p>
          </table:table-cell>
          <table:table-cell table:style-name="ce176"/>
          <table:table-cell table:style-name="ce175" office:value-type="float" office:value="9694" calcext:value-type="float">
            <text:p>9694</text:p>
          </table:table-cell>
          <table:table-cell table:style-name="ce175" office:value-type="string" calcext:value-type="string">
            <text:p>2 - 2 - entre 50 000 et 2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1001" calcext:value-type="float">
            <text:p>61001</text:p>
          </table:table-cell>
          <table:table-cell table:style-name="ce176"/>
          <table:table-cell table:style-name="ce176" office:value-type="float" office:value="61000" calcext:value-type="float">
            <text:p>61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LENCO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61 - Orne</text:p>
          </table:table-cell>
          <table:table-cell table:style-name="ce176"/>
          <table:table-cell table:style-name="ce176" office:value-type="float" office:value="25775" calcext:value-type="float">
            <text:p>25775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9007" calcext:value-type="float">
            <text:p>49007</text:p>
          </table:table-cell>
          <table:table-cell table:style-name="ce175"/>
          <table:table-cell table:style-name="ce176" office:value-type="string" calcext:value-type="string">
            <text:p>49000/49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NGERS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9 - Maine-et-Loire</text:p>
          </table:table-cell>
          <table:table-cell table:style-name="ce176"/>
          <table:table-cell table:style-name="ce175" office:value-type="float" office:value="154508" calcext:value-type="float">
            <text:p>154508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4024" calcext:value-type="float">
            <text:p>64024</text:p>
          </table:table-cell>
          <table:table-cell table:style-name="ce176"/>
          <table:table-cell table:style-name="ce176" office:value-type="float" office:value="64600" calcext:value-type="float">
            <text:p>64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NGLE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énées-Atlantiques</text:p>
          </table:table-cell>
          <table:table-cell table:style-name="ce176"/>
          <table:table-cell table:style-name="ce176" office:value-type="float" office:value="39604" calcext:value-type="float">
            <text:p>39604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2002" calcext:value-type="float">
            <text:p>92002</text:p>
          </table:table-cell>
          <table:table-cell table:style-name="ce175"/>
          <table:table-cell table:style-name="ce176" office:value-type="float" office:value="92160" calcext:value-type="float">
            <text:p>921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NTON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62858" calcext:value-type="float">
            <text:p>6285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009" calcext:value-type="float">
            <text:p>33009</text:p>
          </table:table-cell>
          <table:table-cell table:style-name="ce176"/>
          <table:table-cell table:style-name="ce176" office:value-type="float" office:value="33120" calcext:value-type="float">
            <text:p>331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RCACH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1567" calcext:value-type="float">
            <text:p>11567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03" calcext:value-type="float">
            <text:p>94003</text:p>
          </table:table-cell>
          <table:table-cell table:style-name="ce175"/>
          <table:table-cell table:style-name="ce176" office:value-type="float" office:value="94110" calcext:value-type="float">
            <text:p>9411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CUEIL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21721" calcext:value-type="float">
            <text:p>21721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7">
          <table:table-cell table:style-name="ce176"/>
          <table:table-cell table:style-name="ce176" office:value-type="float" office:value="200041630" calcext:value-type="float">
            <text:p>20004163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228" office:value-type="string" calcext:value-type="string">
            <text:p>ARDENNE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08 - Ardennes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21469" calcext:value-type="float">
            <text:p>12146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33011" calcext:value-type="float">
            <text:p>33011</text:p>
          </table:table-cell>
          <table:table-cell table:style-name="ce175"/>
          <table:table-cell table:style-name="ce176" office:value-type="float" office:value="33740" calcext:value-type="float">
            <text:p>337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6349" calcext:value-type="float">
            <text:p>6349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1006" calcext:value-type="float">
            <text:p>61006</text:p>
          </table:table-cell>
          <table:table-cell table:style-name="ce176"/>
          <table:table-cell table:style-name="ce176" office:value-type="float" office:value="61200" calcext:value-type="float">
            <text:p>61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RGENTA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61 - Orne</text:p>
          </table:table-cell>
          <table:table-cell table:style-name="ce176"/>
          <table:table-cell table:style-name="ce176" office:value-type="float" office:value="13730" calcext:value-type="float">
            <text:p>13730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3004" calcext:value-type="float">
            <text:p>13004</text:p>
          </table:table-cell>
          <table:table-cell table:style-name="ce175"/>
          <table:table-cell table:style-name="ce176" office:value-type="float" office:value="13200" calcext:value-type="float">
            <text:p>132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ARLE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51031" calcext:value-type="float">
            <text:p>51031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4007" calcext:value-type="float">
            <text:p>84007</text:p>
          </table:table-cell>
          <table:table-cell table:style-name="ce176"/>
          <table:table-cell table:style-name="ce176" office:value-type="float" office:value="84000" calcext:value-type="float">
            <text:p>84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AVIGNON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4 - Vaucluse</text:p>
          </table:table-cell>
          <table:table-cell table:style-name="ce176"/>
          <table:table-cell table:style-name="ce176" office:value-type="float" office:value="91729" calcext:value-type="float">
            <text:p>91729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2007" calcext:value-type="float">
            <text:p>92007</text:p>
          </table:table-cell>
          <table:table-cell table:style-name="ce175"/>
          <table:table-cell table:style-name="ce176" office:value-type="float" office:value="92220" calcext:value-type="float">
            <text:p>922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AGNE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40812" calcext:value-type="float">
            <text:p>4081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032" calcext:value-type="float">
            <text:p>33032</text:p>
          </table:table-cell>
          <table:table-cell table:style-name="ce176"/>
          <table:table-cell table:style-name="ce176" office:value-type="float" office:value="33530" calcext:value-type="float">
            <text:p>335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ASSEN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7404" calcext:value-type="float">
            <text:p>7404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039" calcext:value-type="float">
            <text:p>33039</text:p>
          </table:table-cell>
          <table:table-cell table:style-name="ce175"/>
          <table:table-cell table:style-name="ce176" office:value-type="float" office:value="33130" calcext:value-type="float">
            <text:p>331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EG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9669" calcext:value-type="float">
            <text:p>2966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0010" calcext:value-type="float">
            <text:p>90010</text:p>
          </table:table-cell>
          <table:table-cell table:style-name="ce176"/>
          <table:table-cell table:style-name="ce176" office:value-type="float" office:value="90000" calcext:value-type="float">
            <text:p>90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ELFORT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90 - Territoire de Belfort</text:p>
          </table:table-cell>
          <table:table-cell table:style-name="ce176"/>
          <table:table-cell table:style-name="ce176" office:value-type="float" office:value="46954" calcext:value-type="float">
            <text:p>4695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25056" calcext:value-type="float">
            <text:p>25056</text:p>
          </table:table-cell>
          <table:table-cell table:style-name="ce175"/>
          <table:table-cell table:style-name="ce176" office:value-type="float" office:value="25000" calcext:value-type="float">
            <text:p>25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ESANC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5 - Doubs</text:p>
          </table:table-cell>
          <table:table-cell table:style-name="ce176"/>
          <table:table-cell table:style-name="ce175" office:value-type="float" office:value="116775" calcext:value-type="float">
            <text:p>11677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1018" calcext:value-type="float">
            <text:p>41018</text:p>
          </table:table-cell>
          <table:table-cell table:style-name="ce176"/>
          <table:table-cell table:style-name="ce176" office:value-type="float" office:value="41000" calcext:value-type="float">
            <text:p>41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LOI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41 - Loir-et-Cher</text:p>
          </table:table-cell>
          <table:table-cell table:style-name="ce176"/>
          <table:table-cell table:style-name="ce176" office:value-type="float" office:value="45871" calcext:value-type="float">
            <text:p>4587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3300316" calcext:value-type="float">
            <text:p>243300316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Bordeaux Métropol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3 - Girond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801041" calcext:value-type="float">
            <text:p>80104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 office:value-type="float" office:value="92014" calcext:value-type="float">
            <text:p>92014</text:p>
          </table:table-cell>
          <table:table-cell table:style-name="ce176"/>
          <table:table-cell table:style-name="ce176" office:value-type="float" office:value="92340" calcext:value-type="float">
            <text:p>923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OURG-LA-REIN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20769" calcext:value-type="float">
            <text:p>2076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8033" calcext:value-type="float">
            <text:p>18033</text:p>
          </table:table-cell>
          <table:table-cell table:style-name="ce175"/>
          <table:table-cell table:style-name="ce176" office:value-type="float" office:value="18000" calcext:value-type="float">
            <text:p>18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OURGE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18 - Cher</text:p>
          </table:table-cell>
          <table:table-cell table:style-name="ce176"/>
          <table:table-cell table:style-name="ce175" office:value-type="float" office:value="64668" calcext:value-type="float">
            <text:p>64668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number-columns-repeated="2" table:style-name="ce176" office:value-type="string" calcext:value-type="string">
            <text:p>BOURGOGNE FRANCHE COMTE</text:p>
          </table:table-cell>
          <table:table-cell table:style-name="ce176" table:number-columns-repeated="2"/>
          <table:table-cell table:style-name="ce176" office:value-type="float" office:value="2807807" calcext:value-type="float">
            <text:p>280780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2900314" calcext:value-type="float">
            <text:p>242900314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Brest Métropol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29 - FinistËr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210047" calcext:value-type="float">
            <text:p>21004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075" calcext:value-type="float">
            <text:p>33075</text:p>
          </table:table-cell>
          <table:table-cell table:style-name="ce176"/>
          <table:table-cell table:style-name="ce176" office:value-type="float" office:value="33520" calcext:value-type="float">
            <text:p>33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RUG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8316" calcext:value-type="float">
            <text:p>1831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15" calcext:value-type="float">
            <text:p>91115</text:p>
          </table:table-cell>
          <table:table-cell table:style-name="ce175"/>
          <table:table-cell table:style-name="ce176" office:value-type="float" office:value="91680" calcext:value-type="float">
            <text:p>916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BRUYÈRES LE CHATEL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3399" calcext:value-type="float">
            <text:p>3399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15" calcext:value-type="float">
            <text:p>94015</text:p>
          </table:table-cell>
          <table:table-cell table:style-name="ce176"/>
          <table:table-cell table:style-name="ce176" office:value-type="float" office:value="94360" calcext:value-type="float">
            <text:p>943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RY-SUR-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16919" calcext:value-type="float">
            <text:p>1691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22" calcext:value-type="float">
            <text:p>91122</text:p>
          </table:table-cell>
          <table:table-cell table:style-name="ce175"/>
          <table:table-cell table:style-name="ce175" office:value-type="float" office:value="91440" calcext:value-type="float">
            <text:p>91440</text:p>
          </table:table-cell>
          <table:table-cell table:style-name="ce175" office:value-type="string" calcext:value-type="string">
            <text:p>COMMUNE</text:p>
          </table:table-cell>
          <table:table-cell table:style-name="ce175" office:value-type="string" calcext:value-type="string">
            <text:p>BURES SUR YVETTE</text:p>
          </table:table-cell>
          <table:table-cell table:style-name="ce175" office:value-type="string" calcext:value-type="string">
            <text:p>91 - Essonne</text:p>
          </table:table-cell>
          <table:table-cell table:style-name="ce175" table:number-columns-repeated="2"/>
          <table:table-cell table:style-name="ce175" office:value-type="string" calcext:value-type="string">
            <text:p>9 57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86041" calcext:value-type="float">
            <text:p>86041</text:p>
          </table:table-cell>
          <table:table-cell table:style-name="ce176"/>
          <table:table-cell table:style-name="ce176" office:value-type="float" office:value="86180" calcext:value-type="float">
            <text:p>8618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BUXEROL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/>
          <table:table-cell table:style-name="ce176" office:value-type="float" office:value="10042" calcext:value-type="float">
            <text:p>10042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8000531" calcext:value-type="float">
            <text:p>248000531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Amiens Métropole</text:p>
          </table:table-cell>
          <table:table-cell table:style-name="ce175" office:value-type="string" calcext:value-type="string">
            <text:p>32 - Hauts-de-France</text:p>
          </table:table-cell>
          <table:table-cell table:style-name="ce175" office:value-type="string" calcext:value-type="string">
            <text:p>80 - Somm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80905" calcext:value-type="float">
            <text:p>18090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11773" calcext:value-type="float">
            <text:p>20001177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Annemasse-les Voirons-Agglomération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90378" calcext:value-type="float">
            <text:p>9037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7"/>
          <table:table-cell table:style-name="ce175" office:value-type="float" office:value="241800507" calcext:value-type="float">
            <text:p>241800507</text:p>
          </table:table-cell>
          <table:table-cell table:style-name="ce207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Bourges Plu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18 - Che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2679" calcext:value-type="float">
            <text:p>102679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8"/>
          <table:table-cell table:style-name="ce176" office:value-type="float" office:value="200033181" calcext:value-type="float">
            <text:p>200033181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Chartres Métropol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28 - Eure-et-Loir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36243" calcext:value-type="float">
            <text:p>13624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56232" calcext:value-type="float">
            <text:p>200056232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229" office:value-type="string" calcext:value-type="string">
            <text:p>CA Communauté Paris-Sacl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1 - Esson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314169" calcext:value-type="float">
            <text:p>314169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400769" calcext:value-type="float">
            <text:p>24340076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Béziers-Méditerrané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Èrault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25648" calcext:value-type="float">
            <text:p>12564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00030385" calcext:value-type="float">
            <text:p>200030385</text:p>
          </table:table-cell>
          <table:table-cell table:style-name="ce222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Blois Agglopoly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41 - Loir-et-Che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5286" calcext:value-type="float">
            <text:p>10528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9500109" calcext:value-type="float">
            <text:p>24950010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Cergy-Pontois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5 - Val-d'Ois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10633" calcext:value-type="float">
            <text:p>21063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6876" calcext:value-type="float">
            <text:p>200066876</text:p>
          </table:table-cell>
          <table:table-cell table:style-name="ce218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Châlons-en-Champagne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51 - Mar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79518" calcext:value-type="float">
            <text:p>7951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1700434" calcext:value-type="float">
            <text:p>24170043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la Rochel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1811" calcext:value-type="float">
            <text:p>17181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000643" calcext:value-type="float">
            <text:p>243000643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e Nîmes Métropole</text:p>
          </table:table-cell>
          <table:table-cell table:style-name="ce175" office:value-type="string" calcext:value-type="string">
            <text:p>76 - Occitanie</text:p>
          </table:table-cell>
          <table:table-cell table:style-name="ce175" office:value-type="string" calcext:value-type="string">
            <text:p>30 - Gard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257987" calcext:value-type="float">
            <text:p>25798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0600585" calcext:value-type="float">
            <text:p>240600585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e Sophia Antipoli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6 - Alpes-Maritimes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7077" calcext:value-type="float">
            <text:p>17707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71751" calcext:value-type="float">
            <text:p>200071751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Bassin de Bourg-en-Bres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01 - Ain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32682" calcext:value-type="float">
            <text:p>13268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0"/>
          <table:table-cell table:style-name="ce176" office:value-type="float" office:value="200067999" calcext:value-type="float">
            <text:p>200067999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Beauvaisis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0 - Ois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03191" calcext:value-type="float">
            <text:p>10319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71827" calcext:value-type="float">
            <text:p>200071827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Grand Angoulêm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16 - Charent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41776" calcext:value-type="float">
            <text:p>14177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6793" calcext:value-type="float">
            <text:p>20006679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Grand Annecy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03784" calcext:value-type="float">
            <text:p>20378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8400251" calcext:value-type="float">
            <text:p>248400251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Grand Avignon (COGA)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5" office:value-type="string" calcext:value-type="string">
            <text:p>84 - Vauclus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92785" calcext:value-type="float">
            <text:p>19278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110" calcext:value-type="float">
            <text:p>20006911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du Grand Chambéry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3 - Savoi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35290" calcext:value-type="float">
            <text:p>135290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00041317" calcext:value-type="float">
            <text:p>200041317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du Niortai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79 - Deux-SËvres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21220" calcext:value-type="float">
            <text:p>12122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8200099" calcext:value-type="float">
            <text:p>24820009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Grand Montauban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82 - Tarn-et-Garonn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78048" calcext:value-type="float">
            <text:p>7804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5928" calcext:value-type="float">
            <text:p>200065928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Lannion-Trégor Communauté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22 - CÙtes-d'Armor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99520" calcext:value-type="float">
            <text:p>9952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7100589" calcext:value-type="float">
            <text:p>247100589</text:p>
          </table:table-cell>
          <table:table-cell table:style-name="ce223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Le Grand Chal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71 - SaÙne-et-Loir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13869" calcext:value-type="float">
            <text:p>11386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40392" calcext:value-type="float">
            <text:p>200040392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Le Grand Périgueux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24 - Dordog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3757" calcext:value-type="float">
            <text:p>10375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42174" calcext:value-type="float">
            <text:p>20004217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Lorient Agglomération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204107" calcext:value-type="float">
            <text:p>20410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800604" calcext:value-type="float">
            <text:p>243800604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Porte de l'Isère (C.A.P.I)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8 - IsËr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107395" calcext:value-type="float">
            <text:p>10739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409" calcext:value-type="float">
            <text:p>200069409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Saint-Brieuc Armor Agglomération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2 - CÙtes-d'Armor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51937" calcext:value-type="float">
            <text:p>15193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66389" calcext:value-type="float">
            <text:p>200066389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Saint-Lô Agglo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50 - Manch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75972" calcext:value-type="float">
            <text:p>7597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8"/>
          <table:table-cell table:style-name="ce176" office:value-type="float" office:value="200069250" calcext:value-type="float">
            <text:p>200069250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A Troyes Champagne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10 - Aube</text:p>
          </table:table-cell>
          <table:table-cell table:style-name="ce176" office:value-type="string" calcext:value-type="string">
            <text:p>CA</text:p>
          </table:table-cell>
          <table:table-cell table:style-name="ce176" office:value-type="float" office:value="172329" calcext:value-type="float">
            <text:p>17232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7700339" calcext:value-type="float">
            <text:p>247700339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A Val d'Europe Agglomération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77 - Seine-et-Marne</text:p>
          </table:table-cell>
          <table:table-cell table:style-name="ce175" office:value-type="string" calcext:value-type="string">
            <text:p>CA</text:p>
          </table:table-cell>
          <table:table-cell table:style-name="ce175" office:value-type="float" office:value="50922" calcext:value-type="float">
            <text:p>5092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080" calcext:value-type="float">
            <text:p>33080</text:p>
          </table:table-cell>
          <table:table-cell table:style-name="ce176"/>
          <table:table-cell table:style-name="ce176" office:value-type="float" office:value="33140" calcext:value-type="float">
            <text:p>331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ADAUJA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6217" calcext:value-type="float">
            <text:p>6217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4118" calcext:value-type="float">
            <text:p>14118</text:p>
          </table:table-cell>
          <table:table-cell table:style-name="ce175"/>
          <table:table-cell table:style-name="ce176" office:value-type="float" office:value="14000" calcext:value-type="float">
            <text:p>14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AEN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14 - Calvados</text:p>
          </table:table-cell>
          <table:table-cell table:style-name="ce176"/>
          <table:table-cell table:style-name="ce175" office:value-type="float" office:value="105512" calcext:value-type="float">
            <text:p>105512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12"/>
          <table:table-cell table:style-name="ce212" office:value-type="float" office:value="244400644" calcext:value-type="float">
            <text:p>244400644</text:p>
          </table:table-cell>
          <table:table-cell table:style-name="ce212"/>
          <table:table-cell table:style-name="ce212" office:value-type="string" calcext:value-type="string">
            <text:p>INTERCO</text:p>
          </table:table-cell>
          <table:table-cell table:style-name="ce230" office:value-type="string" calcext:value-type="string">
            <text:p>CARENE / AGGLO DE SAINT-NAZAIRE</text:p>
          </table:table-cell>
          <table:table-cell table:style-name="ce212" office:value-type="string" calcext:value-type="string">
            <text:p>44 - Loire-Atlantique</text:p>
          </table:table-cell>
          <table:table-cell table:style-name="ce212" office:value-type="string" calcext:value-type="string">
            <text:p>52 - Pays de la Loire</text:p>
          </table:table-cell>
          <table:table-cell table:style-name="ce212" office:value-type="string" calcext:value-type="string">
            <text:p>CA</text:p>
          </table:table-cell>
          <table:table-cell table:style-name="ce212" office:value-type="float" office:value="125883" calcext:value-type="float">
            <text:p>125883</text:p>
          </table:table-cell>
          <table:table-cell table:style-name="ce212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500725" calcext:value-type="float">
            <text:p>243500725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C Côte d'Émeraud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35 - Ille-et-Vilaine</text:p>
          </table:table-cell>
          <table:table-cell table:style-name="ce175" office:value-type="string" calcext:value-type="string">
            <text:p>CC</text:p>
          </table:table-cell>
          <table:table-cell table:style-name="ce175" office:value-type="float" office:value="31274" calcext:value-type="float">
            <text:p>31274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3"/>
          <table:table-cell table:style-name="ce176" office:value-type="float" office:value="200040947" calcext:value-type="float">
            <text:p>200040947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C de Flandre Intérieur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 office:value-type="string" calcext:value-type="string">
            <text:p>CC</text:p>
          </table:table-cell>
          <table:table-cell table:style-name="ce176" office:value-type="float" office:value="102391" calcext:value-type="float">
            <text:p>10239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00070324" calcext:value-type="float">
            <text:p>200070324</text:p>
          </table:table-cell>
          <table:table-cell table:style-name="ce20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C du Territoire de Lunéville à Baccarat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54 - Meurthe-et-Moselle</text:p>
          </table:table-cell>
          <table:table-cell table:style-name="ce175" office:value-type="string" calcext:value-type="string">
            <text:p>CC</text:p>
          </table:table-cell>
          <table:table-cell table:style-name="ce175" office:value-type="float" office:value="41143" calcext:value-type="float">
            <text:p>41143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4000865" calcext:value-type="float">
            <text:p>244000865</text:p>
          </table:table-cell>
          <table:table-cell table:style-name="ce210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C Maremne Adour Côte Sud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40 - Landes</text:p>
          </table:table-cell>
          <table:table-cell table:style-name="ce176" office:value-type="string" calcext:value-type="string">
            <text:p>CC</text:p>
          </table:table-cell>
          <table:table-cell table:style-name="ce176" office:value-type="float" office:value="66974" calcext:value-type="float">
            <text:p>6697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33119" calcext:value-type="float">
            <text:p>33119</text:p>
          </table:table-cell>
          <table:table-cell table:style-name="ce175"/>
          <table:table-cell table:style-name="ce176" office:value-type="float" office:value="33150" calcext:value-type="float">
            <text:p>331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EN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5292" calcext:value-type="float">
            <text:p>2529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number-columns-repeated="2" table:style-name="ce176" office:value-type="string" calcext:value-type="string">
            <text:p>CENTRE VAL DE LOIRE</text:p>
          </table:table-cell>
          <table:table-cell table:style-name="ce176" table:number-columns-repeated="2"/>
          <table:table-cell table:style-name="ce176" office:value-type="float" office:value="2572853" calcext:value-type="float">
            <text:p>257285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37050" calcext:value-type="float">
            <text:p>37050</text:p>
          </table:table-cell>
          <table:table-cell table:style-name="ce175"/>
          <table:table-cell table:style-name="ce176" office:value-type="float" office:value="37170" calcext:value-type="float">
            <text:p>371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MBRAY-LES-TOUR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5" office:value-type="float" office:value="11738" calcext:value-type="float">
            <text:p>11738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17" calcext:value-type="float">
            <text:p>94017</text:p>
          </table:table-cell>
          <table:table-cell table:style-name="ce176"/>
          <table:table-cell table:style-name="ce176" office:value-type="float" office:value="94500" calcext:value-type="float">
            <text:p>94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MPIGNY-SUR-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77039" calcext:value-type="float">
            <text:p>7703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18" calcext:value-type="float">
            <text:p>94018</text:p>
          </table:table-cell>
          <table:table-cell table:style-name="ce175"/>
          <table:table-cell table:style-name="ce176" office:value-type="float" office:value="94220" calcext:value-type="float">
            <text:p>942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RENTON-LE-PONT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30053" calcext:value-type="float">
            <text:p>3005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105" calcext:value-type="float">
            <text:p>8105</text:p>
          </table:table-cell>
          <table:table-cell table:style-name="ce176"/>
          <table:table-cell table:style-name="ce176" office:value-type="string" calcext:value-type="string">
            <text:p>(08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RLEVILLE MÉZIÈRES (ville)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08 - Ardennes</text:p>
          </table:table-cell>
          <table:table-cell table:style-name="ce176"/>
          <table:table-cell table:style-name="ce176" office:value-type="float" office:value="46391" calcext:value-type="float">
            <text:p>4639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28085" calcext:value-type="float">
            <text:p>28085</text:p>
          </table:table-cell>
          <table:table-cell table:style-name="ce175"/>
          <table:table-cell table:style-name="ce176" office:value-type="string" calcext:value-type="string">
            <text:p><text:s/>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RTRE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28 - Eure-et-Loir</text:p>
          </table:table-cell>
          <table:table-cell table:style-name="ce176"/>
          <table:table-cell table:style-name="ce175" office:value-type="float" office:value="38426" calcext:value-type="float">
            <text:p>38426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6066" calcext:value-type="float">
            <text:p>86066</text:p>
          </table:table-cell>
          <table:table-cell table:style-name="ce176"/>
          <table:table-cell table:style-name="ce176" office:value-type="float" office:value="86100" calcext:value-type="float">
            <text:p>86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ATELLERAUL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/>
          <table:table-cell table:style-name="ce176" office:value-type="float" office:value="31733" calcext:value-type="float">
            <text:p>31733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2121" calcext:value-type="float">
            <text:p>52121</text:p>
          </table:table-cell>
          <table:table-cell table:style-name="ce175"/>
          <table:table-cell table:style-name="ce176" office:value-type="float" office:value="52000" calcext:value-type="float">
            <text:p>52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AUMONT (ville)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2 - Haute-Marne</text:p>
          </table:table-cell>
          <table:table-cell table:style-name="ce176"/>
          <table:table-cell table:style-name="ce175" office:value-type="float" office:value="21990" calcext:value-type="float">
            <text:p>21990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0129" calcext:value-type="float">
            <text:p>50129</text:p>
          </table:table-cell>
          <table:table-cell table:style-name="ce176"/>
          <table:table-cell table:style-name="ce176" office:value-type="string" calcext:value-type="string">
            <text:p>50100/50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HERBOURG-OCTEVILL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50 - Manche</text:p>
          </table:table-cell>
          <table:table-cell table:style-name="ce176"/>
          <table:table-cell table:style-name="ce176" office:value-type="float" office:value="79144" calcext:value-type="float">
            <text:p>7914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1161" calcext:value-type="float">
            <text:p>91161</text:p>
          </table:table-cell>
          <table:table-cell table:style-name="ce175"/>
          <table:table-cell table:style-name="ce176" office:value-type="float" office:value="91380" calcext:value-type="float">
            <text:p>913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HILLY-MAZARIN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9858" calcext:value-type="float">
            <text:p>1985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3113" calcext:value-type="float">
            <text:p>63113</text:p>
          </table:table-cell>
          <table:table-cell table:style-name="ce176"/>
          <table:table-cell table:style-name="ce176" office:value-type="string" calcext:value-type="string">
            <text:p>63000/63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LERMONT-FERRAND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3 - Puy-de-Dôme</text:p>
          </table:table-cell>
          <table:table-cell table:style-name="ce176"/>
          <table:table-cell table:style-name="ce176" office:value-type="float" office:value="146734" calcext:value-type="float">
            <text:p>146734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8">
          <table:table-cell table:style-name="ce175"/>
          <table:table-cell table:style-name="ce219" office:value-type="float" office:value="200027183" calcext:value-type="float">
            <text:p>200 027 183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231" office:value-type="string" calcext:value-type="string">
            <text:p>Communauté Urbaine de Perpignan Méditerranée Métropole</text:p>
          </table:table-cell>
          <table:table-cell table:style-name="ce175" office:value-type="string" calcext:value-type="string">
            <text:p>Pyrénées-Orientales</text:p>
          </table:table-cell>
          <table:table-cell table:style-name="ce175" office:value-type="string" calcext:value-type="string">
            <text:p>Occitanie</text:p>
          </table:table-cell>
          <table:table-cell table:style-name="ce175"/>
          <table:table-cell table:style-name="ce219" office:value-type="float" office:value="268445" calcext:value-type="float">
            <text:p>268 44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91174" calcext:value-type="float">
            <text:p>91174</text:p>
          </table:table-cell>
          <table:table-cell table:style-name="ce176"/>
          <table:table-cell table:style-name="ce176" office:value-type="float" office:value="91100" calcext:value-type="float">
            <text:p>911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CORBEIL ESSONNES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6" office:value-type="float" office:value="50954" calcext:value-type="float">
            <text:p>50954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3140" calcext:value-type="float">
            <text:p>33140</text:p>
          </table:table-cell>
          <table:table-cell table:style-name="ce175"/>
          <table:table-cell table:style-name="ce176" office:value-type="float" office:value="33670" calcext:value-type="float">
            <text:p>336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CREO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4764" calcext:value-type="float">
            <text:p>4764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10"/>
          <table:table-cell table:style-name="ce176" office:value-type="float" office:value="200033579" calcext:value-type="float">
            <text:p>200033579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d'Arras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108347" calcext:value-type="float">
            <text:p>108347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11"/>
          <table:table-cell table:style-name="ce175" office:value-type="float" office:value="245900428" calcext:value-type="float">
            <text:p>245900428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de Dunkerque</text:p>
          </table:table-cell>
          <table:table-cell table:style-name="ce175" office:value-type="string" calcext:value-type="string">
            <text:p>32 - Hauts-de-France</text:p>
          </table:table-cell>
          <table:table-cell table:style-name="ce175" office:value-type="string" calcext:value-type="string">
            <text:p>59 - Nord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195917" calcext:value-type="float">
            <text:p>19591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69854" calcext:value-type="float">
            <text:p>200069854</text:p>
          </table:table-cell>
          <table:table-cell table:style-name="ce224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du Grand Poitier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86 - Vienne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194068" calcext:value-type="float">
            <text:p>194068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84952" calcext:value-type="float">
            <text:p>20008495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du Havre Seine Métropole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76 - Seine-Maritime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268912" calcext:value-type="float">
            <text:p>26891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7200132" calcext:value-type="float">
            <text:p>247200132</text:p>
          </table:table-cell>
          <table:table-cell table:style-name="ce20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CU Le Mans Métropol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72 - Sarthe</text:p>
          </table:table-cell>
          <table:table-cell table:style-name="ce176" office:value-type="string" calcext:value-type="string">
            <text:p>CU</text:p>
          </table:table-cell>
          <table:table-cell table:style-name="ce176" office:value-type="float" office:value="205811" calcext:value-type="float">
            <text:p>20581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48719312" calcext:value-type="float">
            <text:p>24871931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CU Limoges Métropo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5" office:value-type="string" calcext:value-type="string">
            <text:p>87 - Haute-Vienne</text:p>
          </table:table-cell>
          <table:table-cell table:style-name="ce175" office:value-type="string" calcext:value-type="string">
            <text:p>CU</text:p>
          </table:table-cell>
          <table:table-cell table:style-name="ce175" office:value-type="float" office:value="207385" calcext:value-type="float">
            <text:p>20738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76217" calcext:value-type="float">
            <text:p>76217</text:p>
          </table:table-cell>
          <table:table-cell table:style-name="ce176"/>
          <table:table-cell table:style-name="ce176" office:value-type="float" office:value="76200" calcext:value-type="float">
            <text:p>76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DIEPP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76 - Seine-Maritime</text:p>
          </table:table-cell>
          <table:table-cell table:style-name="ce176"/>
          <table:table-cell table:style-name="ce176" office:value-type="float" office:value="28561" calcext:value-type="float">
            <text:p>28561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070" calcext:value-type="float">
            <text:p>4070</text:p>
          </table:table-cell>
          <table:table-cell table:style-name="ce175"/>
          <table:table-cell table:style-name="ce176" office:value-type="float" office:value="4000" calcext:value-type="float">
            <text:p>4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IGNE-LES-BAINS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4 - Alpes-de-Haute-Provence</text:p>
          </table:table-cell>
          <table:table-cell table:style-name="ce176"/>
          <table:table-cell table:style-name="ce175" office:value-type="float" office:value="16333" calcext:value-type="float">
            <text:p>16333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206"/>
          <table:table-cell table:style-name="ce176" office:value-type="float" office:value="242100410" calcext:value-type="float">
            <text:p>242100410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Dijon Métropole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1 - CÙte-d'Or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53859" calcext:value-type="float">
            <text:p>25385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22050" calcext:value-type="float">
            <text:p>22050</text:p>
          </table:table-cell>
          <table:table-cell table:style-name="ce175"/>
          <table:table-cell table:style-name="ce176" office:value-type="float" office:value="22100" calcext:value-type="float">
            <text:p>22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INAN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2 - Côtes-d'Armor</text:p>
          </table:table-cell>
          <table:table-cell table:style-name="ce176"/>
          <table:table-cell table:style-name="ce175" office:value-type="float" office:value="14281" calcext:value-type="float">
            <text:p>14281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9178" calcext:value-type="float">
            <text:p>59178</text:p>
          </table:table-cell>
          <table:table-cell table:style-name="ce176"/>
          <table:table-cell table:style-name="ce176" office:value-type="float" office:value="59500" calcext:value-type="float">
            <text:p>59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DOUAI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6" office:value-type="float" office:value="39634" calcext:value-type="float">
            <text:p>39634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9183" calcext:value-type="float">
            <text:p>59183</text:p>
          </table:table-cell>
          <table:table-cell table:style-name="ce175"/>
          <table:table-cell table:style-name="ce176" office:value-type="string" calcext:value-type="string">
            <text:p>59140/59240/59430/59640/59279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DUNKERQU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86865" calcext:value-type="float">
            <text:p>8686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6255" calcext:value-type="float">
            <text:p>76255</text:p>
          </table:table-cell>
          <table:table-cell table:style-name="ce176"/>
          <table:table-cell table:style-name="ce176" office:value-type="float" office:value="76260" calcext:value-type="float">
            <text:p>762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EU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76 - Seine-Maritime</text:p>
          </table:table-cell>
          <table:table-cell table:style-name="ce176"/>
          <table:table-cell table:style-name="ce176" office:value-type="float" office:value="6771" calcext:value-type="float">
            <text:p>6771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46700488" calcext:value-type="float">
            <text:p>246700488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Eurométropole de Strasbourg</text:p>
          </table:table-cell>
          <table:table-cell table:style-name="ce175" office:value-type="string" calcext:value-type="string">
            <text:p>44 - Grand Est</text:p>
          </table:table-cell>
          <table:table-cell table:style-name="ce175" office:value-type="string" calcext:value-type="string">
            <text:p>67 - Bas-Rhin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500510" calcext:value-type="float">
            <text:p>50051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3162" calcext:value-type="float">
            <text:p>33162</text:p>
          </table:table-cell>
          <table:table-cell table:style-name="ce176"/>
          <table:table-cell table:style-name="ce176" office:value-type="float" office:value="33320" calcext:value-type="float">
            <text:p>333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EYSIN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24109" calcext:value-type="float">
            <text:p>2410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4033" calcext:value-type="float">
            <text:p>94033</text:p>
          </table:table-cell>
          <table:table-cell table:style-name="ce175"/>
          <table:table-cell table:style-name="ce176" office:value-type="float" office:value="94120" calcext:value-type="float">
            <text:p>941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FONTENAY-SOUS-BO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52256" calcext:value-type="float">
            <text:p>52256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5115" calcext:value-type="float">
            <text:p>35115</text:p>
          </table:table-cell>
          <table:table-cell table:style-name="ce176"/>
          <table:table-cell table:style-name="ce176" office:value-type="string" calcext:value-type="string">
            <text:p>35300 ou 35133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FOUGÈRES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35 - Ille-et-Vilaine</text:p>
          </table:table-cell>
          <table:table-cell table:style-name="ce176"/>
          <table:table-cell table:style-name="ce176" office:value-type="float" office:value="20528" calcext:value-type="float">
            <text:p>20528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2036" calcext:value-type="float">
            <text:p>92036</text:p>
          </table:table-cell>
          <table:table-cell table:style-name="ce175"/>
          <table:table-cell table:style-name="ce176" office:value-type="float" office:value="92230" calcext:value-type="float">
            <text:p>922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GENNEVILLIER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5" office:value-type="float" office:value="47702" calcext:value-type="float">
            <text:p>4770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9" office:value-type="float" office:value="200057974" calcext:value-type="float">
            <text:p>200 057 974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GRAND PARIS SEINE OUEST 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 office:value-type="string" calcext:value-type="string">
            <text:p>EPT</text:p>
          </table:table-cell>
          <table:table-cell table:style-name="ce176" office:value-type="float" office:value="319603" calcext:value-type="float">
            <text:p>31960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78297" calcext:value-type="float">
            <text:p>78297</text:p>
          </table:table-cell>
          <table:table-cell table:style-name="ce175"/>
          <table:table-cell table:style-name="ce176" office:value-type="float" office:value="78280" calcext:value-type="float">
            <text:p>782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GUYANCOURT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5" office:value-type="float" office:value="29332" calcext:value-type="float">
            <text:p>29332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7180" calcext:value-type="float">
            <text:p>67180</text:p>
          </table:table-cell>
          <table:table-cell table:style-name="ce176"/>
          <table:table-cell table:style-name="ce176" office:value-type="float" office:value="67500" calcext:value-type="float">
            <text:p>675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HAGUENAU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7 - Bas-Rhin</text:p>
          </table:table-cell>
          <table:table-cell table:style-name="ce176"/>
          <table:table-cell table:style-name="ce176" office:value-type="float" office:value="34789" calcext:value-type="float">
            <text:p>34789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8310" calcext:value-type="float">
            <text:p>78310</text:p>
          </table:table-cell>
          <table:table-cell table:style-name="ce175"/>
          <table:table-cell table:style-name="ce176" office:value-type="float" office:value="78550" calcext:value-type="float">
            <text:p>785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HOUDAN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5" office:value-type="float" office:value="3655" calcext:value-type="float">
            <text:p>365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table:number-columns-repeated="3"/>
          <table:table-cell table:style-name="ce176" office:value-type="string" calcext:value-type="string">
            <text:p>REGION</text:p>
          </table:table-cell>
          <table:table-cell table:style-name="ce176" office:value-type="string" calcext:value-type="string">
            <text:p>ILE DE FRANC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table:number-columns-repeated="2"/>
          <table:table-cell table:style-name="ce176" office:value-type="float" office:value="12213447" calcext:value-type="float">
            <text:p>12213447</text:p>
          </table:table-cell>
          <table:table-cell table:style-name="ce176" table:number-columns-repeated="4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87500078" calcext:value-type="float">
            <text:p>287500078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ile de france Mobilités 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table:number-columns-repeated="2"/>
          <table:table-cell table:style-name="ce175" office:value-type="float" office:value="12213447" calcext:value-type="float">
            <text:p>12213447</text:p>
          </table:table-cell>
          <table:table-cell table:style-name="ce237"/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41" calcext:value-type="float">
            <text:p>94041</text:p>
          </table:table-cell>
          <table:table-cell table:style-name="ce176"/>
          <table:table-cell table:style-name="ce176" office:value-type="float" office:value="94200" calcext:value-type="float">
            <text:p>94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IVRY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63309" calcext:value-type="float">
            <text:p>6330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89206" calcext:value-type="float">
            <text:p>89206</text:p>
          </table:table-cell>
          <table:table-cell table:style-name="ce175"/>
          <table:table-cell table:style-name="ce176" office:value-type="float" office:value="89300" calcext:value-type="float">
            <text:p>89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JOIGNY (ville)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89 - Yonne</text:p>
          </table:table-cell>
          <table:table-cell table:style-name="ce176"/>
          <table:table-cell table:style-name="ce175" office:value-type="float" office:value="9479" calcext:value-type="float">
            <text:p>9479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8166" calcext:value-type="float">
            <text:p>68166</text:p>
          </table:table-cell>
          <table:table-cell table:style-name="ce176"/>
          <table:table-cell table:style-name="ce176" office:value-type="float" office:value="68260" calcext:value-type="float">
            <text:p>682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KINGERSHEIM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6" office:value-type="float" office:value="13267" calcext:value-type="float">
            <text:p>13267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4043" calcext:value-type="float">
            <text:p>94043</text:p>
          </table:table-cell>
          <table:table-cell table:style-name="ce175"/>
          <table:table-cell table:style-name="ce176" office:value-type="float" office:value="94270" calcext:value-type="float">
            <text:p>942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KREMLIN-BICÊTR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5" office:value-type="float" office:value="24850" calcext:value-type="float">
            <text:p>2485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2154" calcext:value-type="float">
            <text:p>72154</text:p>
          </table:table-cell>
          <table:table-cell table:style-name="ce176"/>
          <table:table-cell table:style-name="ce176" office:value-type="float" office:value="72200" calcext:value-type="float">
            <text:p>72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FLECH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72 - Sarthe</text:p>
          </table:table-cell>
          <table:table-cell table:style-name="ce176"/>
          <table:table-cell table:style-name="ce176" office:value-type="float" office:value="14902" calcext:value-type="float">
            <text:p>14902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4344" calcext:value-type="float">
            <text:p>34344</text:p>
          </table:table-cell>
          <table:table-cell table:style-name="ce175"/>
          <table:table-cell table:style-name="ce176" office:value-type="float" office:value="34280" calcext:value-type="float">
            <text:p>3428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GRANDE-MOTT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érault</text:p>
          </table:table-cell>
          <table:table-cell table:style-name="ce176"/>
          <table:table-cell table:style-name="ce175" office:value-type="float" office:value="8755" calcext:value-type="float">
            <text:p>875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7195" calcext:value-type="float">
            <text:p>37195</text:p>
          </table:table-cell>
          <table:table-cell table:style-name="ce176"/>
          <table:table-cell table:style-name="ce176" office:value-type="float" office:value="37520" calcext:value-type="float">
            <text:p>37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RICH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10331" calcext:value-type="float">
            <text:p>10331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4224" calcext:value-type="float">
            <text:p>74224</text:p>
          </table:table-cell>
          <table:table-cell table:style-name="ce175"/>
          <table:table-cell table:style-name="ce176" office:value-type="float" office:value="74800" calcext:value-type="float">
            <text:p>748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ROCHE-SUR-FORON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74 - Haute-Savoie</text:p>
          </table:table-cell>
          <table:table-cell table:style-name="ce176"/>
          <table:table-cell table:style-name="ce175" office:value-type="float" office:value="11175" calcext:value-type="float">
            <text:p>1117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85191" calcext:value-type="float">
            <text:p>85191</text:p>
          </table:table-cell>
          <table:table-cell table:style-name="ce176"/>
          <table:table-cell table:style-name="ce176" office:value-type="float" office:value="85000" calcext:value-type="float">
            <text:p>85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 ROCHE-SUR-YON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85 - Vendée</text:p>
          </table:table-cell>
          <table:table-cell table:style-name="ce176"/>
          <table:table-cell table:style-name="ce176" office:value-type="float" office:value="54766" calcext:value-type="float">
            <text:p>54766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7300" calcext:value-type="float">
            <text:p>17300</text:p>
          </table:table-cell>
          <table:table-cell table:style-name="ce175"/>
          <table:table-cell table:style-name="ce176" office:value-type="float" office:value="17000" calcext:value-type="float">
            <text:p>17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A ROCHELL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/>
          <table:table-cell table:style-name="ce175" office:value-type="float" office:value="76114" calcext:value-type="float">
            <text:p>76114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string" calcext:value-type="string">
            <text:p>NR</text:p>
          </table:table-cell>
          <table:table-cell table:style-name="ce176"/>
          <table:table-cell table:style-name="ce176" office:value-type="string" calcext:value-type="string">
            <text:p>NR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ANNION</text:p>
          </table:table-cell>
          <table:table-cell table:style-name="ce176" table:number-columns-repeated="3"/>
          <table:table-cell table:number-columns-repeated="2" table:style-name="ce176" office:value-type="string" calcext:value-type="string">
            <text:p>NR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6195" calcext:value-type="float">
            <text:p>66195</text:p>
          </table:table-cell>
          <table:table-cell table:style-name="ce175"/>
          <table:table-cell table:style-name="ce176" office:value-type="float" office:value="66270" calcext:value-type="float">
            <text:p>662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E SOLER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6 - Pyrénées-Orientales</text:p>
          </table:table-cell>
          <table:table-cell table:style-name="ce176"/>
          <table:table-cell table:style-name="ce175" office:value-type="float" office:value="7753" calcext:value-type="float">
            <text:p>7753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2826" calcext:value-type="float">
            <text:p>62826</text:p>
          </table:table-cell>
          <table:table-cell table:style-name="ce176"/>
          <table:table-cell table:style-name="ce176" office:value-type="float" office:value="62520" calcext:value-type="float">
            <text:p>625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E TOUQUET-PARIS-PLAG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/>
          <table:table-cell table:style-name="ce176" office:value-type="float" office:value="4229" calcext:value-type="float">
            <text:p>4229</text:p>
          </table:table-cell>
          <table:table-cell table:style-name="ce176" office:value-type="string" calcext:value-type="string">
            <text:p>1 - 1 - moins de 5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238" calcext:value-type="float">
            <text:p>33238</text:p>
          </table:table-cell>
          <table:table-cell table:style-name="ce175"/>
          <table:table-cell table:style-name="ce176" office:value-type="float" office:value="33850" calcext:value-type="float">
            <text:p>3385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EOGNAN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10471" calcext:value-type="float">
            <text:p>10471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8440" calcext:value-type="float">
            <text:p>78440</text:p>
          </table:table-cell>
          <table:table-cell table:style-name="ce176"/>
          <table:table-cell table:style-name="ce176" office:value-type="float" office:value="78130" calcext:value-type="float">
            <text:p>78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ES MUR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6"/>
          <table:table-cell table:style-name="ce176" office:value-type="float" office:value="32949" calcext:value-type="float">
            <text:p>32949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33243" calcext:value-type="float">
            <text:p>33243</text:p>
          </table:table-cell>
          <table:table-cell table:style-name="ce175"/>
          <table:table-cell table:style-name="ce176" office:value-type="float" office:value="33500" calcext:value-type="float">
            <text:p>335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IBOURNE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24511" calcext:value-type="float">
            <text:p>24511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6118" calcext:value-type="float">
            <text:p>56118</text:p>
          </table:table-cell>
          <table:table-cell table:style-name="ce176"/>
          <table:table-cell table:style-name="ce176" office:value-type="float" office:value="56570" calcext:value-type="float">
            <text:p>5657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CMIQUELIC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6" office:value-type="float" office:value="4021" calcext:value-type="float">
            <text:p>402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21355" calcext:value-type="float">
            <text:p>21355</text:p>
          </table:table-cell>
          <table:table-cell table:style-name="ce175"/>
          <table:table-cell table:style-name="ce176" office:value-type="float" office:value="21600" calcext:value-type="float">
            <text:p>216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ONGVIC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1 - Côte-d'Or</text:p>
          </table:table-cell>
          <table:table-cell table:style-name="ce176"/>
          <table:table-cell table:style-name="ce175" office:value-type="float" office:value="8416" calcext:value-type="float">
            <text:p>8416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2528" calcext:value-type="float">
            <text:p>62528</text:p>
          </table:table-cell>
          <table:table-cell table:style-name="ce176"/>
          <table:table-cell table:style-name="ce176" office:value-type="float" office:value="62750" calcext:value-type="float">
            <text:p>6275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OS-EN-GOHELL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62 - Pas-de-Calais</text:p>
          </table:table-cell>
          <table:table-cell table:style-name="ce176"/>
          <table:table-cell table:style-name="ce176" office:value-type="float" office:value="6855" calcext:value-type="float">
            <text:p>6855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56121" calcext:value-type="float">
            <text:p>56121</text:p>
          </table:table-cell>
          <table:table-cell table:style-name="ce175"/>
          <table:table-cell table:style-name="ce176" office:value-type="float" office:value="56100" calcext:value-type="float">
            <text:p>56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LORIENT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5" office:value-type="float" office:value="57084" calcext:value-type="float">
            <text:p>57084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49" calcext:value-type="float">
            <text:p>33249</text:p>
          </table:table-cell>
          <table:table-cell table:style-name="ce176"/>
          <table:table-cell table:style-name="ce176" office:value-type="float" office:value="33310" calcext:value-type="float">
            <text:p>333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LORMON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23128" calcext:value-type="float">
            <text:p>23128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1270" calcext:value-type="float">
            <text:p>71270</text:p>
          </table:table-cell>
          <table:table-cell table:style-name="ce175"/>
          <table:table-cell table:style-name="ce176" office:value-type="float" office:value="71000" calcext:value-type="float">
            <text:p>71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ACON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71 - Saône-et-Loire</text:p>
          </table:table-cell>
          <table:table-cell table:style-name="ce176"/>
          <table:table-cell table:style-name="ce236" office:value-type="float" office:value="33810" calcext:value-type="float">
            <text:p>33810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46" calcext:value-type="float">
            <text:p>92046</text:p>
          </table:table-cell>
          <table:table-cell table:style-name="ce176"/>
          <table:table-cell table:style-name="ce176" office:value-type="float" office:value="92240" calcext:value-type="float">
            <text:p>922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ALAKOFF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30711" calcext:value-type="float">
            <text:p>3071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13056" calcext:value-type="float">
            <text:p>13056</text:p>
          </table:table-cell>
          <table:table-cell table:style-name="ce175"/>
          <table:table-cell table:style-name="ce176" office:value-type="string" calcext:value-type="string">
            <text:p>13117 / 135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ARTIGUES (ville)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48420" calcext:value-type="float">
            <text:p>4842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81" calcext:value-type="float">
            <text:p>33281</text:p>
          </table:table-cell>
          <table:table-cell table:style-name="ce176"/>
          <table:table-cell table:style-name="ce176" office:value-type="float" office:value="33700" calcext:value-type="float">
            <text:p>337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ERIGNA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70813" calcext:value-type="float">
            <text:p>70813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4807" calcext:value-type="float">
            <text:p>200054807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d'Aix-Marseille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5" office:value-type="string" calcext:value-type="string">
            <text:p>13 - Bouches-du-RhÙn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1889666" calcext:value-type="float">
            <text:p>188966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4"/>
          <table:table-cell table:style-name="ce176" office:value-type="float" office:value="245400676" calcext:value-type="float">
            <text:p>245400676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du Grand Nancy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4 - Meurthe-et-Mosell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57431" calcext:value-type="float">
            <text:p>257431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4781" calcext:value-type="float">
            <text:p>200054781</text:p>
          </table:table-cell>
          <table:table-cell table:style-name="ce22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du Grand Par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75 - Paris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7075028" calcext:value-type="float">
            <text:p>707502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93201" calcext:value-type="float">
            <text:p>200093201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Européenne de Lille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1174273" calcext:value-type="float">
            <text:p>117427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205"/>
          <table:table-cell table:style-name="ce175" office:value-type="float" office:value="200023414" calcext:value-type="float">
            <text:p>200023414</text:p>
          </table:table-cell>
          <table:table-cell table:style-name="ce209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Métropole Rouen Normandie</text:p>
          </table:table-cell>
          <table:table-cell table:style-name="ce175" office:value-type="string" calcext:value-type="string">
            <text:p>28 - Normandie</text:p>
          </table:table-cell>
          <table:table-cell table:style-name="ce175" office:value-type="string" calcext:value-type="string">
            <text:p>76 - Seine-Maritim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492681" calcext:value-type="float">
            <text:p>49268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8300543" calcext:value-type="float">
            <text:p>248300543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étropole Toulon-Provence-Méditerrané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3 - Var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438985" calcext:value-type="float">
            <text:p>438985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57463" calcext:value-type="float">
            <text:p>57463</text:p>
          </table:table-cell>
          <table:table-cell table:style-name="ce175"/>
          <table:table-cell table:style-name="ce176" office:value-type="string" calcext:value-type="string">
            <text:p>57000/57050/570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ETZ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7 - Moselle</text:p>
          </table:table-cell>
          <table:table-cell table:style-name="ce176"/>
          <table:table-cell table:style-name="ce175" office:value-type="float" office:value="116581" calcext:value-type="float">
            <text:p>116581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39865" calcext:value-type="float">
            <text:p>200039865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etz Métropol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57 - Mosell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21484" calcext:value-type="float">
            <text:p>221484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69282" calcext:value-type="float">
            <text:p>69282</text:p>
          </table:table-cell>
          <table:table-cell table:style-name="ce175"/>
          <table:table-cell table:style-name="ce176" office:value-type="float" office:value="69330" calcext:value-type="float">
            <text:p>6933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EYZIEU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9 - Rhône</text:p>
          </table:table-cell>
          <table:table-cell table:style-name="ce176"/>
          <table:table-cell table:style-name="ce175" office:value-type="float" office:value="34151" calcext:value-type="float">
            <text:p>34151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284" calcext:value-type="float">
            <text:p>33284</text:p>
          </table:table-cell>
          <table:table-cell table:style-name="ce176"/>
          <table:table-cell table:style-name="ce176" office:value-type="float" office:value="33380" calcext:value-type="float">
            <text:p>3338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IO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10398" calcext:value-type="float">
            <text:p>10398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7294" calcext:value-type="float">
            <text:p>77294</text:p>
          </table:table-cell>
          <table:table-cell table:style-name="ce175"/>
          <table:table-cell table:style-name="ce176" office:value-type="float" office:value="77290" calcext:value-type="float">
            <text:p>772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ITRY-MORY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/>
          <table:table-cell table:style-name="ce175" office:value-type="float" office:value="20353" calcext:value-type="float">
            <text:p>2035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14437" calcext:value-type="float">
            <text:p>14437</text:p>
          </table:table-cell>
          <table:table-cell table:style-name="ce176"/>
          <table:table-cell table:style-name="ce176" office:value-type="float" office:value="14120" calcext:value-type="float">
            <text:p>1412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ONDEVILLE</text:p>
          </table:table-cell>
          <table:table-cell table:style-name="ce176" office:value-type="string" calcext:value-type="string">
            <text:p>28 - Normandie</text:p>
          </table:table-cell>
          <table:table-cell table:style-name="ce176" office:value-type="string" calcext:value-type="string">
            <text:p>14 - Calvados</text:p>
          </table:table-cell>
          <table:table-cell table:style-name="ce176"/>
          <table:table-cell table:style-name="ce176" office:value-type="float" office:value="9893" calcext:value-type="float">
            <text:p>9893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5424" calcext:value-type="float">
            <text:p>95424</text:p>
          </table:table-cell>
          <table:table-cell table:style-name="ce175"/>
          <table:table-cell table:style-name="ce176" office:value-type="float" office:value="95370" calcext:value-type="float">
            <text:p>9537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NTIGNY-LES-CORMEILL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5 - Val-d'Oise</text:p>
          </table:table-cell>
          <table:table-cell table:style-name="ce176"/>
          <table:table-cell table:style-name="ce175" office:value-type="float" office:value="21638" calcext:value-type="float">
            <text:p>21638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400017" calcext:value-type="float">
            <text:p>243400017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Montpellier Méditerranée Métropol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4 - HÈrault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481276" calcext:value-type="float">
            <text:p>481276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93048" calcext:value-type="float">
            <text:p>93048</text:p>
          </table:table-cell>
          <table:table-cell table:style-name="ce175"/>
          <table:table-cell table:style-name="ce176" office:value-type="float" office:value="93100" calcext:value-type="float">
            <text:p>93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NTREUIL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5" office:value-type="float" office:value="109914" calcext:value-type="float">
            <text:p>109914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084" calcext:value-type="float">
            <text:p>6084</text:p>
          </table:table-cell>
          <table:table-cell table:style-name="ce176"/>
          <table:table-cell table:style-name="ce176" office:value-type="float" office:value="6370" calcext:value-type="float">
            <text:p>637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OUANS-SARTOUX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06 - Alpes-Maritimes</text:p>
          </table:table-cell>
          <table:table-cell table:style-name="ce176"/>
          <table:table-cell table:style-name="ce176" office:value-type="float" office:value="9911" calcext:value-type="float">
            <text:p>991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59421" calcext:value-type="float">
            <text:p>59421</text:p>
          </table:table-cell>
          <table:table-cell table:style-name="ce175"/>
          <table:table-cell table:style-name="ce176" office:value-type="float" office:value="59420" calcext:value-type="float">
            <text:p>5942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MOUVAUX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13173" calcext:value-type="float">
            <text:p>13173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8224" calcext:value-type="float">
            <text:p>68224</text:p>
          </table:table-cell>
          <table:table-cell table:style-name="ce176"/>
          <table:table-cell table:style-name="ce176" office:value-type="string" calcext:value-type="string">
            <text:p>68100/682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MULHOUSE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6" office:value-type="float" office:value="108942" calcext:value-type="float">
            <text:p>108942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209"/>
          <table:table-cell table:style-name="ce175" office:value-type="float" office:value="244400404" calcext:value-type="float">
            <text:p>244400404</text:p>
          </table:table-cell>
          <table:table-cell table:style-name="ce221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Nantes Métropole</text:p>
          </table:table-cell>
          <table:table-cell table:style-name="ce175" office:value-type="string" calcext:value-type="string">
            <text:p>52 - Pays de la Loire</text:p>
          </table:table-cell>
          <table:table-cell table:style-name="ce175" office:value-type="string" calcext:value-type="string">
            <text:p>44 - Loire-Atlantiqu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656275" calcext:value-type="float">
            <text:p>656275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93049" calcext:value-type="float">
            <text:p>93049</text:p>
          </table:table-cell>
          <table:table-cell table:style-name="ce176"/>
          <table:table-cell table:style-name="ce176" office:value-type="float" office:value="93360" calcext:value-type="float">
            <text:p>933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EUILLY-PLAISANC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20915" calcext:value-type="float">
            <text:p>20915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220" office:value-type="float" office:value="245804406" calcext:value-type="float">
            <text:p>245804406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6" office:value-type="string" calcext:value-type="string">
            <text:p>NEVERS AGGLO</text:p>
          </table:table-cell>
          <table:table-cell table:style-name="ce220" office:value-type="string" calcext:value-type="string">
            <text:p>Nièvre</text:p>
          </table:table-cell>
          <table:table-cell table:style-name="ce220" office:value-type="string" calcext:value-type="string">
            <text:p>Bourgogne-Franche-Comté</text:p>
          </table:table-cell>
          <table:table-cell table:style-name="ce175" office:value-type="string" calcext:value-type="string">
            <text:p>CA</text:p>
          </table:table-cell>
          <table:table-cell table:style-name="ce219" office:value-type="float" office:value="67531" calcext:value-type="float">
            <text:p>67 531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0189" calcext:value-type="float">
            <text:p>30189</text:p>
          </table:table-cell>
          <table:table-cell table:style-name="ce176"/>
          <table:table-cell table:style-name="ce176" office:value-type="string" calcext:value-type="string">
            <text:p>30000/309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IMES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0 - Gard</text:p>
          </table:table-cell>
          <table:table-cell table:style-name="ce176"/>
          <table:table-cell table:style-name="ce176" office:value-type="float" office:value="149633" calcext:value-type="float">
            <text:p>149633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79191" calcext:value-type="float">
            <text:p>79191</text:p>
          </table:table-cell>
          <table:table-cell table:style-name="ce175"/>
          <table:table-cell table:style-name="ce176" office:value-type="float" office:value="79000" calcext:value-type="float">
            <text:p>79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NIOR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79 - Deux-Sèvres</text:p>
          </table:table-cell>
          <table:table-cell table:style-name="ce176"/>
          <table:table-cell table:style-name="ce175" office:value-type="float" office:value="59059" calcext:value-type="float">
            <text:p>59059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51" calcext:value-type="float">
            <text:p>93051</text:p>
          </table:table-cell>
          <table:table-cell table:style-name="ce176"/>
          <table:table-cell table:style-name="ce176" office:value-type="float" office:value="93160" calcext:value-type="float">
            <text:p>931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NOISY-LE-GRAND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68126" calcext:value-type="float">
            <text:p>6812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3"/>
          <table:table-cell table:style-name="ce175" office:value-type="string" calcext:value-type="string">
            <text:p>REGION</text:p>
          </table:table-cell>
          <table:table-cell table:number-columns-repeated="2" table:style-name="ce175" office:value-type="string" calcext:value-type="string">
            <text:p>OCCITANIE</text:p>
          </table:table-cell>
          <table:table-cell table:style-name="ce175" table:number-columns-repeated="2"/>
          <table:table-cell table:style-name="ce175" office:value-type="float" office:value="5885496" calcext:value-type="float">
            <text:p>5885496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215"/>
          <table:table-cell table:style-name="ce176" office:value-type="float" office:value="244500468" calcext:value-type="float">
            <text:p>244500468</text:p>
          </table:table-cell>
          <table:table-cell table:style-name="ce215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Orléans Métropol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45 - Loiret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287019" calcext:value-type="float">
            <text:p>287019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6" office:value-type="float" office:value="91471" calcext:value-type="float">
            <text:p>91471</text:p>
          </table:table-cell>
          <table:table-cell table:style-name="ce175"/>
          <table:table-cell table:style-name="ce176" office:value-type="float" office:value="91400" calcext:value-type="float">
            <text:p>914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ORS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5844" calcext:value-type="float">
            <text:p>15844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5056" calcext:value-type="float">
            <text:p>75056</text:p>
          </table:table-cell>
          <table:table-cell table:style-name="ce176"/>
          <table:table-cell table:style-name="ce176" office:value-type="float" office:value="75000" calcext:value-type="float">
            <text:p>75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AR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5 - Paris</text:p>
          </table:table-cell>
          <table:table-cell table:style-name="ce176"/>
          <table:table-cell table:style-name="ce176" office:value-type="float" office:value="2175601" calcext:value-type="float">
            <text:p>217560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00057982" calcext:value-type="float">
            <text:p>200057982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232" office:value-type="string" calcext:value-type="string">
            <text:p>PARIS OUEST LA DEFENSE 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2 - Hauts-de-Seine</text:p>
          </table:table-cell>
          <table:table-cell table:style-name="ce175" office:value-type="string" calcext:value-type="string">
            <text:p>EPT</text:p>
          </table:table-cell>
          <table:table-cell table:style-name="ce175" office:value-type="float" office:value="562238" calcext:value-type="float">
            <text:p>562238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64445" calcext:value-type="float">
            <text:p>64445</text:p>
          </table:table-cell>
          <table:table-cell table:style-name="ce176"/>
          <table:table-cell table:style-name="ce176" office:value-type="float" office:value="64000" calcext:value-type="float">
            <text:p>64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AU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énées-Atlantiques</text:p>
          </table:table-cell>
          <table:table-cell table:style-name="ce176"/>
          <table:table-cell table:style-name="ce176" office:value-type="float" office:value="76275" calcext:value-type="float">
            <text:p>76275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66136" calcext:value-type="float">
            <text:p>66136</text:p>
          </table:table-cell>
          <table:table-cell table:style-name="ce175"/>
          <table:table-cell table:style-name="ce176" office:value-type="string" calcext:value-type="string">
            <text:p>66000/661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PERPIGNAN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6 - Pyrénées-Orientales</text:p>
          </table:table-cell>
          <table:table-cell table:style-name="ce176"/>
          <table:table-cell table:style-name="ce175"/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00057867" calcext:value-type="float">
            <text:p>200057867</text:p>
          </table:table-cell>
          <table:table-cell table:style-name="ce17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PLAINE COMMUNE GRAND PARIS 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 office:value-type="string" calcext:value-type="string">
            <text:p>EPT</text:p>
          </table:table-cell>
          <table:table-cell table:style-name="ce176" office:value-type="float" office:value="440113" calcext:value-type="float">
            <text:p>44011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25462" calcext:value-type="float">
            <text:p>25462</text:p>
          </table:table-cell>
          <table:table-cell table:style-name="ce175"/>
          <table:table-cell table:style-name="ce176" office:value-type="float" office:value="25300" calcext:value-type="float">
            <text:p>25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PONTARLIER (ville)</text:p>
          </table:table-cell>
          <table:table-cell table:style-name="ce176" office:value-type="string" calcext:value-type="string">
            <text:p>27 - Bourgogne-Franche-Comté</text:p>
          </table:table-cell>
          <table:table-cell table:style-name="ce176" office:value-type="string" calcext:value-type="string">
            <text:p>25 - Doubs</text:p>
          </table:table-cell>
          <table:table-cell table:style-name="ce176"/>
          <table:table-cell table:style-name="ce175" office:value-type="float" office:value="17393" calcext:value-type="float">
            <text:p>17393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62" calcext:value-type="float">
            <text:p>92062</text:p>
          </table:table-cell>
          <table:table-cell table:style-name="ce176"/>
          <table:table-cell table:style-name="ce176" office:value-type="float" office:value="92800" calcext:value-type="float">
            <text:p>928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PUT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44837" calcext:value-type="float">
            <text:p>44837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29232" calcext:value-type="float">
            <text:p>29232</text:p>
          </table:table-cell>
          <table:table-cell table:style-name="ce175"/>
          <table:table-cell table:style-name="ce176" office:value-type="float" office:value="29000" calcext:value-type="float">
            <text:p>29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QUIMPER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29 - Finistère</text:p>
          </table:table-cell>
          <table:table-cell table:style-name="ce176"/>
          <table:table-cell table:style-name="ce175" office:value-type="float" office:value="63166" calcext:value-type="float">
            <text:p>63166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5238" calcext:value-type="float">
            <text:p>35238</text:p>
          </table:table-cell>
          <table:table-cell table:style-name="ce176"/>
          <table:table-cell table:style-name="ce176" office:value-type="string" calcext:value-type="string">
            <text:p>35000/35200/357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ENNES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35 - Ille-et-Vilaine</text:p>
          </table:table-cell>
          <table:table-cell table:style-name="ce176"/>
          <table:table-cell table:style-name="ce176" office:value-type="float" office:value="217728" calcext:value-type="float">
            <text:p>217728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/>
          <table:table-cell table:style-name="ce175" office:value-type="float" office:value="243500139" calcext:value-type="float">
            <text:p>243500139</text:p>
          </table:table-cell>
          <table:table-cell table:style-name="ce175"/>
          <table:table-cell table:style-name="ce175" office:value-type="string" calcext:value-type="string">
            <text:p>INTERCO</text:p>
          </table:table-cell>
          <table:table-cell table:style-name="ce175" office:value-type="string" calcext:value-type="string">
            <text:p>Rennes Métropole</text:p>
          </table:table-cell>
          <table:table-cell table:style-name="ce175" office:value-type="string" calcext:value-type="string">
            <text:p>53 - Bretagne</text:p>
          </table:table-cell>
          <table:table-cell table:style-name="ce175" office:value-type="string" calcext:value-type="string">
            <text:p>35 - Ille-et-Vilaine</text:p>
          </table:table-cell>
          <table:table-cell table:style-name="ce175" office:value-type="string" calcext:value-type="string">
            <text:p>METRO</text:p>
          </table:table-cell>
          <table:table-cell table:style-name="ce175" office:value-type="float" office:value="451762" calcext:value-type="float">
            <text:p>451762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42184" calcext:value-type="float">
            <text:p>42184</text:p>
          </table:table-cell>
          <table:table-cell table:style-name="ce176"/>
          <table:table-cell table:style-name="ce176" office:value-type="float" office:value="42153" calcext:value-type="float">
            <text:p>42153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IORGE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42 - Loire</text:p>
          </table:table-cell>
          <table:table-cell table:style-name="ce176"/>
          <table:table-cell table:style-name="ce176" office:value-type="float" office:value="10757" calcext:value-type="float">
            <text:p>10757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7299" calcext:value-type="float">
            <text:p>17299</text:p>
          </table:table-cell>
          <table:table-cell table:style-name="ce175"/>
          <table:table-cell table:style-name="ce176" office:value-type="float" office:value="17300" calcext:value-type="float">
            <text:p>17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ROCHEFORT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17 - Charente-Maritime</text:p>
          </table:table-cell>
          <table:table-cell table:style-name="ce176"/>
          <table:table-cell table:style-name="ce175" office:value-type="float" office:value="23583" calcext:value-type="float">
            <text:p>23583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63" calcext:value-type="float">
            <text:p>93063</text:p>
          </table:table-cell>
          <table:table-cell table:style-name="ce176"/>
          <table:table-cell table:style-name="ce176" office:value-type="float" office:value="93230" calcext:value-type="float">
            <text:p>932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OMAINVILL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28536" calcext:value-type="float">
            <text:p>2853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9507" calcext:value-type="float">
            <text:p>59507</text:p>
          </table:table-cell>
          <table:table-cell table:style-name="ce175"/>
          <table:table-cell table:style-name="ce176" office:value-type="float" office:value="59790" calcext:value-type="float">
            <text:p>597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RONCHIN</text:p>
          </table:table-cell>
          <table:table-cell table:style-name="ce176" office:value-type="string" calcext:value-type="string">
            <text:p>32 - Hauts-de-France</text:p>
          </table:table-cell>
          <table:table-cell table:style-name="ce176" office:value-type="string" calcext:value-type="string">
            <text:p>59 - Nord</text:p>
          </table:table-cell>
          <table:table-cell table:style-name="ce176"/>
          <table:table-cell table:style-name="ce175" office:value-type="float" office:value="19477" calcext:value-type="float">
            <text:p>19477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3064" calcext:value-type="float">
            <text:p>93064</text:p>
          </table:table-cell>
          <table:table-cell table:style-name="ce176"/>
          <table:table-cell table:style-name="ce176" office:value-type="float" office:value="93110" calcext:value-type="float">
            <text:p>931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ROSNY-SOUS-BO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3 - Seine-Saint-Denis</text:p>
          </table:table-cell>
          <table:table-cell table:style-name="ce176"/>
          <table:table-cell table:style-name="ce176" office:value-type="float" office:value="46043" calcext:value-type="float">
            <text:p>46043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33376" calcext:value-type="float">
            <text:p>33376</text:p>
          </table:table-cell>
          <table:table-cell table:style-name="ce175"/>
          <table:table-cell table:style-name="ce176" office:value-type="float" office:value="33160" calcext:value-type="float">
            <text:p>331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AUBIN-DE-MEDOC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5" office:value-type="float" office:value="7415" calcext:value-type="float">
            <text:p>7415</text:p>
          </table:table-cell>
          <table:table-cell table:style-name="ce175" office:value-type="string" calcext:value-type="string">
            <text:p>4 - 2 - plus de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56206" calcext:value-type="float">
            <text:p>56206</text:p>
          </table:table-cell>
          <table:table-cell table:style-name="ce176"/>
          <table:table-cell table:style-name="ce176" office:value-type="float" office:value="56890" calcext:value-type="float">
            <text:p>5689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AVE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6" office:value-type="float" office:value="11787" calcext:value-type="float">
            <text:p>11787</text:p>
          </table:table-cell>
          <table:table-cell table:style-name="ce176" office:value-type="string" calcext:value-type="string">
            <text:p>2 - 2 - entre 50 000 et 2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10">
          <table:table-cell table:style-name="ce216" office:value-type="float" office:value="83112" calcext:value-type="float">
            <text:p>83112</text:p>
          </table:table-cell>
          <table:table-cell table:style-name="ce175"/>
          <table:table-cell table:style-name="ce216" office:value-type="float" office:value="83270" calcext:value-type="float">
            <text:p>83270</text:p>
          </table:table-cell>
          <table:table-cell table:style-name="ce175" office:value-type="string" calcext:value-type="string">
            <text:p>COMMUNE</text:p>
          </table:table-cell>
          <table:table-cell table:style-name="ce228" office:value-type="string" calcext:value-type="string">
            <text:p>SAINT-CYR SUR MER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83 - Var</text:p>
          </table:table-cell>
          <table:table-cell table:style-name="ce175"/>
          <table:table-cell table:style-name="ce175" office:value-type="float" office:value="11580" calcext:value-type="float">
            <text:p>11580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37214" calcext:value-type="float">
            <text:p>37214</text:p>
          </table:table-cell>
          <table:table-cell table:style-name="ce176"/>
          <table:table-cell table:style-name="ce176" office:value-type="float" office:value="37540" calcext:value-type="float">
            <text:p>3754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CYR-SUR-LOIR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15991" calcext:value-type="float">
            <text:p>15991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97411" calcext:value-type="float">
            <text:p>97411</text:p>
          </table:table-cell>
          <table:table-cell table:style-name="ce175"/>
          <table:table-cell table:style-name="ce176" office:value-type="float" office:value="97400" calcext:value-type="float">
            <text:p>974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DENIS</text:p>
          </table:table-cell>
          <table:table-cell table:style-name="ce176" office:value-type="string" calcext:value-type="string">
            <text:p>04 - La Réunion</text:p>
          </table:table-cell>
          <table:table-cell table:style-name="ce176" office:value-type="string" calcext:value-type="string">
            <text:p>974 - La Réunion</text:p>
          </table:table-cell>
          <table:table-cell table:style-name="ce176"/>
          <table:table-cell table:style-name="ce175" office:value-type="float" office:value="150535" calcext:value-type="float">
            <text:p>150535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4162" calcext:value-type="float">
            <text:p>44162</text:p>
          </table:table-cell>
          <table:table-cell table:style-name="ce176"/>
          <table:table-cell table:style-name="ce176" office:value-type="float" office:value="44800" calcext:value-type="float">
            <text:p>448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HERBLAIN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4 - Loire-Atlantique</text:p>
          </table:table-cell>
          <table:table-cell table:style-name="ce176"/>
          <table:table-cell table:style-name="ce176" office:value-type="float" office:value="46352" calcext:value-type="float">
            <text:p>46352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8297" calcext:value-type="float">
            <text:p>68297</text:p>
          </table:table-cell>
          <table:table-cell table:style-name="ce175"/>
          <table:table-cell table:style-name="ce176" office:value-type="float" office:value="68300" calcext:value-type="float">
            <text:p>683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LOUIS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8 - Haut-Rhin</text:p>
          </table:table-cell>
          <table:table-cell table:style-name="ce176"/>
          <table:table-cell table:style-name="ce175" office:value-type="float" office:value="21646" calcext:value-type="float">
            <text:p>21646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3449" calcext:value-type="float">
            <text:p>33449</text:p>
          </table:table-cell>
          <table:table-cell table:style-name="ce176"/>
          <table:table-cell table:style-name="ce176" office:value-type="float" office:value="33160" calcext:value-type="float">
            <text:p>3316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MEDARD-EN-JALLES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33 - Gironde</text:p>
          </table:table-cell>
          <table:table-cell table:style-name="ce176"/>
          <table:table-cell table:style-name="ce176" office:value-type="float" office:value="31536" calcext:value-type="float">
            <text:p>3153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13">
          <table:table-cell table:style-name="ce217" office:value-type="float" office:value="91570" calcext:value-type="float">
            <text:p>91570</text:p>
          </table:table-cell>
          <table:table-cell table:style-name="ce175"/>
          <table:table-cell table:style-name="ce176" office:value-type="float" office:value="91240" calcext:value-type="float">
            <text:p>912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MICHEL-SUR-ORGE (ville)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1 - Essonne</text:p>
          </table:table-cell>
          <table:table-cell table:style-name="ce176"/>
          <table:table-cell table:style-name="ce175" office:value-type="float" office:value="19965" calcext:value-type="float">
            <text:p>19965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4184" calcext:value-type="float">
            <text:p>44184</text:p>
          </table:table-cell>
          <table:table-cell table:style-name="ce176"/>
          <table:table-cell table:style-name="ce176" office:value-type="float" office:value="44600" calcext:value-type="float">
            <text:p>44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AINT-NAZAIRE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4 - Loire-Atlantique</text:p>
          </table:table-cell>
          <table:table-cell table:style-name="ce176"/>
          <table:table-cell table:style-name="ce176" office:value-type="float" office:value="70619" calcext:value-type="float">
            <text:p>70619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13100" calcext:value-type="float">
            <text:p>13100</text:p>
          </table:table-cell>
          <table:table-cell table:style-name="ce175"/>
          <table:table-cell table:style-name="ce176" office:value-type="float" office:value="13210" calcext:value-type="float">
            <text:p>1321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AINT-REMY-DE-PROVENCE</text:p>
          </table:table-cell>
          <table:table-cell table:style-name="ce176" office:value-type="string" calcext:value-type="string">
            <text:p>93 - Provence-Alpes-Côte d'Azur</text:p>
          </table:table-cell>
          <table:table-cell table:style-name="ce176" office:value-type="string" calcext:value-type="string">
            <text:p>13 - Bouches-du-Rhône</text:p>
          </table:table-cell>
          <table:table-cell table:style-name="ce176"/>
          <table:table-cell table:style-name="ce175" office:value-type="float" office:value="9829" calcext:value-type="float">
            <text:p>9829</text:p>
          </table:table-cell>
          <table:table-cell table:style-name="ce175" office:value-type="string" calcext:value-type="string">
            <text:p>1 - 1 - moins de 5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71" calcext:value-type="float">
            <text:p>92071</text:p>
          </table:table-cell>
          <table:table-cell table:style-name="ce176"/>
          <table:table-cell table:style-name="ce176" office:value-type="float" office:value="92330" calcext:value-type="float">
            <text:p>923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CEAUX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19606" calcext:value-type="float">
            <text:p>19606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2"/>
          <table:table-cell table:style-name="ce176" office:value-type="float" office:value="93" calcext:value-type="float">
            <text:p>93</text:p>
          </table:table-cell>
          <table:table-cell table:style-name="ce175" office:value-type="string" calcext:value-type="string">
            <text:p>DEPARTEMENT</text:p>
          </table:table-cell>
          <table:table-cell table:style-name="ce175" office:value-type="string" calcext:value-type="string">
            <text:p>SEINE SAINT DENIS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3 - Seine-Saint-Denis</text:p>
          </table:table-cell>
          <table:table-cell table:style-name="ce175"/>
          <table:table-cell table:style-name="ce175" office:value-type="float" office:value="1632677" calcext:value-type="float">
            <text:p>1632677</text:p>
          </table:table-cell>
          <table:table-cell table:style-name="ce175" table:number-columns-repeated="4"/>
          <table:table-cell table:number-columns-repeated="1011"/>
        </table:table-row>
        <table:table-row table:style-name="ro6">
          <table:table-cell table:style-name="ce176" office:value-type="float" office:value="67462" calcext:value-type="float">
            <text:p>67462</text:p>
          </table:table-cell>
          <table:table-cell table:style-name="ce176"/>
          <table:table-cell table:style-name="ce176" office:value-type="float" office:value="67600" calcext:value-type="float">
            <text:p>676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ELESTAT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67 - Bas-Rhin</text:p>
          </table:table-cell>
          <table:table-cell table:style-name="ce176"/>
          <table:table-cell table:style-name="ce176" office:value-type="float" office:value="19360" calcext:value-type="float">
            <text:p>19360</text:p>
          </table:table-cell>
          <table:table-cell table:style-name="ce176" office:value-type="string" calcext:value-type="string">
            <text:p>2 - 1 - entre 50 000 et 2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13">
          <table:table-cell table:style-name="ce218" office:value-type="float" office:value="56243" calcext:value-type="float">
            <text:p>56243</text:p>
          </table:table-cell>
          <table:table-cell table:style-name="ce175"/>
          <table:table-cell table:style-name="ce176" office:value-type="float" office:value="56860" calcext:value-type="float">
            <text:p>5686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ÉNÉ (ville)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6"/>
          <table:table-cell table:style-name="ce175" office:value-type="float" office:value="8946" calcext:value-type="float">
            <text:p>8946</text:p>
          </table:table-cell>
          <table:table-cell table:style-name="ce175" office:value-type="string" calcext:value-type="string">
            <text:p>2 - 2 - entre 50 000 et 2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2072" calcext:value-type="float">
            <text:p>92072</text:p>
          </table:table-cell>
          <table:table-cell table:style-name="ce176"/>
          <table:table-cell table:style-name="ce176" office:value-type="float" office:value="92310" calcext:value-type="float">
            <text:p>9231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SEVR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6"/>
          <table:table-cell table:style-name="ce176" office:value-type="float" office:value="23251" calcext:value-type="float">
            <text:p>23251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53800825" calcext:value-type="float">
            <text:p>253800825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SM DES MOBILITÉS DE L'AIRE URBAINE GRENOBLOI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5" office:value-type="string" calcext:value-type="string">
            <text:p>38 - IsËre</text:p>
          </table:table-cell>
          <table:table-cell table:style-name="ce175" office:value-type="string" calcext:value-type="string">
            <text:p>SMO</text:p>
          </table:table-cell>
          <table:table-cell table:style-name="ce175" office:value-type="float" office:value="650820" calcext:value-type="float">
            <text:p>650820</text:p>
          </table:table-cell>
          <table:table-cell table:style-name="ce238"/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6300120" calcext:value-type="float">
            <text:p>256300120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SMTC DE L'AGGLOMERATION CLERMONTOISE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3 - Puy-de-DÙme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300923" calcext:value-type="float">
            <text:p>300923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42302" calcext:value-type="float">
            <text:p>42302</text:p>
          </table:table-cell>
          <table:table-cell table:style-name="ce175"/>
          <table:table-cell table:style-name="ce176" office:value-type="float" office:value="42290" calcext:value-type="float">
            <text:p>4229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SORBIERS (ville)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42 - Loire</text:p>
          </table:table-cell>
          <table:table-cell table:style-name="ce175"/>
          <table:table-cell table:style-name="ce175" office:value-type="float" office:value="7856" calcext:value-type="float">
            <text:p>7856</text:p>
          </table:table-cell>
          <table:table-cell table:style-name="ce175" office:value-type="string" calcext:value-type="string">
            <text:p>3 - 2 - entre 200 000 et 700 000 hab. - couronne</text:p>
          </table:table-cell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7705103" calcext:value-type="float">
            <text:p>257705103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SYNDICAT DE TRANSPORTS DES SECTEURS III ET IV DE MARNE LA VALLE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142289" calcext:value-type="float">
            <text:p>142289</text:p>
          </table:table-cell>
          <table:table-cell table:style-name="ce240"/>
          <table:table-cell table:style-name="ce176" table:number-columns-repeated="3"/>
          <table:table-cell table:number-columns-repeated="1011"/>
        </table:table-row>
        <table:table-row table:style-name="ro9">
          <table:table-cell table:style-name="ce175"/>
          <table:table-cell table:style-name="ce175" office:value-type="float" office:value="200085108" calcext:value-type="float">
            <text:p>200085108</text:p>
          </table:table-cell>
          <table:table-cell table:style-name="ce175"/>
          <table:table-cell table:style-name="ce209" office:value-type="string" calcext:value-type="string">
            <text:p>SYNDICAT</text:p>
          </table:table-cell>
          <table:table-cell table:style-name="ce175" office:value-type="string" calcext:value-type="string">
            <text:p>SYNDICAT DES MOBILIT√âS DE TOURAINE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5" office:value-type="string" calcext:value-type="string">
            <text:p>37 - Indre-et-Loire</text:p>
          </table:table-cell>
          <table:table-cell table:style-name="ce175" office:value-type="string" calcext:value-type="string">
            <text:p>SMF</text:p>
          </table:table-cell>
          <table:table-cell table:style-name="ce175" office:value-type="float" office:value="310527" calcext:value-type="float">
            <text:p>310527</text:p>
          </table:table-cell>
          <table:table-cell table:style-name="ce238"/>
          <table:table-cell table:style-name="ce175" table:number-columns-repeated="3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56401605" calcext:value-type="float">
            <text:p>256401605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233" office:value-type="string" calcext:value-type="string">
            <text:p>Syndicat des mobilités Pays-Basque Adour</text:p>
          </table:table-cell>
          <table:table-cell table:style-name="ce176" office:value-type="string" calcext:value-type="string">
            <text:p>75 - Nouvelle-Aquitaine</text:p>
          </table:table-cell>
          <table:table-cell table:style-name="ce176" office:value-type="string" calcext:value-type="string">
            <text:p>64 - PyrÈnÈes-Atlantiques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330282" calcext:value-type="float">
            <text:p>330282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65440" calcext:value-type="float">
            <text:p>65440</text:p>
          </table:table-cell>
          <table:table-cell table:style-name="ce175"/>
          <table:table-cell table:style-name="ce176" office:value-type="float" office:value="65000" calcext:value-type="float">
            <text:p>65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TARBES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65 - Hautes-Pyrénées</text:p>
          </table:table-cell>
          <table:table-cell table:style-name="ce175"/>
          <table:table-cell table:style-name="ce175" office:value-type="float" office:value="42426" calcext:value-type="float">
            <text:p>42426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/>
          <table:table-cell table:style-name="ce176" office:value-type="float" office:value="243100518" calcext:value-type="float">
            <text:p>243100518</text:p>
          </table:table-cell>
          <table:table-cell table:style-name="ce226"/>
          <table:table-cell table:style-name="ce176" office:value-type="string" calcext:value-type="string">
            <text:p>INTERCO</text:p>
          </table:table-cell>
          <table:table-cell table:style-name="ce176" office:value-type="string" calcext:value-type="string">
            <text:p>Toulouse Métropole</text:p>
          </table:table-cell>
          <table:table-cell table:style-name="ce176" office:value-type="string" calcext:value-type="string">
            <text:p>76 - Occitanie</text:p>
          </table:table-cell>
          <table:table-cell table:style-name="ce176" office:value-type="string" calcext:value-type="string">
            <text:p>31 - Haute-Garonne</text:p>
          </table:table-cell>
          <table:table-cell table:style-name="ce176" office:value-type="string" calcext:value-type="string">
            <text:p>METRO</text:p>
          </table:table-cell>
          <table:table-cell table:style-name="ce176" office:value-type="float" office:value="783353" calcext:value-type="float">
            <text:p>783353</text:p>
          </table:table-cell>
          <table:table-cell table:style-name="ce176" table:number-columns-repeated="4"/>
          <table:table-cell table:number-columns-repeated="1011"/>
        </table:table-row>
        <table:table-row table:style-name="ro6">
          <table:table-cell table:style-name="ce175" office:value-type="float" office:value="37261" calcext:value-type="float">
            <text:p>37261</text:p>
          </table:table-cell>
          <table:table-cell table:style-name="ce175"/>
          <table:table-cell table:style-name="ce176" office:value-type="string" calcext:value-type="string">
            <text:p>37000/37100/372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TOURS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5"/>
          <table:table-cell table:style-name="ce175" office:value-type="float" office:value="136463" calcext:value-type="float">
            <text:p>136463</text:p>
          </table:table-cell>
          <table:table-cell table:style-name="ce175" office:value-type="string" calcext:value-type="string">
            <text:p>3 - 1 - entre 200 000 et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10387" calcext:value-type="float">
            <text:p>10387</text:p>
          </table:table-cell>
          <table:table-cell table:style-name="ce176"/>
          <table:table-cell table:style-name="ce176" office:value-type="float" office:value="10000" calcext:value-type="float">
            <text:p>1000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TROYES</text:p>
          </table:table-cell>
          <table:table-cell table:style-name="ce176" office:value-type="string" calcext:value-type="string">
            <text:p>44 - Grand Est</text:p>
          </table:table-cell>
          <table:table-cell table:style-name="ce176" office:value-type="string" calcext:value-type="string">
            <text:p>10 - Aube</text:p>
          </table:table-cell>
          <table:table-cell table:style-name="ce176"/>
          <table:table-cell table:style-name="ce176" office:value-type="float" office:value="61996" calcext:value-type="float">
            <text:p>61996</text:p>
          </table:table-cell>
          <table:table-cell table:style-name="ce176" office:value-type="string" calcext:value-type="string">
            <text:p>3 - 1 - entre 200 000 et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table:number-columns-repeated="2"/>
          <table:table-cell table:style-name="ce176" office:value-type="float" office:value="94" calcext:value-type="float">
            <text:p>94</text:p>
          </table:table-cell>
          <table:table-cell table:style-name="ce175" office:value-type="string" calcext:value-type="string">
            <text:p>DEPARTEMENT</text:p>
          </table:table-cell>
          <table:table-cell table:style-name="ce175" office:value-type="string" calcext:value-type="string">
            <text:p>VAL DE MAR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5" office:value-type="string" calcext:value-type="string">
            <text:p>94 - Val-de-Marne</text:p>
          </table:table-cell>
          <table:table-cell table:style-name="ce175"/>
          <table:table-cell table:style-name="ce175" office:value-type="float" office:value="1396913" calcext:value-type="float">
            <text:p>1396913</text:p>
          </table:table-cell>
          <table:table-cell table:style-name="ce175" table:number-columns-repeated="4"/>
          <table:table-cell table:number-columns-repeated="1011"/>
        </table:table-row>
        <table:table-row table:style-name="ro9">
          <table:table-cell table:style-name="ce176"/>
          <table:table-cell table:style-name="ce176" office:value-type="float" office:value="200024818" calcext:value-type="float">
            <text:p>200024818</text:p>
          </table:table-cell>
          <table:table-cell table:style-name="ce176"/>
          <table:table-cell table:style-name="ce215" office:value-type="string" calcext:value-type="string">
            <text:p>SYNDICAT</text:p>
          </table:table-cell>
          <table:table-cell table:style-name="ce176" office:value-type="string" calcext:value-type="string">
            <text:p>VALENCE ROMANS DEPLACEMENTS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table:formula="of:=#REF!" office:value-type="string" office:string-value="" calcext:value-type="error">
            <text:p>#RÉF !</text:p>
          </table:table-cell>
          <table:table-cell table:style-name="ce176" office:value-type="string" calcext:value-type="string">
            <text:p>SMF</text:p>
          </table:table-cell>
          <table:table-cell table:style-name="ce176" office:value-type="float" office:value="261493" calcext:value-type="float">
            <text:p>261493</text:p>
          </table:table-cell>
          <table:table-cell table:style-name="ce239"/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56260" calcext:value-type="float">
            <text:p>56260</text:p>
          </table:table-cell>
          <table:table-cell table:style-name="ce175"/>
          <table:table-cell table:style-name="ce176" office:value-type="float" office:value="56000" calcext:value-type="float">
            <text:p>5600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VANNES</text:p>
          </table:table-cell>
          <table:table-cell table:style-name="ce176" office:value-type="string" calcext:value-type="string">
            <text:p>53 - Bretagne</text:p>
          </table:table-cell>
          <table:table-cell table:style-name="ce176" office:value-type="string" calcext:value-type="string">
            <text:p>56 - Morbihan</text:p>
          </table:table-cell>
          <table:table-cell table:style-name="ce175"/>
          <table:table-cell table:style-name="ce175" office:value-type="float" office:value="53438" calcext:value-type="float">
            <text:p>53438</text:p>
          </table:table-cell>
          <table:table-cell table:style-name="ce175" office:value-type="string" calcext:value-type="string">
            <text:p>2 - 1 - entre 50 000 et 2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77482" calcext:value-type="float">
            <text:p>77482</text:p>
          </table:table-cell>
          <table:table-cell table:style-name="ce176"/>
          <table:table-cell table:style-name="ce176" office:value-type="float" office:value="77130" calcext:value-type="float">
            <text:p>77130</text:p>
          </table:table-cell>
          <table:table-cell table:style-name="ce176" office:value-type="string" calcext:value-type="string">
            <text:p>COMMUNE</text:p>
          </table:table-cell>
          <table:table-cell table:style-name="ce176" office:value-type="string" calcext:value-type="string">
            <text:p>VARENNES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7 - Seine-et-Marne</text:p>
          </table:table-cell>
          <table:table-cell table:style-name="ce176"/>
          <table:table-cell table:style-name="ce176" office:value-type="float" office:value="3542" calcext:value-type="float">
            <text:p>3542</text:p>
          </table:table-cell>
          <table:table-cell table:style-name="ce176" office:value-type="string" calcext:value-type="string">
            <text:p>4 - 2 - plus de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8640" calcext:value-type="float">
            <text:p>78640</text:p>
          </table:table-cell>
          <table:table-cell table:style-name="ce175"/>
          <table:table-cell table:style-name="ce176" office:value-type="float" office:value="78140" calcext:value-type="float">
            <text:p>78140</text:p>
          </table:table-cell>
          <table:table-cell table:style-name="ce175" office:value-type="string" calcext:value-type="string">
            <text:p>COMMUNE</text:p>
          </table:table-cell>
          <table:table-cell table:style-name="ce176" office:value-type="string" calcext:value-type="string">
            <text:p>VELIZY-VILLACOUBL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5"/>
          <table:table-cell table:style-name="ce175" office:value-type="float" office:value="22649" calcext:value-type="float">
            <text:p>2264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69259" calcext:value-type="float">
            <text:p>69259</text:p>
          </table:table-cell>
          <table:table-cell table:style-name="ce176"/>
          <table:table-cell table:style-name="ce176" office:value-type="float" office:value="69200" calcext:value-type="float">
            <text:p>6920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ENISSIEUX</text:p>
          </table:table-cell>
          <table:table-cell table:style-name="ce176" office:value-type="string" calcext:value-type="string">
            <text:p>84 - Auvergne-Rhône-Alpes</text:p>
          </table:table-cell>
          <table:table-cell table:style-name="ce176" office:value-type="string" calcext:value-type="string">
            <text:p>69 - Rhône</text:p>
          </table:table-cell>
          <table:table-cell table:style-name="ce176"/>
          <table:table-cell table:style-name="ce176" office:value-type="float" office:value="67129" calcext:value-type="float">
            <text:p>67129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5" office:value-type="float" office:value="78646" calcext:value-type="float">
            <text:p>78646</text:p>
          </table:table-cell>
          <table:table-cell table:style-name="ce175"/>
          <table:table-cell table:style-name="ce176" office:value-type="float" office:value="78000" calcext:value-type="float">
            <text:p>7800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ERSAILL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78 - Yvelines</text:p>
          </table:table-cell>
          <table:table-cell table:style-name="ce175"/>
          <table:table-cell table:style-name="ce175" office:value-type="float" office:value="85205" calcext:value-type="float">
            <text:p>85205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49214" calcext:value-type="float">
            <text:p>49214</text:p>
          </table:table-cell>
          <table:table-cell table:style-name="ce176"/>
          <table:table-cell table:style-name="ce176" office:value-type="float" office:value="49460" calcext:value-type="float">
            <text:p>4946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ILLE DE MONTREUIL-JUIGNÉ</text:p>
          </table:table-cell>
          <table:table-cell table:style-name="ce176" office:value-type="string" calcext:value-type="string">
            <text:p>52 - Pays de la Loire</text:p>
          </table:table-cell>
          <table:table-cell table:style-name="ce176" office:value-type="string" calcext:value-type="string">
            <text:p>49 - Maine-et-Loire</text:p>
          </table:table-cell>
          <table:table-cell table:style-name="ce176"/>
          <table:table-cell table:style-name="ce176" office:value-type="float" office:value="7521" calcext:value-type="float">
            <text:p>7521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2077" calcext:value-type="float">
            <text:p>92077</text:p>
          </table:table-cell>
          <table:table-cell table:style-name="ce175"/>
          <table:table-cell table:style-name="ce176" office:value-type="float" office:value="92410" calcext:value-type="float">
            <text:p>9241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ILLE-D'AVRAY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2 - Hauts-de-Seine</text:p>
          </table:table-cell>
          <table:table-cell table:style-name="ce175"/>
          <table:table-cell table:style-name="ce175" office:value-type="float" office:value="11050" calcext:value-type="float">
            <text:p>11050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94080" calcext:value-type="float">
            <text:p>94080</text:p>
          </table:table-cell>
          <table:table-cell table:style-name="ce176"/>
          <table:table-cell table:style-name="ce176" office:value-type="float" office:value="94300" calcext:value-type="float">
            <text:p>9430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INCENNES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6"/>
          <table:table-cell table:style-name="ce176" office:value-type="float" office:value="49635" calcext:value-type="float">
            <text:p>49635</text:p>
          </table:table-cell>
          <table:table-cell table:style-name="ce176" office:value-type="string" calcext:value-type="string">
            <text:p>4 - 1 - plus de 700 000 hab. - pôle</text:p>
          </table:table-cell>
          <table:table-cell table:style-name="ce176" table:number-columns-repeated="3"/>
          <table:table-cell table:number-columns-repeated="1011"/>
        </table:table-row>
        <table:table-row table:style-name="ro6">
          <table:table-cell table:style-name="ce176" office:value-type="float" office:value="94081" calcext:value-type="float">
            <text:p>94081</text:p>
          </table:table-cell>
          <table:table-cell table:style-name="ce175"/>
          <table:table-cell table:style-name="ce176" office:value-type="float" office:value="94400" calcext:value-type="float">
            <text:p>94400</text:p>
          </table:table-cell>
          <table:table-cell table:style-name="ce175" office:value-type="string" calcext:value-type="string">
            <text:p>COMMUNE</text:p>
          </table:table-cell>
          <table:table-cell table:style-name="ce233" office:value-type="string" calcext:value-type="string">
            <text:p>VITRY-SUR-SEINE</text:p>
          </table:table-cell>
          <table:table-cell table:style-name="ce176" office:value-type="string" calcext:value-type="string">
            <text:p>11 - Île-de-France</text:p>
          </table:table-cell>
          <table:table-cell table:style-name="ce176" office:value-type="string" calcext:value-type="string">
            <text:p>94 - Val-de-Marne</text:p>
          </table:table-cell>
          <table:table-cell table:style-name="ce175"/>
          <table:table-cell table:style-name="ce175" office:value-type="float" office:value="94649" calcext:value-type="float">
            <text:p>94649</text:p>
          </table:table-cell>
          <table:table-cell table:style-name="ce175" office:value-type="string" calcext:value-type="string">
            <text:p>4 - 1 - plus de 700 000 hab. - pôle</text:p>
          </table:table-cell>
          <table:table-cell table:style-name="ce175" table:number-columns-repeated="3"/>
          <table:table-cell table:number-columns-repeated="1011"/>
        </table:table-row>
        <table:table-row table:style-name="ro6">
          <table:table-cell table:style-name="ce176" office:value-type="float" office:value="37281" calcext:value-type="float">
            <text:p>37281</text:p>
          </table:table-cell>
          <table:table-cell table:style-name="ce176"/>
          <table:table-cell table:style-name="ce176" office:value-type="float" office:value="37210" calcext:value-type="float">
            <text:p>37210</text:p>
          </table:table-cell>
          <table:table-cell table:style-name="ce176" office:value-type="string" calcext:value-type="string">
            <text:p>COMMUNE</text:p>
          </table:table-cell>
          <table:table-cell table:style-name="ce233" office:value-type="string" calcext:value-type="string">
            <text:p>VOUVRAY</text:p>
          </table:table-cell>
          <table:table-cell table:style-name="ce176" office:value-type="string" calcext:value-type="string">
            <text:p>24 - Centre-Val de Loire</text:p>
          </table:table-cell>
          <table:table-cell table:style-name="ce176" office:value-type="string" calcext:value-type="string">
            <text:p>37 - Indre-et-Loire</text:p>
          </table:table-cell>
          <table:table-cell table:style-name="ce176"/>
          <table:table-cell table:style-name="ce176" office:value-type="float" office:value="3246" calcext:value-type="float">
            <text:p>3246</text:p>
          </table:table-cell>
          <table:table-cell table:style-name="ce176" office:value-type="string" calcext:value-type="string">
            <text:p>3 - 2 - entre 200 000 et 700 000 hab. - couronne</text:p>
          </table:table-cell>
          <table:table-cell table:style-name="ce176" table:number-columns-repeated="3"/>
          <table:table-cell table:number-columns-repeated="1011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rée_arret" table:style-name="ta5">
        <table:table-column table:style-name="co50" table:default-cell-style-name="ce172"/>
        <table:table-column table:style-name="co51" table:default-cell-style-name="ce172"/>
        <table:table-column table:style-name="co52" table:default-cell-style-name="ce172"/>
        <table:table-column table:style-name="co53" table:default-cell-style-name="ce172"/>
        <table:table-column table:style-name="co54" table:default-cell-style-name="ce172"/>
        <table:table-column table:style-name="co55" table:default-cell-style-name="ce172"/>
        <table:table-column table:style-name="co56" table:default-cell-style-name="ce172"/>
        <table:table-column table:style-name="co57" table:default-cell-style-name="ce172"/>
        <table:table-column table:style-name="co58" table:default-cell-style-name="ce172"/>
        <table:table-column table:style-name="co59" table:default-cell-style-name="ce172"/>
        <table:table-column table:style-name="co60" table:default-cell-style-name="ce172"/>
        <table:table-column table:style-name="co61" table:default-cell-style-name="ce172"/>
        <table:table-column table:style-name="co62" table:default-cell-style-name="ce172"/>
        <table:table-column table:style-name="co35" table:default-cell-style-name="ce172"/>
        <table:table-column table:style-name="co63" table:default-cell-style-name="ce172"/>
        <table:table-column table:style-name="co64" table:default-cell-style-name="ce172"/>
        <table:table-column table:style-name="co65" table:default-cell-style-name="ce172"/>
        <table:table-column table:style-name="co66" table:default-cell-style-name="ce172"/>
        <table:table-column table:style-name="co7" table:default-cell-style-name="ce172"/>
        <table:table-column table:style-name="co12" table:default-cell-style-name="ce172"/>
        <table:table-column table:style-name="co67" table:default-cell-style-name="ce172"/>
        <table:table-column table:style-name="co68" table:default-cell-style-name="ce172"/>
        <table:table-column table:style-name="co69" table:default-cell-style-name="ce172"/>
        <table:table-column table:style-name="co70" table:default-cell-style-name="ce172"/>
        <table:table-column table:style-name="co71" table:default-cell-style-name="ce172"/>
        <table:table-column table:style-name="co72" table:default-cell-style-name="ce172"/>
        <table:table-column table:style-name="co73" table:default-cell-style-name="ce172"/>
        <table:table-column table:style-name="co74" table:default-cell-style-name="ce172"/>
        <table:table-column table:style-name="co75" table:default-cell-style-name="ce172"/>
        <table:table-column table:style-name="co76" table:default-cell-style-name="ce172"/>
        <table:table-column table:style-name="co77" table:default-cell-style-name="ce172"/>
        <table:table-column table:style-name="co54" table:default-cell-style-name="ce172"/>
        <table:table-column table:style-name="co73" table:default-cell-style-name="ce172"/>
        <table:table-column table:style-name="co52" table:default-cell-style-name="ce172"/>
        <table:table-column table:style-name="co20" table:default-cell-style-name="ce172"/>
        <table:table-column table:style-name="co78" table:default-cell-style-name="ce172"/>
        <table:table-column table:style-name="co8" table:default-cell-style-name="ce172"/>
        <table:table-column table:style-name="co23" table:default-cell-style-name="ce172"/>
        <table:table-column table:style-name="co79" table:default-cell-style-name="ce172"/>
        <table:table-column table:style-name="co80" table:default-cell-style-name="ce172"/>
        <table:table-column table:style-name="co22" table:default-cell-style-name="ce172"/>
        <table:table-column table:style-name="co66" table:default-cell-style-name="ce172"/>
        <table:table-column table:style-name="co78" table:default-cell-style-name="ce172"/>
        <table:table-column table:style-name="co66" table:default-cell-style-name="ce172"/>
        <table:table-column table:style-name="co81" table:default-cell-style-name="ce172"/>
        <table:table-column table:style-name="co82" table:default-cell-style-name="ce172"/>
        <table:table-column table:style-name="co78" table:default-cell-style-name="ce172"/>
        <table:table-column table:style-name="co79" table:default-cell-style-name="ce172"/>
        <table:table-column table:style-name="co83" table:default-cell-style-name="ce172"/>
        <table:table-column table:style-name="co84" table:default-cell-style-name="ce172"/>
        <table:table-column table:style-name="co85" table:default-cell-style-name="ce172"/>
        <table:table-column table:style-name="co86" table:default-cell-style-name="ce172"/>
        <table:table-column table:style-name="co87" table:default-cell-style-name="ce172"/>
        <table:table-column table:style-name="co26" table:default-cell-style-name="ce172"/>
        <table:table-column table:style-name="co59" table:default-cell-style-name="ce172"/>
        <table:table-column table:style-name="co88" table:default-cell-style-name="ce172"/>
        <table:table-column table:style-name="co89" table:default-cell-style-name="ce172"/>
        <table:table-column table:style-name="co52" table:default-cell-style-name="ce172"/>
        <table:table-column table:style-name="co90" table:default-cell-style-name="ce172"/>
        <table:table-column table:style-name="co40" table:default-cell-style-name="ce172"/>
        <table:table-column table:style-name="co91" table:default-cell-style-name="ce172"/>
        <table:table-column table:style-name="co92" table:default-cell-style-name="ce172"/>
        <table:table-column table:style-name="co85" table:default-cell-style-name="ce172"/>
        <table:table-column table:style-name="co93" table:default-cell-style-name="ce172"/>
        <table:table-column table:style-name="co94" table:default-cell-style-name="ce172"/>
        <table:table-column table:style-name="co95" table:default-cell-style-name="ce172"/>
        <table:table-column table:style-name="co6" table:default-cell-style-name="ce172"/>
        <table:table-column table:style-name="co96" table:default-cell-style-name="ce172"/>
        <table:table-column table:style-name="co97" table:default-cell-style-name="ce172"/>
        <table:table-column table:style-name="co98" table:default-cell-style-name="ce172"/>
        <table:table-column table:style-name="co99" table:default-cell-style-name="ce172"/>
        <table:table-column table:style-name="co54" table:default-cell-style-name="ce172"/>
        <table:table-column table:style-name="co100" table:default-cell-style-name="ce172"/>
        <table:table-column table:style-name="co101" table:default-cell-style-name="ce172"/>
        <table:table-column table:style-name="co102" table:default-cell-style-name="ce172"/>
        <table:table-column table:style-name="co103" table:default-cell-style-name="ce172"/>
        <table:table-column table:style-name="co50" table:default-cell-style-name="ce172"/>
        <table:table-column table:style-name="co19" table:default-cell-style-name="ce172"/>
        <table:table-column table:style-name="co104" table:default-cell-style-name="ce172"/>
        <table:table-column table:style-name="co105" table:default-cell-style-name="ce172"/>
        <table:table-column table:style-name="co106" table:default-cell-style-name="ce172"/>
        <table:table-column table:style-name="co94" table:default-cell-style-name="ce172"/>
        <table:table-column table:style-name="co107" table:default-cell-style-name="ce172"/>
        <table:table-column table:style-name="co29" table:number-columns-repeated="941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urée d'arrêt moyenne par km [s]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gglopolys - communauté d'agglomération de Blois</text:p>
          </table:table-cell>
          <table:table-cell office:value-type="float" office:value="53.4" calcext:value-type="float">
            <text:p>53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ix-en-Provence</text:p>
          </table:table-cell>
          <table:table-cell office:value-type="float" office:value="46.8" calcext:value-type="float">
            <text:p>46,8</text:p>
          </table:table-cell>
          <table:table-cell/>
          <table:table-cell>
            <draw:frame draw:z-index="0" draw:name="Graphique 1" draw:style-name="gr1" svg:width="53.94cm" svg:height="20.073cm" svg:x="0.529cm" svg:y="0.07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202" office:value-type="string" calcext:value-type="string">
            <text:p>Aix-Marseille Provence Métropole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miens Métropole</text:p>
          </table:table-cell>
          <table:table-cell office:value-type="float" office:value="53.4" calcext:value-type="float">
            <text:p>53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ngers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Besançon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éziers Méditerranée agglomération</text:p>
          </table:table-cell>
          <table:table-cell office:value-type="float" office:value="48.6" calcext:value-type="float">
            <text:p>48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 Métropo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urges Plus</text:p>
          </table:table-cell>
          <table:table-cell office:value-type="float" office:value="80.4" calcext:value-type="float">
            <text:p>80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rest Métropole Océane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en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rene - communauté d'agglomération Nazairienne et de l'Estuair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hartres Métropo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lermont-Ferrand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Cergy-Pontoise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La Rochel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u Grand Avign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Paris-Saclay</text:p>
          </table:table-cell>
          <table:table-cell office:value-type="float" office:value="35.4" calcext:value-type="float">
            <text:p>35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Sophia Antipolis</text:p>
          </table:table-cell>
          <table:table-cell office:value-type="float" office:value="29.4" calcext:value-type="float">
            <text:p>29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e communes de Flandre intérieure</text:p>
          </table:table-cell>
          <table:table-cell office:value-type="float" office:value="25.2" calcext:value-type="float">
            <text:p>25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Pays Basque</text:p>
          </table:table-cell>
          <table:table-cell office:value-type="float" office:value="52.2" calcext:value-type="float">
            <text:p>52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urbaine d'Arras</text:p>
          </table:table-cell>
          <table:table-cell office:value-type="float" office:value="37.2" calcext:value-type="float">
            <text:p>37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Dijon Métropole - communauté d'agglomération du Grand Dijon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Dunkerque Grand Littoral</text:p>
          </table:table-cell>
          <table:table-cell office:value-type="float" office:value="46.2" calcext:value-type="float">
            <text:p>46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Est Ensemble - Grand Pari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goulê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necy agglomération</text:p>
          </table:table-cell>
          <table:table-cell office:value-type="float" office:value="49.2" calcext:value-type="float">
            <text:p>49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Chambéry</text:p>
          </table:table-cell>
          <table:table-cell office:value-type="float" office:value="45.6" calcext:value-type="float">
            <text:p>45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Montauban</text:p>
          </table:table-cell>
          <table:table-cell office:value-type="float" office:value="58.8" calcext:value-type="float">
            <text:p>58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aris Seine Ouest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oitiers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Troyes</text:p>
          </table:table-cell>
          <table:table-cell office:value-type="float" office:value="69.6" calcext:value-type="float">
            <text:p>69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enoble Alpes Métropole - La Métro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Chalon</text:p>
          </table:table-cell>
          <table:table-cell office:value-type="float" office:value="56.4" calcext:value-type="float">
            <text:p>56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Nancy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Le Havre Seine Métropole</text:p>
          </table:table-cell>
          <table:table-cell office:value-type="float" office:value="48.9" calcext:value-type="float">
            <text:p>48,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imoges Métropole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orient agglomération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e Lyo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u Grand Paris</text:p>
          </table:table-cell>
          <table:table-cell office:value-type="float" office:value="58.2" calcext:value-type="float">
            <text:p>58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européenne de Lille (MEL)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Rouen Normandie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Toulon Provence Méditerranée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 Métropole</text:p>
          </table:table-cell>
          <table:table-cell office:value-type="float" office:value="44.4" calcext:value-type="float">
            <text:p>44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pellier Méditerranée Métropole</text:p>
          </table:table-cell>
          <table:table-cell office:value-type="float" office:value="41.4" calcext:value-type="float">
            <text:p>41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reuil</text:p>
          </table:table-cell>
          <table:table-cell office:value-type="float" office:value="50.4" calcext:value-type="float">
            <text:p>50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ulhouse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antes Métropol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 Métropole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iort agglo - communauté d'agglomération du Niortais</text:p>
          </table:table-cell>
          <table:table-cell office:value-type="float" office:value="46.8" calcext:value-type="float">
            <text:p>46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Orléans Métropol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</text:p>
          </table:table-cell>
          <table:table-cell office:value-type="float" office:value="58.8" calcext:value-type="float">
            <text:p>58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 Ouest La Défense</text:p>
          </table:table-cell>
          <table:table-cell office:value-type="float" office:value="49.8" calcext:value-type="float">
            <text:p>49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u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 Méditerranée Métropole</text:p>
          </table:table-cell>
          <table:table-cell office:value-type="float" office:value="38.4" calcext:value-type="float">
            <text:p>38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laine Commune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Bourgogne-Franche-Comté</text:p>
          </table:table-cell>
          <table:table-cell office:value-type="float" office:value="49.2" calcext:value-type="float">
            <text:p>49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Centre-Val de Loire</text:p>
          </table:table-cell>
          <table:table-cell office:value-type="float" office:value="47.4" calcext:value-type="float">
            <text:p>47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Île-de-France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Occitanie Pyrénées-Méditerrané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 Métropol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aint-Brieuc Armor agglomération</text:p>
          </table:table-cell>
          <table:table-cell office:value-type="float" office:value="43.2" calcext:value-type="float">
            <text:p>43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eine-Saint-Denis - Le départemen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Strasbourg Eurométropo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ulouse Métropole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</text:p>
          </table:table-cell>
          <table:table-cell office:value-type="float" office:value="40.8" calcext:value-type="float">
            <text:p>40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 métropole Val de Loire</text:p>
          </table:table-cell>
          <table:table-cell office:value-type="float" office:value="42.6" calcext:value-type="float">
            <text:p>42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al de Marne département</text:p>
          </table:table-cell>
          <table:table-cell office:value-type="float" office:value="46.2" calcext:value-type="float">
            <text:p>46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table:style-name="ce244" office:value-type="float" office:value="47.1810810810811" calcext:value-type="float">
            <text:p>47,2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69" office:value-type="string" calcext:value-type="string">
            <text:p>Valeur moyenne sur l'ensemble des territoires</text:p>
          </table:table-cell>
          <table:table-cell table:style-name="ce79" table:formula="of:=AVERAGE([.B2:.B82])" office:value-type="float" office:value="47.1575342465754" calcext:value-type="float">
            <text:p>47,2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GETPIVOTDATA(&quot;Durée d'arrêt moyenne par km [s]&quot;;[.$A$1];&quot;area&quot;;&quot;Le Havre Seine Métropole&quot;)-GETPIVOTDATA(&quot;Durée d'arrêt moyenne par km [s]&quot;;[.$A$1];&quot;area&quot;;&quot;Communauté de communes de Flandre intérieure&quot;)" office:value-type="float" office:value="23.7" calcext:value-type="float">
            <text:p>23,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aleur max </text:p>
          </table:table-cell>
          <table:table-cell table:formula="of:=GETPIVOTDATA(&quot;Durée d'arrêt moyenne par km [s]&quot;;[.$A$1];&quot;area&quot;;&quot;Bourges Plus&quot;)" office:value-type="float" office:value="80.4" calcext:value-type="float">
            <text:p>80,4</text:p>
          </table:table-cell>
          <table:table-cell table:number-columns-repeated="1022"/>
        </table:table-row>
        <table:table-row table:style-name="ro4">
          <table:table-cell table:style-name="ce180" office:value-type="string" calcext:value-type="string">
            <text:p>valeur min</text:p>
          </table:table-cell>
          <table:table-cell table:style-name="ce74" table:formula="of:=GETPIVOTDATA(&quot;Durée d'arrêt moyenne par km [s]&quot;;[.$A$1];&quot;area&quot;;&quot;Communauté de communes de Flandre intérieure&quot;)" office:value-type="float" office:value="25.2" calcext:value-type="float">
            <text:p>25,2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épartition des collectivités par groupe (25 / 25 / 25 / 25)</text:p>
          </table:table-cell>
          <table:table-cell table:number-columns-repeated="1023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urée_trajet" table:style-name="ta5">
        <table:table-column table:style-name="co50" table:default-cell-style-name="ce172"/>
        <table:table-column table:style-name="co108" table:default-cell-style-name="ce172"/>
        <table:table-column table:style-name="co29" table:number-columns-repeated="1022" table:default-cell-style-name="ce172"/>
        <table:table-row table:style-name="ro1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urée moyen </text:p>
            <text:p>du trajet [min]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gglopolys - communauté d'agglomération de Blois</text:p>
          </table:table-cell>
          <table:table-cell office:value-type="float" office:value="64.12" calcext:value-type="float">
            <text:p>64,12</text:p>
          </table:table-cell>
          <table:table-cell>
            <draw:frame draw:z-index="0" draw:name="Graphique 1" draw:style-name="gr1" svg:width="40.605cm" svg:height="13.705cm" svg:x="2.012cm" svg:y="0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4">
          <table:table-cell table:style-name="ce202" office:value-type="string" calcext:value-type="string">
            <text:p>Aix-en-Provence</text:p>
          </table:table-cell>
          <table:table-cell office:value-type="float" office:value="34.82" calcext:value-type="float">
            <text:p>34,8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ix-Marseille Provence Métropole</text:p>
          </table:table-cell>
          <table:table-cell office:value-type="float" office:value="35.04" calcext:value-type="float">
            <text:p>35,0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miens Métropole</text:p>
          </table:table-cell>
          <table:table-cell office:value-type="float" office:value="24.91" calcext:value-type="float">
            <text:p>24,9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ngers</text:p>
          </table:table-cell>
          <table:table-cell office:value-type="float" office:value="29.42" calcext:value-type="float">
            <text:p>29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Besançon</text:p>
          </table:table-cell>
          <table:table-cell office:value-type="float" office:value="39.81" calcext:value-type="float">
            <text:p>39,8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éziers Méditerranée agglomération</text:p>
          </table:table-cell>
          <table:table-cell office:value-type="float" office:value="67.16" calcext:value-type="float">
            <text:p>67,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</text:p>
          </table:table-cell>
          <table:table-cell office:value-type="float" office:value="27.53" calcext:value-type="float">
            <text:p>27,5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 Métropole</text:p>
          </table:table-cell>
          <table:table-cell office:value-type="float" office:value="26.94" calcext:value-type="float">
            <text:p>26,9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urges Plus</text:p>
          </table:table-cell>
          <table:table-cell office:value-type="float" office:value="32.65" calcext:value-type="float">
            <text:p>32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rest Métropole Océane</text:p>
          </table:table-cell>
          <table:table-cell office:value-type="float" office:value="33.12" calcext:value-type="float">
            <text:p>33,1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en</text:p>
          </table:table-cell>
          <table:table-cell office:value-type="float" office:value="32.95" calcext:value-type="float">
            <text:p>32,9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rene - communauté d'agglomération Nazairienne et de l'Estuaire</text:p>
          </table:table-cell>
          <table:table-cell office:value-type="float" office:value="45.23" calcext:value-type="float">
            <text:p>45,2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hartres Métropole</text:p>
          </table:table-cell>
          <table:table-cell office:value-type="float" office:value="40.88" calcext:value-type="float">
            <text:p>40,8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lermont-Ferrand</text:p>
          </table:table-cell>
          <table:table-cell office:value-type="float" office:value="30.57" calcext:value-type="float">
            <text:p>30,5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Cergy-Pontoise</text:p>
          </table:table-cell>
          <table:table-cell office:value-type="float" office:value="55.27" calcext:value-type="float">
            <text:p>55,2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La Rochelle</text:p>
          </table:table-cell>
          <table:table-cell office:value-type="float" office:value="32.93" calcext:value-type="float">
            <text:p>32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u Grand Avignon</text:p>
          </table:table-cell>
          <table:table-cell office:value-type="float" office:value="45.67" calcext:value-type="float">
            <text:p>45,6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Paris-Saclay</text:p>
          </table:table-cell>
          <table:table-cell office:value-type="float" office:value="48.18" calcext:value-type="float">
            <text:p>48,1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Sophia Antipolis</text:p>
          </table:table-cell>
          <table:table-cell office:value-type="float" office:value="41.5" calcext:value-type="float">
            <text:p>41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e communes de Flandre intérieure</text:p>
          </table:table-cell>
          <table:table-cell office:value-type="float" office:value="76.32" calcext:value-type="float">
            <text:p>76,3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Pays Basque</text:p>
          </table:table-cell>
          <table:table-cell office:value-type="float" office:value="39.45" calcext:value-type="float">
            <text:p>39,4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urbaine d'Arras</text:p>
          </table:table-cell>
          <table:table-cell office:value-type="float" office:value="53.13" calcext:value-type="float">
            <text:p>53,1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Dijon Métropole - communauté d'agglomération du Grand Dijon</text:p>
          </table:table-cell>
          <table:table-cell office:value-type="float" office:value="25.32" calcext:value-type="float">
            <text:p>25,3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Dunkerque Grand Littoral</text:p>
          </table:table-cell>
          <table:table-cell office:value-type="float" office:value="40.77" calcext:value-type="float">
            <text:p>40,7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Est Ensemble - Grand Paris</text:p>
          </table:table-cell>
          <table:table-cell office:value-type="float" office:value="32.73" calcext:value-type="float">
            <text:p>32,7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goulême</text:p>
          </table:table-cell>
          <table:table-cell office:value-type="float" office:value="50.84" calcext:value-type="float">
            <text:p>50,8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necy agglomération</text:p>
          </table:table-cell>
          <table:table-cell office:value-type="float" office:value="35.16" calcext:value-type="float">
            <text:p>35,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Chambéry</text:p>
          </table:table-cell>
          <table:table-cell office:value-type="float" office:value="31.71" calcext:value-type="float">
            <text:p>31,7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Montauban</text:p>
          </table:table-cell>
          <table:table-cell office:value-type="float" office:value="31.35" calcext:value-type="float">
            <text:p>31,3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aris Seine Ouest</text:p>
          </table:table-cell>
          <table:table-cell office:value-type="float" office:value="37.56" calcext:value-type="float">
            <text:p>37,5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oitiers</text:p>
          </table:table-cell>
          <table:table-cell office:value-type="float" office:value="33.52" calcext:value-type="float">
            <text:p>33,5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Troyes</text:p>
          </table:table-cell>
          <table:table-cell office:value-type="float" office:value="48.65" calcext:value-type="float">
            <text:p>48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enoble Alpes Métropole - La Métro</text:p>
          </table:table-cell>
          <table:table-cell office:value-type="float" office:value="31.47" calcext:value-type="float">
            <text:p>31,4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Chalon</text:p>
          </table:table-cell>
          <table:table-cell office:value-type="float" office:value="42.59" calcext:value-type="float">
            <text:p>42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Nancy</text:p>
          </table:table-cell>
          <table:table-cell office:value-type="float" office:value="27.46" calcext:value-type="float">
            <text:p>27,4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Le Havre Seine Métropole</text:p>
          </table:table-cell>
          <table:table-cell office:value-type="float" office:value="28.815" calcext:value-type="float">
            <text:p>28,81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imoges Métropole</text:p>
          </table:table-cell>
          <table:table-cell office:value-type="float" office:value="36.93" calcext:value-type="float">
            <text:p>36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orient agglomération</text:p>
          </table:table-cell>
          <table:table-cell office:value-type="float" office:value="34.38" calcext:value-type="float">
            <text:p>34,3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e Lyon</text:p>
          </table:table-cell>
          <table:table-cell office:value-type="float" office:value="25.23" calcext:value-type="float">
            <text:p>25,2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u Grand Paris</text:p>
          </table:table-cell>
          <table:table-cell office:value-type="float" office:value="27.42" calcext:value-type="float">
            <text:p>27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européenne de Lille (MEL)</text:p>
          </table:table-cell>
          <table:table-cell office:value-type="float" office:value="30.43" calcext:value-type="float">
            <text:p>30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Rouen Normandie</text:p>
          </table:table-cell>
          <table:table-cell office:value-type="float" office:value="40.25" calcext:value-type="float">
            <text:p>40,2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Toulon Provence Méditerranée</text:p>
          </table:table-cell>
          <table:table-cell office:value-type="float" office:value="34.57" calcext:value-type="float">
            <text:p>34,5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</text:p>
          </table:table-cell>
          <table:table-cell office:value-type="float" office:value="31.16" calcext:value-type="float">
            <text:p>31,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 Métropole</text:p>
          </table:table-cell>
          <table:table-cell office:value-type="float" office:value="31.48" calcext:value-type="float">
            <text:p>31,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pellier Méditerranée Métropole</text:p>
          </table:table-cell>
          <table:table-cell office:value-type="float" office:value="26.42" calcext:value-type="float">
            <text:p>26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reuil</text:p>
          </table:table-cell>
          <table:table-cell office:value-type="float" office:value="31.02" calcext:value-type="float">
            <text:p>31,0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ulhouse</text:p>
          </table:table-cell>
          <table:table-cell office:value-type="float" office:value="37.66" calcext:value-type="float">
            <text:p>37,6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antes Métropole</text:p>
          </table:table-cell>
          <table:table-cell office:value-type="float" office:value="26.95" calcext:value-type="float">
            <text:p>26,9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</text:p>
          </table:table-cell>
          <table:table-cell office:value-type="float" office:value="47.52" calcext:value-type="float">
            <text:p>47,5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 Métropole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iort agglo - communauté d'agglomération du Niortais</text:p>
          </table:table-cell>
          <table:table-cell office:value-type="float" office:value="51.6" calcext:value-type="float">
            <text:p>51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Orléans Métropole</text:p>
          </table:table-cell>
          <table:table-cell office:value-type="float" office:value="34.61" calcext:value-type="float">
            <text:p>34,6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</text:p>
          </table:table-cell>
          <table:table-cell office:value-type="float" office:value="27.93" calcext:value-type="float">
            <text:p>27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 Ouest La Défense</text:p>
          </table:table-cell>
          <table:table-cell office:value-type="float" office:value="36.37" calcext:value-type="float">
            <text:p>36,3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u</text:p>
          </table:table-cell>
          <table:table-cell office:value-type="float" office:value="33.69" calcext:value-type="float">
            <text:p>33,6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</text:p>
          </table:table-cell>
          <table:table-cell office:value-type="float" office:value="33.23" calcext:value-type="float">
            <text:p>33,2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 Méditerranée Métropole</text:p>
          </table:table-cell>
          <table:table-cell office:value-type="float" office:value="38.43" calcext:value-type="float">
            <text:p>38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laine Commune</text:p>
          </table:table-cell>
          <table:table-cell office:value-type="float" office:value="36.19" calcext:value-type="float">
            <text:p>36,1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Bourgogne-Franche-Comté</text:p>
          </table:table-cell>
          <table:table-cell office:value-type="float" office:value="47.43" calcext:value-type="float">
            <text:p>47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Centre-Val de Loire</text:p>
          </table:table-cell>
          <table:table-cell office:value-type="float" office:value="43.58" calcext:value-type="float">
            <text:p>43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Île-de-France</text:p>
          </table:table-cell>
          <table:table-cell office:value-type="float" office:value="28.66" calcext:value-type="float">
            <text:p>28,6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Occitanie Pyrénées-Méditerranée</text:p>
          </table:table-cell>
          <table:table-cell office:value-type="float" office:value="35.75" calcext:value-type="float">
            <text:p>35,7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</text:p>
          </table:table-cell>
          <table:table-cell office:value-type="float" office:value="25.69" calcext:value-type="float">
            <text:p>25,6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 Métropole</text:p>
          </table:table-cell>
          <table:table-cell office:value-type="float" office:value="28.09" calcext:value-type="float">
            <text:p>28,0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aint-Brieuc Armor agglomération</text:p>
          </table:table-cell>
          <table:table-cell office:value-type="float" office:value="36.88" calcext:value-type="float">
            <text:p>36,8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eine-Saint-Denis - Le département</text:p>
          </table:table-cell>
          <table:table-cell office:value-type="float" office:value="33.79" calcext:value-type="float">
            <text:p>33,7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Strasbourg Eurométropole</text:p>
          </table:table-cell>
          <table:table-cell office:value-type="float" office:value="26.46" calcext:value-type="float">
            <text:p>26,4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ulouse Métropole</text:p>
          </table:table-cell>
          <table:table-cell office:value-type="float" office:value="28.33" calcext:value-type="float">
            <text:p>28,3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</text:p>
          </table:table-cell>
          <table:table-cell office:value-type="float" office:value="33.28" calcext:value-type="float">
            <text:p>33,2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 métropole Val de Loire</text:p>
          </table:table-cell>
          <table:table-cell office:value-type="float" office:value="33.26" calcext:value-type="float">
            <text:p>33,2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al de Marne département</text:p>
          </table:table-cell>
          <table:table-cell office:value-type="float" office:value="35.84" calcext:value-type="float">
            <text:p>35,8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table:style-name="ce249" office:value-type="float" office:value="37.0522972972973" calcext:value-type="float">
            <text:p>37,052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Durée moyen &#10;du trajet [min]&quot;;[.$A$1];&quot;area&quot;;&quot;Communauté de communes de Flandre intérieure&quot;)" office:value-type="float" office:value="76.32" calcext:value-type="float">
            <text:p>76,32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Durée moyen &#10;du trajet [min]&quot;;[.$A$1];&quot;area&quot;;&quot;Amiens Métropole&quot;)" office:value-type="float" office:value="24.91" calcext:value-type="float">
            <text:p>24,91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7]-[.B88]" office:value-type="float" office:value="51.41" calcext:value-type="float">
            <text:p>51,41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tesse" table:style-name="ta5">
        <table:table-column table:style-name="co50" table:default-cell-style-name="ce172"/>
        <table:table-column table:style-name="co109" table:default-cell-style-name="ce172"/>
        <table:table-column table:style-name="co29" table:number-columns-repeated="1022" table:default-cell-style-name="ce172"/>
        <table:table-row table:style-name="ro1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Vitesse moyenne</text:p>
            <text:p> [km/h]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gglopolys - communauté d'agglomération de Blois</text:p>
          </table:table-cell>
          <table:table-cell office:value-type="float" office:value="13.68" calcext:value-type="float">
            <text:p>13,68</text:p>
          </table:table-cell>
          <table:table-cell table:number-columns-repeated="2"/>
          <table:table-cell>
            <draw:frame draw:z-index="0" draw:name="Graphique 1" draw:style-name="gr1" svg:width="40.076cm" svg:height="14.19cm" svg:x="0cm" svg:y="0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4">
          <table:table-cell table:style-name="ce202" office:value-type="string" calcext:value-type="string">
            <text:p>Aix-en-Provence</text:p>
          </table:table-cell>
          <table:table-cell office:value-type="float" office:value="15.5" calcext:value-type="float">
            <text:p>15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ix-Marseille Provence Métropole</text:p>
          </table:table-cell>
          <table:table-cell office:value-type="float" office:value="13.91" calcext:value-type="float">
            <text:p>13,9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miens Métropole</text:p>
          </table:table-cell>
          <table:table-cell office:value-type="float" office:value="14.65" calcext:value-type="float">
            <text:p>14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ngers</text:p>
          </table:table-cell>
          <table:table-cell office:value-type="float" office:value="14.94" calcext:value-type="float">
            <text:p>14,9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Besanço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éziers Méditerranée agglomération</text:p>
          </table:table-cell>
          <table:table-cell office:value-type="float" office:value="14.5" calcext:value-type="float">
            <text:p>14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</text:p>
          </table:table-cell>
          <table:table-cell office:value-type="float" office:value="14.83" calcext:value-type="float">
            <text:p>14,8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 Métropole</text:p>
          </table:table-cell>
          <table:table-cell office:value-type="float" office:value="15.24" calcext:value-type="float">
            <text:p>15,2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urges Plus</text:p>
          </table:table-cell>
          <table:table-cell office:value-type="float" office:value="13.69" calcext:value-type="float">
            <text:p>13,6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rest Métropole Océane</text:p>
          </table:table-cell>
          <table:table-cell office:value-type="float" office:value="14.27" calcext:value-type="float">
            <text:p>14,2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en</text:p>
          </table:table-cell>
          <table:table-cell office:value-type="float" office:value="15.6" calcext:value-type="float">
            <text:p>15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rene - communauté d'agglomération Nazairienne et de l'Estuaire</text:p>
          </table:table-cell>
          <table:table-cell office:value-type="float" office:value="14.95" calcext:value-type="float">
            <text:p>14,9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hartres Métropole</text:p>
          </table:table-cell>
          <table:table-cell office:value-type="float" office:value="14.61" calcext:value-type="float">
            <text:p>14,6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lermont-Ferrand</text:p>
          </table:table-cell>
          <table:table-cell office:value-type="float" office:value="16.42" calcext:value-type="float">
            <text:p>16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Cergy-Pontoise</text:p>
          </table:table-cell>
          <table:table-cell office:value-type="float" office:value="15.12" calcext:value-type="float">
            <text:p>15,1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La Rochelle</text:p>
          </table:table-cell>
          <table:table-cell office:value-type="float" office:value="14.06" calcext:value-type="float">
            <text:p>14,0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u Grand Avignon</text:p>
          </table:table-cell>
          <table:table-cell office:value-type="float" office:value="14.71" calcext:value-type="float">
            <text:p>14,7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Paris-Saclay</text:p>
          </table:table-cell>
          <table:table-cell office:value-type="float" office:value="16.15" calcext:value-type="float">
            <text:p>16,1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Sophia Antipolis</text:p>
          </table:table-cell>
          <table:table-cell office:value-type="float" office:value="18.32" calcext:value-type="float">
            <text:p>18,3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e communes de Flandre intérieure</text:p>
          </table:table-cell>
          <table:table-cell office:value-type="float" office:value="19.05" calcext:value-type="float">
            <text:p>19,0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Pays Basque</text:p>
          </table:table-cell>
          <table:table-cell office:value-type="float" office:value="14.13" calcext:value-type="float">
            <text:p>14,1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urbaine d'Arras</text:p>
          </table:table-cell>
          <table:table-cell office:value-type="float" office:value="15.27" calcext:value-type="float">
            <text:p>15,2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Dijon Métropole - communauté d'agglomération du Grand Dijon</text:p>
          </table:table-cell>
          <table:table-cell office:value-type="float" office:value="14.29" calcext:value-type="float">
            <text:p>14,2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Dunkerque Grand Littoral</text:p>
          </table:table-cell>
          <table:table-cell office:value-type="float" office:value="14.67" calcext:value-type="float">
            <text:p>14,6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Est Ensemble - Grand Paris</text:p>
          </table:table-cell>
          <table:table-cell office:value-type="float" office:value="14.46" calcext:value-type="float">
            <text:p>14,4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goulême</text:p>
          </table:table-cell>
          <table:table-cell office:value-type="float" office:value="15.7" calcext:value-type="float">
            <text:p>15,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necy agglomératio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Chambéry</text:p>
          </table:table-cell>
          <table:table-cell office:value-type="float" office:value="15.36" calcext:value-type="float">
            <text:p>15,3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Montauban</text:p>
          </table:table-cell>
          <table:table-cell office:value-type="float" office:value="13.54" calcext:value-type="float">
            <text:p>13,5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aris Seine Ouest</text:p>
          </table:table-cell>
          <table:table-cell office:value-type="float" office:value="14.82" calcext:value-type="float">
            <text:p>14,8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oitiers</text:p>
          </table:table-cell>
          <table:table-cell office:value-type="float" office:value="15.04" calcext:value-type="float">
            <text:p>15,0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Troyes</text:p>
          </table:table-cell>
          <table:table-cell office:value-type="float" office:value="13.22" calcext:value-type="float">
            <text:p>13,2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enoble Alpes Métropole - La Métro</text:p>
          </table:table-cell>
          <table:table-cell office:value-type="float" office:value="14.66" calcext:value-type="float">
            <text:p>14,6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Chalon</text:p>
          </table:table-cell>
          <table:table-cell office:value-type="float" office:value="14.25" calcext:value-type="float">
            <text:p>14,2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Nancy</text:p>
          </table:table-cell>
          <table:table-cell office:value-type="float" office:value="14.93" calcext:value-type="float">
            <text:p>14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Le Havre Seine Métropole</text:p>
          </table:table-cell>
          <table:table-cell office:value-type="float" office:value="14.325" calcext:value-type="float">
            <text:p>14,32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imoges Métropole</text:p>
          </table:table-cell>
          <table:table-cell office:value-type="float" office:value="13.86" calcext:value-type="float">
            <text:p>13,8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orient agglomération</text:p>
          </table:table-cell>
          <table:table-cell office:value-type="float" office:value="15.44" calcext:value-type="float">
            <text:p>15,4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e Lyon</text:p>
          </table:table-cell>
          <table:table-cell office:value-type="float" office:value="14.04" calcext:value-type="float">
            <text:p>14,0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u Grand Paris</text:p>
          </table:table-cell>
          <table:table-cell office:value-type="float" office:value="13.68" calcext:value-type="float">
            <text:p>13,6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européenne de Lille (MEL)</text:p>
          </table:table-cell>
          <table:table-cell office:value-type="float" office:value="15.25" calcext:value-type="float">
            <text:p>15,2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Rouen Normandie</text:p>
          </table:table-cell>
          <table:table-cell office:value-type="float" office:value="15.26" calcext:value-type="float">
            <text:p>15,2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Toulon Provence Méditerranée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</text:p>
          </table:table-cell>
          <table:table-cell office:value-type="float" office:value="14.38" calcext:value-type="float">
            <text:p>14,3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 Métropole</text:p>
          </table:table-cell>
          <table:table-cell office:value-type="float" office:value="14.63" calcext:value-type="float">
            <text:p>14,6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pellier Méditerranée Métropole</text:p>
          </table:table-cell>
          <table:table-cell office:value-type="float" office:value="14.88" calcext:value-type="float">
            <text:p>14,8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reuil</text:p>
          </table:table-cell>
          <table:table-cell office:value-type="float" office:value="14.12" calcext:value-type="float">
            <text:p>14,1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ulhouse</text:p>
          </table:table-cell>
          <table:table-cell office:value-type="float" office:value="14.05" calcext:value-type="float">
            <text:p>14,0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antes Métropole</text:p>
          </table:table-cell>
          <table:table-cell office:value-type="float" office:value="15.21" calcext:value-type="float">
            <text:p>15,2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</text:p>
          </table:table-cell>
          <table:table-cell office:value-type="float" office:value="15.5" calcext:value-type="float">
            <text:p>15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 Métropole</text:p>
          </table:table-cell>
          <table:table-cell office:value-type="float" office:value="16.68" calcext:value-type="float">
            <text:p>16,6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iort agglo - communauté d'agglomération du Niortais</text:p>
          </table:table-cell>
          <table:table-cell office:value-type="float" office:value="14.02" calcext:value-type="float">
            <text:p>14,0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Orléans Métropole</text:p>
          </table:table-cell>
          <table:table-cell office:value-type="float" office:value="14.71" calcext:value-type="float">
            <text:p>14,7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</text:p>
          </table:table-cell>
          <table:table-cell office:value-type="float" office:value="13.58" calcext:value-type="float">
            <text:p>13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 Ouest La Défense</text:p>
          </table:table-cell>
          <table:table-cell office:value-type="float" office:value="14.55" calcext:value-type="float">
            <text:p>14,5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u</text:p>
          </table:table-cell>
          <table:table-cell office:value-type="float" office:value="14.79" calcext:value-type="float">
            <text:p>14,7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</text:p>
          </table:table-cell>
          <table:table-cell office:value-type="float" office:value="14.53" calcext:value-type="float">
            <text:p>14,5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 Méditerranée Métropole</text:p>
          </table:table-cell>
          <table:table-cell office:value-type="float" office:value="14.34" calcext:value-type="float">
            <text:p>14,3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laine Commune</text:p>
          </table:table-cell>
          <table:table-cell office:value-type="float" office:value="14.49" calcext:value-type="float">
            <text:p>14,4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Bourgogne-Franche-Comté</text:p>
          </table:table-cell>
          <table:table-cell office:value-type="float" office:value="14.9" calcext:value-type="float">
            <text:p>14,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Centre-Val de Loire</text:p>
          </table:table-cell>
          <table:table-cell office:value-type="float" office:value="14.49" calcext:value-type="float">
            <text:p>14,4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Île-de-France</text:p>
          </table:table-cell>
          <table:table-cell office:value-type="float" office:value="13.79" calcext:value-type="float">
            <text:p>13,7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Occitanie Pyrénées-Méditerranée</text:p>
          </table:table-cell>
          <table:table-cell office:value-type="float" office:value="14.79" calcext:value-type="float">
            <text:p>14,7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</text:p>
          </table:table-cell>
          <table:table-cell office:value-type="float" office:value="14.62" calcext:value-type="float">
            <text:p>14,6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 Métropole</text:p>
          </table:table-cell>
          <table:table-cell office:value-type="float" office:value="14.72" calcext:value-type="float">
            <text:p>14,7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aint-Brieuc Armor agglomération</text:p>
          </table:table-cell>
          <table:table-cell office:value-type="float" office:value="14.58" calcext:value-type="float">
            <text:p>14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eine-Saint-Denis - Le département</text:p>
          </table:table-cell>
          <table:table-cell office:value-type="float" office:value="14.46" calcext:value-type="float">
            <text:p>14,4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Strasbourg Eurométropole</text:p>
          </table:table-cell>
          <table:table-cell office:value-type="float" office:value="14.59" calcext:value-type="float">
            <text:p>14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ulouse Métropole</text:p>
          </table:table-cell>
          <table:table-cell office:value-type="float" office:value="15.34" calcext:value-type="float">
            <text:p>15,3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</text:p>
          </table:table-cell>
          <table:table-cell office:value-type="float" office:value="14.54" calcext:value-type="float">
            <text:p>14,5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 métropole Val de Loire</text:p>
          </table:table-cell>
          <table:table-cell office:value-type="float" office:value="14.66" calcext:value-type="float">
            <text:p>14,6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al de Marne département</text:p>
          </table:table-cell>
          <table:table-cell office:value-type="float" office:value="14.89" calcext:value-type="float">
            <text:p>14,8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table:style-name="ce244" office:value-type="float" office:value="14.8047297297297" calcext:value-type="float">
            <text:p>14,8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 office:value-type="string" calcext:value-type="string">
            <text:p>Valeur moyenne sur l'ensemble des territoires</text:p>
          </table:table-cell>
          <table:table-cell table:style-name="ce79" table:formula="of:=AVERAGE([.B2:.B81])" office:value-type="float" office:value="14.811301369863" calcext:value-type="float">
            <text:p>14,8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Vitesse moyenne&#10; [km/h]&quot;;[.$A$1];&quot;area&quot;;&quot;Communauté de communes de Flandre intérieure&quot;)" office:value-type="float" office:value="19.05" calcext:value-type="float">
            <text:p>19,05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Vitesse moyenne&#10; [km/h]&quot;;[.$A$1];&quot;area&quot;;&quot;Grand Troyes&quot;)" office:value-type="float" office:value="13.22" calcext:value-type="float">
            <text:p>13,22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9]-[.B90]" office:value-type="float" office:value="5.83" calcext:value-type="float">
            <text:p>5,83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stance_moyenne" table:style-name="ta5">
        <table:table-column table:style-name="co50" table:default-cell-style-name="ce172"/>
        <table:table-column table:style-name="co3" table:default-cell-style-name="ce172"/>
        <table:table-column table:style-name="co29" table:number-columns-repeated="1022" table:default-cell-style-name="ce172"/>
        <table:table-row table:style-name="ro4">
          <table:table-cell office:value-type="string" calcext:value-type="string">
            <text:p>Étiquettes de lignes</text:p>
          </table:table-cell>
          <table:table-cell office:value-type="string" calcext:value-type="string">
            <text:p>Moyenne de Distance moyenne [km]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gglopolys - communauté d'agglomération de Blois</text:p>
          </table:table-cell>
          <table:table-cell office:value-type="float" office:value="14.83" calcext:value-type="float">
            <text:p>14,83</text:p>
          </table:table-cell>
          <table:table-cell/>
          <table:table-cell>
            <draw:frame draw:z-index="0" draw:name="Graphique 1" draw:style-name="gr1" svg:width="33.091cm" svg:height="18.274cm" svg:x="0.177cm" svg:y="0.00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202" office:value-type="string" calcext:value-type="string">
            <text:p>Aix-en-Provence</text:p>
          </table:table-cell>
          <table:table-cell office:value-type="float" office:value="10.44" calcext:value-type="float">
            <text:p>10,4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ix-Marseille Provence Métropole</text:p>
          </table:table-cell>
          <table:table-cell office:value-type="float" office:value="9.36" calcext:value-type="float">
            <text:p>9,3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miens Métropole</text:p>
          </table:table-cell>
          <table:table-cell office:value-type="float" office:value="6.91" calcext:value-type="float">
            <text:p>6,9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ngers</text:p>
          </table:table-cell>
          <table:table-cell office:value-type="float" office:value="7.6" calcext:value-type="float">
            <text:p>7,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Besançon</text:p>
          </table:table-cell>
          <table:table-cell office:value-type="float" office:value="10.3" calcext:value-type="float">
            <text:p>10,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éziers Méditerranée agglomération</text:p>
          </table:table-cell>
          <table:table-cell office:value-type="float" office:value="16.33" calcext:value-type="float">
            <text:p>16,3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</text:p>
          </table:table-cell>
          <table:table-cell office:value-type="float" office:value="7.53" calcext:value-type="float">
            <text:p>7,5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 Métropole</text:p>
          </table:table-cell>
          <table:table-cell office:value-type="float" office:value="7.52" calcext:value-type="float">
            <text:p>7,5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urges Plus</text:p>
          </table:table-cell>
          <table:table-cell office:value-type="float" office:value="7.64" calcext:value-type="float">
            <text:p>7,6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rest Métropole Océane</text:p>
          </table:table-cell>
          <table:table-cell office:value-type="float" office:value="8.49" calcext:value-type="float">
            <text:p>8,4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en</text:p>
          </table:table-cell>
          <table:table-cell office:value-type="float" office:value="9.38" calcext:value-type="float">
            <text:p>9,3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rene - communauté d'agglomération Nazairienne et de l'Estuaire</text:p>
          </table:table-cell>
          <table:table-cell office:value-type="float" office:value="11.71" calcext:value-type="float">
            <text:p>11,7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hartres Métropole</text:p>
          </table:table-cell>
          <table:table-cell office:value-type="float" office:value="11.18" calcext:value-type="float">
            <text:p>11,1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lermont-Ferrand</text:p>
          </table:table-cell>
          <table:table-cell office:value-type="float" office:value="10.04" calcext:value-type="float">
            <text:p>10,0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Cergy-Pontoise</text:p>
          </table:table-cell>
          <table:table-cell office:value-type="float" office:value="15.24" calcext:value-type="float">
            <text:p>15,2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La Rochelle</text:p>
          </table:table-cell>
          <table:table-cell office:value-type="float" office:value="8.18" calcext:value-type="float">
            <text:p>8,1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u Grand Avignon</text:p>
          </table:table-cell>
          <table:table-cell office:value-type="float" office:value="12.73" calcext:value-type="float">
            <text:p>12,7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Paris-Saclay</text:p>
          </table:table-cell>
          <table:table-cell office:value-type="float" office:value="13.8" calcext:value-type="float">
            <text:p>13,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Sophia Antipolis</text:p>
          </table:table-cell>
          <table:table-cell office:value-type="float" office:value="13.84" calcext:value-type="float">
            <text:p>13,8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e communes de Flandre intérieure</text:p>
          </table:table-cell>
          <table:table-cell office:value-type="float" office:value="26.13" calcext:value-type="float">
            <text:p>26,1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Pays Basque</text:p>
          </table:table-cell>
          <table:table-cell office:value-type="float" office:value="9.86" calcext:value-type="float">
            <text:p>9,8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urbaine d'Arras</text:p>
          </table:table-cell>
          <table:table-cell office:value-type="float" office:value="16.02" calcext:value-type="float">
            <text:p>16,0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Dijon Métropole - communauté d'agglomération du Grand Dijon</text:p>
          </table:table-cell>
          <table:table-cell office:value-type="float" office:value="6.53" calcext:value-type="float">
            <text:p>6,5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Dunkerque Grand Littoral</text:p>
          </table:table-cell>
          <table:table-cell office:value-type="float" office:value="10.73" calcext:value-type="float">
            <text:p>10,7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Est Ensemble - Grand Paris</text:p>
          </table:table-cell>
          <table:table-cell office:value-type="float" office:value="8.41" calcext:value-type="float">
            <text:p>8,4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goulême</text:p>
          </table:table-cell>
          <table:table-cell office:value-type="float" office:value="14.11" calcext:value-type="float">
            <text:p>14,1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necy agglomération</text:p>
          </table:table-cell>
          <table:table-cell office:value-type="float" office:value="9.93" calcext:value-type="float">
            <text:p>9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Chambéry</text:p>
          </table:table-cell>
          <table:table-cell office:value-type="float" office:value="9.43" calcext:value-type="float">
            <text:p>9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Montauban</text:p>
          </table:table-cell>
          <table:table-cell office:value-type="float" office:value="7.94" calcext:value-type="float">
            <text:p>7,9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aris Seine Ouest</text:p>
          </table:table-cell>
          <table:table-cell office:value-type="float" office:value="9.74" calcext:value-type="float">
            <text:p>9,7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oitiers</text:p>
          </table:table-cell>
          <table:table-cell office:value-type="float" office:value="9.58" calcext:value-type="float">
            <text:p>9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Troyes</text:p>
          </table:table-cell>
          <table:table-cell office:value-type="float" office:value="11.9" calcext:value-type="float">
            <text:p>11,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enoble Alpes Métropole - La Métro</text:p>
          </table:table-cell>
          <table:table-cell office:value-type="float" office:value="8.27" calcext:value-type="float">
            <text:p>8,2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Chalon</text:p>
          </table:table-cell>
          <table:table-cell office:value-type="float" office:value="10.95" calcext:value-type="float">
            <text:p>10,9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Nancy</text:p>
          </table:table-cell>
          <table:table-cell office:value-type="float" office:value="7.55" calcext:value-type="float">
            <text:p>7,5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Le Havre Seine Métropole</text:p>
          </table:table-cell>
          <table:table-cell office:value-type="float" office:value="7.465" calcext:value-type="float">
            <text:p>7,4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imoges Métropole</text:p>
          </table:table-cell>
          <table:table-cell office:value-type="float" office:value="9.87" calcext:value-type="float">
            <text:p>9,8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orient agglomération</text:p>
          </table:table-cell>
          <table:table-cell office:value-type="float" office:value="9.51" calcext:value-type="float">
            <text:p>9,5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e Lyon</text:p>
          </table:table-cell>
          <table:table-cell office:value-type="float" office:value="6.49" calcext:value-type="float">
            <text:p>6,4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u Grand Paris</text:p>
          </table:table-cell>
          <table:table-cell office:value-type="float" office:value="6.7" calcext:value-type="float">
            <text:p>6,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européenne de Lille (MEL)</text:p>
          </table:table-cell>
          <table:table-cell office:value-type="float" office:value="8.49" calcext:value-type="float">
            <text:p>8,4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Rouen Normandie</text:p>
          </table:table-cell>
          <table:table-cell office:value-type="float" office:value="11.34" calcext:value-type="float">
            <text:p>11,3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Toulon Provence Méditerranée</text:p>
          </table:table-cell>
          <table:table-cell office:value-type="float" office:value="10.1" calcext:value-type="float">
            <text:p>10,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</text:p>
          </table:table-cell>
          <table:table-cell office:value-type="float" office:value="9.09" calcext:value-type="float">
            <text:p>9,0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 Métropole</text:p>
          </table:table-cell>
          <table:table-cell office:value-type="float" office:value="9.12" calcext:value-type="float">
            <text:p>9,1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pellier Méditerranée Métropole</text:p>
          </table:table-cell>
          <table:table-cell office:value-type="float" office:value="7.18" calcext:value-type="float">
            <text:p>7,1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reuil</text:p>
          </table:table-cell>
          <table:table-cell office:value-type="float" office:value="7.76" calcext:value-type="float">
            <text:p>7,7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ulhouse</text:p>
          </table:table-cell>
          <table:table-cell office:value-type="float" office:value="10.03" calcext:value-type="float">
            <text:p>10,0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antes Métropole</text:p>
          </table:table-cell>
          <table:table-cell office:value-type="float" office:value="7.46" calcext:value-type="float">
            <text:p>7,4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</text:p>
          </table:table-cell>
          <table:table-cell office:value-type="float" office:value="14.69" calcext:value-type="float">
            <text:p>14,6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 Métropole</text:p>
          </table:table-cell>
          <table:table-cell office:value-type="float" office:value="19.88" calcext:value-type="float">
            <text:p>19,8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iort agglo - communauté d'agglomération du Niortais</text:p>
          </table:table-cell>
          <table:table-cell office:value-type="float" office:value="12.48" calcext:value-type="float">
            <text:p>12,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Orléans Métropole</text:p>
          </table:table-cell>
          <table:table-cell office:value-type="float" office:value="9.35" calcext:value-type="float">
            <text:p>9,3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</text:p>
          </table:table-cell>
          <table:table-cell office:value-type="float" office:value="6.75" calcext:value-type="float">
            <text:p>6,7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 Ouest La Défense</text:p>
          </table:table-cell>
          <table:table-cell office:value-type="float" office:value="9.38" calcext:value-type="float">
            <text:p>9,3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u</text:p>
          </table:table-cell>
          <table:table-cell office:value-type="float" office:value="9.84" calcext:value-type="float">
            <text:p>9,8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</text:p>
          </table:table-cell>
          <table:table-cell office:value-type="float" office:value="8.65" calcext:value-type="float">
            <text:p>8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 Méditerranée Métropole</text:p>
          </table:table-cell>
          <table:table-cell office:value-type="float" office:value="9.96" calcext:value-type="float">
            <text:p>9,9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laine Commune</text:p>
          </table:table-cell>
          <table:table-cell office:value-type="float" office:value="9.28" calcext:value-type="float">
            <text:p>9,2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Bourgogne-Franche-Comté</text:p>
          </table:table-cell>
          <table:table-cell office:value-type="float" office:value="12.37" calcext:value-type="float">
            <text:p>12,3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Centre-Val de Loire</text:p>
          </table:table-cell>
          <table:table-cell office:value-type="float" office:value="11.14" calcext:value-type="float">
            <text:p>11,1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Île-de-France</text:p>
          </table:table-cell>
          <table:table-cell office:value-type="float" office:value="7.09" calcext:value-type="float">
            <text:p>7,0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Occitanie Pyrénées-Méditerranée</text:p>
          </table:table-cell>
          <table:table-cell office:value-type="float" office:value="9.31" calcext:value-type="float">
            <text:p>9,3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</text:p>
          </table:table-cell>
          <table:table-cell office:value-type="float" office:value="6.99" calcext:value-type="float">
            <text:p>6,9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 Métropole</text:p>
          </table:table-cell>
          <table:table-cell office:value-type="float" office:value="7.7" calcext:value-type="float">
            <text:p>7,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aint-Brieuc Armor agglomération</text:p>
          </table:table-cell>
          <table:table-cell office:value-type="float" office:value="8.93" calcext:value-type="float">
            <text:p>8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eine-Saint-Denis - Le département</text:p>
          </table:table-cell>
          <table:table-cell office:value-type="float" office:value="8.7" calcext:value-type="float">
            <text:p>8,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Strasbourg Eurométropole</text:p>
          </table:table-cell>
          <table:table-cell office:value-type="float" office:value="7.29" calcext:value-type="float">
            <text:p>7,2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ulouse Métropole</text:p>
          </table:table-cell>
          <table:table-cell office:value-type="float" office:value="7.76" calcext:value-type="float">
            <text:p>7,7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</text:p>
          </table:table-cell>
          <table:table-cell office:value-type="float" office:value="8.7" calcext:value-type="float">
            <text:p>8,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 métropole Val de Loire</text:p>
          </table:table-cell>
          <table:table-cell office:value-type="float" office:value="8.69" calcext:value-type="float">
            <text:p>8,6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al de Marne département</text:p>
          </table:table-cell>
          <table:table-cell office:value-type="float" office:value="9.42" calcext:value-type="float">
            <text:p>9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office:value-type="float" office:value="10.0344594594595" calcext:value-type="float">
            <text:p>10,0344594594595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69"/>
          <table:table-cell table:style-name="ce70"/>
          <table:table-cell table:number-columns-repeated="1022"/>
        </table:table-row>
        <table:table-row table:style-name="ro4">
          <table:table-cell table:style-name="ce77" office:value-type="string" calcext:value-type="string">
            <text:p>Somme max </text:p>
          </table:table-cell>
          <table:table-cell table:style-name="ce72" table:formula="of:=GETPIVOTDATA(&quot;Distance moyenne [km]&quot;;[.$A$1];&quot;area&quot;;&quot;Communauté de communes de Flandre intérieure&quot;)" office:value-type="float" office:value="26.13" calcext:value-type="float">
            <text:p>26,13</text:p>
          </table:table-cell>
          <table:table-cell table:number-columns-repeated="1022"/>
        </table:table-row>
        <table:table-row table:style-name="ro4">
          <table:table-cell table:style-name="ce77" office:value-type="string" calcext:value-type="string">
            <text:p>Min</text:p>
          </table:table-cell>
          <table:table-cell table:style-name="ce72" table:formula="of:=GETPIVOTDATA(&quot;Distance moyenne [km]&quot;;[.$A$1];&quot;area&quot;;&quot;Métropole de Lyon&quot;)" office:value-type="float" office:value="6.49" calcext:value-type="float">
            <text:p>6,49</text:p>
          </table:table-cell>
          <table:table-cell table:number-columns-repeated="1022"/>
        </table:table-row>
        <table:table-row table:style-name="ro4">
          <table:table-cell table:style-name="ce71" office:value-type="string" calcext:value-type="string">
            <text:p>L'écart entre la durée la plus courte et la plus longue </text:p>
          </table:table-cell>
          <table:table-cell table:style-name="ce72" table:formula="of:=[.B89]-[.B90]" office:value-type="float" office:value="19.64" calcext:value-type="float">
            <text:p>19,64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xplication pour les valeurs remarquables </text:p>
          </table:table-cell>
          <table:table-cell table:style-name="ce74"/>
          <table:table-cell table:number-columns-repeated="1022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ilan_Carbone" table:style-name="ta6">
        <table:table-column table:style-name="co50" table:default-cell-style-name="ce172"/>
        <table:table-column table:style-name="co70" table:default-cell-style-name="ce172"/>
        <table:table-column table:style-name="co29" table:number-columns-repeated="1022" table:default-cell-style-name="ce172"/>
        <table:table-row table:style-name="ro14">
          <table:table-cell office:value-type="string" calcext:value-type="string">
            <text:p>Étiquettes de lignes</text:p>
          </table:table-cell>
          <table:table-cell office:value-type="string" calcext:value-type="string">
            <text:p>Somme de Emissions de </text:p>
            <text:p>CO2 des usagers utilisant l'appli économisés [kg] par territoire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gglopolys - communauté d'agglomération de Blois</text:p>
          </table:table-cell>
          <table:table-cell office:value-type="float" office:value="4484.1" calcext:value-type="float">
            <text:p>4484,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ix-en-Provence</text:p>
          </table:table-cell>
          <table:table-cell office:value-type="float" office:value="1602.5" calcext:value-type="float">
            <text:p>1602,5</text:p>
          </table:table-cell>
          <table:table-cell/>
          <table:table-cell>
            <draw:frame draw:z-index="0" draw:name="Graphique 1" draw:style-name="gr1" svg:width="31.362cm" svg:height="15.434cm" svg:x="1.658cm" svg:y="0.107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0"/>
        </table:table-row>
        <table:table-row table:style-name="ro4">
          <table:table-cell table:style-name="ce202" office:value-type="string" calcext:value-type="string">
            <text:p>Aix-Marseille Provence Métropole</text:p>
          </table:table-cell>
          <table:table-cell office:value-type="float" office:value="10756.47" calcext:value-type="float">
            <text:p>10756,4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miens Métropole</text:p>
          </table:table-cell>
          <table:table-cell office:value-type="float" office:value="2828.43" calcext:value-type="float">
            <text:p>2828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ngers</text:p>
          </table:table-cell>
          <table:table-cell office:value-type="float" office:value="5034.5" calcext:value-type="float">
            <text:p>5034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Ardennes métropole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Besançon</text:p>
          </table:table-cell>
          <table:table-cell office:value-type="float" office:value="733.48" calcext:value-type="float">
            <text:p>733,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éziers Méditerranée agglomération</text:p>
          </table:table-cell>
          <table:table-cell office:value-type="float" office:value="2219.08" calcext:value-type="float">
            <text:p>2219,0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</text:p>
          </table:table-cell>
          <table:table-cell office:value-type="float" office:value="13179.78" calcext:value-type="float">
            <text:p>13179,7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rdeaux Métropole</text:p>
          </table:table-cell>
          <table:table-cell office:value-type="float" office:value="20395.43" calcext:value-type="float">
            <text:p>20395,4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ourges Plus</text:p>
          </table:table-cell>
          <table:table-cell office:value-type="float" office:value="284.58" calcext:value-type="float">
            <text:p>284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Brest Métropole Océane</text:p>
          </table:table-cell>
          <table:table-cell office:value-type="float" office:value="1253.59" calcext:value-type="float">
            <text:p>1253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 du Bassin de Bourg-en-Bres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 Porte de l'Isère (C.A.P.I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Caen</text:p>
          </table:table-cell>
          <table:table-cell office:value-type="float" office:value="4568.87" calcext:value-type="float">
            <text:p>4568,8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arene - communauté d'agglomération Nazairienne et de l'Estuaire</text:p>
          </table:table-cell>
          <table:table-cell office:value-type="float" office:value="2524.05" calcext:value-type="float">
            <text:p>2524,0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hartres Métropole</text:p>
          </table:table-cell>
          <table:table-cell office:value-type="float" office:value="2372.59" calcext:value-type="float">
            <text:p>2372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lermont-Ferrand</text:p>
          </table:table-cell>
          <table:table-cell office:value-type="float" office:value="1648.98" calcext:value-type="float">
            <text:p>1648,9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Cergy-Pontoise</text:p>
          </table:table-cell>
          <table:table-cell office:value-type="float" office:value="4437.68" calcext:value-type="float">
            <text:p>4437,6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e La Rochelle</text:p>
          </table:table-cell>
          <table:table-cell office:value-type="float" office:value="8110.17" calcext:value-type="float">
            <text:p>8110,1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du Grand Avignon</text:p>
          </table:table-cell>
          <table:table-cell office:value-type="float" office:value="5181.08" calcext:value-type="float">
            <text:p>5181,0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Paris-Saclay</text:p>
          </table:table-cell>
          <table:table-cell office:value-type="float" office:value="22690.73" calcext:value-type="float">
            <text:p>22690,7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'agglomération Sophia Antipolis</text:p>
          </table:table-cell>
          <table:table-cell office:value-type="float" office:value="4664.47" calcext:value-type="float">
            <text:p>4664,4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de communes de Flandre intérieure</text:p>
          </table:table-cell>
          <table:table-cell office:value-type="float" office:value="3515.51" calcext:value-type="float">
            <text:p>3515,5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Pays Basque</text:p>
          </table:table-cell>
          <table:table-cell office:value-type="float" office:value="4727.18" calcext:value-type="float">
            <text:p>4727,1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ommunauté urbaine d'Arras</text:p>
          </table:table-cell>
          <table:table-cell office:value-type="float" office:value="1947.74" calcext:value-type="float">
            <text:p>1947,7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CU Le Mans Métropol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Dijon Métropole - communauté d'agglomération du Grand Dijon</text:p>
          </table:table-cell>
          <table:table-cell office:value-type="float" office:value="3179.34" calcext:value-type="float">
            <text:p>3179,3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Dunkerque Grand Littoral</text:p>
          </table:table-cell>
          <table:table-cell office:value-type="float" office:value="2238.88" calcext:value-type="float">
            <text:p>2238,8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Est Ensemble - Grand Paris</text:p>
          </table:table-cell>
          <table:table-cell office:value-type="float" office:value="40000.16" calcext:value-type="float">
            <text:p>40000,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goulême</text:p>
          </table:table-cell>
          <table:table-cell office:value-type="float" office:value="1391.67" calcext:value-type="float">
            <text:p>1391,6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Annecy agglomération</text:p>
          </table:table-cell>
          <table:table-cell office:value-type="float" office:value="3245.55" calcext:value-type="float">
            <text:p>3245,5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Chambéry</text:p>
          </table:table-cell>
          <table:table-cell office:value-type="float" office:value="6200.05" calcext:value-type="float">
            <text:p>6200,0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Montauban</text:p>
          </table:table-cell>
          <table:table-cell office:value-type="float" office:value="3164.31" calcext:value-type="float">
            <text:p>3164,3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aris Seine Ouest</text:p>
          </table:table-cell>
          <table:table-cell office:value-type="float" office:value="44741.47" calcext:value-type="float">
            <text:p>44741,4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Poitiers</text:p>
          </table:table-cell>
          <table:table-cell office:value-type="float" office:value="7641.14" calcext:value-type="float">
            <text:p>7641,1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and Troyes</text:p>
          </table:table-cell>
          <table:table-cell office:value-type="float" office:value="601.51" calcext:value-type="float">
            <text:p>601,5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Grenoble Alpes Métropole - La Métro</text:p>
          </table:table-cell>
          <table:table-cell office:value-type="float" office:value="3659.79" calcext:value-type="float">
            <text:p>3659,7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Chalon</text:p>
          </table:table-cell>
          <table:table-cell office:value-type="float" office:value="1985.28" calcext:value-type="float">
            <text:p>1985,2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Nancy</text:p>
          </table:table-cell>
          <table:table-cell office:value-type="float" office:value="1769.77" calcext:value-type="float">
            <text:p>1769,7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e Grand Périgeux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Le Havre Seine Métropole</text:p>
          </table:table-cell>
          <table:table-cell office:value-type="float" office:value="5541.59" calcext:value-type="float">
            <text:p>5541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imoges Métropole</text:p>
          </table:table-cell>
          <table:table-cell office:value-type="float" office:value="1182.61" calcext:value-type="float">
            <text:p>1182,6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Lorient agglomération</text:p>
          </table:table-cell>
          <table:table-cell office:value-type="float" office:value="2950.34" calcext:value-type="float">
            <text:p>2950,3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e Lyon</text:p>
          </table:table-cell>
          <table:table-cell office:value-type="float" office:value="37337.08" calcext:value-type="float">
            <text:p>37337,0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du Grand Paris</text:p>
          </table:table-cell>
          <table:table-cell office:value-type="float" office:value="281027.9" calcext:value-type="float">
            <text:p>281027,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européenne de Lille (MEL)</text:p>
          </table:table-cell>
          <table:table-cell office:value-type="float" office:value="21839.29" calcext:value-type="float">
            <text:p>21839,2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Rouen Normandie</text:p>
          </table:table-cell>
          <table:table-cell office:value-type="float" office:value="6216.98" calcext:value-type="float">
            <text:p>6216,9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étropole Toulon Provence Méditerranée</text:p>
          </table:table-cell>
          <table:table-cell office:value-type="float" office:value="3437.68" calcext:value-type="float">
            <text:p>3437,6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</text:p>
          </table:table-cell>
          <table:table-cell office:value-type="float" office:value="1017.2" calcext:value-type="float">
            <text:p>1017,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etz Métropole</text:p>
          </table:table-cell>
          <table:table-cell office:value-type="float" office:value="1212.33" calcext:value-type="float">
            <text:p>1212,3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pellier Méditerranée Métropole</text:p>
          </table:table-cell>
          <table:table-cell office:value-type="float" office:value="15307.1" calcext:value-type="float">
            <text:p>15307,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ontreuil</text:p>
          </table:table-cell>
          <table:table-cell office:value-type="float" office:value="17402.97" calcext:value-type="float">
            <text:p>17402,97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Mulhouse</text:p>
          </table:table-cell>
          <table:table-cell office:value-type="float" office:value="1559.81" calcext:value-type="float">
            <text:p>1559,8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antes Métropole</text:p>
          </table:table-cell>
          <table:table-cell office:value-type="float" office:value="35426.65" calcext:value-type="float">
            <text:p>35426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</text:p>
          </table:table-cell>
          <table:table-cell office:value-type="float" office:value="1122.59" calcext:value-type="float">
            <text:p>1122,59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îmes Métropole</text:p>
          </table:table-cell>
          <table:table-cell office:value-type="float" office:value="3837.53" calcext:value-type="float">
            <text:p>3837,5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Niort agglo - communauté d'agglomération du Niortais</text:p>
          </table:table-cell>
          <table:table-cell office:value-type="float" office:value="2026.16" calcext:value-type="float">
            <text:p>2026,1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Orléans Métropole</text:p>
          </table:table-cell>
          <table:table-cell office:value-type="float" office:value="8636.26" calcext:value-type="float">
            <text:p>8636,26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</text:p>
          </table:table-cell>
          <table:table-cell office:value-type="float" office:value="217455.24" calcext:value-type="float">
            <text:p>217455,2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ris Ouest La Défense</text:p>
          </table:table-cell>
          <table:table-cell office:value-type="float" office:value="53080.12" calcext:value-type="float">
            <text:p>53080,1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au</text:p>
          </table:table-cell>
          <table:table-cell office:value-type="float" office:value="2368.93" calcext:value-type="float">
            <text:p>2368,9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</text:p>
          </table:table-cell>
          <table:table-cell office:value-type="float" office:value="1223.65" calcext:value-type="float">
            <text:p>1223,6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erpignan Méditerranée Métropole</text:p>
          </table:table-cell>
          <table:table-cell office:value-type="float" office:value="2945.51" calcext:value-type="float">
            <text:p>2945,51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Plaine Commune</text:p>
          </table:table-cell>
          <table:table-cell office:value-type="float" office:value="21834.5" calcext:value-type="float">
            <text:p>21834,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Bourgogne-Franche-Comté</text:p>
          </table:table-cell>
          <table:table-cell office:value-type="float" office:value="23721.42" calcext:value-type="float">
            <text:p>23721,4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Centre-Val de Loire</text:p>
          </table:table-cell>
          <table:table-cell office:value-type="float" office:value="44994.4" calcext:value-type="float">
            <text:p>44994,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Île-de-France</text:p>
          </table:table-cell>
          <table:table-cell office:value-type="float" office:value="331010.23" calcext:value-type="float">
            <text:p>331010,2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égion Occitanie Pyrénées-Méditerranée</text:p>
          </table:table-cell>
          <table:table-cell office:value-type="float" office:value="83884.83" calcext:value-type="float">
            <text:p>83884,8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</text:p>
          </table:table-cell>
          <table:table-cell office:value-type="float" office:value="10552.35" calcext:value-type="float">
            <text:p>10552,3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Rennes Métropole</text:p>
          </table:table-cell>
          <table:table-cell office:value-type="float" office:value="13859.23" calcext:value-type="float">
            <text:p>13859,2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aint-Brieuc Armor agglomération</text:p>
          </table:table-cell>
          <table:table-cell office:value-type="float" office:value="1888.22" calcext:value-type="float">
            <text:p>1888,22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eine-Saint-Denis - Le département</text:p>
          </table:table-cell>
          <table:table-cell office:value-type="float" office:value="63348.48" calcext:value-type="float">
            <text:p>63348,4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MTC DE L'AGGLOMERATION CLERMONTOIS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Strasbourg Eurométropole</text:p>
          </table:table-cell>
          <table:table-cell office:value-type="float" office:value="8737.58" calcext:value-type="float">
            <text:p>8737,58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SYNDICAT DE TRANSPORTS DES SECTEURS III ET IV DE MARNE LA VALLEE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ulouse Métropole</text:p>
          </table:table-cell>
          <table:table-cell office:value-type="float" office:value="23375" calcext:value-type="float">
            <text:p>2337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</text:p>
          </table:table-cell>
          <table:table-cell office:value-type="float" office:value="7466.95" calcext:value-type="float">
            <text:p>7466,95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Tours métropole Val de Loire</text:p>
          </table:table-cell>
          <table:table-cell office:value-type="float" office:value="9951.33" calcext:value-type="float">
            <text:p>9951,33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al de Marne département</text:p>
          </table:table-cell>
          <table:table-cell office:value-type="float" office:value="72880.64" calcext:value-type="float">
            <text:p>72880,64</text:p>
          </table:table-cell>
          <table:table-cell table:number-columns-repeated="1022"/>
        </table:table-row>
        <table:table-row table:style-name="ro4">
          <table:table-cell table:style-name="ce202" office:value-type="string" calcext:value-type="string">
            <text:p>Ville de Saint-Denis de la Réunion 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(vide)</text:p>
          </table:table-cell>
          <table:table-cell table:number-columns-repeated="1023"/>
        </table:table-row>
        <table:table-row table:style-name="ro4">
          <table:table-cell table:style-name="ce202" office:value-type="string" calcext:value-type="string">
            <text:p>Total général</text:p>
          </table:table-cell>
          <table:table-cell office:value-type="float" office:value="1690640.59" calcext:value-type="float">
            <text:p>1690640,59</text:p>
          </table:table-cell>
          <table:table-cell table:number-columns-repeated="1022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au1" table:target-range-address="Cçaroule.A1:Cçaroule.AB83" table:display-filter-buttons="true">
          <table:sort>
            <table:sort-by table:field-number="0" table:data-type="automatic"/>
          </table:sort>
        </table:database-range>
        <table:database-range table:name="Tableau2" table:target-range-address="adh.A1:adh.M212" table:display-filter-buttons="true" table:orientation="column"/>
      </table:database-ranges>
      <table:data-pilot-tables>
        <table:data-pilot-table table:name="Tableau croisé dynamique4" table:application-data="" table:target-range-address="identification.K1:identification.L7" table:buttons="identification.K1" table:show-filter-button="false">
          <table:source-cell-range table:cell-range-address="Cçaroule.A1:Cçaroule.AB83"/>
          <table:data-pilot-field table:source-field-name="Class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ntre 100 000 hab et 200 000 hab" table:display="true" table:show-details="false"/>
                <table:data-pilot-member table:name="Entre 200 000 hab et 500 000 hab" table:display="true" table:show-details="false"/>
                <table:data-pilot-member table:name="Moins de 100 000 hab" table:display="true" table:show-details="false"/>
                <table:data-pilot-member table:name="Plus de 500 000 hab" table:display="true" table:show-details="false"/>
                <table:data-pilot-member table:name="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3" table:application-data="" table:target-range-address="identification.H1:identification.H4" table:buttons="identification.H1" table:show-filter-button="false">
          <table:source-cell-range table:cell-range-address="Cçaroule.A1:Cçaroule.AB83"/>
          <table:data-pilot-field table:source-field-name="DOUBLE-COMPTE POP" table:orientation="page" table:function="none" loext:ignore-selected-page="true" table:selected-page="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2" table:application-data="" table:target-range-address="identification.E1:identification.F13" table:buttons="identification.E1" table:show-filter-button="false">
          <table:source-cell-range table:cell-range-address="Cçaroule.A1:Cçaroule.AB83"/>
          <table:data-pilot-field table:source-field-name="type de structure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" table:display="true" table:show-details="false"/>
                <table:data-pilot-member table:name="CC" table:display="true" table:show-details="false"/>
                <table:data-pilot-member table:name="CU" table:display="true" table:show-details="false"/>
                <table:data-pilot-member table:name="DEPARTEMENT" table:display="true" table:show-details="false"/>
                <table:data-pilot-member table:name="EPT" table:display="true" table:show-details="false"/>
                <table:data-pilot-member table:name="METRO" table:display="true" table:show-details="false"/>
                <table:data-pilot-member table:name="REGION" table:display="true" table:show-details="false"/>
                <table:data-pilot-member table:name="SMF" table:display="true" table:show-details="false"/>
                <table:data-pilot-member table:name="SMO" table:display="true" table:show-details="false"/>
                <table:data-pilot-member table:name="VILLE" table:display="true" table:show-details="false"/>
                <table:data-pilot-member table:name="#N/A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1" table:application-data="" table:target-range-address="identification.A1:identification.B15" table:buttons="identification.A1" table:show-filter-button="false">
          <table:source-cell-range table:cell-range-address="Cçaroule.A1:Cçaroule.AB83"/>
          <table:data-pilot-field table:source-field-name="REGION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4 - La Réunion" table:display="true" table:show-details="false"/>
                <table:data-pilot-member table:name="11 - Île-de-France" table:display="true" table:show-details="false"/>
                <table:data-pilot-member table:name="24 - Centre-Val de Loire" table:display="true" table:show-details="false"/>
                <table:data-pilot-member table:name="27 - Bourgogne-Franche-Comté" table:display="true" table:show-details="false"/>
                <table:data-pilot-member table:name="28 - Normandie" table:display="true" table:show-details="false"/>
                <table:data-pilot-member table:name="32 - Hauts-de-France" table:display="true" table:show-details="false"/>
                <table:data-pilot-member table:name="44 - Grand Est" table:display="true" table:show-details="false"/>
                <table:data-pilot-member table:name="52 - Pays de la Loire" table:display="true" table:show-details="false"/>
                <table:data-pilot-member table:name="53 - Bretagne" table:display="true" table:show-details="false"/>
                <table:data-pilot-member table:name="75 - Nouvelle-Aquitaine" table:display="true" table:show-details="false"/>
                <table:data-pilot-member table:name="76 - Occitanie" table:display="true" table:show-details="false"/>
                <table:data-pilot-member table:name="84 - Auvergne-Rhône-Alpes" table:display="true" table:show-details="false"/>
                <table:data-pilot-member table:name="93 - Provence-Alpes-Côte d'Azur" table:display="true" table:show-details="fals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data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5" table:application-data="" table:target-range-address="durée_arret.A1:durée_arret.B84" table:buttons="durée_arret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7" table:application-data="" table:target-range-address="durée_trajet.A1:durée_trajet.B84" table:buttons="durée_trajet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8" table:application-data="" table:target-range-address="Vitesse.A1:Vitesse.B84" table:buttons="Vitess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9" table:application-data="" table:target-range-address="distance_moyenne.A1:distance_moyenne.B84" table:buttons="distance_moyenn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data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leau croisé dynamique10" table:application-data="" table:target-range-address="Bilan_Carbone.A1:Bilan_Carbone.B84" table:buttons="Bilan_Carbone.A1" table:show-filter-button="false">
          <table:source-cell-range table:cell-range-address="Cçaroule.B1:Cçaroule.AA1048576"/>
          <table:data-pilot-field table:source-field-name="area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issions de &#10;CO2 économisés [kg]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D (SIREN OU INSEE)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EGIO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alidé par le Club ?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erific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 de structur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début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ate de fin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1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2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3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4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ment_5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d'arrêt moyenne par km [s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urée moyen &#10;du trajet [min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Vitesse moyenne&#10; [km/h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semai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&#10; en week-end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tance moyenne [km]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aux de confiance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pulation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lass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UBLE-COMPTE POP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perficie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Km d'aménagement " table:orientation="hidden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Google Sans" svg:font-family="'Google Sans'"/>
    <style:font-face style:name="Montserrat" svg:font-family="Montserrat"/>
    <style:font-face style:name="Open Sans" svg:font-family="'Open Sans'"/>
    <style:font-face style:name="Verdana1" svg:font-family="Verdana"/>
    <style:font-face style:name="Calibri1" svg:font-family="Calibri" style:font-family-generic="swiss"/>
    <style:font-face style:name="Montserrat1" svg:font-family="Montserrat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08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000ff" style:font-name="Calibri" fo:font-family="Calibri" fo:font-size="12pt" style:text-underline-style="solid" style:text-underline-width="auto" style:text-underline-color="font-color" style:font-name-asian="Calibri" style:font-family-asian="Calibri" style:font-size-asian="12pt" style:font-name-complex="Calibri" style:font-family-complex="Calibri" style:font-size-complex="12pt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print-page-order="ttb" style:first-page-number="continue" style:scale-to="100%" style:print="charts drawings objects"/>
      <style:header-style>
        <style:header-footer-properties fo:min-height="2.499cm" fo:margin-left="1.9cm" fo:margin-right="1.9cm" fo:margin-bottom="0cm"/>
      </style:header-style>
      <style:footer-style>
        <style:header-footer-properties fo:min-height="2.499cm" fo:margin-left="1.9cm" fo:margin-right="1.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initial-creator/>
    <dc:creator/>
    <meta:creation-date>2021-09-06T10:11:41Z</meta:creation-date>
    <dc:date>2021-09-20T16:10:48Z</dc:date>
    <meta:document-statistic meta:table-count="8" meta:cell-count="431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5.9998397827148pt" style:font-family-asian="Calibri" style:font-size-asian="15.9998397827148pt" style:font-family-complex="Calibri" style:font-size-complex="15.9998397827148pt"/>
    </style:style>
    <style:style style:name="ch4" style:family="chart">
      <style:chart-properties chart:auto-position="true" chart:auto-size="true" chart:angle-offset="0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loext:label-stroke="none" loext:label-fill-color="#ffffff" loext:label-fill="solid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53cm" svg:stroke-color="#ffffff" draw:fill-color="#4f81bd"/>
      <style:text-properties fo:color="#404040" style:text-position="0% 100%" fo:font-family="Calibri" fo:font-size="12.0002403259277pt" fo:font-weight="bold" style:font-family-asian="Calibri" style:font-size-asian="12.0002403259277pt" style:font-weight-asian="bold" style:font-family-complex="Calibri" style:font-size-complex="12.0002403259277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chart-properties chart:solid-type="cuboid"/>
      <style:graphic-properties draw:fill-color="#b65708"/>
    </style:style>
    <style:style style:name="ch20" style:family="chart">
      <style:chart-properties chart:solid-type="cuboid"/>
      <style:graphic-properties draw:fill-color="#729aca"/>
    </style:style>
    <style:style style:name="ch21" style:family="chart">
      <style:graphic-properties draw:stroke="none" draw:fill="solid" draw:fill-color="#ffffff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4.051cm" svg:height="13.732cm" xlink:href="." xlink:type="simple" chart:class="chart:ring" chart:style-name="ch1">
        <chart:title svg:x="7.081cm" svg:y="0.409cm" chart:style-name="ch2">
          <text:p>Répartition des collectivités par région</text:p>
        </chart:title>
        <chart:legend chart:legend-position="end" svg:x="8.119cm" svg:y="3.239cm" style:legend-expansion="high" chart:style-name="ch3"/>
        <chart:plot-area chart:style-name="ch4" chart:data-source-has-labels="both" svg:x="0.481cm" svg:y="1.562cm" svg:width="7.157cm" svg:height="11.896cm">
          <chart:coordinate-region svg:x="0.481cm" svg:y="3.932cm" svg:width="7.157cm" svg:height="7.157cm"/>
          <chart:axis chart:dimension="x" chart:name="primary-x" chart:style-name="ch5" chartooo:axis-type="text">
            <chart:categories table:cell-range-address="local-table.$A$2:.$A$14"/>
          </chart:axis>
          <chart:axis chart:dimension="y" chart:name="primary-y" chart:style-name="ch6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label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04 - La Réun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 - Île-de-Franc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 - Centre-Val de Loi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 - Bourgogne-Franche-Comt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 - Normandi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 - Hauts-de-Franc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 - Grand Es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 - Pays de la Loi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 - Bretagn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 - Nouvelle-Aquitai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 - Occitani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 - Auvergne-Rhône-Alpe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 - Provence-Alpes-Côte d'Azur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paragraph-properties style:writing-mode="lr-tb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20.0001602172852pt" style:font-family-asian="Calibri" style:font-size-asian="20.0001602172852pt" style:font-family-complex="Calibri" style:font-size-complex="20.0001602172852pt"/>
    </style:style>
    <style:style style:name="ch4" style:family="chart">
      <style:chart-properties chart:auto-position="true" chart:auto-size="true" chart:angle-offset="0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loext:label-stroke="none" loext:label-fill-color="#ffffff" loext:label-fill="solid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53cm" svg:stroke-color="#ffffff" draw:fill-color="#4f81bd"/>
      <style:text-properties fo:color="#404040" style:text-position="0% 100%" fo:font-family="Calibri" fo:font-size="15.9998397827148pt" fo:font-weight="bold" style:font-family-asian="Calibri" style:font-size-asian="15.9998397827148pt" style:font-weight-asian="bold" style:font-family-complex="Calibri" style:font-size-complex="15.9998397827148pt" style:font-weight-complex="bold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chart-properties chart:solid-type="cuboid"/>
      <style:graphic-properties draw:fill-color="#2c4d75"/>
    </style:style>
    <style:style style:name="ch15" style:family="chart">
      <style:chart-properties chart:solid-type="cuboid"/>
      <style:graphic-properties draw:fill-color="#772c2a"/>
    </style:style>
    <style:style style:name="ch16" style:family="chart">
      <style:chart-properties chart:solid-type="cuboid"/>
      <style:graphic-properties draw:fill-color="#5f7530"/>
    </style:style>
    <style:style style:name="ch17" style:family="chart">
      <style:chart-properties chart:solid-type="cuboid"/>
      <style:graphic-properties draw:fill-color="#4d3b62"/>
    </style:style>
    <style:style style:name="ch18" style:family="chart">
      <style:chart-properties chart:solid-type="cuboid"/>
      <style:graphic-properties draw:fill-color="#276a7c"/>
    </style:style>
    <style:style style:name="ch19" style:family="chart">
      <style:graphic-properties draw:stroke="none" draw:fill="solid" draw:fill-color="#ffffff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3.036cm" svg:height="13.838cm" xlink:href="." xlink:type="simple" chart:class="chart:ring" chart:style-name="ch1">
        <chart:title svg:x="5.211cm" svg:y="0.411cm" chart:style-name="ch2">
          <text:p>Répartition des collectivités par type de structure
</text:p>
        </chart:title>
        <chart:legend chart:legend-position="end" svg:x="16.49cm" svg:y="1.557cm" style:legend-expansion="high" chart:style-name="ch3"/>
        <chart:plot-area chart:style-name="ch4" chart:data-source-has-labels="both" svg:x="0.46cm" svg:y="2.148cm" svg:width="15.57cm" svg:height="11.414cm">
          <chart:coordinate-region svg:x="2.538cm" svg:y="2.149cm" svg:width="11.413cm" svg:height="11.413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label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C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PARTEME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P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ETR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MF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M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LL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10.4997596740723pt" style:font-family-asian="Calibri" style:font-size-asian="10.4997596740723pt" style:font-family-complex="Calibri" style:font-size-complex="10.4997596740723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-color="#f79646" loext:label-fill="solid" chart:link-data-style-to-source="true" chart:data-label-number="value" chart:data-label-text="false" chart:data-label-symbol="false" chart:label-position="outside">
        <chart:label-separator>
          <text:p>;</text:p>
        </chart:label-separator>
      </style:chart-properties>
      <style:graphic-properties draw:stroke="none" draw:fill-color="#4f81bd"/>
      <style:text-properties fo:color="#ffffff" style:text-position="0% 100%" fo:font-family="Calibri" fo:font-size="13.9996795654297pt" fo:font-weight="bold" style:font-family-asian="Calibri" style:font-size-asian="13.9996795654297pt" style:font-weight-asian="bold" style:font-family-complex="Calibri" style:font-size-complex="13.9996795654297pt" style:font-weight-complex="bold"/>
    </style:style>
    <style:style style:name="ch9" style:family="chart">
      <style:graphic-properties draw:stroke="none" draw:fill="solid" draw:fill-color="#f79646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001cm" svg:height="13.291cm" xlink:href="." xlink:type="simple" chart:class="chart:bar" chart:style-name="ch1">
        <chart:title svg:x="4.77cm" svg:y="0.4cm" chart:style-name="ch2">
          <text:p>Répartition des collectivités par classe de population</text:p>
        </chart:title>
        <chart:legend chart:legend-position="end" svg:x="21.524cm" svg:y="6.359cm" style:legend-expansion="high" chart:style-name="ch3"/>
        <chart:plot-area chart:style-name="ch4" chart:data-source-has-labels="both" svg:x="0.46cm" svg:y="1.544cm" svg:width="20.604cm" svg:height="11.482cm">
          <chart:coordinate-region svg:x="3.305cm" svg:y="1.544cm" svg:width="17.759cm" svg:height="6.219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entre 100 000 hab et 200 000 hab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ntre 200 000 hab et 500 000 hab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ins de 100 000 ha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 de 500 000 hab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53.94cm" svg:height="20.073cm" xlink:href="." xlink:type="simple" chart:class="chart:bar" chart:style-name="ch1">
        <chart:title svg:x="26.246cm" svg:y="0.536cm" chart:style-name="ch2">
          <text:p>Total</text:p>
        </chart:title>
        <chart:legend chart:legend-position="end" svg:x="52.463cm" svg:y="9.75cm" style:legend-expansion="high" chart:style-name="ch3"/>
        <chart:plot-area chart:style-name="ch4" chart:data-source-has-labels="both" svg:x="1.078cm" svg:y="1.816cm" svg:width="50.307cm" svg:height="17.856cm">
          <chart:coordinate-region svg:x="6.709cm" svg:y="1.816cm" svg:width="44.676cm" svg:height="8.758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0.605cm" svg:height="13.705cm" xlink:href="." xlink:type="simple" chart:class="chart:bar" chart:style-name="ch1">
        <chart:title svg:x="19.578cm" svg:y="0.409cm" chart:style-name="ch2">
          <text:p>Total</text:p>
        </chart:title>
        <chart:legend chart:legend-position="end" svg:x="39.128cm" svg:y="6.566cm" style:legend-expansion="high" chart:style-name="ch3"/>
        <chart:plot-area chart:style-name="ch4" chart:data-source-has-labels="both" svg:x="0.812cm" svg:y="1.562cm" svg:width="37.504cm" svg:height="11.869cm">
          <chart:coordinate-region svg:x="6.528cm" svg:y="1.562cm" svg:width="31.788cm" svg:height="5.372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34.82">
                <text:p>34.82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29.42">
                <text:p>29.42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27.53">
                <text:p>27.5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26.94">
                <text:p>26.94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32.95">
                <text:p>32.95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45.67">
                <text:p>45.67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76.32">
                <text:p>76.32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39.45">
                <text:p>39.45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31.71">
                <text:p>31.71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33.52">
                <text:p>33.52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31.47">
                <text:p>31.47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42.59">
                <text:p>42.59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28.815">
                <text:p>28.81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34.57">
                <text:p>34.57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47.52">
                <text:p>47.52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33.23">
                <text:p>33.23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47.43">
                <text:p>47.43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3.58">
                <text:p>43.58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28.09">
                <text:p>28.09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28.33">
                <text:p>28.3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33.26">
                <text:p>33.2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35.84">
                <text:p>35.84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40.076cm" svg:height="14.19cm" xlink:href="." xlink:type="simple" chart:class="chart:bar" chart:style-name="ch1">
        <chart:title svg:x="19.314cm" svg:y="0.418cm" chart:style-name="ch2">
          <text:p>Total</text:p>
        </chart:title>
        <chart:legend chart:legend-position="end" svg:x="38.599cm" svg:y="6.809cm" style:legend-expansion="high" chart:style-name="ch3"/>
        <chart:plot-area chart:style-name="ch4" chart:data-source-has-labels="both" svg:x="0.801cm" svg:y="1.58cm" svg:width="36.997cm" svg:height="12.327cm">
          <chart:coordinate-region svg:x="6.52cm" svg:y="1.58cm" svg:width="31.278cm" svg:height="5.83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14.325">
                <text:p>14.32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14.59">
                <text:p>14.59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3.091cm" svg:height="18.274cm" xlink:href="." xlink:type="simple" chart:class="chart:bar" chart:style-name="ch1">
        <chart:title svg:x="15.821cm" svg:y="0.5cm" chart:style-name="ch2">
          <text:p>Total</text:p>
        </chart:title>
        <chart:legend chart:legend-position="end" svg:x="31.614cm" svg:y="8.851cm" style:legend-expansion="high" chart:style-name="ch3"/>
        <chart:plot-area chart:style-name="ch4" chart:data-source-has-labels="both" svg:x="0.661cm" svg:y="1.744cm" svg:width="30.292cm" svg:height="16.165cm">
          <chart:coordinate-region svg:x="6.425cm" svg:y="1.744cm" svg:width="24.528cm" svg:height="9.668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7.465">
                <text:p>7.465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family-asian="Calibri" style:font-size-asian="13.9996795654297pt" style:font-family-complex="Calibri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family-asian="Calibri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loext:label-stroke="none" loext:label-fill="none" chart:link-data-style-to-source="true">
        <chart:label-separator>
          <text:p>;</text:p>
        </chart:label-separator>
      </style:chart-properties>
      <style:graphic-properties draw:stroke="none" draw:fill-color="#4f81bd"/>
      <style:text-properties fo:color="#404040" style:text-position="0% 100%" fo:font-family="Calibri" fo:font-size="9pt" style:font-family-asian="Calibri" style:font-size-asian="9pt" style:font-family-complex="Calibri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1.362cm" svg:height="15.434cm" xlink:href="." xlink:type="simple" chart:class="chart:bar" chart:style-name="ch1">
        <chart:title svg:x="14.957cm" svg:y="0.443cm" chart:style-name="ch2">
          <text:p>Total</text:p>
        </chart:title>
        <chart:legend chart:legend-position="end" svg:x="29.885cm" svg:y="7.431cm" style:legend-expansion="high" chart:style-name="ch3"/>
        <chart:plot-area chart:style-name="ch4" chart:data-source-has-labels="both" svg:x="0.627cm" svg:y="1.63cm" svg:width="28.631cm" svg:height="13.496cm">
          <chart:coordinate-region svg:x="6.402cm" svg:y="1.63cm" svg:width="22.856cm" svg:height="6.999cm"/>
          <chart:axis chart:dimension="x" chart:name="primary-x" chart:style-name="ch5" chartooo:axis-type="text">
            <chart:categories table:cell-range-address="local-table.$A$2:.$A$8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3" chart:label-cell-address="local-table.$B$1" chart:class="chart:bar">
            <chart:data-point chart:repeated="82"/>
            <chart:data-label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gglopolys - communauté d'agglomération de Blois</text:p>
              </table:table-cell>
              <table:table-cell office:value-type="float" office:value="4484.1">
                <text:p>4484.1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1602.5">
                <text:p>1602.5</text:p>
              </table:table-cell>
            </table:table-row>
            <table:table-row>
              <table:table-cell office:value-type="string">
                <text:p>Aix-Marseille Provence Métropole</text:p>
              </table:table-cell>
              <table:table-cell office:value-type="float" office:value="10756.47">
                <text:p>10756.47</text:p>
              </table:table-cell>
            </table:table-row>
            <table:table-row>
              <table:table-cell office:value-type="string">
                <text:p>Amiens Métropole</text:p>
              </table:table-cell>
              <table:table-cell office:value-type="float" office:value="2828.43">
                <text:p>2828.43</text:p>
              </table:table-cell>
            </table:table-row>
            <table:table-row>
              <table:table-cell office:value-type="string">
                <text:p>Angers</text:p>
              </table:table-cell>
              <table:table-cell office:value-type="float" office:value="5034.5">
                <text:p>5034.5</text:p>
              </table:table-cell>
            </table:table-row>
            <table:table-row>
              <table:table-cell office:value-type="string">
                <text:p>Ardennes métropole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sançon</text:p>
              </table:table-cell>
              <table:table-cell office:value-type="float" office:value="733.48">
                <text:p>733.48</text:p>
              </table:table-cell>
            </table:table-row>
            <table:table-row>
              <table:table-cell office:value-type="string">
                <text:p>Béziers Méditerranée agglomération</text:p>
              </table:table-cell>
              <table:table-cell office:value-type="float" office:value="2219.08">
                <text:p>2219.08</text:p>
              </table:table-cell>
            </table:table-row>
            <table:table-row>
              <table:table-cell office:value-type="string">
                <text:p>Bordeaux</text:p>
              </table:table-cell>
              <table:table-cell office:value-type="float" office:value="13179.78">
                <text:p>13179.78</text:p>
              </table:table-cell>
            </table:table-row>
            <table:table-row>
              <table:table-cell office:value-type="string">
                <text:p>Bordeaux Métropole</text:p>
              </table:table-cell>
              <table:table-cell office:value-type="float" office:value="20395.43">
                <text:p>20395.43</text:p>
              </table:table-cell>
            </table:table-row>
            <table:table-row>
              <table:table-cell office:value-type="string">
                <text:p>Bourges Plus</text:p>
              </table:table-cell>
              <table:table-cell office:value-type="float" office:value="284.58">
                <text:p>284.58</text:p>
              </table:table-cell>
            </table:table-row>
            <table:table-row>
              <table:table-cell office:value-type="string">
                <text:p>Brest Métropole Océane</text:p>
              </table:table-cell>
              <table:table-cell office:value-type="float" office:value="1253.59">
                <text:p>1253.59</text:p>
              </table:table-cell>
            </table:table-row>
            <table:table-row>
              <table:table-cell office:value-type="string">
                <text:p>CA du Bassin de Bourg-en-Bres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 Porte de l'Isère (C.A.P.I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en</text:p>
              </table:table-cell>
              <table:table-cell office:value-type="float" office:value="4568.87">
                <text:p>4568.87</text:p>
              </table:table-cell>
            </table:table-row>
            <table:table-row>
              <table:table-cell office:value-type="string">
                <text:p>Carene - communauté d'agglomération Nazairienne et de l'Estuaire</text:p>
              </table:table-cell>
              <table:table-cell office:value-type="float" office:value="2524.05">
                <text:p>2524.05</text:p>
              </table:table-cell>
            </table:table-row>
            <table:table-row>
              <table:table-cell office:value-type="string">
                <text:p>Chartres Métropole</text:p>
              </table:table-cell>
              <table:table-cell office:value-type="float" office:value="2372.59">
                <text:p>2372.59</text:p>
              </table:table-cell>
            </table:table-row>
            <table:table-row>
              <table:table-cell office:value-type="string">
                <text:p>Clermont-Ferrand</text:p>
              </table:table-cell>
              <table:table-cell office:value-type="float" office:value="1648.98">
                <text:p>1648.98</text:p>
              </table:table-cell>
            </table:table-row>
            <table:table-row>
              <table:table-cell office:value-type="string">
                <text:p>Communauté d'agglomération de Cergy-Pontoise</text:p>
              </table:table-cell>
              <table:table-cell office:value-type="float" office:value="4437.68">
                <text:p>4437.68</text:p>
              </table:table-cell>
            </table:table-row>
            <table:table-row>
              <table:table-cell office:value-type="string">
                <text:p>Communauté d'agglomération de La Rochelle</text:p>
              </table:table-cell>
              <table:table-cell office:value-type="float" office:value="8110.17">
                <text:p>8110.17</text:p>
              </table:table-cell>
            </table:table-row>
            <table:table-row>
              <table:table-cell office:value-type="string">
                <text:p>Communauté d'agglomération du Grand Avignon</text:p>
              </table:table-cell>
              <table:table-cell office:value-type="float" office:value="5181.08">
                <text:p>5181.08</text:p>
              </table:table-cell>
            </table:table-row>
            <table:table-row>
              <table:table-cell office:value-type="string">
                <text:p>Communauté d'agglomération Paris-Saclay</text:p>
              </table:table-cell>
              <table:table-cell office:value-type="float" office:value="22690.73">
                <text:p>22690.73</text:p>
              </table:table-cell>
            </table:table-row>
            <table:table-row>
              <table:table-cell office:value-type="string">
                <text:p>Communauté d'agglomération Sophia Antipolis</text:p>
              </table:table-cell>
              <table:table-cell office:value-type="float" office:value="4664.47">
                <text:p>4664.47</text:p>
              </table:table-cell>
            </table:table-row>
            <table:table-row>
              <table:table-cell office:value-type="string">
                <text:p>Communauté de communes de Flandre intérieure</text:p>
              </table:table-cell>
              <table:table-cell office:value-type="float" office:value="3515.51">
                <text:p>3515.51</text:p>
              </table:table-cell>
            </table:table-row>
            <table:table-row>
              <table:table-cell office:value-type="string">
                <text:p>Communauté Pays Basque</text:p>
              </table:table-cell>
              <table:table-cell office:value-type="float" office:value="4727.18">
                <text:p>4727.18</text:p>
              </table:table-cell>
            </table:table-row>
            <table:table-row>
              <table:table-cell office:value-type="string">
                <text:p>Communauté urbaine d'Arras</text:p>
              </table:table-cell>
              <table:table-cell office:value-type="float" office:value="1947.74">
                <text:p>1947.74</text:p>
              </table:table-cell>
            </table:table-row>
            <table:table-row>
              <table:table-cell office:value-type="string">
                <text:p>CU Le Mans Métropo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jon Métropole - communauté d'agglomération du Grand Dijon</text:p>
              </table:table-cell>
              <table:table-cell office:value-type="float" office:value="3179.34">
                <text:p>3179.34</text:p>
              </table:table-cell>
            </table:table-row>
            <table:table-row>
              <table:table-cell office:value-type="string">
                <text:p>Dunkerque Grand Littoral</text:p>
              </table:table-cell>
              <table:table-cell office:value-type="float" office:value="2238.88">
                <text:p>2238.88</text:p>
              </table:table-cell>
            </table:table-row>
            <table:table-row>
              <table:table-cell office:value-type="string">
                <text:p>Est Ensemble - Grand Paris</text:p>
              </table:table-cell>
              <table:table-cell office:value-type="float" office:value="40000.16">
                <text:p>40000.16</text:p>
              </table:table-cell>
            </table:table-row>
            <table:table-row>
              <table:table-cell office:value-type="string">
                <text:p>Grand Angoulême</text:p>
              </table:table-cell>
              <table:table-cell office:value-type="float" office:value="1391.67">
                <text:p>1391.67</text:p>
              </table:table-cell>
            </table:table-row>
            <table:table-row>
              <table:table-cell office:value-type="string">
                <text:p>Grand Annecy agglomération</text:p>
              </table:table-cell>
              <table:table-cell office:value-type="float" office:value="3245.55">
                <text:p>3245.55</text:p>
              </table:table-cell>
            </table:table-row>
            <table:table-row>
              <table:table-cell office:value-type="string">
                <text:p>Grand Chambéry</text:p>
              </table:table-cell>
              <table:table-cell office:value-type="float" office:value="6200.05">
                <text:p>6200.05</text:p>
              </table:table-cell>
            </table:table-row>
            <table:table-row>
              <table:table-cell office:value-type="string">
                <text:p>Grand Montauban</text:p>
              </table:table-cell>
              <table:table-cell office:value-type="float" office:value="3164.31">
                <text:p>3164.31</text:p>
              </table:table-cell>
            </table:table-row>
            <table:table-row>
              <table:table-cell office:value-type="string">
                <text:p>Grand Paris Seine Ouest</text:p>
              </table:table-cell>
              <table:table-cell office:value-type="float" office:value="44741.47">
                <text:p>44741.47</text:p>
              </table:table-cell>
            </table:table-row>
            <table:table-row>
              <table:table-cell office:value-type="string">
                <text:p>Grand Poitiers</text:p>
              </table:table-cell>
              <table:table-cell office:value-type="float" office:value="7641.14">
                <text:p>7641.14</text:p>
              </table:table-cell>
            </table:table-row>
            <table:table-row>
              <table:table-cell office:value-type="string">
                <text:p>Grand Troyes</text:p>
              </table:table-cell>
              <table:table-cell office:value-type="float" office:value="601.51">
                <text:p>601.51</text:p>
              </table:table-cell>
            </table:table-row>
            <table:table-row>
              <table:table-cell office:value-type="string">
                <text:p>Grenoble Alpes Métropole - La Métro</text:p>
              </table:table-cell>
              <table:table-cell office:value-type="float" office:value="3659.79">
                <text:p>3659.79</text:p>
              </table:table-cell>
            </table:table-row>
            <table:table-row>
              <table:table-cell office:value-type="string">
                <text:p>Le Grand Chalon</text:p>
              </table:table-cell>
              <table:table-cell office:value-type="float" office:value="1985.28">
                <text:p>1985.28</text:p>
              </table:table-cell>
            </table:table-row>
            <table:table-row>
              <table:table-cell office:value-type="string">
                <text:p>Le Grand Nancy</text:p>
              </table:table-cell>
              <table:table-cell office:value-type="float" office:value="1769.77">
                <text:p>1769.77</text:p>
              </table:table-cell>
            </table:table-row>
            <table:table-row>
              <table:table-cell office:value-type="string">
                <text:p>Le Grand Périgeux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 Havre Seine Métropole</text:p>
              </table:table-cell>
              <table:table-cell office:value-type="float" office:value="5541.59">
                <text:p>5541.59</text:p>
              </table:table-cell>
            </table:table-row>
            <table:table-row>
              <table:table-cell office:value-type="string">
                <text:p>Limoges Métropole</text:p>
              </table:table-cell>
              <table:table-cell office:value-type="float" office:value="1182.61">
                <text:p>1182.61</text:p>
              </table:table-cell>
            </table:table-row>
            <table:table-row>
              <table:table-cell office:value-type="string">
                <text:p>Lorient agglomération</text:p>
              </table:table-cell>
              <table:table-cell office:value-type="float" office:value="2950.34">
                <text:p>2950.34</text:p>
              </table:table-cell>
            </table:table-row>
            <table:table-row>
              <table:table-cell office:value-type="string">
                <text:p>Métropole de Lyon</text:p>
              </table:table-cell>
              <table:table-cell office:value-type="float" office:value="37337.08">
                <text:p>37337.08</text:p>
              </table:table-cell>
            </table:table-row>
            <table:table-row>
              <table:table-cell office:value-type="string">
                <text:p>Métropole du Grand Paris</text:p>
              </table:table-cell>
              <table:table-cell office:value-type="float" office:value="281027.9">
                <text:p>281027.9</text:p>
              </table:table-cell>
            </table:table-row>
            <table:table-row>
              <table:table-cell office:value-type="string">
                <text:p>Métropole européenne de Lille (MEL)</text:p>
              </table:table-cell>
              <table:table-cell office:value-type="float" office:value="21839.29">
                <text:p>21839.29</text:p>
              </table:table-cell>
            </table:table-row>
            <table:table-row>
              <table:table-cell office:value-type="string">
                <text:p>Métropole Rouen Normandie</text:p>
              </table:table-cell>
              <table:table-cell office:value-type="float" office:value="6216.98">
                <text:p>6216.98</text:p>
              </table:table-cell>
            </table:table-row>
            <table:table-row>
              <table:table-cell office:value-type="string">
                <text:p>Métropole Toulon Provence Méditerranée</text:p>
              </table:table-cell>
              <table:table-cell office:value-type="float" office:value="3437.68">
                <text:p>3437.68</text:p>
              </table:table-cell>
            </table:table-row>
            <table:table-row>
              <table:table-cell office:value-type="string">
                <text:p>Metz</text:p>
              </table:table-cell>
              <table:table-cell office:value-type="float" office:value="1017.2">
                <text:p>1017.2</text:p>
              </table:table-cell>
            </table:table-row>
            <table:table-row>
              <table:table-cell office:value-type="string">
                <text:p>Metz Métropole</text:p>
              </table:table-cell>
              <table:table-cell office:value-type="float" office:value="1212.33">
                <text:p>1212.33</text:p>
              </table:table-cell>
            </table:table-row>
            <table:table-row>
              <table:table-cell office:value-type="string">
                <text:p>Montpellier Méditerranée Métropole</text:p>
              </table:table-cell>
              <table:table-cell office:value-type="float" office:value="15307.1">
                <text:p>15307.1</text:p>
              </table:table-cell>
            </table:table-row>
            <table:table-row>
              <table:table-cell office:value-type="string">
                <text:p>Montreuil</text:p>
              </table:table-cell>
              <table:table-cell office:value-type="float" office:value="17402.97">
                <text:p>17402.97</text:p>
              </table:table-cell>
            </table:table-row>
            <table:table-row>
              <table:table-cell office:value-type="string">
                <text:p>Mulhouse</text:p>
              </table:table-cell>
              <table:table-cell office:value-type="float" office:value="1559.81">
                <text:p>1559.81</text:p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35426.65">
                <text:p>35426.65</text:p>
              </table:table-cell>
            </table:table-row>
            <table:table-row>
              <table:table-cell office:value-type="string">
                <text:p>Nîmes</text:p>
              </table:table-cell>
              <table:table-cell office:value-type="float" office:value="1122.59">
                <text:p>1122.59</text:p>
              </table:table-cell>
            </table:table-row>
            <table:table-row>
              <table:table-cell office:value-type="string">
                <text:p>Nîmes Métropole</text:p>
              </table:table-cell>
              <table:table-cell office:value-type="float" office:value="3837.53">
                <text:p>3837.53</text:p>
              </table:table-cell>
            </table:table-row>
            <table:table-row>
              <table:table-cell office:value-type="string">
                <text:p>Niort agglo - communauté d'agglomération du Niortais</text:p>
              </table:table-cell>
              <table:table-cell office:value-type="float" office:value="2026.16">
                <text:p>2026.16</text:p>
              </table:table-cell>
            </table:table-row>
            <table:table-row>
              <table:table-cell office:value-type="string">
                <text:p>Orléans Métropole</text:p>
              </table:table-cell>
              <table:table-cell office:value-type="float" office:value="8636.26">
                <text:p>8636.26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17455.24">
                <text:p>217455.24</text:p>
              </table:table-cell>
            </table:table-row>
            <table:table-row>
              <table:table-cell office:value-type="string">
                <text:p>Paris Ouest La Défense</text:p>
              </table:table-cell>
              <table:table-cell office:value-type="float" office:value="53080.12">
                <text:p>53080.12</text:p>
              </table:table-cell>
            </table:table-row>
            <table:table-row>
              <table:table-cell office:value-type="string">
                <text:p>Pau</text:p>
              </table:table-cell>
              <table:table-cell office:value-type="float" office:value="2368.93">
                <text:p>2368.93</text:p>
              </table:table-cell>
            </table:table-row>
            <table:table-row>
              <table:table-cell office:value-type="string">
                <text:p>Perpignan</text:p>
              </table:table-cell>
              <table:table-cell office:value-type="float" office:value="1223.65">
                <text:p>1223.65</text:p>
              </table:table-cell>
            </table:table-row>
            <table:table-row>
              <table:table-cell office:value-type="string">
                <text:p>Perpignan Méditerranée Métropole</text:p>
              </table:table-cell>
              <table:table-cell office:value-type="float" office:value="2945.51">
                <text:p>2945.51</text:p>
              </table:table-cell>
            </table:table-row>
            <table:table-row>
              <table:table-cell office:value-type="string">
                <text:p>Plaine Commune</text:p>
              </table:table-cell>
              <table:table-cell office:value-type="float" office:value="21834.5">
                <text:p>21834.5</text:p>
              </table:table-cell>
            </table:table-row>
            <table:table-row>
              <table:table-cell office:value-type="string">
                <text:p>Région Bourgogne-Franche-Comté</text:p>
              </table:table-cell>
              <table:table-cell office:value-type="float" office:value="23721.42">
                <text:p>23721.42</text:p>
              </table:table-cell>
            </table:table-row>
            <table:table-row>
              <table:table-cell office:value-type="string">
                <text:p>Région Centre-Val de Loire</text:p>
              </table:table-cell>
              <table:table-cell office:value-type="float" office:value="44994.4">
                <text:p>44994.4</text:p>
              </table:table-cell>
            </table:table-row>
            <table:table-row>
              <table:table-cell office:value-type="string">
                <text:p>Région Île-de-France</text:p>
              </table:table-cell>
              <table:table-cell office:value-type="float" office:value="331010.23">
                <text:p>331010.23</text:p>
              </table:table-cell>
            </table:table-row>
            <table:table-row>
              <table:table-cell office:value-type="string">
                <text:p>Région Occitanie Pyrénées-Méditerranée</text:p>
              </table:table-cell>
              <table:table-cell office:value-type="float" office:value="83884.83">
                <text:p>83884.83</text:p>
              </table:table-cell>
            </table:table-row>
            <table:table-row>
              <table:table-cell office:value-type="string">
                <text:p>Rennes</text:p>
              </table:table-cell>
              <table:table-cell office:value-type="float" office:value="10552.35">
                <text:p>10552.35</text:p>
              </table:table-cell>
            </table:table-row>
            <table:table-row>
              <table:table-cell office:value-type="string">
                <text:p>Rennes Métropole</text:p>
              </table:table-cell>
              <table:table-cell office:value-type="float" office:value="13859.23">
                <text:p>13859.23</text:p>
              </table:table-cell>
            </table:table-row>
            <table:table-row>
              <table:table-cell office:value-type="string">
                <text:p>Saint-Brieuc Armor agglomération</text:p>
              </table:table-cell>
              <table:table-cell office:value-type="float" office:value="1888.22">
                <text:p>1888.22</text:p>
              </table:table-cell>
            </table:table-row>
            <table:table-row>
              <table:table-cell office:value-type="string">
                <text:p>Seine-Saint-Denis - Le département</text:p>
              </table:table-cell>
              <table:table-cell office:value-type="float" office:value="63348.48">
                <text:p>63348.48</text:p>
              </table:table-cell>
            </table:table-row>
            <table:table-row>
              <table:table-cell office:value-type="string">
                <text:p>SMTC DE L'AGGLOMERATION CLERMONTOI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asbourg Eurométropole</text:p>
              </table:table-cell>
              <table:table-cell office:value-type="float" office:value="8737.58">
                <text:p>8737.58</text:p>
              </table:table-cell>
            </table:table-row>
            <table:table-row>
              <table:table-cell office:value-type="string">
                <text:p>SYNDICAT DE TRANSPORTS DES SECTEURS III ET IV DE MARNE LA VALLE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ulouse Métropole</text:p>
              </table:table-cell>
              <table:table-cell office:value-type="float" office:value="23375">
                <text:p>23375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7466.95">
                <text:p>7466.95</text:p>
              </table:table-cell>
            </table:table-row>
            <table:table-row>
              <table:table-cell office:value-type="string">
                <text:p>Tours métropole Val de Loire</text:p>
              </table:table-cell>
              <table:table-cell office:value-type="float" office:value="9951.33">
                <text:p>9951.33</text:p>
              </table:table-cell>
            </table:table-row>
            <table:table-row>
              <table:table-cell office:value-type="string">
                <text:p>Val de Marne département</text:p>
              </table:table-cell>
              <table:table-cell office:value-type="float" office:value="72880.64">
                <text:p>72880.64</text:p>
              </table:table-cell>
            </table:table-row>
            <table:table-row>
              <table:table-cell office:value-type="string">
                <text:p>Ville de Saint-Denis de la Réunion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